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96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75.91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_DenseNet201_do0.3_doc0.4_avg-epoch008-val_acc1.000000_D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D14/OCT_Image_RE_Circle-2017-08-29-14-10-05.png</text:p>
          </table:table-cell>
          <table:table-cell office:value-type="string" calcext:value-type="string">
            <text:p>healthy</text:p>
          </table:table-cell>
          <table:table-cell office:value-type="float" office:value="0.98415494" calcext:value-type="float">
            <text:p>0.98415494</text:p>
          </table:table-cell>
          <table:table-cell office:value-type="float" office:value="0.015845003" calcext:value-type="float">
            <text:p>0.015845003</text:p>
          </table:table-cell>
          <table:table-cell table:formula="of:=IF([.B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07.png</text:p>
          </table:table-cell>
          <table:table-cell office:value-type="string" calcext:value-type="string">
            <text:p>healthy</text:p>
          </table:table-cell>
          <table:table-cell office:value-type="float" office:value="0.9956429" calcext:value-type="float">
            <text:p>0.9956429</text:p>
          </table:table-cell>
          <table:table-cell office:value-type="float" office:value="0.0043570856" calcext:value-type="float">
            <text:p>0.0043570856</text:p>
          </table:table-cell>
          <table:table-cell table:formula="of:=IF([.B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1-24.png</text:p>
          </table:table-cell>
          <table:table-cell office:value-type="string" calcext:value-type="string">
            <text:p>healthy</text:p>
          </table:table-cell>
          <table:table-cell office:value-type="float" office:value="0.9996606" calcext:value-type="float">
            <text:p>0.9996606</text:p>
          </table:table-cell>
          <table:table-cell office:value-type="float" office:value="0.00033939042" calcext:value-type="float">
            <text:p>0.0003393904</text:p>
          </table:table-cell>
          <table:table-cell table:formula="of:=IF([.B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6-29.png</text:p>
          </table:table-cell>
          <table:table-cell office:value-type="string" calcext:value-type="string">
            <text:p>pathological</text:p>
          </table:table-cell>
          <table:table-cell office:value-type="float" office:value="0.01639491" calcext:value-type="float">
            <text:p>0.01639491</text:p>
          </table:table-cell>
          <table:table-cell office:value-type="float" office:value="0.9836051" calcext:value-type="float">
            <text:p>0.9836051</text:p>
          </table:table-cell>
          <table:table-cell table:formula="of:=IF([.B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5-02.png</text:p>
          </table:table-cell>
          <table:table-cell office:value-type="string" calcext:value-type="string">
            <text:p>healthy</text:p>
          </table:table-cell>
          <table:table-cell office:value-type="float" office:value="0.9998481" calcext:value-type="float">
            <text:p>0.9998481</text:p>
          </table:table-cell>
          <table:table-cell office:value-type="float" office:value="0.00015181166" calcext:value-type="float">
            <text:p>0.0001518117</text:p>
          </table:table-cell>
          <table:table-cell table:formula="of:=IF([.B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4-18.png</text:p>
          </table:table-cell>
          <table:table-cell office:value-type="string" calcext:value-type="string">
            <text:p>pathological</text:p>
          </table:table-cell>
          <table:table-cell office:value-type="float" office:value="0.0011693609" calcext:value-type="float">
            <text:p>0.0011693609</text:p>
          </table:table-cell>
          <table:table-cell office:value-type="float" office:value="0.9988306" calcext:value-type="float">
            <text:p>0.9988306</text:p>
          </table:table-cell>
          <table:table-cell table:formula="of:=IF([.B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6-44.png</text:p>
          </table:table-cell>
          <table:table-cell office:value-type="string" calcext:value-type="string">
            <text:p>pathological</text:p>
          </table:table-cell>
          <table:table-cell office:value-type="float" office:value="0.013331406" calcext:value-type="float">
            <text:p>0.013331406</text:p>
          </table:table-cell>
          <table:table-cell office:value-type="float" office:value="0.9866686" calcext:value-type="float">
            <text:p>0.9866686</text:p>
          </table:table-cell>
          <table:table-cell table:formula="of:=IF([.B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42-30.png</text:p>
          </table:table-cell>
          <table:table-cell office:value-type="string" calcext:value-type="string">
            <text:p>healthy</text:p>
          </table:table-cell>
          <table:table-cell office:value-type="float" office:value="0.9996062" calcext:value-type="float">
            <text:p>0.9996062</text:p>
          </table:table-cell>
          <table:table-cell office:value-type="float" office:value="0.00039384695" calcext:value-type="float">
            <text:p>0.000393847</text:p>
          </table:table-cell>
          <table:table-cell table:formula="of:=IF([.B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8-44.png</text:p>
          </table:table-cell>
          <table:table-cell office:value-type="string" calcext:value-type="string">
            <text:p>healthy</text:p>
          </table:table-cell>
          <table:table-cell office:value-type="float" office:value="0.9992532" calcext:value-type="float">
            <text:p>0.9992532</text:p>
          </table:table-cell>
          <table:table-cell office:value-type="float" office:value="0.0007467231" calcext:value-type="float">
            <text:p>0.0007467231</text:p>
          </table:table-cell>
          <table:table-cell table:formula="of:=IF([.B1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41.png</text:p>
          </table:table-cell>
          <table:table-cell office:value-type="string" calcext:value-type="string">
            <text:p>pathological</text:p>
          </table:table-cell>
          <table:table-cell office:value-type="float" office:value="0.044298712" calcext:value-type="float">
            <text:p>0.044298712</text:p>
          </table:table-cell>
          <table:table-cell office:value-type="float" office:value="0.9557013" calcext:value-type="float">
            <text:p>0.9557013</text:p>
          </table:table-cell>
          <table:table-cell table:formula="of:=IF([.B1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3-37.png</text:p>
          </table:table-cell>
          <table:table-cell office:value-type="string" calcext:value-type="string">
            <text:p>healthy</text:p>
          </table:table-cell>
          <table:table-cell office:value-type="float" office:value="0.6190255" calcext:value-type="float">
            <text:p>0.6190255</text:p>
          </table:table-cell>
          <table:table-cell office:value-type="float" office:value="0.3809745" calcext:value-type="float">
            <text:p>0.3809745</text:p>
          </table:table-cell>
          <table:table-cell table:formula="of:=IF([.B1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21.png</text:p>
          </table:table-cell>
          <table:table-cell office:value-type="string" calcext:value-type="string">
            <text:p>pathological</text:p>
          </table:table-cell>
          <table:table-cell office:value-type="float" office:value="0.10332021" calcext:value-type="float">
            <text:p>0.10332021</text:p>
          </table:table-cell>
          <table:table-cell office:value-type="float" office:value="0.89667976" calcext:value-type="float">
            <text:p>0.89667976</text:p>
          </table:table-cell>
          <table:table-cell table:formula="of:=IF([.B1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2-58.png</text:p>
          </table:table-cell>
          <table:table-cell office:value-type="string" calcext:value-type="string">
            <text:p>pathological</text:p>
          </table:table-cell>
          <table:table-cell office:value-type="float" office:value="0.27935615" calcext:value-type="float">
            <text:p>0.27935615</text:p>
          </table:table-cell>
          <table:table-cell office:value-type="float" office:value="0.7206439" calcext:value-type="float">
            <text:p>0.7206439</text:p>
          </table:table-cell>
          <table:table-cell table:formula="of:=IF([.B1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3-55.png</text:p>
          </table:table-cell>
          <table:table-cell office:value-type="string" calcext:value-type="string">
            <text:p>pathological</text:p>
          </table:table-cell>
          <table:table-cell office:value-type="float" office:value="0.00047394578" calcext:value-type="float">
            <text:p>0.0004739458</text:p>
          </table:table-cell>
          <table:table-cell office:value-type="float" office:value="0.999526" calcext:value-type="float">
            <text:p>0.999526</text:p>
          </table:table-cell>
          <table:table-cell table:formula="of:=IF([.B1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8-02.png</text:p>
          </table:table-cell>
          <table:table-cell office:value-type="string" calcext:value-type="string">
            <text:p>pathological</text:p>
          </table:table-cell>
          <table:table-cell office:value-type="float" office:value="0.0000050045105" calcext:value-type="float">
            <text:p>5.0045105E-06</text:p>
          </table:table-cell>
          <table:table-cell office:value-type="float" office:value="0.999995" calcext:value-type="float">
            <text:p>0.999995</text:p>
          </table:table-cell>
          <table:table-cell table:formula="of:=IF([.B1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5-59.png</text:p>
          </table:table-cell>
          <table:table-cell office:value-type="string" calcext:value-type="string">
            <text:p>healthy</text:p>
          </table:table-cell>
          <table:table-cell office:value-type="float" office:value="0.9990779" calcext:value-type="float">
            <text:p>0.9990779</text:p>
          </table:table-cell>
          <table:table-cell office:value-type="float" office:value="0.00092209276" calcext:value-type="float">
            <text:p>0.0009220928</text:p>
          </table:table-cell>
          <table:table-cell table:formula="of:=IF([.B1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9-48.png</text:p>
          </table:table-cell>
          <table:table-cell office:value-type="string" calcext:value-type="string">
            <text:p>healthy</text:p>
          </table:table-cell>
          <table:table-cell office:value-type="float" office:value="0.99950206" calcext:value-type="float">
            <text:p>0.99950206</text:p>
          </table:table-cell>
          <table:table-cell office:value-type="float" office:value="0.0004979636" calcext:value-type="float">
            <text:p>0.0004979636</text:p>
          </table:table-cell>
          <table:table-cell table:formula="of:=IF([.B1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3-02.png</text:p>
          </table:table-cell>
          <table:table-cell office:value-type="string" calcext:value-type="string">
            <text:p>pathological</text:p>
          </table:table-cell>
          <table:table-cell office:value-type="float" office:value="0.0006468601" calcext:value-type="float">
            <text:p>0.0006468601</text:p>
          </table:table-cell>
          <table:table-cell office:value-type="float" office:value="0.9993531" calcext:value-type="float">
            <text:p>0.9993531</text:p>
          </table:table-cell>
          <table:table-cell table:formula="of:=IF([.B1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9-00.png</text:p>
          </table:table-cell>
          <table:table-cell office:value-type="string" calcext:value-type="string">
            <text:p>healthy</text:p>
          </table:table-cell>
          <table:table-cell office:value-type="float" office:value="0.99952316" calcext:value-type="float">
            <text:p>0.99952316</text:p>
          </table:table-cell>
          <table:table-cell office:value-type="float" office:value="0.00047681163" calcext:value-type="float">
            <text:p>0.0004768116</text:p>
          </table:table-cell>
          <table:table-cell table:formula="of:=IF([.B2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0-29.png</text:p>
          </table:table-cell>
          <table:table-cell office:value-type="string" calcext:value-type="string">
            <text:p>pathological</text:p>
          </table:table-cell>
          <table:table-cell office:value-type="float" office:value="0.0008628913" calcext:value-type="float">
            <text:p>0.0008628913</text:p>
          </table:table-cell>
          <table:table-cell office:value-type="float" office:value="0.9991371" calcext:value-type="float">
            <text:p>0.9991371</text:p>
          </table:table-cell>
          <table:table-cell table:formula="of:=IF([.B2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21.png</text:p>
          </table:table-cell>
          <table:table-cell office:value-type="string" calcext:value-type="string">
            <text:p>pathological</text:p>
          </table:table-cell>
          <table:table-cell office:value-type="float" office:value="0.4130863" calcext:value-type="float">
            <text:p>0.4130863</text:p>
          </table:table-cell>
          <table:table-cell office:value-type="float" office:value="0.58691365" calcext:value-type="float">
            <text:p>0.58691365</text:p>
          </table:table-cell>
          <table:table-cell table:formula="of:=IF([.B2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4-42.png</text:p>
          </table:table-cell>
          <table:table-cell office:value-type="string" calcext:value-type="string">
            <text:p>pathological</text:p>
          </table:table-cell>
          <table:table-cell office:value-type="float" office:value="0.03856872" calcext:value-type="float">
            <text:p>0.03856872</text:p>
          </table:table-cell>
          <table:table-cell office:value-type="float" office:value="0.96143126" calcext:value-type="float">
            <text:p>0.96143126</text:p>
          </table:table-cell>
          <table:table-cell table:formula="of:=IF([.B2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5-59.png</text:p>
          </table:table-cell>
          <table:table-cell office:value-type="string" calcext:value-type="string">
            <text:p>pathological</text:p>
          </table:table-cell>
          <table:table-cell office:value-type="float" office:value="0.003068915" calcext:value-type="float">
            <text:p>0.003068915</text:p>
          </table:table-cell>
          <table:table-cell office:value-type="float" office:value="0.9969311" calcext:value-type="float">
            <text:p>0.9969311</text:p>
          </table:table-cell>
          <table:table-cell table:formula="of:=IF([.B2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9-18.png</text:p>
          </table:table-cell>
          <table:table-cell office:value-type="string" calcext:value-type="string">
            <text:p>pathological</text:p>
          </table:table-cell>
          <table:table-cell office:value-type="float" office:value="0.00000021543158" calcext:value-type="float">
            <text:p>2.1543158E-07</text:p>
          </table:table-cell>
          <table:table-cell office:value-type="float" office:value="0.99999976" calcext:value-type="float">
            <text:p>0.99999976</text:p>
          </table:table-cell>
          <table:table-cell table:formula="of:=IF([.B2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9-30.png</text:p>
          </table:table-cell>
          <table:table-cell office:value-type="string" calcext:value-type="string">
            <text:p>healthy</text:p>
          </table:table-cell>
          <table:table-cell office:value-type="float" office:value="0.99892586" calcext:value-type="float">
            <text:p>0.99892586</text:p>
          </table:table-cell>
          <table:table-cell office:value-type="float" office:value="0.0010740551" calcext:value-type="float">
            <text:p>0.0010740551</text:p>
          </table:table-cell>
          <table:table-cell table:formula="of:=IF([.B2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3-19.png</text:p>
          </table:table-cell>
          <table:table-cell office:value-type="string" calcext:value-type="string">
            <text:p>pathological</text:p>
          </table:table-cell>
          <table:table-cell office:value-type="float" office:value="0.004036827" calcext:value-type="float">
            <text:p>0.004036827</text:p>
          </table:table-cell>
          <table:table-cell office:value-type="float" office:value="0.99596316" calcext:value-type="float">
            <text:p>0.99596316</text:p>
          </table:table-cell>
          <table:table-cell table:formula="of:=IF([.B2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1-48.png</text:p>
          </table:table-cell>
          <table:table-cell office:value-type="string" calcext:value-type="string">
            <text:p>pathological</text:p>
          </table:table-cell>
          <table:table-cell office:value-type="float" office:value="0.021505577" calcext:value-type="float">
            <text:p>0.021505577</text:p>
          </table:table-cell>
          <table:table-cell office:value-type="float" office:value="0.9784944" calcext:value-type="float">
            <text:p>0.9784944</text:p>
          </table:table-cell>
          <table:table-cell table:formula="of:=IF([.B2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4-37.png</text:p>
          </table:table-cell>
          <table:table-cell office:value-type="string" calcext:value-type="string">
            <text:p>pathological</text:p>
          </table:table-cell>
          <table:table-cell office:value-type="float" office:value="0.00008456893" calcext:value-type="float">
            <text:p>8.456893E-05</text:p>
          </table:table-cell>
          <table:table-cell office:value-type="float" office:value="0.9999155" calcext:value-type="float">
            <text:p>0.9999155</text:p>
          </table:table-cell>
          <table:table-cell table:formula="of:=IF([.B2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02.png</text:p>
          </table:table-cell>
          <table:table-cell office:value-type="string" calcext:value-type="string">
            <text:p>pathological</text:p>
          </table:table-cell>
          <table:table-cell office:value-type="float" office:value="0.48568952" calcext:value-type="float">
            <text:p>0.48568952</text:p>
          </table:table-cell>
          <table:table-cell office:value-type="float" office:value="0.5143105" calcext:value-type="float">
            <text:p>0.5143105</text:p>
          </table:table-cell>
          <table:table-cell table:formula="of:=IF([.B3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39-00.png</text:p>
          </table:table-cell>
          <table:table-cell office:value-type="string" calcext:value-type="string">
            <text:p>healthy</text:p>
          </table:table-cell>
          <table:table-cell office:value-type="float" office:value="0.9997056" calcext:value-type="float">
            <text:p>0.9997056</text:p>
          </table:table-cell>
          <table:table-cell office:value-type="float" office:value="0.00029430876" calcext:value-type="float">
            <text:p>0.0002943088</text:p>
          </table:table-cell>
          <table:table-cell table:formula="of:=IF([.B3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6-39.png</text:p>
          </table:table-cell>
          <table:table-cell office:value-type="string" calcext:value-type="string">
            <text:p>pathological</text:p>
          </table:table-cell>
          <table:table-cell office:value-type="float" office:value="0.0017769176" calcext:value-type="float">
            <text:p>0.0017769176</text:p>
          </table:table-cell>
          <table:table-cell office:value-type="float" office:value="0.9982231" calcext:value-type="float">
            <text:p>0.9982231</text:p>
          </table:table-cell>
          <table:table-cell table:formula="of:=IF([.B3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5-33.png</text:p>
          </table:table-cell>
          <table:table-cell office:value-type="string" calcext:value-type="string">
            <text:p>healthy</text:p>
          </table:table-cell>
          <table:table-cell office:value-type="float" office:value="0.99962187" calcext:value-type="float">
            <text:p>0.99962187</text:p>
          </table:table-cell>
          <table:table-cell office:value-type="float" office:value="0.00037815812" calcext:value-type="float">
            <text:p>0.0003781581</text:p>
          </table:table-cell>
          <table:table-cell table:formula="of:=IF([.B3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4-38.png</text:p>
          </table:table-cell>
          <table:table-cell office:value-type="string" calcext:value-type="string">
            <text:p>pathological</text:p>
          </table:table-cell>
          <table:table-cell office:value-type="float" office:value="0.14165047" calcext:value-type="float">
            <text:p>0.14165047</text:p>
          </table:table-cell>
          <table:table-cell office:value-type="float" office:value="0.85834956" calcext:value-type="float">
            <text:p>0.85834956</text:p>
          </table:table-cell>
          <table:table-cell table:formula="of:=IF([.B3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5-51.png</text:p>
          </table:table-cell>
          <table:table-cell office:value-type="string" calcext:value-type="string">
            <text:p>pathological</text:p>
          </table:table-cell>
          <table:table-cell office:value-type="float" office:value="0.07233014" calcext:value-type="float">
            <text:p>0.07233014</text:p>
          </table:table-cell>
          <table:table-cell office:value-type="float" office:value="0.9276699" calcext:value-type="float">
            <text:p>0.9276699</text:p>
          </table:table-cell>
          <table:table-cell table:formula="of:=IF([.B3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8-49.png</text:p>
          </table:table-cell>
          <table:table-cell office:value-type="string" calcext:value-type="string">
            <text:p>pathological</text:p>
          </table:table-cell>
          <table:table-cell office:value-type="float" office:value="0.00025543154" calcext:value-type="float">
            <text:p>0.0002554315</text:p>
          </table:table-cell>
          <table:table-cell office:value-type="float" office:value="0.9997446" calcext:value-type="float">
            <text:p>0.9997446</text:p>
          </table:table-cell>
          <table:table-cell table:formula="of:=IF([.B3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14.png</text:p>
          </table:table-cell>
          <table:table-cell office:value-type="string" calcext:value-type="string">
            <text:p>pathological</text:p>
          </table:table-cell>
          <table:table-cell office:value-type="float" office:value="0.0017874832" calcext:value-type="float">
            <text:p>0.0017874832</text:p>
          </table:table-cell>
          <table:table-cell office:value-type="float" office:value="0.9982126" calcext:value-type="float">
            <text:p>0.9982126</text:p>
          </table:table-cell>
          <table:table-cell table:formula="of:=IF([.B3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3-28.png</text:p>
          </table:table-cell>
          <table:table-cell office:value-type="string" calcext:value-type="string">
            <text:p>healthy</text:p>
          </table:table-cell>
          <table:table-cell office:value-type="float" office:value="0.97946155" calcext:value-type="float">
            <text:p>0.97946155</text:p>
          </table:table-cell>
          <table:table-cell office:value-type="float" office:value="0.020538436" calcext:value-type="float">
            <text:p>0.020538436</text:p>
          </table:table-cell>
          <table:table-cell table:formula="of:=IF([.B3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4-01.png</text:p>
          </table:table-cell>
          <table:table-cell office:value-type="string" calcext:value-type="string">
            <text:p>pathological</text:p>
          </table:table-cell>
          <table:table-cell office:value-type="float" office:value="0.37930214" calcext:value-type="float">
            <text:p>0.37930214</text:p>
          </table:table-cell>
          <table:table-cell office:value-type="float" office:value="0.6206979" calcext:value-type="float">
            <text:p>0.6206979</text:p>
          </table:table-cell>
          <table:table-cell table:formula="of:=IF([.B3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53.png</text:p>
          </table:table-cell>
          <table:table-cell office:value-type="string" calcext:value-type="string">
            <text:p>pathological</text:p>
          </table:table-cell>
          <table:table-cell office:value-type="float" office:value="0.03877224" calcext:value-type="float">
            <text:p>0.03877224</text:p>
          </table:table-cell>
          <table:table-cell office:value-type="float" office:value="0.9612278" calcext:value-type="float">
            <text:p>0.9612278</text:p>
          </table:table-cell>
          <table:table-cell table:formula="of:=IF([.B4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32.png</text:p>
          </table:table-cell>
          <table:table-cell office:value-type="string" calcext:value-type="string">
            <text:p>pathological</text:p>
          </table:table-cell>
          <table:table-cell office:value-type="float" office:value="0.015164539" calcext:value-type="float">
            <text:p>0.015164539</text:p>
          </table:table-cell>
          <table:table-cell office:value-type="float" office:value="0.9848355" calcext:value-type="float">
            <text:p>0.9848355</text:p>
          </table:table-cell>
          <table:table-cell table:formula="of:=IF([.B4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52.png</text:p>
          </table:table-cell>
          <table:table-cell office:value-type="string" calcext:value-type="string">
            <text:p>pathological</text:p>
          </table:table-cell>
          <table:table-cell office:value-type="float" office:value="0.016598204" calcext:value-type="float">
            <text:p>0.016598204</text:p>
          </table:table-cell>
          <table:table-cell office:value-type="float" office:value="0.9834018" calcext:value-type="float">
            <text:p>0.9834018</text:p>
          </table:table-cell>
          <table:table-cell table:formula="of:=IF([.B4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4-57.png</text:p>
          </table:table-cell>
          <table:table-cell office:value-type="string" calcext:value-type="string">
            <text:p>pathological</text:p>
          </table:table-cell>
          <table:table-cell office:value-type="float" office:value="0.008629647" calcext:value-type="float">
            <text:p>0.008629647</text:p>
          </table:table-cell>
          <table:table-cell office:value-type="float" office:value="0.9913703" calcext:value-type="float">
            <text:p>0.9913703</text:p>
          </table:table-cell>
          <table:table-cell table:formula="of:=IF([.B4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6-23.png</text:p>
          </table:table-cell>
          <table:table-cell office:value-type="string" calcext:value-type="string">
            <text:p>pathological</text:p>
          </table:table-cell>
          <table:table-cell office:value-type="float" office:value="0.22726923" calcext:value-type="float">
            <text:p>0.22726923</text:p>
          </table:table-cell>
          <table:table-cell office:value-type="float" office:value="0.7727308" calcext:value-type="float">
            <text:p>0.7727308</text:p>
          </table:table-cell>
          <table:table-cell table:formula="of:=IF([.B4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5-19.png</text:p>
          </table:table-cell>
          <table:table-cell office:value-type="string" calcext:value-type="string">
            <text:p>pathological</text:p>
          </table:table-cell>
          <table:table-cell office:value-type="float" office:value="0.0010196539" calcext:value-type="float">
            <text:p>0.0010196539</text:p>
          </table:table-cell>
          <table:table-cell office:value-type="float" office:value="0.99898034" calcext:value-type="float">
            <text:p>0.99898034</text:p>
          </table:table-cell>
          <table:table-cell table:formula="of:=IF([.B4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9-43.png</text:p>
          </table:table-cell>
          <table:table-cell office:value-type="string" calcext:value-type="string">
            <text:p>pathological</text:p>
          </table:table-cell>
          <table:table-cell office:value-type="float" office:value="0.000037950802" calcext:value-type="float">
            <text:p>3.7950802E-05</text:p>
          </table:table-cell>
          <table:table-cell office:value-type="float" office:value="0.9999621" calcext:value-type="float">
            <text:p>0.9999621</text:p>
          </table:table-cell>
          <table:table-cell table:formula="of:=IF([.B4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07.png</text:p>
          </table:table-cell>
          <table:table-cell office:value-type="string" calcext:value-type="string">
            <text:p>pathological</text:p>
          </table:table-cell>
          <table:table-cell office:value-type="float" office:value="0.14360163" calcext:value-type="float">
            <text:p>0.14360163</text:p>
          </table:table-cell>
          <table:table-cell office:value-type="float" office:value="0.8563984" calcext:value-type="float">
            <text:p>0.8563984</text:p>
          </table:table-cell>
          <table:table-cell table:formula="of:=IF([.B4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4-46.png</text:p>
          </table:table-cell>
          <table:table-cell office:value-type="string" calcext:value-type="string">
            <text:p>pathological</text:p>
          </table:table-cell>
          <table:table-cell office:value-type="float" office:value="0.056880374" calcext:value-type="float">
            <text:p>0.056880374</text:p>
          </table:table-cell>
          <table:table-cell office:value-type="float" office:value="0.94311965" calcext:value-type="float">
            <text:p>0.94311965</text:p>
          </table:table-cell>
          <table:table-cell table:formula="of:=IF([.B4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41.png</text:p>
          </table:table-cell>
          <table:table-cell office:value-type="string" calcext:value-type="string">
            <text:p>healthy</text:p>
          </table:table-cell>
          <table:table-cell office:value-type="float" office:value="0.9998851" calcext:value-type="float">
            <text:p>0.9998851</text:p>
          </table:table-cell>
          <table:table-cell office:value-type="float" office:value="0.00011485887" calcext:value-type="float">
            <text:p>0.0001148589</text:p>
          </table:table-cell>
          <table:table-cell table:formula="of:=IF([.B4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1-17.png</text:p>
          </table:table-cell>
          <table:table-cell office:value-type="string" calcext:value-type="string">
            <text:p>healthy</text:p>
          </table:table-cell>
          <table:table-cell office:value-type="float" office:value="0.9994017" calcext:value-type="float">
            <text:p>0.9994017</text:p>
          </table:table-cell>
          <table:table-cell office:value-type="float" office:value="0.0005983085" calcext:value-type="float">
            <text:p>0.0005983085</text:p>
          </table:table-cell>
          <table:table-cell table:formula="of:=IF([.B5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6-04.png</text:p>
          </table:table-cell>
          <table:table-cell office:value-type="string" calcext:value-type="string">
            <text:p>healthy</text:p>
          </table:table-cell>
          <table:table-cell office:value-type="float" office:value="0.75833976" calcext:value-type="float">
            <text:p>0.75833976</text:p>
          </table:table-cell>
          <table:table-cell office:value-type="float" office:value="0.24166022" calcext:value-type="float">
            <text:p>0.24166022</text:p>
          </table:table-cell>
          <table:table-cell table:formula="of:=IF([.B5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9-34.png</text:p>
          </table:table-cell>
          <table:table-cell office:value-type="string" calcext:value-type="string">
            <text:p>pathological</text:p>
          </table:table-cell>
          <table:table-cell office:value-type="float" office:value="0.0013031028" calcext:value-type="float">
            <text:p>0.0013031028</text:p>
          </table:table-cell>
          <table:table-cell office:value-type="float" office:value="0.998697" calcext:value-type="float">
            <text:p>0.998697</text:p>
          </table:table-cell>
          <table:table-cell table:formula="of:=IF([.B5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6-17.png</text:p>
          </table:table-cell>
          <table:table-cell office:value-type="string" calcext:value-type="string">
            <text:p>pathological</text:p>
          </table:table-cell>
          <table:table-cell office:value-type="float" office:value="0.03878412" calcext:value-type="float">
            <text:p>0.03878412</text:p>
          </table:table-cell>
          <table:table-cell office:value-type="float" office:value="0.9612159" calcext:value-type="float">
            <text:p>0.9612159</text:p>
          </table:table-cell>
          <table:table-cell table:formula="of:=IF([.B5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2-00.png</text:p>
          </table:table-cell>
          <table:table-cell office:value-type="string" calcext:value-type="string">
            <text:p>healthy</text:p>
          </table:table-cell>
          <table:table-cell office:value-type="float" office:value="0.99993205" calcext:value-type="float">
            <text:p>0.99993205</text:p>
          </table:table-cell>
          <table:table-cell office:value-type="float" office:value="0.00006797011" calcext:value-type="float">
            <text:p>6.797011E-05</text:p>
          </table:table-cell>
          <table:table-cell table:formula="of:=IF([.B5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3-24.png</text:p>
          </table:table-cell>
          <table:table-cell office:value-type="string" calcext:value-type="string">
            <text:p>pathological</text:p>
          </table:table-cell>
          <table:table-cell office:value-type="float" office:value="0.000027851338" calcext:value-type="float">
            <text:p>2.7851338E-05</text:p>
          </table:table-cell>
          <table:table-cell office:value-type="float" office:value="0.9999721" calcext:value-type="float">
            <text:p>0.9999721</text:p>
          </table:table-cell>
          <table:table-cell table:formula="of:=IF([.B5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7-22.png</text:p>
          </table:table-cell>
          <table:table-cell office:value-type="string" calcext:value-type="string">
            <text:p>pathological</text:p>
          </table:table-cell>
          <table:table-cell office:value-type="float" office:value="0.00000018214871" calcext:value-type="float">
            <text:p>1.8214871E-07</text:p>
          </table:table-cell>
          <table:table-cell office:value-type="float" office:value="0.99999976" calcext:value-type="float">
            <text:p>0.99999976</text:p>
          </table:table-cell>
          <table:table-cell table:formula="of:=IF([.B5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34.png</text:p>
          </table:table-cell>
          <table:table-cell office:value-type="string" calcext:value-type="string">
            <text:p>healthy</text:p>
          </table:table-cell>
          <table:table-cell office:value-type="float" office:value="0.99974185" calcext:value-type="float">
            <text:p>0.99974185</text:p>
          </table:table-cell>
          <table:table-cell office:value-type="float" office:value="0.00025819492" calcext:value-type="float">
            <text:p>0.0002581949</text:p>
          </table:table-cell>
          <table:table-cell table:formula="of:=IF([.B5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7-37.png</text:p>
          </table:table-cell>
          <table:table-cell office:value-type="string" calcext:value-type="string">
            <text:p>healthy</text:p>
          </table:table-cell>
          <table:table-cell office:value-type="float" office:value="0.99836" calcext:value-type="float">
            <text:p>0.99836</text:p>
          </table:table-cell>
          <table:table-cell office:value-type="float" office:value="0.001640034" calcext:value-type="float">
            <text:p>0.001640034</text:p>
          </table:table-cell>
          <table:table-cell table:formula="of:=IF([.B5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5-06.png</text:p>
          </table:table-cell>
          <table:table-cell office:value-type="string" calcext:value-type="string">
            <text:p>pathological</text:p>
          </table:table-cell>
          <table:table-cell office:value-type="float" office:value="0.0022541005" calcext:value-type="float">
            <text:p>0.0022541005</text:p>
          </table:table-cell>
          <table:table-cell office:value-type="float" office:value="0.99774593" calcext:value-type="float">
            <text:p>0.99774593</text:p>
          </table:table-cell>
          <table:table-cell table:formula="of:=IF([.B5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58.png</text:p>
          </table:table-cell>
          <table:table-cell office:value-type="string" calcext:value-type="string">
            <text:p>pathological</text:p>
          </table:table-cell>
          <table:table-cell office:value-type="float" office:value="0.27843264" calcext:value-type="float">
            <text:p>0.27843264</text:p>
          </table:table-cell>
          <table:table-cell office:value-type="float" office:value="0.72156733" calcext:value-type="float">
            <text:p>0.72156733</text:p>
          </table:table-cell>
          <table:table-cell table:formula="of:=IF([.B6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51.png</text:p>
          </table:table-cell>
          <table:table-cell office:value-type="string" calcext:value-type="string">
            <text:p>pathological</text:p>
          </table:table-cell>
          <table:table-cell office:value-type="float" office:value="0.20056926" calcext:value-type="float">
            <text:p>0.20056926</text:p>
          </table:table-cell>
          <table:table-cell office:value-type="float" office:value="0.7994307" calcext:value-type="float">
            <text:p>0.7994307</text:p>
          </table:table-cell>
          <table:table-cell table:formula="of:=IF([.B6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1-49.png</text:p>
          </table:table-cell>
          <table:table-cell office:value-type="string" calcext:value-type="string">
            <text:p>healthy</text:p>
          </table:table-cell>
          <table:table-cell office:value-type="float" office:value="0.99994993" calcext:value-type="float">
            <text:p>0.99994993</text:p>
          </table:table-cell>
          <table:table-cell office:value-type="float" office:value="0.000050104147" calcext:value-type="float">
            <text:p>5.0104147E-05</text:p>
          </table:table-cell>
          <table:table-cell table:formula="of:=IF([.B6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4-19.png</text:p>
          </table:table-cell>
          <table:table-cell office:value-type="string" calcext:value-type="string">
            <text:p>healthy</text:p>
          </table:table-cell>
          <table:table-cell office:value-type="float" office:value="0.7252827" calcext:value-type="float">
            <text:p>0.7252827</text:p>
          </table:table-cell>
          <table:table-cell office:value-type="float" office:value="0.27471724" calcext:value-type="float">
            <text:p>0.27471724</text:p>
          </table:table-cell>
          <table:table-cell table:formula="of:=IF([.B6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6-42.png</text:p>
          </table:table-cell>
          <table:table-cell office:value-type="string" calcext:value-type="string">
            <text:p>pathological</text:p>
          </table:table-cell>
          <table:table-cell office:value-type="float" office:value="0.2887929" calcext:value-type="float">
            <text:p>0.2887929</text:p>
          </table:table-cell>
          <table:table-cell office:value-type="float" office:value="0.7112071" calcext:value-type="float">
            <text:p>0.7112071</text:p>
          </table:table-cell>
          <table:table-cell table:formula="of:=IF([.B6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31.png</text:p>
          </table:table-cell>
          <table:table-cell office:value-type="string" calcext:value-type="string">
            <text:p>healthy</text:p>
          </table:table-cell>
          <table:table-cell office:value-type="float" office:value="0.5906392" calcext:value-type="float">
            <text:p>0.5906392</text:p>
          </table:table-cell>
          <table:table-cell office:value-type="float" office:value="0.40936083" calcext:value-type="float">
            <text:p>0.40936083</text:p>
          </table:table-cell>
          <table:table-cell table:formula="of:=IF([.B6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6-06.png</text:p>
          </table:table-cell>
          <table:table-cell office:value-type="string" calcext:value-type="string">
            <text:p>healthy</text:p>
          </table:table-cell>
          <table:table-cell office:value-type="float" office:value="0.99924374" calcext:value-type="float">
            <text:p>0.99924374</text:p>
          </table:table-cell>
          <table:table-cell office:value-type="float" office:value="0.00075629586" calcext:value-type="float">
            <text:p>0.0007562959</text:p>
          </table:table-cell>
          <table:table-cell table:formula="of:=IF([.B6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21.png</text:p>
          </table:table-cell>
          <table:table-cell office:value-type="string" calcext:value-type="string">
            <text:p>pathological</text:p>
          </table:table-cell>
          <table:table-cell office:value-type="float" office:value="0.0065662516" calcext:value-type="float">
            <text:p>0.0065662516</text:p>
          </table:table-cell>
          <table:table-cell office:value-type="float" office:value="0.9934337" calcext:value-type="float">
            <text:p>0.9934337</text:p>
          </table:table-cell>
          <table:table-cell table:formula="of:=IF([.B6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9-08.png</text:p>
          </table:table-cell>
          <table:table-cell office:value-type="string" calcext:value-type="string">
            <text:p>pathological</text:p>
          </table:table-cell>
          <table:table-cell office:value-type="float" office:value="0.00000074634573" calcext:value-type="float">
            <text:p>7.4634573E-07</text:p>
          </table:table-cell>
          <table:table-cell office:value-type="float" office:value="0.9999993" calcext:value-type="float">
            <text:p>0.9999993</text:p>
          </table:table-cell>
          <table:table-cell table:formula="of:=IF([.B6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21.png</text:p>
          </table:table-cell>
          <table:table-cell office:value-type="string" calcext:value-type="string">
            <text:p>pathological</text:p>
          </table:table-cell>
          <table:table-cell office:value-type="float" office:value="0.00000024356206" calcext:value-type="float">
            <text:p>2.4356206E-07</text:p>
          </table:table-cell>
          <table:table-cell office:value-type="float" office:value="0.99999976" calcext:value-type="float">
            <text:p>0.99999976</text:p>
          </table:table-cell>
          <table:table-cell table:formula="of:=IF([.B6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3-18.png</text:p>
          </table:table-cell>
          <table:table-cell office:value-type="string" calcext:value-type="string">
            <text:p>pathological</text:p>
          </table:table-cell>
          <table:table-cell office:value-type="float" office:value="0.00019095276" calcext:value-type="float">
            <text:p>0.0001909528</text:p>
          </table:table-cell>
          <table:table-cell office:value-type="float" office:value="0.9998091" calcext:value-type="float">
            <text:p>0.9998091</text:p>
          </table:table-cell>
          <table:table-cell table:formula="of:=IF([.B7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09.png</text:p>
          </table:table-cell>
          <table:table-cell office:value-type="string" calcext:value-type="string">
            <text:p>pathological</text:p>
          </table:table-cell>
          <table:table-cell office:value-type="float" office:value="0.0077729416" calcext:value-type="float">
            <text:p>0.0077729416</text:p>
          </table:table-cell>
          <table:table-cell office:value-type="float" office:value="0.9922271" calcext:value-type="float">
            <text:p>0.9922271</text:p>
          </table:table-cell>
          <table:table-cell table:formula="of:=IF([.B7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8-38.png</text:p>
          </table:table-cell>
          <table:table-cell office:value-type="string" calcext:value-type="string">
            <text:p>healthy</text:p>
          </table:table-cell>
          <table:table-cell office:value-type="float" office:value="0.99414104" calcext:value-type="float">
            <text:p>0.99414104</text:p>
          </table:table-cell>
          <table:table-cell office:value-type="float" office:value="0.0058589666" calcext:value-type="float">
            <text:p>0.0058589666</text:p>
          </table:table-cell>
          <table:table-cell table:formula="of:=IF([.B7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51.png</text:p>
          </table:table-cell>
          <table:table-cell office:value-type="string" calcext:value-type="string">
            <text:p>healthy</text:p>
          </table:table-cell>
          <table:table-cell office:value-type="float" office:value="0.99883157" calcext:value-type="float">
            <text:p>0.99883157</text:p>
          </table:table-cell>
          <table:table-cell office:value-type="float" office:value="0.0011684804" calcext:value-type="float">
            <text:p>0.0011684804</text:p>
          </table:table-cell>
          <table:table-cell table:formula="of:=IF([.B7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08.png</text:p>
          </table:table-cell>
          <table:table-cell office:value-type="string" calcext:value-type="string">
            <text:p>pathological</text:p>
          </table:table-cell>
          <table:table-cell office:value-type="float" office:value="0.027348062" calcext:value-type="float">
            <text:p>0.027348062</text:p>
          </table:table-cell>
          <table:table-cell office:value-type="float" office:value="0.9726519" calcext:value-type="float">
            <text:p>0.9726519</text:p>
          </table:table-cell>
          <table:table-cell table:formula="of:=IF([.B7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44.png</text:p>
          </table:table-cell>
          <table:table-cell office:value-type="string" calcext:value-type="string">
            <text:p>pathological</text:p>
          </table:table-cell>
          <table:table-cell office:value-type="float" office:value="0.03549513" calcext:value-type="float">
            <text:p>0.03549513</text:p>
          </table:table-cell>
          <table:table-cell office:value-type="float" office:value="0.96450496" calcext:value-type="float">
            <text:p>0.96450496</text:p>
          </table:table-cell>
          <table:table-cell table:formula="of:=IF([.B7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20.png</text:p>
          </table:table-cell>
          <table:table-cell office:value-type="string" calcext:value-type="string">
            <text:p>pathological</text:p>
          </table:table-cell>
          <table:table-cell office:value-type="float" office:value="0.00032404574" calcext:value-type="float">
            <text:p>0.0003240457</text:p>
          </table:table-cell>
          <table:table-cell office:value-type="float" office:value="0.999676" calcext:value-type="float">
            <text:p>0.999676</text:p>
          </table:table-cell>
          <table:table-cell table:formula="of:=IF([.B7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38-31.png</text:p>
          </table:table-cell>
          <table:table-cell office:value-type="string" calcext:value-type="string">
            <text:p>healthy</text:p>
          </table:table-cell>
          <table:table-cell office:value-type="float" office:value="0.9987815" calcext:value-type="float">
            <text:p>0.9987815</text:p>
          </table:table-cell>
          <table:table-cell office:value-type="float" office:value="0.0012184904" calcext:value-type="float">
            <text:p>0.0012184904</text:p>
          </table:table-cell>
          <table:table-cell table:formula="of:=IF([.B7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01.png</text:p>
          </table:table-cell>
          <table:table-cell office:value-type="string" calcext:value-type="string">
            <text:p>pathological</text:p>
          </table:table-cell>
          <table:table-cell office:value-type="float" office:value="0.047140498" calcext:value-type="float">
            <text:p>0.047140498</text:p>
          </table:table-cell>
          <table:table-cell office:value-type="float" office:value="0.95285946" calcext:value-type="float">
            <text:p>0.95285946</text:p>
          </table:table-cell>
          <table:table-cell table:formula="of:=IF([.B7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6-58.png</text:p>
          </table:table-cell>
          <table:table-cell office:value-type="string" calcext:value-type="string">
            <text:p>pathological</text:p>
          </table:table-cell>
          <table:table-cell office:value-type="float" office:value="0.284406" calcext:value-type="float">
            <text:p>0.284406</text:p>
          </table:table-cell>
          <table:table-cell office:value-type="float" office:value="0.715594" calcext:value-type="float">
            <text:p>0.715594</text:p>
          </table:table-cell>
          <table:table-cell table:formula="of:=IF([.B7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7-44.png</text:p>
          </table:table-cell>
          <table:table-cell office:value-type="string" calcext:value-type="string">
            <text:p>pathological</text:p>
          </table:table-cell>
          <table:table-cell office:value-type="float" office:value="0.00012048063" calcext:value-type="float">
            <text:p>0.0001204806</text:p>
          </table:table-cell>
          <table:table-cell office:value-type="float" office:value="0.9998795" calcext:value-type="float">
            <text:p>0.9998795</text:p>
          </table:table-cell>
          <table:table-cell table:formula="of:=IF([.B8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7-04.png</text:p>
          </table:table-cell>
          <table:table-cell office:value-type="string" calcext:value-type="string">
            <text:p>healthy</text:p>
          </table:table-cell>
          <table:table-cell office:value-type="float" office:value="0.9992459" calcext:value-type="float">
            <text:p>0.9992459</text:p>
          </table:table-cell>
          <table:table-cell office:value-type="float" office:value="0.0007541462" calcext:value-type="float">
            <text:p>0.0007541462</text:p>
          </table:table-cell>
          <table:table-cell table:formula="of:=IF([.B8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3-35.png</text:p>
          </table:table-cell>
          <table:table-cell office:value-type="string" calcext:value-type="string">
            <text:p>healthy</text:p>
          </table:table-cell>
          <table:table-cell office:value-type="float" office:value="0.99912435" calcext:value-type="float">
            <text:p>0.99912435</text:p>
          </table:table-cell>
          <table:table-cell office:value-type="float" office:value="0.0008756541" calcext:value-type="float">
            <text:p>0.0008756541</text:p>
          </table:table-cell>
          <table:table-cell table:formula="of:=IF([.B8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06.png</text:p>
          </table:table-cell>
          <table:table-cell office:value-type="string" calcext:value-type="string">
            <text:p>pathological</text:p>
          </table:table-cell>
          <table:table-cell office:value-type="float" office:value="0.056107745" calcext:value-type="float">
            <text:p>0.056107745</text:p>
          </table:table-cell>
          <table:table-cell office:value-type="float" office:value="0.94389224" calcext:value-type="float">
            <text:p>0.94389224</text:p>
          </table:table-cell>
          <table:table-cell table:formula="of:=IF([.B8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3-26.png</text:p>
          </table:table-cell>
          <table:table-cell office:value-type="string" calcext:value-type="string">
            <text:p>pathological</text:p>
          </table:table-cell>
          <table:table-cell office:value-type="float" office:value="0.00020127687" calcext:value-type="float">
            <text:p>0.0002012769</text:p>
          </table:table-cell>
          <table:table-cell office:value-type="float" office:value="0.9997987" calcext:value-type="float">
            <text:p>0.9997987</text:p>
          </table:table-cell>
          <table:table-cell table:formula="of:=IF([.B8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1-16.png</text:p>
          </table:table-cell>
          <table:table-cell office:value-type="string" calcext:value-type="string">
            <text:p>pathological</text:p>
          </table:table-cell>
          <table:table-cell office:value-type="float" office:value="0.00030716212" calcext:value-type="float">
            <text:p>0.0003071621</text:p>
          </table:table-cell>
          <table:table-cell office:value-type="float" office:value="0.9996929" calcext:value-type="float">
            <text:p>0.9996929</text:p>
          </table:table-cell>
          <table:table-cell table:formula="of:=IF([.B8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2-33.png</text:p>
          </table:table-cell>
          <table:table-cell office:value-type="string" calcext:value-type="string">
            <text:p>pathological</text:p>
          </table:table-cell>
          <table:table-cell office:value-type="float" office:value="0.0011867224" calcext:value-type="float">
            <text:p>0.0011867224</text:p>
          </table:table-cell>
          <table:table-cell office:value-type="float" office:value="0.9988133" calcext:value-type="float">
            <text:p>0.9988133</text:p>
          </table:table-cell>
          <table:table-cell table:formula="of:=IF([.B8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6-34.png</text:p>
          </table:table-cell>
          <table:table-cell office:value-type="string" calcext:value-type="string">
            <text:p>healthy</text:p>
          </table:table-cell>
          <table:table-cell office:value-type="float" office:value="0.99952054" calcext:value-type="float">
            <text:p>0.99952054</text:p>
          </table:table-cell>
          <table:table-cell office:value-type="float" office:value="0.00047940982" calcext:value-type="float">
            <text:p>0.0004794098</text:p>
          </table:table-cell>
          <table:table-cell table:formula="of:=IF([.B8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5-49.png</text:p>
          </table:table-cell>
          <table:table-cell office:value-type="string" calcext:value-type="string">
            <text:p>pathological</text:p>
          </table:table-cell>
          <table:table-cell office:value-type="float" office:value="0.00022561825" calcext:value-type="float">
            <text:p>0.0002256183</text:p>
          </table:table-cell>
          <table:table-cell office:value-type="float" office:value="0.9997744" calcext:value-type="float">
            <text:p>0.9997744</text:p>
          </table:table-cell>
          <table:table-cell table:formula="of:=IF([.B8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7-04.png</text:p>
          </table:table-cell>
          <table:table-cell office:value-type="string" calcext:value-type="string">
            <text:p>pathological</text:p>
          </table:table-cell>
          <table:table-cell office:value-type="float" office:value="0.0007926343" calcext:value-type="float">
            <text:p>0.0007926343</text:p>
          </table:table-cell>
          <table:table-cell office:value-type="float" office:value="0.99920744" calcext:value-type="float">
            <text:p>0.99920744</text:p>
          </table:table-cell>
          <table:table-cell table:formula="of:=IF([.B8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5-08.png</text:p>
          </table:table-cell>
          <table:table-cell office:value-type="string" calcext:value-type="string">
            <text:p>pathological</text:p>
          </table:table-cell>
          <table:table-cell office:value-type="float" office:value="0.00005260806" calcext:value-type="float">
            <text:p>5.260806E-05</text:p>
          </table:table-cell>
          <table:table-cell office:value-type="float" office:value="0.9999474" calcext:value-type="float">
            <text:p>0.9999474</text:p>
          </table:table-cell>
          <table:table-cell table:formula="of:=IF([.B9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31.png</text:p>
          </table:table-cell>
          <table:table-cell office:value-type="string" calcext:value-type="string">
            <text:p>healthy</text:p>
          </table:table-cell>
          <table:table-cell office:value-type="float" office:value="0.8801148" calcext:value-type="float">
            <text:p>0.8801148</text:p>
          </table:table-cell>
          <table:table-cell office:value-type="float" office:value="0.11988523" calcext:value-type="float">
            <text:p>0.11988523</text:p>
          </table:table-cell>
          <table:table-cell table:formula="of:=IF([.B9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3-11.png</text:p>
          </table:table-cell>
          <table:table-cell office:value-type="string" calcext:value-type="string">
            <text:p>pathological</text:p>
          </table:table-cell>
          <table:table-cell office:value-type="float" office:value="0.00015624762" calcext:value-type="float">
            <text:p>0.0001562476</text:p>
          </table:table-cell>
          <table:table-cell office:value-type="float" office:value="0.9998437" calcext:value-type="float">
            <text:p>0.9998437</text:p>
          </table:table-cell>
          <table:table-cell table:formula="of:=IF([.B9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4-06.png</text:p>
          </table:table-cell>
          <table:table-cell office:value-type="string" calcext:value-type="string">
            <text:p>healthy</text:p>
          </table:table-cell>
          <table:table-cell office:value-type="float" office:value="0.99998987" calcext:value-type="float">
            <text:p>0.99998987</text:p>
          </table:table-cell>
          <table:table-cell office:value-type="float" office:value="0.000010145295" calcext:value-type="float">
            <text:p>1.0145295E-05</text:p>
          </table:table-cell>
          <table:table-cell table:formula="of:=IF([.B9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8-35.png</text:p>
          </table:table-cell>
          <table:table-cell office:value-type="string" calcext:value-type="string">
            <text:p>healthy</text:p>
          </table:table-cell>
          <table:table-cell office:value-type="float" office:value="0.9995388" calcext:value-type="float">
            <text:p>0.9995388</text:p>
          </table:table-cell>
          <table:table-cell office:value-type="float" office:value="0.0004612146" calcext:value-type="float">
            <text:p>0.0004612146</text:p>
          </table:table-cell>
          <table:table-cell table:formula="of:=IF([.B9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1-44.png</text:p>
          </table:table-cell>
          <table:table-cell office:value-type="string" calcext:value-type="string">
            <text:p>pathological</text:p>
          </table:table-cell>
          <table:table-cell office:value-type="float" office:value="0.000038532755" calcext:value-type="float">
            <text:p>3.8532755E-05</text:p>
          </table:table-cell>
          <table:table-cell office:value-type="float" office:value="0.9999615" calcext:value-type="float">
            <text:p>0.9999615</text:p>
          </table:table-cell>
          <table:table-cell table:formula="of:=IF([.B9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9-41.png</text:p>
          </table:table-cell>
          <table:table-cell office:value-type="string" calcext:value-type="string">
            <text:p>healthy</text:p>
          </table:table-cell>
          <table:table-cell office:value-type="float" office:value="0.99961334" calcext:value-type="float">
            <text:p>0.99961334</text:p>
          </table:table-cell>
          <table:table-cell office:value-type="float" office:value="0.00038668534" calcext:value-type="float">
            <text:p>0.0003866853</text:p>
          </table:table-cell>
          <table:table-cell table:formula="of:=IF([.B9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2-48.png</text:p>
          </table:table-cell>
          <table:table-cell office:value-type="string" calcext:value-type="string">
            <text:p>pathological</text:p>
          </table:table-cell>
          <table:table-cell office:value-type="float" office:value="0.0031469632" calcext:value-type="float">
            <text:p>0.0031469632</text:p>
          </table:table-cell>
          <table:table-cell office:value-type="float" office:value="0.99685305" calcext:value-type="float">
            <text:p>0.99685305</text:p>
          </table:table-cell>
          <table:table-cell table:formula="of:=IF([.B9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2-15.png</text:p>
          </table:table-cell>
          <table:table-cell office:value-type="string" calcext:value-type="string">
            <text:p>pathological</text:p>
          </table:table-cell>
          <table:table-cell office:value-type="float" office:value="0.0018878389" calcext:value-type="float">
            <text:p>0.0018878389</text:p>
          </table:table-cell>
          <table:table-cell office:value-type="float" office:value="0.9981122" calcext:value-type="float">
            <text:p>0.9981122</text:p>
          </table:table-cell>
          <table:table-cell table:formula="of:=IF([.B9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7-41.png</text:p>
          </table:table-cell>
          <table:table-cell office:value-type="string" calcext:value-type="string">
            <text:p>healthy</text:p>
          </table:table-cell>
          <table:table-cell office:value-type="float" office:value="0.9992508" calcext:value-type="float">
            <text:p>0.9992508</text:p>
          </table:table-cell>
          <table:table-cell office:value-type="float" office:value="0.0007491333" calcext:value-type="float">
            <text:p>0.0007491333</text:p>
          </table:table-cell>
          <table:table-cell table:formula="of:=IF([.B9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5-24.png</text:p>
          </table:table-cell>
          <table:table-cell office:value-type="string" calcext:value-type="string">
            <text:p>healthy</text:p>
          </table:table-cell>
          <table:table-cell office:value-type="float" office:value="0.99968684" calcext:value-type="float">
            <text:p>0.99968684</text:p>
          </table:table-cell>
          <table:table-cell office:value-type="float" office:value="0.00031315183" calcext:value-type="float">
            <text:p>0.0003131518</text:p>
          </table:table-cell>
          <table:table-cell table:formula="of:=IF([.B10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40.png</text:p>
          </table:table-cell>
          <table:table-cell office:value-type="string" calcext:value-type="string">
            <text:p>pathological</text:p>
          </table:table-cell>
          <table:table-cell office:value-type="float" office:value="0.000008395269" calcext:value-type="float">
            <text:p>8.395269E-06</text:p>
          </table:table-cell>
          <table:table-cell office:value-type="float" office:value="0.99999166" calcext:value-type="float">
            <text:p>0.99999166</text:p>
          </table:table-cell>
          <table:table-cell table:formula="of:=IF([.B10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48.png</text:p>
          </table:table-cell>
          <table:table-cell office:value-type="string" calcext:value-type="string">
            <text:p>pathological</text:p>
          </table:table-cell>
          <table:table-cell office:value-type="float" office:value="0.00012560982" calcext:value-type="float">
            <text:p>0.0001256098</text:p>
          </table:table-cell>
          <table:table-cell office:value-type="float" office:value="0.99987435" calcext:value-type="float">
            <text:p>0.99987435</text:p>
          </table:table-cell>
          <table:table-cell table:formula="of:=IF([.B10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9-43.png</text:p>
          </table:table-cell>
          <table:table-cell office:value-type="string" calcext:value-type="string">
            <text:p>pathological</text:p>
          </table:table-cell>
          <table:table-cell office:value-type="float" office:value="0.045776498" calcext:value-type="float">
            <text:p>0.045776498</text:p>
          </table:table-cell>
          <table:table-cell office:value-type="float" office:value="0.95422345" calcext:value-type="float">
            <text:p>0.95422345</text:p>
          </table:table-cell>
          <table:table-cell table:formula="of:=IF([.B10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8-24.png</text:p>
          </table:table-cell>
          <table:table-cell office:value-type="string" calcext:value-type="string">
            <text:p>healthy</text:p>
          </table:table-cell>
          <table:table-cell office:value-type="float" office:value="0.99990773" calcext:value-type="float">
            <text:p>0.99990773</text:p>
          </table:table-cell>
          <table:table-cell office:value-type="float" office:value="0.00009220422" calcext:value-type="float">
            <text:p>9.220422E-05</text:p>
          </table:table-cell>
          <table:table-cell table:formula="of:=IF([.B10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56.png</text:p>
          </table:table-cell>
          <table:table-cell office:value-type="string" calcext:value-type="string">
            <text:p>pathological</text:p>
          </table:table-cell>
          <table:table-cell office:value-type="float" office:value="0.16677475" calcext:value-type="float">
            <text:p>0.16677475</text:p>
          </table:table-cell>
          <table:table-cell office:value-type="float" office:value="0.8332253" calcext:value-type="float">
            <text:p>0.8332253</text:p>
          </table:table-cell>
          <table:table-cell table:formula="of:=IF([.B10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2-30.png</text:p>
          </table:table-cell>
          <table:table-cell office:value-type="string" calcext:value-type="string">
            <text:p>pathological</text:p>
          </table:table-cell>
          <table:table-cell office:value-type="float" office:value="0.0023361314" calcext:value-type="float">
            <text:p>0.0023361314</text:p>
          </table:table-cell>
          <table:table-cell office:value-type="float" office:value="0.99766386" calcext:value-type="float">
            <text:p>0.99766386</text:p>
          </table:table-cell>
          <table:table-cell table:formula="of:=IF([.B10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42-38.png</text:p>
          </table:table-cell>
          <table:table-cell office:value-type="string" calcext:value-type="string">
            <text:p>healthy</text:p>
          </table:table-cell>
          <table:table-cell office:value-type="float" office:value="0.9999044" calcext:value-type="float">
            <text:p>0.9999044</text:p>
          </table:table-cell>
          <table:table-cell office:value-type="float" office:value="0.00009556105" calcext:value-type="float">
            <text:p>9.556105E-05</text:p>
          </table:table-cell>
          <table:table-cell table:formula="of:=IF([.B10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0-17.png</text:p>
          </table:table-cell>
          <table:table-cell office:value-type="string" calcext:value-type="string">
            <text:p>healthy</text:p>
          </table:table-cell>
          <table:table-cell office:value-type="float" office:value="0.5777845" calcext:value-type="float">
            <text:p>0.5777845</text:p>
          </table:table-cell>
          <table:table-cell office:value-type="float" office:value="0.4222155" calcext:value-type="float">
            <text:p>0.4222155</text:p>
          </table:table-cell>
          <table:table-cell table:formula="of:=IF([.B10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5-19.png</text:p>
          </table:table-cell>
          <table:table-cell office:value-type="string" calcext:value-type="string">
            <text:p>pathological</text:p>
          </table:table-cell>
          <table:table-cell office:value-type="float" office:value="0.007922022" calcext:value-type="float">
            <text:p>0.007922022</text:p>
          </table:table-cell>
          <table:table-cell office:value-type="float" office:value="0.992078" calcext:value-type="float">
            <text:p>0.992078</text:p>
          </table:table-cell>
          <table:table-cell table:formula="of:=IF([.B10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3-20.png</text:p>
          </table:table-cell>
          <table:table-cell office:value-type="string" calcext:value-type="string">
            <text:p>pathological</text:p>
          </table:table-cell>
          <table:table-cell office:value-type="float" office:value="0.0016820945" calcext:value-type="float">
            <text:p>0.0016820945</text:p>
          </table:table-cell>
          <table:table-cell office:value-type="float" office:value="0.99831796" calcext:value-type="float">
            <text:p>0.99831796</text:p>
          </table:table-cell>
          <table:table-cell table:formula="of:=IF([.B11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4-41.png</text:p>
          </table:table-cell>
          <table:table-cell office:value-type="string" calcext:value-type="string">
            <text:p>healthy</text:p>
          </table:table-cell>
          <table:table-cell office:value-type="float" office:value="0.9973986" calcext:value-type="float">
            <text:p>0.9973986</text:p>
          </table:table-cell>
          <table:table-cell office:value-type="float" office:value="0.0026013535" calcext:value-type="float">
            <text:p>0.0026013535</text:p>
          </table:table-cell>
          <table:table-cell table:formula="of:=IF([.B11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6-18.png</text:p>
          </table:table-cell>
          <table:table-cell office:value-type="string" calcext:value-type="string">
            <text:p>healthy</text:p>
          </table:table-cell>
          <table:table-cell office:value-type="float" office:value="0.99970883" calcext:value-type="float">
            <text:p>0.99970883</text:p>
          </table:table-cell>
          <table:table-cell office:value-type="float" office:value="0.00029119482" calcext:value-type="float">
            <text:p>0.0002911948</text:p>
          </table:table-cell>
          <table:table-cell table:formula="of:=IF([.B11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6-53.png</text:p>
          </table:table-cell>
          <table:table-cell office:value-type="string" calcext:value-type="string">
            <text:p>pathological</text:p>
          </table:table-cell>
          <table:table-cell office:value-type="float" office:value="0.004089019" calcext:value-type="float">
            <text:p>0.004089019</text:p>
          </table:table-cell>
          <table:table-cell office:value-type="float" office:value="0.995911" calcext:value-type="float">
            <text:p>0.995911</text:p>
          </table:table-cell>
          <table:table-cell table:formula="of:=IF([.B11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3-18.png</text:p>
          </table:table-cell>
          <table:table-cell office:value-type="string" calcext:value-type="string">
            <text:p>healthy</text:p>
          </table:table-cell>
          <table:table-cell office:value-type="float" office:value="0.99903935" calcext:value-type="float">
            <text:p>0.99903935</text:p>
          </table:table-cell>
          <table:table-cell office:value-type="float" office:value="0.00096064527" calcext:value-type="float">
            <text:p>0.0009606453</text:p>
          </table:table-cell>
          <table:table-cell table:formula="of:=IF([.B11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4-53.png</text:p>
          </table:table-cell>
          <table:table-cell office:value-type="string" calcext:value-type="string">
            <text:p>healthy</text:p>
          </table:table-cell>
          <table:table-cell office:value-type="float" office:value="0.9998186" calcext:value-type="float">
            <text:p>0.9998186</text:p>
          </table:table-cell>
          <table:table-cell office:value-type="float" office:value="0.00018137849" calcext:value-type="float">
            <text:p>0.0001813785</text:p>
          </table:table-cell>
          <table:table-cell table:formula="of:=IF([.B11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4-55.png</text:p>
          </table:table-cell>
          <table:table-cell office:value-type="string" calcext:value-type="string">
            <text:p>pathological</text:p>
          </table:table-cell>
          <table:table-cell office:value-type="float" office:value="0.00075259764" calcext:value-type="float">
            <text:p>0.0007525976</text:p>
          </table:table-cell>
          <table:table-cell office:value-type="float" office:value="0.99924743" calcext:value-type="float">
            <text:p>0.99924743</text:p>
          </table:table-cell>
          <table:table-cell table:formula="of:=IF([.B11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53.png</text:p>
          </table:table-cell>
          <table:table-cell office:value-type="string" calcext:value-type="string">
            <text:p>pathological</text:p>
          </table:table-cell>
          <table:table-cell office:value-type="float" office:value="0.14120448" calcext:value-type="float">
            <text:p>0.14120448</text:p>
          </table:table-cell>
          <table:table-cell office:value-type="float" office:value="0.8587955" calcext:value-type="float">
            <text:p>0.8587955</text:p>
          </table:table-cell>
          <table:table-cell table:formula="of:=IF([.B11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6-34.png</text:p>
          </table:table-cell>
          <table:table-cell office:value-type="string" calcext:value-type="string">
            <text:p>pathological</text:p>
          </table:table-cell>
          <table:table-cell office:value-type="float" office:value="0.25412846" calcext:value-type="float">
            <text:p>0.25412846</text:p>
          </table:table-cell>
          <table:table-cell office:value-type="float" office:value="0.7458716" calcext:value-type="float">
            <text:p>0.7458716</text:p>
          </table:table-cell>
          <table:table-cell table:formula="of:=IF([.B11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26.png</text:p>
          </table:table-cell>
          <table:table-cell office:value-type="string" calcext:value-type="string">
            <text:p>pathological</text:p>
          </table:table-cell>
          <table:table-cell office:value-type="float" office:value="0.34397647" calcext:value-type="float">
            <text:p>0.34397647</text:p>
          </table:table-cell>
          <table:table-cell office:value-type="float" office:value="0.6560235" calcext:value-type="float">
            <text:p>0.6560235</text:p>
          </table:table-cell>
          <table:table-cell table:formula="of:=IF([.B11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5-15.png</text:p>
          </table:table-cell>
          <table:table-cell office:value-type="string" calcext:value-type="string">
            <text:p>healthy</text:p>
          </table:table-cell>
          <table:table-cell office:value-type="float" office:value="0.99973696" calcext:value-type="float">
            <text:p>0.99973696</text:p>
          </table:table-cell>
          <table:table-cell office:value-type="float" office:value="0.00026302808" calcext:value-type="float">
            <text:p>0.0002630281</text:p>
          </table:table-cell>
          <table:table-cell table:formula="of:=IF([.B12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0-04.png</text:p>
          </table:table-cell>
          <table:table-cell office:value-type="string" calcext:value-type="string">
            <text:p>healthy</text:p>
          </table:table-cell>
          <table:table-cell office:value-type="float" office:value="0.99986124" calcext:value-type="float">
            <text:p>0.99986124</text:p>
          </table:table-cell>
          <table:table-cell office:value-type="float" office:value="0.00013876984" calcext:value-type="float">
            <text:p>0.0001387698</text:p>
          </table:table-cell>
          <table:table-cell table:formula="of:=IF([.B12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8-25.png</text:p>
          </table:table-cell>
          <table:table-cell office:value-type="string" calcext:value-type="string">
            <text:p>pathological</text:p>
          </table:table-cell>
          <table:table-cell office:value-type="float" office:value="0.0003738569" calcext:value-type="float">
            <text:p>0.0003738569</text:p>
          </table:table-cell>
          <table:table-cell office:value-type="float" office:value="0.99962616" calcext:value-type="float">
            <text:p>0.99962616</text:p>
          </table:table-cell>
          <table:table-cell table:formula="of:=IF([.B12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5-09.png</text:p>
          </table:table-cell>
          <table:table-cell office:value-type="string" calcext:value-type="string">
            <text:p>healthy</text:p>
          </table:table-cell>
          <table:table-cell office:value-type="float" office:value="0.9985757" calcext:value-type="float">
            <text:p>0.9985757</text:p>
          </table:table-cell>
          <table:table-cell office:value-type="float" office:value="0.0014242687" calcext:value-type="float">
            <text:p>0.0014242687</text:p>
          </table:table-cell>
          <table:table-cell table:formula="of:=IF([.B12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5-39.png</text:p>
          </table:table-cell>
          <table:table-cell office:value-type="string" calcext:value-type="string">
            <text:p>pathological</text:p>
          </table:table-cell>
          <table:table-cell office:value-type="float" office:value="0.084422514" calcext:value-type="float">
            <text:p>0.084422514</text:p>
          </table:table-cell>
          <table:table-cell office:value-type="float" office:value="0.9155775" calcext:value-type="float">
            <text:p>0.9155775</text:p>
          </table:table-cell>
          <table:table-cell table:formula="of:=IF([.B12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5-15.png</text:p>
          </table:table-cell>
          <table:table-cell office:value-type="string" calcext:value-type="string">
            <text:p>healthy</text:p>
          </table:table-cell>
          <table:table-cell office:value-type="float" office:value="0.9451717" calcext:value-type="float">
            <text:p>0.9451717</text:p>
          </table:table-cell>
          <table:table-cell office:value-type="float" office:value="0.054828238" calcext:value-type="float">
            <text:p>0.054828238</text:p>
          </table:table-cell>
          <table:table-cell table:formula="of:=IF([.B12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1-32.png</text:p>
          </table:table-cell>
          <table:table-cell office:value-type="string" calcext:value-type="string">
            <text:p>pathological</text:p>
          </table:table-cell>
          <table:table-cell office:value-type="float" office:value="0.4095888" calcext:value-type="float">
            <text:p>0.4095888</text:p>
          </table:table-cell>
          <table:table-cell office:value-type="float" office:value="0.5904112" calcext:value-type="float">
            <text:p>0.5904112</text:p>
          </table:table-cell>
          <table:table-cell table:formula="of:=IF([.B12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1-08.png</text:p>
          </table:table-cell>
          <table:table-cell office:value-type="string" calcext:value-type="string">
            <text:p>pathological</text:p>
          </table:table-cell>
          <table:table-cell office:value-type="float" office:value="0.023135945" calcext:value-type="float">
            <text:p>0.023135945</text:p>
          </table:table-cell>
          <table:table-cell office:value-type="float" office:value="0.97686404" calcext:value-type="float">
            <text:p>0.97686404</text:p>
          </table:table-cell>
          <table:table-cell table:formula="of:=IF([.B12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4-56.png</text:p>
          </table:table-cell>
          <table:table-cell office:value-type="string" calcext:value-type="string">
            <text:p>healthy</text:p>
          </table:table-cell>
          <table:table-cell office:value-type="float" office:value="0.5771045" calcext:value-type="float">
            <text:p>0.5771045</text:p>
          </table:table-cell>
          <table:table-cell office:value-type="float" office:value="0.4228955" calcext:value-type="float">
            <text:p>0.4228955</text:p>
          </table:table-cell>
          <table:table-cell table:formula="of:=IF([.B12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38.png</text:p>
          </table:table-cell>
          <table:table-cell office:value-type="string" calcext:value-type="string">
            <text:p>pathological</text:p>
          </table:table-cell>
          <table:table-cell office:value-type="float" office:value="0.019623924" calcext:value-type="float">
            <text:p>0.019623924</text:p>
          </table:table-cell>
          <table:table-cell office:value-type="float" office:value="0.9803761" calcext:value-type="float">
            <text:p>0.9803761</text:p>
          </table:table-cell>
          <table:table-cell table:formula="of:=IF([.B12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29.png</text:p>
          </table:table-cell>
          <table:table-cell office:value-type="string" calcext:value-type="string">
            <text:p>pathological</text:p>
          </table:table-cell>
          <table:table-cell office:value-type="float" office:value="0.048347026" calcext:value-type="float">
            <text:p>0.048347026</text:p>
          </table:table-cell>
          <table:table-cell office:value-type="float" office:value="0.951653" calcext:value-type="float">
            <text:p>0.951653</text:p>
          </table:table-cell>
          <table:table-cell table:formula="of:=IF([.B13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34.png</text:p>
          </table:table-cell>
          <table:table-cell office:value-type="string" calcext:value-type="string">
            <text:p>pathological</text:p>
          </table:table-cell>
          <table:table-cell office:value-type="float" office:value="0.00077332265" calcext:value-type="float">
            <text:p>0.0007733227</text:p>
          </table:table-cell>
          <table:table-cell office:value-type="float" office:value="0.9992267" calcext:value-type="float">
            <text:p>0.9992267</text:p>
          </table:table-cell>
          <table:table-cell table:formula="of:=IF([.B13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3-12.png</text:p>
          </table:table-cell>
          <table:table-cell office:value-type="string" calcext:value-type="string">
            <text:p>pathological</text:p>
          </table:table-cell>
          <table:table-cell office:value-type="float" office:value="0.000031521686" calcext:value-type="float">
            <text:p>3.1521686E-05</text:p>
          </table:table-cell>
          <table:table-cell office:value-type="float" office:value="0.9999685" calcext:value-type="float">
            <text:p>0.9999685</text:p>
          </table:table-cell>
          <table:table-cell table:formula="of:=IF([.B13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5-31.png</text:p>
          </table:table-cell>
          <table:table-cell office:value-type="string" calcext:value-type="string">
            <text:p>pathological</text:p>
          </table:table-cell>
          <table:table-cell office:value-type="float" office:value="0.000017125056" calcext:value-type="float">
            <text:p>1.7125056E-05</text:p>
          </table:table-cell>
          <table:table-cell office:value-type="float" office:value="0.99998283" calcext:value-type="float">
            <text:p>0.99998283</text:p>
          </table:table-cell>
          <table:table-cell table:formula="of:=IF([.B13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7-08.png</text:p>
          </table:table-cell>
          <table:table-cell office:value-type="string" calcext:value-type="string">
            <text:p>healthy</text:p>
          </table:table-cell>
          <table:table-cell office:value-type="float" office:value="0.9843754" calcext:value-type="float">
            <text:p>0.9843754</text:p>
          </table:table-cell>
          <table:table-cell office:value-type="float" office:value="0.015624599" calcext:value-type="float">
            <text:p>0.015624599</text:p>
          </table:table-cell>
          <table:table-cell table:formula="of:=IF([.B13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8-14.png</text:p>
          </table:table-cell>
          <table:table-cell office:value-type="string" calcext:value-type="string">
            <text:p>pathological</text:p>
          </table:table-cell>
          <table:table-cell office:value-type="float" office:value="0.0012866644" calcext:value-type="float">
            <text:p>0.0012866644</text:p>
          </table:table-cell>
          <table:table-cell office:value-type="float" office:value="0.9987134" calcext:value-type="float">
            <text:p>0.9987134</text:p>
          </table:table-cell>
          <table:table-cell table:formula="of:=IF([.B13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31.png</text:p>
          </table:table-cell>
          <table:table-cell office:value-type="string" calcext:value-type="string">
            <text:p>pathological</text:p>
          </table:table-cell>
          <table:table-cell office:value-type="float" office:value="0.013537968" calcext:value-type="float">
            <text:p>0.013537968</text:p>
          </table:table-cell>
          <table:table-cell office:value-type="float" office:value="0.98646206" calcext:value-type="float">
            <text:p>0.98646206</text:p>
          </table:table-cell>
          <table:table-cell table:formula="of:=IF([.B13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8-09.png</text:p>
          </table:table-cell>
          <table:table-cell office:value-type="string" calcext:value-type="string">
            <text:p>pathological</text:p>
          </table:table-cell>
          <table:table-cell office:value-type="float" office:value="0.054179497" calcext:value-type="float">
            <text:p>0.054179497</text:p>
          </table:table-cell>
          <table:table-cell office:value-type="float" office:value="0.9458205" calcext:value-type="float">
            <text:p>0.9458205</text:p>
          </table:table-cell>
          <table:table-cell table:formula="of:=IF([.B13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2-26.png</text:p>
          </table:table-cell>
          <table:table-cell office:value-type="string" calcext:value-type="string">
            <text:p>pathological</text:p>
          </table:table-cell>
          <table:table-cell office:value-type="float" office:value="0.0012665734" calcext:value-type="float">
            <text:p>0.0012665734</text:p>
          </table:table-cell>
          <table:table-cell office:value-type="float" office:value="0.99873346" calcext:value-type="float">
            <text:p>0.99873346</text:p>
          </table:table-cell>
          <table:table-cell table:formula="of:=IF([.B13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00.png</text:p>
          </table:table-cell>
          <table:table-cell office:value-type="string" calcext:value-type="string">
            <text:p>pathological</text:p>
          </table:table-cell>
          <table:table-cell office:value-type="float" office:value="0.045894288" calcext:value-type="float">
            <text:p>0.045894288</text:p>
          </table:table-cell>
          <table:table-cell office:value-type="float" office:value="0.9541057" calcext:value-type="float">
            <text:p>0.9541057</text:p>
          </table:table-cell>
          <table:table-cell table:formula="of:=IF([.B13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07.png</text:p>
          </table:table-cell>
          <table:table-cell office:value-type="string" calcext:value-type="string">
            <text:p>pathological</text:p>
          </table:table-cell>
          <table:table-cell office:value-type="float" office:value="0.0040948372" calcext:value-type="float">
            <text:p>0.0040948372</text:p>
          </table:table-cell>
          <table:table-cell office:value-type="float" office:value="0.99590516" calcext:value-type="float">
            <text:p>0.99590516</text:p>
          </table:table-cell>
          <table:table-cell table:formula="of:=IF([.B14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9-18.png</text:p>
          </table:table-cell>
          <table:table-cell office:value-type="string" calcext:value-type="string">
            <text:p>healthy</text:p>
          </table:table-cell>
          <table:table-cell office:value-type="float" office:value="0.99985945" calcext:value-type="float">
            <text:p>0.99985945</text:p>
          </table:table-cell>
          <table:table-cell office:value-type="float" office:value="0.00014047047" calcext:value-type="float">
            <text:p>0.0001404705</text:p>
          </table:table-cell>
          <table:table-cell table:formula="of:=IF([.B14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5-29.png</text:p>
          </table:table-cell>
          <table:table-cell office:value-type="string" calcext:value-type="string">
            <text:p>healthy</text:p>
          </table:table-cell>
          <table:table-cell office:value-type="float" office:value="0.999181" calcext:value-type="float">
            <text:p>0.999181</text:p>
          </table:table-cell>
          <table:table-cell office:value-type="float" office:value="0.00081905915" calcext:value-type="float">
            <text:p>0.0008190592</text:p>
          </table:table-cell>
          <table:table-cell table:formula="of:=IF([.B14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47-01.png</text:p>
          </table:table-cell>
          <table:table-cell office:value-type="string" calcext:value-type="string">
            <text:p>healthy</text:p>
          </table:table-cell>
          <table:table-cell office:value-type="float" office:value="0.99976665" calcext:value-type="float">
            <text:p>0.99976665</text:p>
          </table:table-cell>
          <table:table-cell office:value-type="float" office:value="0.00023335847" calcext:value-type="float">
            <text:p>0.0002333585</text:p>
          </table:table-cell>
          <table:table-cell table:formula="of:=IF([.B14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6-19.png</text:p>
          </table:table-cell>
          <table:table-cell office:value-type="string" calcext:value-type="string">
            <text:p>healthy</text:p>
          </table:table-cell>
          <table:table-cell office:value-type="float" office:value="0.9999398" calcext:value-type="float">
            <text:p>0.9999398</text:p>
          </table:table-cell>
          <table:table-cell office:value-type="float" office:value="0.000060225368" calcext:value-type="float">
            <text:p>6.0225368E-05</text:p>
          </table:table-cell>
          <table:table-cell table:formula="of:=IF([.B14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2-27.png</text:p>
          </table:table-cell>
          <table:table-cell office:value-type="string" calcext:value-type="string">
            <text:p>healthy</text:p>
          </table:table-cell>
          <table:table-cell office:value-type="float" office:value="0.9996357" calcext:value-type="float">
            <text:p>0.9996357</text:p>
          </table:table-cell>
          <table:table-cell office:value-type="float" office:value="0.00036424055" calcext:value-type="float">
            <text:p>0.0003642406</text:p>
          </table:table-cell>
          <table:table-cell table:formula="of:=IF([.B14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5-34.png</text:p>
          </table:table-cell>
          <table:table-cell office:value-type="string" calcext:value-type="string">
            <text:p>pathological</text:p>
          </table:table-cell>
          <table:table-cell office:value-type="float" office:value="0.0007104611" calcext:value-type="float">
            <text:p>0.0007104611</text:p>
          </table:table-cell>
          <table:table-cell office:value-type="float" office:value="0.9992895" calcext:value-type="float">
            <text:p>0.9992895</text:p>
          </table:table-cell>
          <table:table-cell table:formula="of:=IF([.B14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7-04.png</text:p>
          </table:table-cell>
          <table:table-cell office:value-type="string" calcext:value-type="string">
            <text:p>healthy</text:p>
          </table:table-cell>
          <table:table-cell office:value-type="float" office:value="0.8199024" calcext:value-type="float">
            <text:p>0.8199024</text:p>
          </table:table-cell>
          <table:table-cell office:value-type="float" office:value="0.18009752" calcext:value-type="float">
            <text:p>0.18009752</text:p>
          </table:table-cell>
          <table:table-cell table:formula="of:=IF([.B14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32.png</text:p>
          </table:table-cell>
          <table:table-cell office:value-type="string" calcext:value-type="string">
            <text:p>pathological</text:p>
          </table:table-cell>
          <table:table-cell office:value-type="float" office:value="0.000001538166" calcext:value-type="float">
            <text:p>1.538166E-06</text:p>
          </table:table-cell>
          <table:table-cell office:value-type="float" office:value="0.99999845" calcext:value-type="float">
            <text:p>0.99999845</text:p>
          </table:table-cell>
          <table:table-cell table:formula="of:=IF([.B14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5-15.png</text:p>
          </table:table-cell>
          <table:table-cell office:value-type="string" calcext:value-type="string">
            <text:p>pathological</text:p>
          </table:table-cell>
          <table:table-cell office:value-type="float" office:value="0.0009182789" calcext:value-type="float">
            <text:p>0.0009182789</text:p>
          </table:table-cell>
          <table:table-cell office:value-type="float" office:value="0.99908173" calcext:value-type="float">
            <text:p>0.99908173</text:p>
          </table:table-cell>
          <table:table-cell table:formula="of:=IF([.B14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1-33.png</text:p>
          </table:table-cell>
          <table:table-cell office:value-type="string" calcext:value-type="string">
            <text:p>pathological</text:p>
          </table:table-cell>
          <table:table-cell office:value-type="float" office:value="0.03874122" calcext:value-type="float">
            <text:p>0.03874122</text:p>
          </table:table-cell>
          <table:table-cell office:value-type="float" office:value="0.96125877" calcext:value-type="float">
            <text:p>0.96125877</text:p>
          </table:table-cell>
          <table:table-cell table:formula="of:=IF([.B15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2-06.png</text:p>
          </table:table-cell>
          <table:table-cell office:value-type="string" calcext:value-type="string">
            <text:p>healthy</text:p>
          </table:table-cell>
          <table:table-cell office:value-type="float" office:value="0.9999176" calcext:value-type="float">
            <text:p>0.9999176</text:p>
          </table:table-cell>
          <table:table-cell office:value-type="float" office:value="0.00008238576" calcext:value-type="float">
            <text:p>8.238576E-05</text:p>
          </table:table-cell>
          <table:table-cell table:formula="of:=IF([.B15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5-46.png</text:p>
          </table:table-cell>
          <table:table-cell office:value-type="string" calcext:value-type="string">
            <text:p>pathological</text:p>
          </table:table-cell>
          <table:table-cell office:value-type="float" office:value="0.00012506841" calcext:value-type="float">
            <text:p>0.0001250684</text:p>
          </table:table-cell>
          <table:table-cell office:value-type="float" office:value="0.99987495" calcext:value-type="float">
            <text:p>0.99987495</text:p>
          </table:table-cell>
          <table:table-cell table:formula="of:=IF([.B15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01.png</text:p>
          </table:table-cell>
          <table:table-cell office:value-type="string" calcext:value-type="string">
            <text:p>pathological</text:p>
          </table:table-cell>
          <table:table-cell office:value-type="float" office:value="0.0028059394" calcext:value-type="float">
            <text:p>0.0028059394</text:p>
          </table:table-cell>
          <table:table-cell office:value-type="float" office:value="0.99719405" calcext:value-type="float">
            <text:p>0.99719405</text:p>
          </table:table-cell>
          <table:table-cell table:formula="of:=IF([.B15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09.png</text:p>
          </table:table-cell>
          <table:table-cell office:value-type="string" calcext:value-type="string">
            <text:p>pathological</text:p>
          </table:table-cell>
          <table:table-cell office:value-type="float" office:value="0.04142028" calcext:value-type="float">
            <text:p>0.04142028</text:p>
          </table:table-cell>
          <table:table-cell office:value-type="float" office:value="0.9585797" calcext:value-type="float">
            <text:p>0.9585797</text:p>
          </table:table-cell>
          <table:table-cell table:formula="of:=IF([.B15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3-16.png</text:p>
          </table:table-cell>
          <table:table-cell office:value-type="string" calcext:value-type="string">
            <text:p>pathological</text:p>
          </table:table-cell>
          <table:table-cell office:value-type="float" office:value="0.000025840212" calcext:value-type="float">
            <text:p>2.5840212E-05</text:p>
          </table:table-cell>
          <table:table-cell office:value-type="float" office:value="0.99997413" calcext:value-type="float">
            <text:p>0.99997413</text:p>
          </table:table-cell>
          <table:table-cell table:formula="of:=IF([.B15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2-19.png</text:p>
          </table:table-cell>
          <table:table-cell office:value-type="string" calcext:value-type="string">
            <text:p>pathological</text:p>
          </table:table-cell>
          <table:table-cell office:value-type="float" office:value="0.0016755188" calcext:value-type="float">
            <text:p>0.0016755188</text:p>
          </table:table-cell>
          <table:table-cell office:value-type="float" office:value="0.99832445" calcext:value-type="float">
            <text:p>0.99832445</text:p>
          </table:table-cell>
          <table:table-cell table:formula="of:=IF([.B15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6-01.png</text:p>
          </table:table-cell>
          <table:table-cell office:value-type="string" calcext:value-type="string">
            <text:p>healthy</text:p>
          </table:table-cell>
          <table:table-cell office:value-type="float" office:value="0.99908626" calcext:value-type="float">
            <text:p>0.99908626</text:p>
          </table:table-cell>
          <table:table-cell office:value-type="float" office:value="0.0009137614" calcext:value-type="float">
            <text:p>0.0009137614</text:p>
          </table:table-cell>
          <table:table-cell table:formula="of:=IF([.B15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0-01.png</text:p>
          </table:table-cell>
          <table:table-cell office:value-type="string" calcext:value-type="string">
            <text:p>pathological</text:p>
          </table:table-cell>
          <table:table-cell office:value-type="float" office:value="0.09381525" calcext:value-type="float">
            <text:p>0.09381525</text:p>
          </table:table-cell>
          <table:table-cell office:value-type="float" office:value="0.90618473" calcext:value-type="float">
            <text:p>0.90618473</text:p>
          </table:table-cell>
          <table:table-cell table:formula="of:=IF([.B15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8-04.png</text:p>
          </table:table-cell>
          <table:table-cell office:value-type="string" calcext:value-type="string">
            <text:p>pathological</text:p>
          </table:table-cell>
          <table:table-cell office:value-type="float" office:value="0.00021395854" calcext:value-type="float">
            <text:p>0.0002139585</text:p>
          </table:table-cell>
          <table:table-cell office:value-type="float" office:value="0.9997861" calcext:value-type="float">
            <text:p>0.9997861</text:p>
          </table:table-cell>
          <table:table-cell table:formula="of:=IF([.B15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6-49.png</text:p>
          </table:table-cell>
          <table:table-cell office:value-type="string" calcext:value-type="string">
            <text:p>pathological</text:p>
          </table:table-cell>
          <table:table-cell office:value-type="float" office:value="0.008359078" calcext:value-type="float">
            <text:p>0.008359078</text:p>
          </table:table-cell>
          <table:table-cell office:value-type="float" office:value="0.9916409" calcext:value-type="float">
            <text:p>0.9916409</text:p>
          </table:table-cell>
          <table:table-cell table:formula="of:=IF([.B16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1-36.png</text:p>
          </table:table-cell>
          <table:table-cell office:value-type="string" calcext:value-type="string">
            <text:p>healthy</text:p>
          </table:table-cell>
          <table:table-cell office:value-type="float" office:value="0.99974185" calcext:value-type="float">
            <text:p>0.99974185</text:p>
          </table:table-cell>
          <table:table-cell office:value-type="float" office:value="0.0002581164" calcext:value-type="float">
            <text:p>0.0002581164</text:p>
          </table:table-cell>
          <table:table-cell table:formula="of:=IF([.B16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8-42.png</text:p>
          </table:table-cell>
          <table:table-cell office:value-type="string" calcext:value-type="string">
            <text:p>pathological</text:p>
          </table:table-cell>
          <table:table-cell office:value-type="float" office:value="0.005409829" calcext:value-type="float">
            <text:p>0.005409829</text:p>
          </table:table-cell>
          <table:table-cell office:value-type="float" office:value="0.99459016" calcext:value-type="float">
            <text:p>0.99459016</text:p>
          </table:table-cell>
          <table:table-cell table:formula="of:=IF([.B16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4-30.png</text:p>
          </table:table-cell>
          <table:table-cell office:value-type="string" calcext:value-type="string">
            <text:p>healthy</text:p>
          </table:table-cell>
          <table:table-cell office:value-type="float" office:value="0.998847" calcext:value-type="float">
            <text:p>0.998847</text:p>
          </table:table-cell>
          <table:table-cell office:value-type="float" office:value="0.001153001" calcext:value-type="float">
            <text:p>0.001153001</text:p>
          </table:table-cell>
          <table:table-cell table:formula="of:=IF([.B16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7-16.png</text:p>
          </table:table-cell>
          <table:table-cell office:value-type="string" calcext:value-type="string">
            <text:p>pathological</text:p>
          </table:table-cell>
          <table:table-cell office:value-type="float" office:value="0.0008158564" calcext:value-type="float">
            <text:p>0.0008158564</text:p>
          </table:table-cell>
          <table:table-cell office:value-type="float" office:value="0.9991842" calcext:value-type="float">
            <text:p>0.9991842</text:p>
          </table:table-cell>
          <table:table-cell table:formula="of:=IF([.B16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4-43.png</text:p>
          </table:table-cell>
          <table:table-cell office:value-type="string" calcext:value-type="string">
            <text:p>healthy</text:p>
          </table:table-cell>
          <table:table-cell office:value-type="float" office:value="0.996881" calcext:value-type="float">
            <text:p>0.996881</text:p>
          </table:table-cell>
          <table:table-cell office:value-type="float" office:value="0.0031189928" calcext:value-type="float">
            <text:p>0.0031189928</text:p>
          </table:table-cell>
          <table:table-cell table:formula="of:=IF([.B16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36.png</text:p>
          </table:table-cell>
          <table:table-cell office:value-type="string" calcext:value-type="string">
            <text:p>pathological</text:p>
          </table:table-cell>
          <table:table-cell office:value-type="float" office:value="0.07663581" calcext:value-type="float">
            <text:p>0.07663581</text:p>
          </table:table-cell>
          <table:table-cell office:value-type="float" office:value="0.9233642" calcext:value-type="float">
            <text:p>0.9233642</text:p>
          </table:table-cell>
          <table:table-cell table:formula="of:=IF([.B16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39.png</text:p>
          </table:table-cell>
          <table:table-cell office:value-type="string" calcext:value-type="string">
            <text:p>healthy</text:p>
          </table:table-cell>
          <table:table-cell office:value-type="float" office:value="0.9965004" calcext:value-type="float">
            <text:p>0.9965004</text:p>
          </table:table-cell>
          <table:table-cell office:value-type="float" office:value="0.00349963" calcext:value-type="float">
            <text:p>0.00349963</text:p>
          </table:table-cell>
          <table:table-cell table:formula="of:=IF([.B16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1-38.png</text:p>
          </table:table-cell>
          <table:table-cell office:value-type="string" calcext:value-type="string">
            <text:p>healthy</text:p>
          </table:table-cell>
          <table:table-cell office:value-type="float" office:value="0.9999479" calcext:value-type="float">
            <text:p>0.9999479</text:p>
          </table:table-cell>
          <table:table-cell office:value-type="float" office:value="0.00005211055" calcext:value-type="float">
            <text:p>5.211055E-05</text:p>
          </table:table-cell>
          <table:table-cell table:formula="of:=IF([.B16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3-38.png</text:p>
          </table:table-cell>
          <table:table-cell office:value-type="string" calcext:value-type="string">
            <text:p>healthy</text:p>
          </table:table-cell>
          <table:table-cell office:value-type="float" office:value="0.9811381" calcext:value-type="float">
            <text:p>0.9811381</text:p>
          </table:table-cell>
          <table:table-cell office:value-type="float" office:value="0.01886196" calcext:value-type="float">
            <text:p>0.01886196</text:p>
          </table:table-cell>
          <table:table-cell table:formula="of:=IF([.B16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00.png</text:p>
          </table:table-cell>
          <table:table-cell office:value-type="string" calcext:value-type="string">
            <text:p>pathological</text:p>
          </table:table-cell>
          <table:table-cell office:value-type="float" office:value="0.000074542295" calcext:value-type="float">
            <text:p>7.4542295E-05</text:p>
          </table:table-cell>
          <table:table-cell office:value-type="float" office:value="0.9999255" calcext:value-type="float">
            <text:p>0.9999255</text:p>
          </table:table-cell>
          <table:table-cell table:formula="of:=IF([.B17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42.png</text:p>
          </table:table-cell>
          <table:table-cell office:value-type="string" calcext:value-type="string">
            <text:p>pathological</text:p>
          </table:table-cell>
          <table:table-cell office:value-type="float" office:value="0.00023513313" calcext:value-type="float">
            <text:p>0.0002351331</text:p>
          </table:table-cell>
          <table:table-cell office:value-type="float" office:value="0.99976486" calcext:value-type="float">
            <text:p>0.99976486</text:p>
          </table:table-cell>
          <table:table-cell table:formula="of:=IF([.B17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7-17.png</text:p>
          </table:table-cell>
          <table:table-cell office:value-type="string" calcext:value-type="string">
            <text:p>pathological</text:p>
          </table:table-cell>
          <table:table-cell office:value-type="float" office:value="0.19181515" calcext:value-type="float">
            <text:p>0.19181515</text:p>
          </table:table-cell>
          <table:table-cell office:value-type="float" office:value="0.80818486" calcext:value-type="float">
            <text:p>0.80818486</text:p>
          </table:table-cell>
          <table:table-cell table:formula="of:=IF([.B17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7-51.png</text:p>
          </table:table-cell>
          <table:table-cell office:value-type="string" calcext:value-type="string">
            <text:p>healthy</text:p>
          </table:table-cell>
          <table:table-cell office:value-type="float" office:value="0.99415165" calcext:value-type="float">
            <text:p>0.99415165</text:p>
          </table:table-cell>
          <table:table-cell office:value-type="float" office:value="0.0058483863" calcext:value-type="float">
            <text:p>0.0058483863</text:p>
          </table:table-cell>
          <table:table-cell table:formula="of:=IF([.B17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39-25.png</text:p>
          </table:table-cell>
          <table:table-cell office:value-type="string" calcext:value-type="string">
            <text:p>healthy</text:p>
          </table:table-cell>
          <table:table-cell office:value-type="float" office:value="0.82071036" calcext:value-type="float">
            <text:p>0.82071036</text:p>
          </table:table-cell>
          <table:table-cell office:value-type="float" office:value="0.17928961" calcext:value-type="float">
            <text:p>0.17928961</text:p>
          </table:table-cell>
          <table:table-cell table:formula="of:=IF([.B17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8-45.png</text:p>
          </table:table-cell>
          <table:table-cell office:value-type="string" calcext:value-type="string">
            <text:p>healthy</text:p>
          </table:table-cell>
          <table:table-cell office:value-type="float" office:value="0.9993162" calcext:value-type="float">
            <text:p>0.9993162</text:p>
          </table:table-cell>
          <table:table-cell office:value-type="float" office:value="0.000683819" calcext:value-type="float">
            <text:p>0.000683819</text:p>
          </table:table-cell>
          <table:table-cell table:formula="of:=IF([.B17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53.png</text:p>
          </table:table-cell>
          <table:table-cell office:value-type="string" calcext:value-type="string">
            <text:p>pathological</text:p>
          </table:table-cell>
          <table:table-cell office:value-type="float" office:value="0.002695285" calcext:value-type="float">
            <text:p>0.002695285</text:p>
          </table:table-cell>
          <table:table-cell office:value-type="float" office:value="0.9973047" calcext:value-type="float">
            <text:p>0.9973047</text:p>
          </table:table-cell>
          <table:table-cell table:formula="of:=IF([.B17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6-04.png</text:p>
          </table:table-cell>
          <table:table-cell office:value-type="string" calcext:value-type="string">
            <text:p>healthy</text:p>
          </table:table-cell>
          <table:table-cell office:value-type="float" office:value="0.99962413" calcext:value-type="float">
            <text:p>0.99962413</text:p>
          </table:table-cell>
          <table:table-cell office:value-type="float" office:value="0.00037588266" calcext:value-type="float">
            <text:p>0.0003758827</text:p>
          </table:table-cell>
          <table:table-cell table:formula="of:=IF([.B17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08.png</text:p>
          </table:table-cell>
          <table:table-cell office:value-type="string" calcext:value-type="string">
            <text:p>pathological</text:p>
          </table:table-cell>
          <table:table-cell office:value-type="float" office:value="0.00000026054374" calcext:value-type="float">
            <text:p>2.6054374E-07</text:p>
          </table:table-cell>
          <table:table-cell office:value-type="float" office:value="0.99999976" calcext:value-type="float">
            <text:p>0.99999976</text:p>
          </table:table-cell>
          <table:table-cell table:formula="of:=IF([.B17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3-26.png</text:p>
          </table:table-cell>
          <table:table-cell office:value-type="string" calcext:value-type="string">
            <text:p>pathological</text:p>
          </table:table-cell>
          <table:table-cell office:value-type="float" office:value="0.000590831" calcext:value-type="float">
            <text:p>0.000590831</text:p>
          </table:table-cell>
          <table:table-cell office:value-type="float" office:value="0.9994092" calcext:value-type="float">
            <text:p>0.9994092</text:p>
          </table:table-cell>
          <table:table-cell table:formula="of:=IF([.B17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5-54.png</text:p>
          </table:table-cell>
          <table:table-cell office:value-type="string" calcext:value-type="string">
            <text:p>pathological</text:p>
          </table:table-cell>
          <table:table-cell office:value-type="float" office:value="0.057683088" calcext:value-type="float">
            <text:p>0.057683088</text:p>
          </table:table-cell>
          <table:table-cell office:value-type="float" office:value="0.94231695" calcext:value-type="float">
            <text:p>0.94231695</text:p>
          </table:table-cell>
          <table:table-cell table:formula="of:=IF([.B18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7-30.png</text:p>
          </table:table-cell>
          <table:table-cell office:value-type="string" calcext:value-type="string">
            <text:p>pathological</text:p>
          </table:table-cell>
          <table:table-cell office:value-type="float" office:value="0.00014423704" calcext:value-type="float">
            <text:p>0.000144237</text:p>
          </table:table-cell>
          <table:table-cell office:value-type="float" office:value="0.99985576" calcext:value-type="float">
            <text:p>0.99985576</text:p>
          </table:table-cell>
          <table:table-cell table:formula="of:=IF([.B18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9-20.png</text:p>
          </table:table-cell>
          <table:table-cell office:value-type="string" calcext:value-type="string">
            <text:p>healthy</text:p>
          </table:table-cell>
          <table:table-cell office:value-type="float" office:value="0.9958872" calcext:value-type="float">
            <text:p>0.9958872</text:p>
          </table:table-cell>
          <table:table-cell office:value-type="float" office:value="0.0041127778" calcext:value-type="float">
            <text:p>0.0041127778</text:p>
          </table:table-cell>
          <table:table-cell table:formula="of:=IF([.B18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5-02.png</text:p>
          </table:table-cell>
          <table:table-cell office:value-type="string" calcext:value-type="string">
            <text:p>pathological</text:p>
          </table:table-cell>
          <table:table-cell office:value-type="float" office:value="0.00044404177" calcext:value-type="float">
            <text:p>0.0004440418</text:p>
          </table:table-cell>
          <table:table-cell office:value-type="float" office:value="0.9995559" calcext:value-type="float">
            <text:p>0.9995559</text:p>
          </table:table-cell>
          <table:table-cell table:formula="of:=IF([.B18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4-48.png</text:p>
          </table:table-cell>
          <table:table-cell office:value-type="string" calcext:value-type="string">
            <text:p>healthy</text:p>
          </table:table-cell>
          <table:table-cell office:value-type="float" office:value="0.8655988" calcext:value-type="float">
            <text:p>0.8655988</text:p>
          </table:table-cell>
          <table:table-cell office:value-type="float" office:value="0.13440114" calcext:value-type="float">
            <text:p>0.13440114</text:p>
          </table:table-cell>
          <table:table-cell table:formula="of:=IF([.B18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4-48.png</text:p>
          </table:table-cell>
          <table:table-cell office:value-type="string" calcext:value-type="string">
            <text:p>pathological</text:p>
          </table:table-cell>
          <table:table-cell office:value-type="float" office:value="0.008896563" calcext:value-type="float">
            <text:p>0.008896563</text:p>
          </table:table-cell>
          <table:table-cell office:value-type="float" office:value="0.9911034" calcext:value-type="float">
            <text:p>0.9911034</text:p>
          </table:table-cell>
          <table:table-cell table:formula="of:=IF([.B18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0-58.png</text:p>
          </table:table-cell>
          <table:table-cell office:value-type="string" calcext:value-type="string">
            <text:p>pathological</text:p>
          </table:table-cell>
          <table:table-cell office:value-type="float" office:value="0.005027264" calcext:value-type="float">
            <text:p>0.005027264</text:p>
          </table:table-cell>
          <table:table-cell office:value-type="float" office:value="0.9949727" calcext:value-type="float">
            <text:p>0.9949727</text:p>
          </table:table-cell>
          <table:table-cell table:formula="of:=IF([.B18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9-08.png</text:p>
          </table:table-cell>
          <table:table-cell office:value-type="string" calcext:value-type="string">
            <text:p>pathological</text:p>
          </table:table-cell>
          <table:table-cell office:value-type="float" office:value="0.000011496395" calcext:value-type="float">
            <text:p>1.1496395E-05</text:p>
          </table:table-cell>
          <table:table-cell office:value-type="float" office:value="0.99998856" calcext:value-type="float">
            <text:p>0.99998856</text:p>
          </table:table-cell>
          <table:table-cell table:formula="of:=IF([.B18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3-44.png</text:p>
          </table:table-cell>
          <table:table-cell office:value-type="string" calcext:value-type="string">
            <text:p>pathological</text:p>
          </table:table-cell>
          <table:table-cell office:value-type="float" office:value="0.22492634" calcext:value-type="float">
            <text:p>0.22492634</text:p>
          </table:table-cell>
          <table:table-cell office:value-type="float" office:value="0.77507365" calcext:value-type="float">
            <text:p>0.77507365</text:p>
          </table:table-cell>
          <table:table-cell table:formula="of:=IF([.B18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1-45.png</text:p>
          </table:table-cell>
          <table:table-cell office:value-type="string" calcext:value-type="string">
            <text:p>pathological</text:p>
          </table:table-cell>
          <table:table-cell office:value-type="float" office:value="0.0037899825" calcext:value-type="float">
            <text:p>0.0037899825</text:p>
          </table:table-cell>
          <table:table-cell office:value-type="float" office:value="0.99621" calcext:value-type="float">
            <text:p>0.99621</text:p>
          </table:table-cell>
          <table:table-cell table:formula="of:=IF([.B18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43.png</text:p>
          </table:table-cell>
          <table:table-cell office:value-type="string" calcext:value-type="string">
            <text:p>healthy</text:p>
          </table:table-cell>
          <table:table-cell office:value-type="float" office:value="0.801065" calcext:value-type="float">
            <text:p>0.801065</text:p>
          </table:table-cell>
          <table:table-cell office:value-type="float" office:value="0.19893499" calcext:value-type="float">
            <text:p>0.19893499</text:p>
          </table:table-cell>
          <table:table-cell table:formula="of:=IF([.B19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5-47.png</text:p>
          </table:table-cell>
          <table:table-cell office:value-type="string" calcext:value-type="string">
            <text:p>pathological</text:p>
          </table:table-cell>
          <table:table-cell office:value-type="float" office:value="0.031169418" calcext:value-type="float">
            <text:p>0.031169418</text:p>
          </table:table-cell>
          <table:table-cell office:value-type="float" office:value="0.9688306" calcext:value-type="float">
            <text:p>0.9688306</text:p>
          </table:table-cell>
          <table:table-cell table:formula="of:=IF([.B19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4-44.png</text:p>
          </table:table-cell>
          <table:table-cell office:value-type="string" calcext:value-type="string">
            <text:p>pathological</text:p>
          </table:table-cell>
          <table:table-cell office:value-type="float" office:value="0.008329742" calcext:value-type="float">
            <text:p>0.008329742</text:p>
          </table:table-cell>
          <table:table-cell office:value-type="float" office:value="0.99167025" calcext:value-type="float">
            <text:p>0.99167025</text:p>
          </table:table-cell>
          <table:table-cell table:formula="of:=IF([.B19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18.png</text:p>
          </table:table-cell>
          <table:table-cell office:value-type="string" calcext:value-type="string">
            <text:p>healthy</text:p>
          </table:table-cell>
          <table:table-cell office:value-type="float" office:value="0.9997609" calcext:value-type="float">
            <text:p>0.9997609</text:p>
          </table:table-cell>
          <table:table-cell office:value-type="float" office:value="0.00023913172" calcext:value-type="float">
            <text:p>0.0002391317</text:p>
          </table:table-cell>
          <table:table-cell table:formula="of:=IF([.B19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4-01.png</text:p>
          </table:table-cell>
          <table:table-cell office:value-type="string" calcext:value-type="string">
            <text:p>pathological</text:p>
          </table:table-cell>
          <table:table-cell office:value-type="float" office:value="0.042972326" calcext:value-type="float">
            <text:p>0.042972326</text:p>
          </table:table-cell>
          <table:table-cell office:value-type="float" office:value="0.9570277" calcext:value-type="float">
            <text:p>0.9570277</text:p>
          </table:table-cell>
          <table:table-cell table:formula="of:=IF([.B19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09.png</text:p>
          </table:table-cell>
          <table:table-cell office:value-type="string" calcext:value-type="string">
            <text:p>healthy</text:p>
          </table:table-cell>
          <table:table-cell office:value-type="float" office:value="0.998524" calcext:value-type="float">
            <text:p>0.998524</text:p>
          </table:table-cell>
          <table:table-cell office:value-type="float" office:value="0.0014760534" calcext:value-type="float">
            <text:p>0.0014760534</text:p>
          </table:table-cell>
          <table:table-cell table:formula="of:=IF([.B19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39-46.png</text:p>
          </table:table-cell>
          <table:table-cell office:value-type="string" calcext:value-type="string">
            <text:p>healthy</text:p>
          </table:table-cell>
          <table:table-cell office:value-type="float" office:value="0.99743736" calcext:value-type="float">
            <text:p>0.99743736</text:p>
          </table:table-cell>
          <table:table-cell office:value-type="float" office:value="0.0025625825" calcext:value-type="float">
            <text:p>0.0025625825</text:p>
          </table:table-cell>
          <table:table-cell table:formula="of:=IF([.B19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6-12.png</text:p>
          </table:table-cell>
          <table:table-cell office:value-type="string" calcext:value-type="string">
            <text:p>pathological</text:p>
          </table:table-cell>
          <table:table-cell office:value-type="float" office:value="0.027230108" calcext:value-type="float">
            <text:p>0.027230108</text:p>
          </table:table-cell>
          <table:table-cell office:value-type="float" office:value="0.97276986" calcext:value-type="float">
            <text:p>0.97276986</text:p>
          </table:table-cell>
          <table:table-cell table:formula="of:=IF([.B19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0-10.png</text:p>
          </table:table-cell>
          <table:table-cell office:value-type="string" calcext:value-type="string">
            <text:p>healthy</text:p>
          </table:table-cell>
          <table:table-cell office:value-type="float" office:value="0.99953735" calcext:value-type="float">
            <text:p>0.99953735</text:p>
          </table:table-cell>
          <table:table-cell office:value-type="float" office:value="0.00046265448" calcext:value-type="float">
            <text:p>0.0004626545</text:p>
          </table:table-cell>
          <table:table-cell table:formula="of:=IF([.B19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0-43.png</text:p>
          </table:table-cell>
          <table:table-cell office:value-type="string" calcext:value-type="string">
            <text:p>healthy</text:p>
          </table:table-cell>
          <table:table-cell office:value-type="float" office:value="0.8974316" calcext:value-type="float">
            <text:p>0.8974316</text:p>
          </table:table-cell>
          <table:table-cell office:value-type="float" office:value="0.10256842" calcext:value-type="float">
            <text:p>0.10256842</text:p>
          </table:table-cell>
          <table:table-cell table:formula="of:=IF([.B19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1-12.png</text:p>
          </table:table-cell>
          <table:table-cell office:value-type="string" calcext:value-type="string">
            <text:p>pathological</text:p>
          </table:table-cell>
          <table:table-cell office:value-type="float" office:value="0.0018228273" calcext:value-type="float">
            <text:p>0.0018228273</text:p>
          </table:table-cell>
          <table:table-cell office:value-type="float" office:value="0.9981772" calcext:value-type="float">
            <text:p>0.9981772</text:p>
          </table:table-cell>
          <table:table-cell table:formula="of:=IF([.B20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6-28.png</text:p>
          </table:table-cell>
          <table:table-cell office:value-type="string" calcext:value-type="string">
            <text:p>pathological</text:p>
          </table:table-cell>
          <table:table-cell office:value-type="float" office:value="0.0012396672" calcext:value-type="float">
            <text:p>0.0012396672</text:p>
          </table:table-cell>
          <table:table-cell office:value-type="float" office:value="0.99876034" calcext:value-type="float">
            <text:p>0.99876034</text:p>
          </table:table-cell>
          <table:table-cell table:formula="of:=IF([.B20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50-30.png</text:p>
          </table:table-cell>
          <table:table-cell office:value-type="string" calcext:value-type="string">
            <text:p>pathological</text:p>
          </table:table-cell>
          <table:table-cell office:value-type="float" office:value="0.015566722" calcext:value-type="float">
            <text:p>0.015566722</text:p>
          </table:table-cell>
          <table:table-cell office:value-type="float" office:value="0.9844333" calcext:value-type="float">
            <text:p>0.9844333</text:p>
          </table:table-cell>
          <table:table-cell table:formula="of:=IF([.B20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15.png</text:p>
          </table:table-cell>
          <table:table-cell office:value-type="string" calcext:value-type="string">
            <text:p>pathological</text:p>
          </table:table-cell>
          <table:table-cell office:value-type="float" office:value="0.040966783" calcext:value-type="float">
            <text:p>0.040966783</text:p>
          </table:table-cell>
          <table:table-cell office:value-type="float" office:value="0.95903325" calcext:value-type="float">
            <text:p>0.95903325</text:p>
          </table:table-cell>
          <table:table-cell table:formula="of:=IF([.B20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7-54.png</text:p>
          </table:table-cell>
          <table:table-cell office:value-type="string" calcext:value-type="string">
            <text:p>healthy</text:p>
          </table:table-cell>
          <table:table-cell office:value-type="float" office:value="0.7596524" calcext:value-type="float">
            <text:p>0.7596524</text:p>
          </table:table-cell>
          <table:table-cell office:value-type="float" office:value="0.2403476" calcext:value-type="float">
            <text:p>0.2403476</text:p>
          </table:table-cell>
          <table:table-cell table:formula="of:=IF([.B20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3-19.png</text:p>
          </table:table-cell>
          <table:table-cell office:value-type="string" calcext:value-type="string">
            <text:p>healthy</text:p>
          </table:table-cell>
          <table:table-cell office:value-type="float" office:value="0.99406236" calcext:value-type="float">
            <text:p>0.99406236</text:p>
          </table:table-cell>
          <table:table-cell office:value-type="float" office:value="0.0059376745" calcext:value-type="float">
            <text:p>0.0059376745</text:p>
          </table:table-cell>
          <table:table-cell table:formula="of:=IF([.B20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0-16.png</text:p>
          </table:table-cell>
          <table:table-cell office:value-type="string" calcext:value-type="string">
            <text:p>pathological</text:p>
          </table:table-cell>
          <table:table-cell office:value-type="float" office:value="0.032560907" calcext:value-type="float">
            <text:p>0.032560907</text:p>
          </table:table-cell>
          <table:table-cell office:value-type="float" office:value="0.96743906" calcext:value-type="float">
            <text:p>0.96743906</text:p>
          </table:table-cell>
          <table:table-cell table:formula="of:=IF([.B20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5-07.png</text:p>
          </table:table-cell>
          <table:table-cell office:value-type="string" calcext:value-type="string">
            <text:p>pathological</text:p>
          </table:table-cell>
          <table:table-cell office:value-type="float" office:value="0.000026003363" calcext:value-type="float">
            <text:p>2.6003363E-05</text:p>
          </table:table-cell>
          <table:table-cell office:value-type="float" office:value="0.999974" calcext:value-type="float">
            <text:p>0.999974</text:p>
          </table:table-cell>
          <table:table-cell table:formula="of:=IF([.B20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53.png</text:p>
          </table:table-cell>
          <table:table-cell office:value-type="string" calcext:value-type="string">
            <text:p>pathological</text:p>
          </table:table-cell>
          <table:table-cell office:value-type="float" office:value="0.0021665136" calcext:value-type="float">
            <text:p>0.0021665136</text:p>
          </table:table-cell>
          <table:table-cell office:value-type="float" office:value="0.99783355" calcext:value-type="float">
            <text:p>0.99783355</text:p>
          </table:table-cell>
          <table:table-cell table:formula="of:=IF([.B20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48.png</text:p>
          </table:table-cell>
          <table:table-cell office:value-type="string" calcext:value-type="string">
            <text:p>healthy</text:p>
          </table:table-cell>
          <table:table-cell office:value-type="float" office:value="0.9888109" calcext:value-type="float">
            <text:p>0.9888109</text:p>
          </table:table-cell>
          <table:table-cell office:value-type="float" office:value="0.011189072" calcext:value-type="float">
            <text:p>0.011189072</text:p>
          </table:table-cell>
          <table:table-cell table:formula="of:=IF([.B20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4-53.png</text:p>
          </table:table-cell>
          <table:table-cell office:value-type="string" calcext:value-type="string">
            <text:p>healthy</text:p>
          </table:table-cell>
          <table:table-cell office:value-type="float" office:value="0.75593966" calcext:value-type="float">
            <text:p>0.75593966</text:p>
          </table:table-cell>
          <table:table-cell office:value-type="float" office:value="0.2440603" calcext:value-type="float">
            <text:p>0.2440603</text:p>
          </table:table-cell>
          <table:table-cell table:formula="of:=IF([.B21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3-01.png</text:p>
          </table:table-cell>
          <table:table-cell office:value-type="string" calcext:value-type="string">
            <text:p>pathological</text:p>
          </table:table-cell>
          <table:table-cell office:value-type="float" office:value="0.00030846274" calcext:value-type="float">
            <text:p>0.0003084627</text:p>
          </table:table-cell>
          <table:table-cell office:value-type="float" office:value="0.9996916" calcext:value-type="float">
            <text:p>0.9996916</text:p>
          </table:table-cell>
          <table:table-cell table:formula="of:=IF([.B21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7-13.png</text:p>
          </table:table-cell>
          <table:table-cell office:value-type="string" calcext:value-type="string">
            <text:p>pathological</text:p>
          </table:table-cell>
          <table:table-cell office:value-type="float" office:value="0.001567338" calcext:value-type="float">
            <text:p>0.001567338</text:p>
          </table:table-cell>
          <table:table-cell office:value-type="float" office:value="0.9984327" calcext:value-type="float">
            <text:p>0.9984327</text:p>
          </table:table-cell>
          <table:table-cell table:formula="of:=IF([.B21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6-27.png</text:p>
          </table:table-cell>
          <table:table-cell office:value-type="string" calcext:value-type="string">
            <text:p>healthy</text:p>
          </table:table-cell>
          <table:table-cell office:value-type="float" office:value="0.9998342" calcext:value-type="float">
            <text:p>0.9998342</text:p>
          </table:table-cell>
          <table:table-cell office:value-type="float" office:value="0.00016576826" calcext:value-type="float">
            <text:p>0.0001657683</text:p>
          </table:table-cell>
          <table:table-cell table:formula="of:=IF([.B21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6-47.png</text:p>
          </table:table-cell>
          <table:table-cell office:value-type="string" calcext:value-type="string">
            <text:p>healthy</text:p>
          </table:table-cell>
          <table:table-cell office:value-type="float" office:value="0.99969685" calcext:value-type="float">
            <text:p>0.99969685</text:p>
          </table:table-cell>
          <table:table-cell office:value-type="float" office:value="0.00030319765" calcext:value-type="float">
            <text:p>0.0003031977</text:p>
          </table:table-cell>
          <table:table-cell table:formula="of:=IF([.B21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2-50.png</text:p>
          </table:table-cell>
          <table:table-cell office:value-type="string" calcext:value-type="string">
            <text:p>pathological</text:p>
          </table:table-cell>
          <table:table-cell office:value-type="float" office:value="0.000023386992" calcext:value-type="float">
            <text:p>0.000023387</text:p>
          </table:table-cell>
          <table:table-cell office:value-type="float" office:value="0.99997663" calcext:value-type="float">
            <text:p>0.99997663</text:p>
          </table:table-cell>
          <table:table-cell table:formula="of:=IF([.B21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6-53.png</text:p>
          </table:table-cell>
          <table:table-cell office:value-type="string" calcext:value-type="string">
            <text:p>healthy</text:p>
          </table:table-cell>
          <table:table-cell office:value-type="float" office:value="0.99940574" calcext:value-type="float">
            <text:p>0.99940574</text:p>
          </table:table-cell>
          <table:table-cell office:value-type="float" office:value="0.00059431227" calcext:value-type="float">
            <text:p>0.0005943123</text:p>
          </table:table-cell>
          <table:table-cell table:formula="of:=IF([.B21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3-26.png</text:p>
          </table:table-cell>
          <table:table-cell office:value-type="string" calcext:value-type="string">
            <text:p>healthy</text:p>
          </table:table-cell>
          <table:table-cell office:value-type="float" office:value="0.99989045" calcext:value-type="float">
            <text:p>0.99989045</text:p>
          </table:table-cell>
          <table:table-cell office:value-type="float" office:value="0.00010958735" calcext:value-type="float">
            <text:p>0.0001095874</text:p>
          </table:table-cell>
          <table:table-cell table:formula="of:=IF([.B21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2-00.png</text:p>
          </table:table-cell>
          <table:table-cell office:value-type="string" calcext:value-type="string">
            <text:p>healthy</text:p>
          </table:table-cell>
          <table:table-cell office:value-type="float" office:value="0.99921525" calcext:value-type="float">
            <text:p>0.99921525</text:p>
          </table:table-cell>
          <table:table-cell office:value-type="float" office:value="0.0007847587" calcext:value-type="float">
            <text:p>0.0007847587</text:p>
          </table:table-cell>
          <table:table-cell table:formula="of:=IF([.B21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1-50.png</text:p>
          </table:table-cell>
          <table:table-cell office:value-type="string" calcext:value-type="string">
            <text:p>healthy</text:p>
          </table:table-cell>
          <table:table-cell office:value-type="float" office:value="0.9980531" calcext:value-type="float">
            <text:p>0.9980531</text:p>
          </table:table-cell>
          <table:table-cell office:value-type="float" office:value="0.0019468932" calcext:value-type="float">
            <text:p>0.0019468932</text:p>
          </table:table-cell>
          <table:table-cell table:formula="of:=IF([.B21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9-25.png</text:p>
          </table:table-cell>
          <table:table-cell office:value-type="string" calcext:value-type="string">
            <text:p>pathological</text:p>
          </table:table-cell>
          <table:table-cell office:value-type="float" office:value="0.013670794" calcext:value-type="float">
            <text:p>0.013670794</text:p>
          </table:table-cell>
          <table:table-cell office:value-type="float" office:value="0.98632926" calcext:value-type="float">
            <text:p>0.98632926</text:p>
          </table:table-cell>
          <table:table-cell table:formula="of:=IF([.B22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6-17.png</text:p>
          </table:table-cell>
          <table:table-cell office:value-type="string" calcext:value-type="string">
            <text:p>pathological</text:p>
          </table:table-cell>
          <table:table-cell office:value-type="float" office:value="0.28189877" calcext:value-type="float">
            <text:p>0.28189877</text:p>
          </table:table-cell>
          <table:table-cell office:value-type="float" office:value="0.71810126" calcext:value-type="float">
            <text:p>0.71810126</text:p>
          </table:table-cell>
          <table:table-cell table:formula="of:=IF([.B22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9-25.png</text:p>
          </table:table-cell>
          <table:table-cell office:value-type="string" calcext:value-type="string">
            <text:p>healthy</text:p>
          </table:table-cell>
          <table:table-cell office:value-type="float" office:value="0.99993145" calcext:value-type="float">
            <text:p>0.99993145</text:p>
          </table:table-cell>
          <table:table-cell office:value-type="float" office:value="0.00006854826" calcext:value-type="float">
            <text:p>6.854826E-05</text:p>
          </table:table-cell>
          <table:table-cell table:formula="of:=IF([.B22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19.png</text:p>
          </table:table-cell>
          <table:table-cell office:value-type="string" calcext:value-type="string">
            <text:p>healthy</text:p>
          </table:table-cell>
          <table:table-cell office:value-type="float" office:value="0.93444896" calcext:value-type="float">
            <text:p>0.93444896</text:p>
          </table:table-cell>
          <table:table-cell office:value-type="float" office:value="0.06555111" calcext:value-type="float">
            <text:p>0.06555111</text:p>
          </table:table-cell>
          <table:table-cell table:formula="of:=IF([.B22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6-09.png</text:p>
          </table:table-cell>
          <table:table-cell office:value-type="string" calcext:value-type="string">
            <text:p>pathological</text:p>
          </table:table-cell>
          <table:table-cell office:value-type="float" office:value="0.0018637965" calcext:value-type="float">
            <text:p>0.0018637965</text:p>
          </table:table-cell>
          <table:table-cell office:value-type="float" office:value="0.99813616" calcext:value-type="float">
            <text:p>0.99813616</text:p>
          </table:table-cell>
          <table:table-cell table:formula="of:=IF([.B22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9-13.png</text:p>
          </table:table-cell>
          <table:table-cell office:value-type="string" calcext:value-type="string">
            <text:p>pathological</text:p>
          </table:table-cell>
          <table:table-cell office:value-type="float" office:value="0.00027438274" calcext:value-type="float">
            <text:p>0.0002743827</text:p>
          </table:table-cell>
          <table:table-cell office:value-type="float" office:value="0.99972564" calcext:value-type="float">
            <text:p>0.99972564</text:p>
          </table:table-cell>
          <table:table-cell table:formula="of:=IF([.B22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17.png</text:p>
          </table:table-cell>
          <table:table-cell office:value-type="string" calcext:value-type="string">
            <text:p>healthy</text:p>
          </table:table-cell>
          <table:table-cell office:value-type="float" office:value="0.9954301" calcext:value-type="float">
            <text:p>0.9954301</text:p>
          </table:table-cell>
          <table:table-cell office:value-type="float" office:value="0.0045699235" calcext:value-type="float">
            <text:p>0.0045699235</text:p>
          </table:table-cell>
          <table:table-cell table:formula="of:=IF([.B22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6-50.png</text:p>
          </table:table-cell>
          <table:table-cell office:value-type="string" calcext:value-type="string">
            <text:p>healthy</text:p>
          </table:table-cell>
          <table:table-cell office:value-type="float" office:value="0.99369967" calcext:value-type="float">
            <text:p>0.99369967</text:p>
          </table:table-cell>
          <table:table-cell office:value-type="float" office:value="0.0063002943" calcext:value-type="float">
            <text:p>0.0063002943</text:p>
          </table:table-cell>
          <table:table-cell table:formula="of:=IF([.B22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3-12.png</text:p>
          </table:table-cell>
          <table:table-cell office:value-type="string" calcext:value-type="string">
            <text:p>pathological</text:p>
          </table:table-cell>
          <table:table-cell office:value-type="float" office:value="0.18016325" calcext:value-type="float">
            <text:p>0.18016325</text:p>
          </table:table-cell>
          <table:table-cell office:value-type="float" office:value="0.81983674" calcext:value-type="float">
            <text:p>0.81983674</text:p>
          </table:table-cell>
          <table:table-cell table:formula="of:=IF([.B22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5-59.png</text:p>
          </table:table-cell>
          <table:table-cell office:value-type="string" calcext:value-type="string">
            <text:p>pathological</text:p>
          </table:table-cell>
          <table:table-cell office:value-type="float" office:value="0.0024177204" calcext:value-type="float">
            <text:p>0.0024177204</text:p>
          </table:table-cell>
          <table:table-cell office:value-type="float" office:value="0.9975823" calcext:value-type="float">
            <text:p>0.9975823</text:p>
          </table:table-cell>
          <table:table-cell table:formula="of:=IF([.B22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2-21.png</text:p>
          </table:table-cell>
          <table:table-cell office:value-type="string" calcext:value-type="string">
            <text:p>pathological</text:p>
          </table:table-cell>
          <table:table-cell office:value-type="float" office:value="0.0009546826" calcext:value-type="float">
            <text:p>0.0009546826</text:p>
          </table:table-cell>
          <table:table-cell office:value-type="float" office:value="0.9990453" calcext:value-type="float">
            <text:p>0.9990453</text:p>
          </table:table-cell>
          <table:table-cell table:formula="of:=IF([.B23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6-51.png</text:p>
          </table:table-cell>
          <table:table-cell office:value-type="string" calcext:value-type="string">
            <text:p>healthy</text:p>
          </table:table-cell>
          <table:table-cell office:value-type="float" office:value="0.8664451" calcext:value-type="float">
            <text:p>0.8664451</text:p>
          </table:table-cell>
          <table:table-cell office:value-type="float" office:value="0.13355492" calcext:value-type="float">
            <text:p>0.13355492</text:p>
          </table:table-cell>
          <table:table-cell table:formula="of:=IF([.B23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5-49.png</text:p>
          </table:table-cell>
          <table:table-cell office:value-type="string" calcext:value-type="string">
            <text:p>pathological</text:p>
          </table:table-cell>
          <table:table-cell office:value-type="float" office:value="0.001426446" calcext:value-type="float">
            <text:p>0.001426446</text:p>
          </table:table-cell>
          <table:table-cell office:value-type="float" office:value="0.99857354" calcext:value-type="float">
            <text:p>0.99857354</text:p>
          </table:table-cell>
          <table:table-cell table:formula="of:=IF([.B23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6-13.png</text:p>
          </table:table-cell>
          <table:table-cell office:value-type="string" calcext:value-type="string">
            <text:p>healthy</text:p>
          </table:table-cell>
          <table:table-cell office:value-type="float" office:value="0.9074357" calcext:value-type="float">
            <text:p>0.9074357</text:p>
          </table:table-cell>
          <table:table-cell office:value-type="float" office:value="0.092564255" calcext:value-type="float">
            <text:p>0.092564255</text:p>
          </table:table-cell>
          <table:table-cell table:formula="of:=IF([.B23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6-14.png</text:p>
          </table:table-cell>
          <table:table-cell office:value-type="string" calcext:value-type="string">
            <text:p>pathological</text:p>
          </table:table-cell>
          <table:table-cell office:value-type="float" office:value="0.000027253182" calcext:value-type="float">
            <text:p>2.7253182E-05</text:p>
          </table:table-cell>
          <table:table-cell office:value-type="float" office:value="0.9999727" calcext:value-type="float">
            <text:p>0.9999727</text:p>
          </table:table-cell>
          <table:table-cell table:formula="of:=IF([.B23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6-03.png</text:p>
          </table:table-cell>
          <table:table-cell office:value-type="string" calcext:value-type="string">
            <text:p>pathological</text:p>
          </table:table-cell>
          <table:table-cell office:value-type="float" office:value="0.0057905726" calcext:value-type="float">
            <text:p>0.0057905726</text:p>
          </table:table-cell>
          <table:table-cell office:value-type="float" office:value="0.9942094" calcext:value-type="float">
            <text:p>0.9942094</text:p>
          </table:table-cell>
          <table:table-cell table:formula="of:=IF([.B23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7-23.png</text:p>
          </table:table-cell>
          <table:table-cell office:value-type="string" calcext:value-type="string">
            <text:p>pathological</text:p>
          </table:table-cell>
          <table:table-cell office:value-type="float" office:value="0.011358785" calcext:value-type="float">
            <text:p>0.011358785</text:p>
          </table:table-cell>
          <table:table-cell office:value-type="float" office:value="0.9886412" calcext:value-type="float">
            <text:p>0.9886412</text:p>
          </table:table-cell>
          <table:table-cell table:formula="of:=IF([.B23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7-38.png</text:p>
          </table:table-cell>
          <table:table-cell office:value-type="string" calcext:value-type="string">
            <text:p>pathological</text:p>
          </table:table-cell>
          <table:table-cell office:value-type="float" office:value="0.000060161536" calcext:value-type="float">
            <text:p>6.0161536E-05</text:p>
          </table:table-cell>
          <table:table-cell office:value-type="float" office:value="0.9999398" calcext:value-type="float">
            <text:p>0.9999398</text:p>
          </table:table-cell>
          <table:table-cell table:formula="of:=IF([.B23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8-32.png</text:p>
          </table:table-cell>
          <table:table-cell office:value-type="string" calcext:value-type="string">
            <text:p>pathological</text:p>
          </table:table-cell>
          <table:table-cell office:value-type="float" office:value="0.0000018973874" calcext:value-type="float">
            <text:p>1.8973874E-06</text:p>
          </table:table-cell>
          <table:table-cell office:value-type="float" office:value="0.9999981" calcext:value-type="float">
            <text:p>0.9999981</text:p>
          </table:table-cell>
          <table:table-cell table:formula="of:=IF([.B23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42-02.png</text:p>
          </table:table-cell>
          <table:table-cell office:value-type="string" calcext:value-type="string">
            <text:p>pathological</text:p>
          </table:table-cell>
          <table:table-cell office:value-type="float" office:value="0.0074782805" calcext:value-type="float">
            <text:p>0.0074782805</text:p>
          </table:table-cell>
          <table:table-cell office:value-type="float" office:value="0.9925217" calcext:value-type="float">
            <text:p>0.9925217</text:p>
          </table:table-cell>
          <table:table-cell table:formula="of:=IF([.B23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7-23.png</text:p>
          </table:table-cell>
          <table:table-cell office:value-type="string" calcext:value-type="string">
            <text:p>pathological</text:p>
          </table:table-cell>
          <table:table-cell office:value-type="float" office:value="0.000307199" calcext:value-type="float">
            <text:p>0.000307199</text:p>
          </table:table-cell>
          <table:table-cell office:value-type="float" office:value="0.9996928" calcext:value-type="float">
            <text:p>0.9996928</text:p>
          </table:table-cell>
          <table:table-cell table:formula="of:=IF([.B24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22.png</text:p>
          </table:table-cell>
          <table:table-cell office:value-type="string" calcext:value-type="string">
            <text:p>healthy</text:p>
          </table:table-cell>
          <table:table-cell office:value-type="float" office:value="0.9961849" calcext:value-type="float">
            <text:p>0.9961849</text:p>
          </table:table-cell>
          <table:table-cell office:value-type="float" office:value="0.0038151646" calcext:value-type="float">
            <text:p>0.0038151646</text:p>
          </table:table-cell>
          <table:table-cell table:formula="of:=IF([.B24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3-57.png</text:p>
          </table:table-cell>
          <table:table-cell office:value-type="string" calcext:value-type="string">
            <text:p>pathological</text:p>
          </table:table-cell>
          <table:table-cell office:value-type="float" office:value="0.0007535898" calcext:value-type="float">
            <text:p>0.0007535898</text:p>
          </table:table-cell>
          <table:table-cell office:value-type="float" office:value="0.9992465" calcext:value-type="float">
            <text:p>0.9992465</text:p>
          </table:table-cell>
          <table:table-cell table:formula="of:=IF([.B24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7-28.png</text:p>
          </table:table-cell>
          <table:table-cell office:value-type="string" calcext:value-type="string">
            <text:p>pathological</text:p>
          </table:table-cell>
          <table:table-cell office:value-type="float" office:value="0.00007898597" calcext:value-type="float">
            <text:p>0.000078986</text:p>
          </table:table-cell>
          <table:table-cell office:value-type="float" office:value="0.99992096" calcext:value-type="float">
            <text:p>0.99992096</text:p>
          </table:table-cell>
          <table:table-cell table:formula="of:=IF([.B24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1-43.png</text:p>
          </table:table-cell>
          <table:table-cell office:value-type="string" calcext:value-type="string">
            <text:p>healthy</text:p>
          </table:table-cell>
          <table:table-cell office:value-type="float" office:value="0.9998136" calcext:value-type="float">
            <text:p>0.9998136</text:p>
          </table:table-cell>
          <table:table-cell office:value-type="float" office:value="0.0001864667" calcext:value-type="float">
            <text:p>0.0001864667</text:p>
          </table:table-cell>
          <table:table-cell table:formula="of:=IF([.B24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42-45.png</text:p>
          </table:table-cell>
          <table:table-cell office:value-type="string" calcext:value-type="string">
            <text:p>healthy</text:p>
          </table:table-cell>
          <table:table-cell office:value-type="float" office:value="0.99989116" calcext:value-type="float">
            <text:p>0.99989116</text:p>
          </table:table-cell>
          <table:table-cell office:value-type="float" office:value="0.00010877631" calcext:value-type="float">
            <text:p>0.0001087763</text:p>
          </table:table-cell>
          <table:table-cell table:formula="of:=IF([.B24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9-34.png</text:p>
          </table:table-cell>
          <table:table-cell office:value-type="string" calcext:value-type="string">
            <text:p>healthy</text:p>
          </table:table-cell>
          <table:table-cell office:value-type="float" office:value="0.99765897" calcext:value-type="float">
            <text:p>0.99765897</text:p>
          </table:table-cell>
          <table:table-cell office:value-type="float" office:value="0.0023410032" calcext:value-type="float">
            <text:p>0.0023410032</text:p>
          </table:table-cell>
          <table:table-cell table:formula="of:=IF([.B24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5-43.png</text:p>
          </table:table-cell>
          <table:table-cell office:value-type="string" calcext:value-type="string">
            <text:p>healthy</text:p>
          </table:table-cell>
          <table:table-cell office:value-type="float" office:value="0.9989147" calcext:value-type="float">
            <text:p>0.9989147</text:p>
          </table:table-cell>
          <table:table-cell office:value-type="float" office:value="0.0010853006" calcext:value-type="float">
            <text:p>0.0010853006</text:p>
          </table:table-cell>
          <table:table-cell table:formula="of:=IF([.B24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6-39.png</text:p>
          </table:table-cell>
          <table:table-cell office:value-type="string" calcext:value-type="string">
            <text:p>pathological</text:p>
          </table:table-cell>
          <table:table-cell office:value-type="float" office:value="0.020136485" calcext:value-type="float">
            <text:p>0.020136485</text:p>
          </table:table-cell>
          <table:table-cell office:value-type="float" office:value="0.9798636" calcext:value-type="float">
            <text:p>0.9798636</text:p>
          </table:table-cell>
          <table:table-cell table:formula="of:=IF([.B24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5-14.png</text:p>
          </table:table-cell>
          <table:table-cell office:value-type="string" calcext:value-type="string">
            <text:p>pathological</text:p>
          </table:table-cell>
          <table:table-cell office:value-type="float" office:value="0.0008323276" calcext:value-type="float">
            <text:p>0.0008323276</text:p>
          </table:table-cell>
          <table:table-cell office:value-type="float" office:value="0.9991677" calcext:value-type="float">
            <text:p>0.9991677</text:p>
          </table:table-cell>
          <table:table-cell table:formula="of:=IF([.B24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4-02.png</text:p>
          </table:table-cell>
          <table:table-cell office:value-type="string" calcext:value-type="string">
            <text:p>healthy</text:p>
          </table:table-cell>
          <table:table-cell office:value-type="float" office:value="0.99776435" calcext:value-type="float">
            <text:p>0.99776435</text:p>
          </table:table-cell>
          <table:table-cell office:value-type="float" office:value="0.0022356962" calcext:value-type="float">
            <text:p>0.0022356962</text:p>
          </table:table-cell>
          <table:table-cell table:formula="of:=IF([.B25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9-47.png</text:p>
          </table:table-cell>
          <table:table-cell office:value-type="string" calcext:value-type="string">
            <text:p>healthy</text:p>
          </table:table-cell>
          <table:table-cell office:value-type="float" office:value="0.9998709" calcext:value-type="float">
            <text:p>0.9998709</text:p>
          </table:table-cell>
          <table:table-cell office:value-type="float" office:value="0.00012904452" calcext:value-type="float">
            <text:p>0.0001290445</text:p>
          </table:table-cell>
          <table:table-cell table:formula="of:=IF([.B25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8-12.png</text:p>
          </table:table-cell>
          <table:table-cell office:value-type="string" calcext:value-type="string">
            <text:p>pathological</text:p>
          </table:table-cell>
          <table:table-cell office:value-type="float" office:value="0.125423" calcext:value-type="float">
            <text:p>0.125423</text:p>
          </table:table-cell>
          <table:table-cell office:value-type="float" office:value="0.87457705" calcext:value-type="float">
            <text:p>0.87457705</text:p>
          </table:table-cell>
          <table:table-cell table:formula="of:=IF([.B25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5-26.png</text:p>
          </table:table-cell>
          <table:table-cell office:value-type="string" calcext:value-type="string">
            <text:p>pathological</text:p>
          </table:table-cell>
          <table:table-cell office:value-type="float" office:value="0.000030052957" calcext:value-type="float">
            <text:p>0.000030053</text:p>
          </table:table-cell>
          <table:table-cell office:value-type="float" office:value="0.99996996" calcext:value-type="float">
            <text:p>0.99996996</text:p>
          </table:table-cell>
          <table:table-cell table:formula="of:=IF([.B25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5-51.png</text:p>
          </table:table-cell>
          <table:table-cell office:value-type="string" calcext:value-type="string">
            <text:p>pathological</text:p>
          </table:table-cell>
          <table:table-cell office:value-type="float" office:value="0.000083852465" calcext:value-type="float">
            <text:p>8.3852465E-05</text:p>
          </table:table-cell>
          <table:table-cell office:value-type="float" office:value="0.9999162" calcext:value-type="float">
            <text:p>0.9999162</text:p>
          </table:table-cell>
          <table:table-cell table:formula="of:=IF([.B25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0-55.png</text:p>
          </table:table-cell>
          <table:table-cell office:value-type="string" calcext:value-type="string">
            <text:p>healthy</text:p>
          </table:table-cell>
          <table:table-cell office:value-type="float" office:value="0.94901145" calcext:value-type="float">
            <text:p>0.94901145</text:p>
          </table:table-cell>
          <table:table-cell office:value-type="float" office:value="0.050988544" calcext:value-type="float">
            <text:p>0.050988544</text:p>
          </table:table-cell>
          <table:table-cell table:formula="of:=IF([.B25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7-22.png</text:p>
          </table:table-cell>
          <table:table-cell office:value-type="string" calcext:value-type="string">
            <text:p>healthy</text:p>
          </table:table-cell>
          <table:table-cell office:value-type="float" office:value="0.9998066" calcext:value-type="float">
            <text:p>0.9998066</text:p>
          </table:table-cell>
          <table:table-cell office:value-type="float" office:value="0.0001934602" calcext:value-type="float">
            <text:p>0.0001934602</text:p>
          </table:table-cell>
          <table:table-cell table:formula="of:=IF([.B25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45.png</text:p>
          </table:table-cell>
          <table:table-cell office:value-type="string" calcext:value-type="string">
            <text:p>healthy</text:p>
          </table:table-cell>
          <table:table-cell office:value-type="float" office:value="0.99978095" calcext:value-type="float">
            <text:p>0.99978095</text:p>
          </table:table-cell>
          <table:table-cell office:value-type="float" office:value="0.00021905344" calcext:value-type="float">
            <text:p>0.0002190534</text:p>
          </table:table-cell>
          <table:table-cell table:formula="of:=IF([.B25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24.png</text:p>
          </table:table-cell>
          <table:table-cell office:value-type="string" calcext:value-type="string">
            <text:p>healthy</text:p>
          </table:table-cell>
          <table:table-cell office:value-type="float" office:value="0.83028597" calcext:value-type="float">
            <text:p>0.83028597</text:p>
          </table:table-cell>
          <table:table-cell office:value-type="float" office:value="0.1697141" calcext:value-type="float">
            <text:p>0.1697141</text:p>
          </table:table-cell>
          <table:table-cell table:formula="of:=IF([.B25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3-11.png</text:p>
          </table:table-cell>
          <table:table-cell office:value-type="string" calcext:value-type="string">
            <text:p>healthy</text:p>
          </table:table-cell>
          <table:table-cell office:value-type="float" office:value="0.9991381" calcext:value-type="float">
            <text:p>0.9991381</text:p>
          </table:table-cell>
          <table:table-cell office:value-type="float" office:value="0.0008618272" calcext:value-type="float">
            <text:p>0.0008618272</text:p>
          </table:table-cell>
          <table:table-cell table:formula="of:=IF([.B25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52.png</text:p>
          </table:table-cell>
          <table:table-cell office:value-type="string" calcext:value-type="string">
            <text:p>pathological</text:p>
          </table:table-cell>
          <table:table-cell office:value-type="float" office:value="0.0000056323997" calcext:value-type="float">
            <text:p>5.6323997E-06</text:p>
          </table:table-cell>
          <table:table-cell office:value-type="float" office:value="0.9999944" calcext:value-type="float">
            <text:p>0.9999944</text:p>
          </table:table-cell>
          <table:table-cell table:formula="of:=IF([.B26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8-38.png</text:p>
          </table:table-cell>
          <table:table-cell office:value-type="string" calcext:value-type="string">
            <text:p>pathological</text:p>
          </table:table-cell>
          <table:table-cell office:value-type="float" office:value="0.3671042" calcext:value-type="float">
            <text:p>0.3671042</text:p>
          </table:table-cell>
          <table:table-cell office:value-type="float" office:value="0.6328958" calcext:value-type="float">
            <text:p>0.6328958</text:p>
          </table:table-cell>
          <table:table-cell table:formula="of:=IF([.B26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23.png</text:p>
          </table:table-cell>
          <table:table-cell office:value-type="string" calcext:value-type="string">
            <text:p>pathological</text:p>
          </table:table-cell>
          <table:table-cell office:value-type="float" office:value="0.0004617832" calcext:value-type="float">
            <text:p>0.0004617832</text:p>
          </table:table-cell>
          <table:table-cell office:value-type="float" office:value="0.9995382" calcext:value-type="float">
            <text:p>0.9995382</text:p>
          </table:table-cell>
          <table:table-cell table:formula="of:=IF([.B26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9-39.png</text:p>
          </table:table-cell>
          <table:table-cell office:value-type="string" calcext:value-type="string">
            <text:p>pathological</text:p>
          </table:table-cell>
          <table:table-cell office:value-type="float" office:value="0.006941753" calcext:value-type="float">
            <text:p>0.006941753</text:p>
          </table:table-cell>
          <table:table-cell office:value-type="float" office:value="0.9930582" calcext:value-type="float">
            <text:p>0.9930582</text:p>
          </table:table-cell>
          <table:table-cell table:formula="of:=IF([.B26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5-19.png</text:p>
          </table:table-cell>
          <table:table-cell office:value-type="string" calcext:value-type="string">
            <text:p>healthy</text:p>
          </table:table-cell>
          <table:table-cell office:value-type="float" office:value="0.630928" calcext:value-type="float">
            <text:p>0.630928</text:p>
          </table:table-cell>
          <table:table-cell office:value-type="float" office:value="0.36907196" calcext:value-type="float">
            <text:p>0.36907196</text:p>
          </table:table-cell>
          <table:table-cell table:formula="of:=IF([.B26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3-27.png</text:p>
          </table:table-cell>
          <table:table-cell office:value-type="string" calcext:value-type="string">
            <text:p>healthy</text:p>
          </table:table-cell>
          <table:table-cell office:value-type="float" office:value="0.99981326" calcext:value-type="float">
            <text:p>0.99981326</text:p>
          </table:table-cell>
          <table:table-cell office:value-type="float" office:value="0.00018677702" calcext:value-type="float">
            <text:p>0.000186777</text:p>
          </table:table-cell>
          <table:table-cell table:formula="of:=IF([.B26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1-32.png</text:p>
          </table:table-cell>
          <table:table-cell office:value-type="string" calcext:value-type="string">
            <text:p>healthy</text:p>
          </table:table-cell>
          <table:table-cell office:value-type="float" office:value="0.9982615" calcext:value-type="float">
            <text:p>0.9982615</text:p>
          </table:table-cell>
          <table:table-cell office:value-type="float" office:value="0.0017385557" calcext:value-type="float">
            <text:p>0.0017385557</text:p>
          </table:table-cell>
          <table:table-cell table:formula="of:=IF([.B26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8-33.png</text:p>
          </table:table-cell>
          <table:table-cell office:value-type="string" calcext:value-type="string">
            <text:p>pathological</text:p>
          </table:table-cell>
          <table:table-cell office:value-type="float" office:value="0.056366444" calcext:value-type="float">
            <text:p>0.056366444</text:p>
          </table:table-cell>
          <table:table-cell office:value-type="float" office:value="0.94363356" calcext:value-type="float">
            <text:p>0.94363356</text:p>
          </table:table-cell>
          <table:table-cell table:formula="of:=IF([.B26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58.png</text:p>
          </table:table-cell>
          <table:table-cell office:value-type="string" calcext:value-type="string">
            <text:p>pathological</text:p>
          </table:table-cell>
          <table:table-cell office:value-type="float" office:value="0.3134981" calcext:value-type="float">
            <text:p>0.3134981</text:p>
          </table:table-cell>
          <table:table-cell office:value-type="float" office:value="0.68650186" calcext:value-type="float">
            <text:p>0.68650186</text:p>
          </table:table-cell>
          <table:table-cell table:formula="of:=IF([.B26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6-02.png</text:p>
          </table:table-cell>
          <table:table-cell office:value-type="string" calcext:value-type="string">
            <text:p>healthy</text:p>
          </table:table-cell>
          <table:table-cell office:value-type="float" office:value="0.9180625" calcext:value-type="float">
            <text:p>0.9180625</text:p>
          </table:table-cell>
          <table:table-cell office:value-type="float" office:value="0.08193745" calcext:value-type="float">
            <text:p>0.08193745</text:p>
          </table:table-cell>
          <table:table-cell table:formula="of:=IF([.B26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4-19.png</text:p>
          </table:table-cell>
          <table:table-cell office:value-type="string" calcext:value-type="string">
            <text:p>healthy</text:p>
          </table:table-cell>
          <table:table-cell office:value-type="float" office:value="0.72933084" calcext:value-type="float">
            <text:p>0.72933084</text:p>
          </table:table-cell>
          <table:table-cell office:value-type="float" office:value="0.27066916" calcext:value-type="float">
            <text:p>0.27066916</text:p>
          </table:table-cell>
          <table:table-cell table:formula="of:=IF([.B27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42-11.png</text:p>
          </table:table-cell>
          <table:table-cell office:value-type="string" calcext:value-type="string">
            <text:p>healthy</text:p>
          </table:table-cell>
          <table:table-cell office:value-type="float" office:value="0.9996629" calcext:value-type="float">
            <text:p>0.9996629</text:p>
          </table:table-cell>
          <table:table-cell office:value-type="float" office:value="0.00033711988" calcext:value-type="float">
            <text:p>0.0003371199</text:p>
          </table:table-cell>
          <table:table-cell table:formula="of:=IF([.B27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8-28.png</text:p>
          </table:table-cell>
          <table:table-cell office:value-type="string" calcext:value-type="string">
            <text:p>healthy</text:p>
          </table:table-cell>
          <table:table-cell office:value-type="float" office:value="0.99979144" calcext:value-type="float">
            <text:p>0.99979144</text:p>
          </table:table-cell>
          <table:table-cell office:value-type="float" office:value="0.00020852847" calcext:value-type="float">
            <text:p>0.0002085285</text:p>
          </table:table-cell>
          <table:table-cell table:formula="of:=IF([.B27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46.png</text:p>
          </table:table-cell>
          <table:table-cell office:value-type="string" calcext:value-type="string">
            <text:p>pathological</text:p>
          </table:table-cell>
          <table:table-cell office:value-type="float" office:value="0.042797565" calcext:value-type="float">
            <text:p>0.042797565</text:p>
          </table:table-cell>
          <table:table-cell office:value-type="float" office:value="0.95720243" calcext:value-type="float">
            <text:p>0.95720243</text:p>
          </table:table-cell>
          <table:table-cell table:formula="of:=IF([.B27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1-27.png</text:p>
          </table:table-cell>
          <table:table-cell office:value-type="string" calcext:value-type="string">
            <text:p>healthy</text:p>
          </table:table-cell>
          <table:table-cell office:value-type="float" office:value="0.99957246" calcext:value-type="float">
            <text:p>0.99957246</text:p>
          </table:table-cell>
          <table:table-cell office:value-type="float" office:value="0.00042751117" calcext:value-type="float">
            <text:p>0.0004275112</text:p>
          </table:table-cell>
          <table:table-cell table:formula="of:=IF([.B27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5-15.png</text:p>
          </table:table-cell>
          <table:table-cell office:value-type="string" calcext:value-type="string">
            <text:p>pathological</text:p>
          </table:table-cell>
          <table:table-cell office:value-type="float" office:value="0.0028310725" calcext:value-type="float">
            <text:p>0.0028310725</text:p>
          </table:table-cell>
          <table:table-cell office:value-type="float" office:value="0.99716896" calcext:value-type="float">
            <text:p>0.99716896</text:p>
          </table:table-cell>
          <table:table-cell table:formula="of:=IF([.B27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1-40.png</text:p>
          </table:table-cell>
          <table:table-cell office:value-type="string" calcext:value-type="string">
            <text:p>pathological</text:p>
          </table:table-cell>
          <table:table-cell office:value-type="float" office:value="0.0009914705" calcext:value-type="float">
            <text:p>0.0009914705</text:p>
          </table:table-cell>
          <table:table-cell office:value-type="float" office:value="0.9990086" calcext:value-type="float">
            <text:p>0.9990086</text:p>
          </table:table-cell>
          <table:table-cell table:formula="of:=IF([.B27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5-55.png</text:p>
          </table:table-cell>
          <table:table-cell office:value-type="string" calcext:value-type="string">
            <text:p>pathological</text:p>
          </table:table-cell>
          <table:table-cell office:value-type="float" office:value="0.103074715" calcext:value-type="float">
            <text:p>0.103074715</text:p>
          </table:table-cell>
          <table:table-cell office:value-type="float" office:value="0.89692533" calcext:value-type="float">
            <text:p>0.89692533</text:p>
          </table:table-cell>
          <table:table-cell table:formula="of:=IF([.B27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4-25.png</text:p>
          </table:table-cell>
          <table:table-cell office:value-type="string" calcext:value-type="string">
            <text:p>pathological</text:p>
          </table:table-cell>
          <table:table-cell office:value-type="float" office:value="0.086804576" calcext:value-type="float">
            <text:p>0.086804576</text:p>
          </table:table-cell>
          <table:table-cell office:value-type="float" office:value="0.91319543" calcext:value-type="float">
            <text:p>0.91319543</text:p>
          </table:table-cell>
          <table:table-cell table:formula="of:=IF([.B27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13.png</text:p>
          </table:table-cell>
          <table:table-cell office:value-type="string" calcext:value-type="string">
            <text:p>healthy</text:p>
          </table:table-cell>
          <table:table-cell office:value-type="float" office:value="0.9966642" calcext:value-type="float">
            <text:p>0.9966642</text:p>
          </table:table-cell>
          <table:table-cell office:value-type="float" office:value="0.0033357462" calcext:value-type="float">
            <text:p>0.0033357462</text:p>
          </table:table-cell>
          <table:table-cell table:formula="of:=IF([.B27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20.png</text:p>
          </table:table-cell>
          <table:table-cell office:value-type="string" calcext:value-type="string">
            <text:p>pathological</text:p>
          </table:table-cell>
          <table:table-cell office:value-type="float" office:value="0.00010451945" calcext:value-type="float">
            <text:p>0.0001045195</text:p>
          </table:table-cell>
          <table:table-cell office:value-type="float" office:value="0.99989545" calcext:value-type="float">
            <text:p>0.99989545</text:p>
          </table:table-cell>
          <table:table-cell table:formula="of:=IF([.B28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0-35.png</text:p>
          </table:table-cell>
          <table:table-cell office:value-type="string" calcext:value-type="string">
            <text:p>pathological</text:p>
          </table:table-cell>
          <table:table-cell office:value-type="float" office:value="0.0004902537" calcext:value-type="float">
            <text:p>0.0004902537</text:p>
          </table:table-cell>
          <table:table-cell office:value-type="float" office:value="0.9995097" calcext:value-type="float">
            <text:p>0.9995097</text:p>
          </table:table-cell>
          <table:table-cell table:formula="of:=IF([.B28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2-35.png</text:p>
          </table:table-cell>
          <table:table-cell office:value-type="string" calcext:value-type="string">
            <text:p>pathological</text:p>
          </table:table-cell>
          <table:table-cell office:value-type="float" office:value="0.0000075183398" calcext:value-type="float">
            <text:p>7.5183398E-06</text:p>
          </table:table-cell>
          <table:table-cell office:value-type="float" office:value="0.9999925" calcext:value-type="float">
            <text:p>0.9999925</text:p>
          </table:table-cell>
          <table:table-cell table:formula="of:=IF([.B28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58.png</text:p>
          </table:table-cell>
          <table:table-cell office:value-type="string" calcext:value-type="string">
            <text:p>pathological</text:p>
          </table:table-cell>
          <table:table-cell office:value-type="float" office:value="0.00007047759" calcext:value-type="float">
            <text:p>7.047759E-05</text:p>
          </table:table-cell>
          <table:table-cell office:value-type="float" office:value="0.99992955" calcext:value-type="float">
            <text:p>0.99992955</text:p>
          </table:table-cell>
          <table:table-cell table:formula="of:=IF([.B28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5-37.png</text:p>
          </table:table-cell>
          <table:table-cell office:value-type="string" calcext:value-type="string">
            <text:p>pathological</text:p>
          </table:table-cell>
          <table:table-cell office:value-type="float" office:value="0.023885962" calcext:value-type="float">
            <text:p>0.023885962</text:p>
          </table:table-cell>
          <table:table-cell office:value-type="float" office:value="0.97611403" calcext:value-type="float">
            <text:p>0.97611403</text:p>
          </table:table-cell>
          <table:table-cell table:formula="of:=IF([.B28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8-19.png</text:p>
          </table:table-cell>
          <table:table-cell office:value-type="string" calcext:value-type="string">
            <text:p>healthy</text:p>
          </table:table-cell>
          <table:table-cell office:value-type="float" office:value="0.9875782" calcext:value-type="float">
            <text:p>0.9875782</text:p>
          </table:table-cell>
          <table:table-cell office:value-type="float" office:value="0.012421749" calcext:value-type="float">
            <text:p>0.012421749</text:p>
          </table:table-cell>
          <table:table-cell table:formula="of:=IF([.B28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5-56.png</text:p>
          </table:table-cell>
          <table:table-cell office:value-type="string" calcext:value-type="string">
            <text:p>pathological</text:p>
          </table:table-cell>
          <table:table-cell office:value-type="float" office:value="0.000043070282" calcext:value-type="float">
            <text:p>4.3070282E-05</text:p>
          </table:table-cell>
          <table:table-cell office:value-type="float" office:value="0.99995697" calcext:value-type="float">
            <text:p>0.99995697</text:p>
          </table:table-cell>
          <table:table-cell table:formula="of:=IF([.B28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0-48.png</text:p>
          </table:table-cell>
          <table:table-cell office:value-type="string" calcext:value-type="string">
            <text:p>healthy</text:p>
          </table:table-cell>
          <table:table-cell office:value-type="float" office:value="0.95294935" calcext:value-type="float">
            <text:p>0.95294935</text:p>
          </table:table-cell>
          <table:table-cell office:value-type="float" office:value="0.04705067" calcext:value-type="float">
            <text:p>0.04705067</text:p>
          </table:table-cell>
          <table:table-cell table:formula="of:=IF([.B28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2-57.png</text:p>
          </table:table-cell>
          <table:table-cell office:value-type="string" calcext:value-type="string">
            <text:p>pathological</text:p>
          </table:table-cell>
          <table:table-cell office:value-type="float" office:value="0.00010613527" calcext:value-type="float">
            <text:p>0.0001061353</text:p>
          </table:table-cell>
          <table:table-cell office:value-type="float" office:value="0.9998939" calcext:value-type="float">
            <text:p>0.9998939</text:p>
          </table:table-cell>
          <table:table-cell table:formula="of:=IF([.B28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48-12.png</text:p>
          </table:table-cell>
          <table:table-cell office:value-type="string" calcext:value-type="string">
            <text:p>healthy</text:p>
          </table:table-cell>
          <table:table-cell office:value-type="float" office:value="0.99975437" calcext:value-type="float">
            <text:p>0.99975437</text:p>
          </table:table-cell>
          <table:table-cell office:value-type="float" office:value="0.0002456335" calcext:value-type="float">
            <text:p>0.0002456335</text:p>
          </table:table-cell>
          <table:table-cell table:formula="of:=IF([.B28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7-24.png</text:p>
          </table:table-cell>
          <table:table-cell office:value-type="string" calcext:value-type="string">
            <text:p>pathological</text:p>
          </table:table-cell>
          <table:table-cell office:value-type="float" office:value="0.00048837566" calcext:value-type="float">
            <text:p>0.0004883757</text:p>
          </table:table-cell>
          <table:table-cell office:value-type="float" office:value="0.9995116" calcext:value-type="float">
            <text:p>0.9995116</text:p>
          </table:table-cell>
          <table:table-cell table:formula="of:=IF([.B29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7-50.png</text:p>
          </table:table-cell>
          <table:table-cell office:value-type="string" calcext:value-type="string">
            <text:p>pathological</text:p>
          </table:table-cell>
          <table:table-cell office:value-type="float" office:value="0.0027117878" calcext:value-type="float">
            <text:p>0.0027117878</text:p>
          </table:table-cell>
          <table:table-cell office:value-type="float" office:value="0.9972882" calcext:value-type="float">
            <text:p>0.9972882</text:p>
          </table:table-cell>
          <table:table-cell table:formula="of:=IF([.B29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6-53.png</text:p>
          </table:table-cell>
          <table:table-cell office:value-type="string" calcext:value-type="string">
            <text:p>healthy</text:p>
          </table:table-cell>
          <table:table-cell office:value-type="float" office:value="0.999918" calcext:value-type="float">
            <text:p>0.999918</text:p>
          </table:table-cell>
          <table:table-cell office:value-type="float" office:value="0.00008195612" calcext:value-type="float">
            <text:p>8.195612E-05</text:p>
          </table:table-cell>
          <table:table-cell table:formula="of:=IF([.B29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7-11.png</text:p>
          </table:table-cell>
          <table:table-cell office:value-type="string" calcext:value-type="string">
            <text:p>pathological</text:p>
          </table:table-cell>
          <table:table-cell office:value-type="float" office:value="0.00034980607" calcext:value-type="float">
            <text:p>0.0003498061</text:p>
          </table:table-cell>
          <table:table-cell office:value-type="float" office:value="0.99965024" calcext:value-type="float">
            <text:p>0.99965024</text:p>
          </table:table-cell>
          <table:table-cell table:formula="of:=IF([.B29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3-44.png</text:p>
          </table:table-cell>
          <table:table-cell office:value-type="string" calcext:value-type="string">
            <text:p>pathological</text:p>
          </table:table-cell>
          <table:table-cell office:value-type="float" office:value="0.00015565593" calcext:value-type="float">
            <text:p>0.0001556559</text:p>
          </table:table-cell>
          <table:table-cell office:value-type="float" office:value="0.9998443" calcext:value-type="float">
            <text:p>0.9998443</text:p>
          </table:table-cell>
          <table:table-cell table:formula="of:=IF([.B29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9-58.png</text:p>
          </table:table-cell>
          <table:table-cell office:value-type="string" calcext:value-type="string">
            <text:p>healthy</text:p>
          </table:table-cell>
          <table:table-cell office:value-type="float" office:value="0.99973077" calcext:value-type="float">
            <text:p>0.99973077</text:p>
          </table:table-cell>
          <table:table-cell office:value-type="float" office:value="0.0002692501" calcext:value-type="float">
            <text:p>0.0002692501</text:p>
          </table:table-cell>
          <table:table-cell table:formula="of:=IF([.B29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9-54.png</text:p>
          </table:table-cell>
          <table:table-cell office:value-type="string" calcext:value-type="string">
            <text:p>pathological</text:p>
          </table:table-cell>
          <table:table-cell office:value-type="float" office:value="0.0023051437" calcext:value-type="float">
            <text:p>0.0023051437</text:p>
          </table:table-cell>
          <table:table-cell office:value-type="float" office:value="0.9976948" calcext:value-type="float">
            <text:p>0.9976948</text:p>
          </table:table-cell>
          <table:table-cell table:formula="of:=IF([.B29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8-36.png</text:p>
          </table:table-cell>
          <table:table-cell office:value-type="string" calcext:value-type="string">
            <text:p>healthy</text:p>
          </table:table-cell>
          <table:table-cell office:value-type="float" office:value="0.71472687" calcext:value-type="float">
            <text:p>0.71472687</text:p>
          </table:table-cell>
          <table:table-cell office:value-type="float" office:value="0.28527308" calcext:value-type="float">
            <text:p>0.28527308</text:p>
          </table:table-cell>
          <table:table-cell table:formula="of:=IF([.B29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2-24.png</text:p>
          </table:table-cell>
          <table:table-cell office:value-type="string" calcext:value-type="string">
            <text:p>healthy</text:p>
          </table:table-cell>
          <table:table-cell office:value-type="float" office:value="0.80827284" calcext:value-type="float">
            <text:p>0.80827284</text:p>
          </table:table-cell>
          <table:table-cell office:value-type="float" office:value="0.19172712" calcext:value-type="float">
            <text:p>0.19172712</text:p>
          </table:table-cell>
          <table:table-cell table:formula="of:=IF([.B29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1-57.png</text:p>
          </table:table-cell>
          <table:table-cell office:value-type="string" calcext:value-type="string">
            <text:p>healthy</text:p>
          </table:table-cell>
          <table:table-cell office:value-type="float" office:value="0.9019351" calcext:value-type="float">
            <text:p>0.9019351</text:p>
          </table:table-cell>
          <table:table-cell office:value-type="float" office:value="0.0980649" calcext:value-type="float">
            <text:p>0.0980649</text:p>
          </table:table-cell>
          <table:table-cell table:formula="of:=IF([.B29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7-00.png</text:p>
          </table:table-cell>
          <table:table-cell office:value-type="string" calcext:value-type="string">
            <text:p>pathological</text:p>
          </table:table-cell>
          <table:table-cell office:value-type="float" office:value="0.000002112675" calcext:value-type="float">
            <text:p>2.112675E-06</text:p>
          </table:table-cell>
          <table:table-cell office:value-type="float" office:value="0.99999785" calcext:value-type="float">
            <text:p>0.99999785</text:p>
          </table:table-cell>
          <table:table-cell table:formula="of:=IF([.B30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0-22.png</text:p>
          </table:table-cell>
          <table:table-cell office:value-type="string" calcext:value-type="string">
            <text:p>pathological</text:p>
          </table:table-cell>
          <table:table-cell office:value-type="float" office:value="0.000027107664" calcext:value-type="float">
            <text:p>2.7107664E-05</text:p>
          </table:table-cell>
          <table:table-cell office:value-type="float" office:value="0.99997294" calcext:value-type="float">
            <text:p>0.99997294</text:p>
          </table:table-cell>
          <table:table-cell table:formula="of:=IF([.B30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7-32.png</text:p>
          </table:table-cell>
          <table:table-cell office:value-type="string" calcext:value-type="string">
            <text:p>pathological</text:p>
          </table:table-cell>
          <table:table-cell office:value-type="float" office:value="0.00013194796" calcext:value-type="float">
            <text:p>0.000131948</text:p>
          </table:table-cell>
          <table:table-cell office:value-type="float" office:value="0.99986804" calcext:value-type="float">
            <text:p>0.99986804</text:p>
          </table:table-cell>
          <table:table-cell table:formula="of:=IF([.B30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4-31.png</text:p>
          </table:table-cell>
          <table:table-cell office:value-type="string" calcext:value-type="string">
            <text:p>healthy</text:p>
          </table:table-cell>
          <table:table-cell office:value-type="float" office:value="0.99792" calcext:value-type="float">
            <text:p>0.99792</text:p>
          </table:table-cell>
          <table:table-cell office:value-type="float" office:value="0.0020800112" calcext:value-type="float">
            <text:p>0.0020800112</text:p>
          </table:table-cell>
          <table:table-cell table:formula="of:=IF([.B30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6-37.png</text:p>
          </table:table-cell>
          <table:table-cell office:value-type="string" calcext:value-type="string">
            <text:p>pathological</text:p>
          </table:table-cell>
          <table:table-cell office:value-type="float" office:value="0.14388618" calcext:value-type="float">
            <text:p>0.14388618</text:p>
          </table:table-cell>
          <table:table-cell office:value-type="float" office:value="0.8561138" calcext:value-type="float">
            <text:p>0.8561138</text:p>
          </table:table-cell>
          <table:table-cell table:formula="of:=IF([.B30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32.png</text:p>
          </table:table-cell>
          <table:table-cell office:value-type="string" calcext:value-type="string">
            <text:p>healthy</text:p>
          </table:table-cell>
          <table:table-cell office:value-type="float" office:value="0.9829988" calcext:value-type="float">
            <text:p>0.9829988</text:p>
          </table:table-cell>
          <table:table-cell office:value-type="float" office:value="0.017001223" calcext:value-type="float">
            <text:p>0.017001223</text:p>
          </table:table-cell>
          <table:table-cell table:formula="of:=IF([.B30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26.png</text:p>
          </table:table-cell>
          <table:table-cell office:value-type="string" calcext:value-type="string">
            <text:p>pathological</text:p>
          </table:table-cell>
          <table:table-cell office:value-type="float" office:value="0.041023728" calcext:value-type="float">
            <text:p>0.041023728</text:p>
          </table:table-cell>
          <table:table-cell office:value-type="float" office:value="0.9589763" calcext:value-type="float">
            <text:p>0.9589763</text:p>
          </table:table-cell>
          <table:table-cell table:formula="of:=IF([.B30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0-12.png</text:p>
          </table:table-cell>
          <table:table-cell office:value-type="string" calcext:value-type="string">
            <text:p>healthy</text:p>
          </table:table-cell>
          <table:table-cell office:value-type="float" office:value="0.9974401" calcext:value-type="float">
            <text:p>0.9974401</text:p>
          </table:table-cell>
          <table:table-cell office:value-type="float" office:value="0.0025598402" calcext:value-type="float">
            <text:p>0.0025598402</text:p>
          </table:table-cell>
          <table:table-cell table:formula="of:=IF([.B30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53.png</text:p>
          </table:table-cell>
          <table:table-cell office:value-type="string" calcext:value-type="string">
            <text:p>healthy</text:p>
          </table:table-cell>
          <table:table-cell office:value-type="float" office:value="0.99875045" calcext:value-type="float">
            <text:p>0.99875045</text:p>
          </table:table-cell>
          <table:table-cell office:value-type="float" office:value="0.0012495893" calcext:value-type="float">
            <text:p>0.0012495893</text:p>
          </table:table-cell>
          <table:table-cell table:formula="of:=IF([.B30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3-35.png</text:p>
          </table:table-cell>
          <table:table-cell office:value-type="string" calcext:value-type="string">
            <text:p>pathological</text:p>
          </table:table-cell>
          <table:table-cell office:value-type="float" office:value="0.00003518941" calcext:value-type="float">
            <text:p>3.518941E-05</text:p>
          </table:table-cell>
          <table:table-cell office:value-type="float" office:value="0.99996483" calcext:value-type="float">
            <text:p>0.99996483</text:p>
          </table:table-cell>
          <table:table-cell table:formula="of:=IF([.B30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07.png</text:p>
          </table:table-cell>
          <table:table-cell office:value-type="string" calcext:value-type="string">
            <text:p>healthy</text:p>
          </table:table-cell>
          <table:table-cell office:value-type="float" office:value="0.7824223" calcext:value-type="float">
            <text:p>0.7824223</text:p>
          </table:table-cell>
          <table:table-cell office:value-type="float" office:value="0.2175777" calcext:value-type="float">
            <text:p>0.2175777</text:p>
          </table:table-cell>
          <table:table-cell table:formula="of:=IF([.B31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7-57.png</text:p>
          </table:table-cell>
          <table:table-cell office:value-type="string" calcext:value-type="string">
            <text:p>pathological</text:p>
          </table:table-cell>
          <table:table-cell office:value-type="float" office:value="0.00003713005" calcext:value-type="float">
            <text:p>3.713005E-05</text:p>
          </table:table-cell>
          <table:table-cell office:value-type="float" office:value="0.9999629" calcext:value-type="float">
            <text:p>0.9999629</text:p>
          </table:table-cell>
          <table:table-cell table:formula="of:=IF([.B31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1-17.png</text:p>
          </table:table-cell>
          <table:table-cell office:value-type="string" calcext:value-type="string">
            <text:p>pathological</text:p>
          </table:table-cell>
          <table:table-cell office:value-type="float" office:value="0.00006916443" calcext:value-type="float">
            <text:p>6.916443E-05</text:p>
          </table:table-cell>
          <table:table-cell office:value-type="float" office:value="0.99993086" calcext:value-type="float">
            <text:p>0.99993086</text:p>
          </table:table-cell>
          <table:table-cell table:formula="of:=IF([.B31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7-48.png</text:p>
          </table:table-cell>
          <table:table-cell office:value-type="string" calcext:value-type="string">
            <text:p>healthy</text:p>
          </table:table-cell>
          <table:table-cell office:value-type="float" office:value="0.96322215" calcext:value-type="float">
            <text:p>0.96322215</text:p>
          </table:table-cell>
          <table:table-cell office:value-type="float" office:value="0.03677785" calcext:value-type="float">
            <text:p>0.03677785</text:p>
          </table:table-cell>
          <table:table-cell table:formula="of:=IF([.B31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9-03.png</text:p>
          </table:table-cell>
          <table:table-cell office:value-type="string" calcext:value-type="string">
            <text:p>healthy</text:p>
          </table:table-cell>
          <table:table-cell office:value-type="float" office:value="0.9774571" calcext:value-type="float">
            <text:p>0.9774571</text:p>
          </table:table-cell>
          <table:table-cell office:value-type="float" office:value="0.022542901" calcext:value-type="float">
            <text:p>0.022542901</text:p>
          </table:table-cell>
          <table:table-cell table:formula="of:=IF([.B31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6-02.png</text:p>
          </table:table-cell>
          <table:table-cell office:value-type="string" calcext:value-type="string">
            <text:p>healthy</text:p>
          </table:table-cell>
          <table:table-cell office:value-type="float" office:value="0.9995491" calcext:value-type="float">
            <text:p>0.9995491</text:p>
          </table:table-cell>
          <table:table-cell office:value-type="float" office:value="0.00045082753" calcext:value-type="float">
            <text:p>0.0004508275</text:p>
          </table:table-cell>
          <table:table-cell table:formula="of:=IF([.B31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5-14.png</text:p>
          </table:table-cell>
          <table:table-cell office:value-type="string" calcext:value-type="string">
            <text:p>healthy</text:p>
          </table:table-cell>
          <table:table-cell office:value-type="float" office:value="0.96637094" calcext:value-type="float">
            <text:p>0.96637094</text:p>
          </table:table-cell>
          <table:table-cell office:value-type="float" office:value="0.03362906" calcext:value-type="float">
            <text:p>0.03362906</text:p>
          </table:table-cell>
          <table:table-cell table:formula="of:=IF([.B31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3-46.png</text:p>
          </table:table-cell>
          <table:table-cell office:value-type="string" calcext:value-type="string">
            <text:p>pathological</text:p>
          </table:table-cell>
          <table:table-cell office:value-type="float" office:value="0.0032434282" calcext:value-type="float">
            <text:p>0.0032434282</text:p>
          </table:table-cell>
          <table:table-cell office:value-type="float" office:value="0.9967566" calcext:value-type="float">
            <text:p>0.9967566</text:p>
          </table:table-cell>
          <table:table-cell table:formula="of:=IF([.B31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0-39.png</text:p>
          </table:table-cell>
          <table:table-cell office:value-type="string" calcext:value-type="string">
            <text:p>pathological</text:p>
          </table:table-cell>
          <table:table-cell office:value-type="float" office:value="0.0002558015" calcext:value-type="float">
            <text:p>0.0002558015</text:p>
          </table:table-cell>
          <table:table-cell office:value-type="float" office:value="0.99974424" calcext:value-type="float">
            <text:p>0.99974424</text:p>
          </table:table-cell>
          <table:table-cell table:formula="of:=IF([.B31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2-15.png</text:p>
          </table:table-cell>
          <table:table-cell office:value-type="string" calcext:value-type="string">
            <text:p>pathological</text:p>
          </table:table-cell>
          <table:table-cell office:value-type="float" office:value="0.0014937856" calcext:value-type="float">
            <text:p>0.0014937856</text:p>
          </table:table-cell>
          <table:table-cell office:value-type="float" office:value="0.9985061" calcext:value-type="float">
            <text:p>0.9985061</text:p>
          </table:table-cell>
          <table:table-cell table:formula="of:=IF([.B31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7-57.png</text:p>
          </table:table-cell>
          <table:table-cell office:value-type="string" calcext:value-type="string">
            <text:p>healthy</text:p>
          </table:table-cell>
          <table:table-cell office:value-type="float" office:value="0.66863984" calcext:value-type="float">
            <text:p>0.66863984</text:p>
          </table:table-cell>
          <table:table-cell office:value-type="float" office:value="0.33136016" calcext:value-type="float">
            <text:p>0.33136016</text:p>
          </table:table-cell>
          <table:table-cell table:formula="of:=IF([.B32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9-52.png</text:p>
          </table:table-cell>
          <table:table-cell office:value-type="string" calcext:value-type="string">
            <text:p>healthy</text:p>
          </table:table-cell>
          <table:table-cell office:value-type="float" office:value="0.99992" calcext:value-type="float">
            <text:p>0.99992</text:p>
          </table:table-cell>
          <table:table-cell office:value-type="float" office:value="0.000079927704" calcext:value-type="float">
            <text:p>7.9927704E-05</text:p>
          </table:table-cell>
          <table:table-cell table:formula="of:=IF([.B32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0-22.png</text:p>
          </table:table-cell>
          <table:table-cell office:value-type="string" calcext:value-type="string">
            <text:p>healthy</text:p>
          </table:table-cell>
          <table:table-cell office:value-type="float" office:value="0.98836154" calcext:value-type="float">
            <text:p>0.98836154</text:p>
          </table:table-cell>
          <table:table-cell office:value-type="float" office:value="0.011638428" calcext:value-type="float">
            <text:p>0.011638428</text:p>
          </table:table-cell>
          <table:table-cell table:formula="of:=IF([.B32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01.png</text:p>
          </table:table-cell>
          <table:table-cell office:value-type="string" calcext:value-type="string">
            <text:p>healthy</text:p>
          </table:table-cell>
          <table:table-cell office:value-type="float" office:value="0.95967627" calcext:value-type="float">
            <text:p>0.95967627</text:p>
          </table:table-cell>
          <table:table-cell office:value-type="float" office:value="0.040323753" calcext:value-type="float">
            <text:p>0.040323753</text:p>
          </table:table-cell>
          <table:table-cell table:formula="of:=IF([.B32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1-40.png</text:p>
          </table:table-cell>
          <table:table-cell office:value-type="string" calcext:value-type="string">
            <text:p>healthy</text:p>
          </table:table-cell>
          <table:table-cell office:value-type="float" office:value="0.9994332" calcext:value-type="float">
            <text:p>0.9994332</text:p>
          </table:table-cell>
          <table:table-cell office:value-type="float" office:value="0.00056672853" calcext:value-type="float">
            <text:p>0.0005667285</text:p>
          </table:table-cell>
          <table:table-cell table:formula="of:=IF([.B32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6-59.png</text:p>
          </table:table-cell>
          <table:table-cell office:value-type="string" calcext:value-type="string">
            <text:p>healthy</text:p>
          </table:table-cell>
          <table:table-cell office:value-type="float" office:value="0.93694425" calcext:value-type="float">
            <text:p>0.93694425</text:p>
          </table:table-cell>
          <table:table-cell office:value-type="float" office:value="0.063055806" calcext:value-type="float">
            <text:p>0.063055806</text:p>
          </table:table-cell>
          <table:table-cell table:formula="of:=IF([.B32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5-09.png</text:p>
          </table:table-cell>
          <table:table-cell office:value-type="string" calcext:value-type="string">
            <text:p>healthy</text:p>
          </table:table-cell>
          <table:table-cell office:value-type="float" office:value="0.9993375" calcext:value-type="float">
            <text:p>0.9993375</text:p>
          </table:table-cell>
          <table:table-cell office:value-type="float" office:value="0.0006624729" calcext:value-type="float">
            <text:p>0.0006624729</text:p>
          </table:table-cell>
          <table:table-cell table:formula="of:=IF([.B32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2-38.png</text:p>
          </table:table-cell>
          <table:table-cell office:value-type="string" calcext:value-type="string">
            <text:p>healthy</text:p>
          </table:table-cell>
          <table:table-cell office:value-type="float" office:value="0.99751544" calcext:value-type="float">
            <text:p>0.99751544</text:p>
          </table:table-cell>
          <table:table-cell office:value-type="float" office:value="0.0024845516" calcext:value-type="float">
            <text:p>0.0024845516</text:p>
          </table:table-cell>
          <table:table-cell table:formula="of:=IF([.B32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24.png</text:p>
          </table:table-cell>
          <table:table-cell office:value-type="string" calcext:value-type="string">
            <text:p>healthy</text:p>
          </table:table-cell>
          <table:table-cell office:value-type="float" office:value="0.9887088" calcext:value-type="float">
            <text:p>0.9887088</text:p>
          </table:table-cell>
          <table:table-cell office:value-type="float" office:value="0.011291231" calcext:value-type="float">
            <text:p>0.011291231</text:p>
          </table:table-cell>
          <table:table-cell table:formula="of:=IF([.B32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7-01.png</text:p>
          </table:table-cell>
          <table:table-cell office:value-type="string" calcext:value-type="string">
            <text:p>healthy</text:p>
          </table:table-cell>
          <table:table-cell office:value-type="float" office:value="0.6056426" calcext:value-type="float">
            <text:p>0.6056426</text:p>
          </table:table-cell>
          <table:table-cell office:value-type="float" office:value="0.39435738" calcext:value-type="float">
            <text:p>0.39435738</text:p>
          </table:table-cell>
          <table:table-cell table:formula="of:=IF([.B32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8-10.png</text:p>
          </table:table-cell>
          <table:table-cell office:value-type="string" calcext:value-type="string">
            <text:p>pathological</text:p>
          </table:table-cell>
          <table:table-cell office:value-type="float" office:value="0.003026983" calcext:value-type="float">
            <text:p>0.003026983</text:p>
          </table:table-cell>
          <table:table-cell office:value-type="float" office:value="0.99697304" calcext:value-type="float">
            <text:p>0.99697304</text:p>
          </table:table-cell>
          <table:table-cell table:formula="of:=IF([.B33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24.png</text:p>
          </table:table-cell>
          <table:table-cell office:value-type="string" calcext:value-type="string">
            <text:p>pathological</text:p>
          </table:table-cell>
          <table:table-cell office:value-type="float" office:value="0.00092673395" calcext:value-type="float">
            <text:p>0.000926734</text:p>
          </table:table-cell>
          <table:table-cell office:value-type="float" office:value="0.99907327" calcext:value-type="float">
            <text:p>0.99907327</text:p>
          </table:table-cell>
          <table:table-cell table:formula="of:=IF([.B33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1-19.png</text:p>
          </table:table-cell>
          <table:table-cell office:value-type="string" calcext:value-type="string">
            <text:p>healthy</text:p>
          </table:table-cell>
          <table:table-cell office:value-type="float" office:value="0.9999058" calcext:value-type="float">
            <text:p>0.9999058</text:p>
          </table:table-cell>
          <table:table-cell office:value-type="float" office:value="0.00009412129" calcext:value-type="float">
            <text:p>9.412129E-05</text:p>
          </table:table-cell>
          <table:table-cell table:formula="of:=IF([.B33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4-45.png</text:p>
          </table:table-cell>
          <table:table-cell office:value-type="string" calcext:value-type="string">
            <text:p>healthy</text:p>
          </table:table-cell>
          <table:table-cell office:value-type="float" office:value="0.99973065" calcext:value-type="float">
            <text:p>0.99973065</text:p>
          </table:table-cell>
          <table:table-cell office:value-type="float" office:value="0.00026932298" calcext:value-type="float">
            <text:p>0.000269323</text:p>
          </table:table-cell>
          <table:table-cell table:formula="of:=IF([.B33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3-51.png</text:p>
          </table:table-cell>
          <table:table-cell office:value-type="string" calcext:value-type="string">
            <text:p>healthy</text:p>
          </table:table-cell>
          <table:table-cell office:value-type="float" office:value="0.9989693" calcext:value-type="float">
            <text:p>0.9989693</text:p>
          </table:table-cell>
          <table:table-cell office:value-type="float" office:value="0.0010307129" calcext:value-type="float">
            <text:p>0.0010307129</text:p>
          </table:table-cell>
          <table:table-cell table:formula="of:=IF([.B33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4-57.png</text:p>
          </table:table-cell>
          <table:table-cell office:value-type="string" calcext:value-type="string">
            <text:p>pathological</text:p>
          </table:table-cell>
          <table:table-cell office:value-type="float" office:value="0.0006682041" calcext:value-type="float">
            <text:p>0.0006682041</text:p>
          </table:table-cell>
          <table:table-cell office:value-type="float" office:value="0.9993318" calcext:value-type="float">
            <text:p>0.9993318</text:p>
          </table:table-cell>
          <table:table-cell table:formula="of:=IF([.B33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8-56.png</text:p>
          </table:table-cell>
          <table:table-cell office:value-type="string" calcext:value-type="string">
            <text:p>pathological</text:p>
          </table:table-cell>
          <table:table-cell office:value-type="float" office:value="0.00083621574" calcext:value-type="float">
            <text:p>0.0008362157</text:p>
          </table:table-cell>
          <table:table-cell office:value-type="float" office:value="0.99916375" calcext:value-type="float">
            <text:p>0.99916375</text:p>
          </table:table-cell>
          <table:table-cell table:formula="of:=IF([.B33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7-15.png</text:p>
          </table:table-cell>
          <table:table-cell office:value-type="string" calcext:value-type="string">
            <text:p>pathological</text:p>
          </table:table-cell>
          <table:table-cell office:value-type="float" office:value="0.00003450249" calcext:value-type="float">
            <text:p>3.450249E-05</text:p>
          </table:table-cell>
          <table:table-cell office:value-type="float" office:value="0.99996555" calcext:value-type="float">
            <text:p>0.99996555</text:p>
          </table:table-cell>
          <table:table-cell table:formula="of:=IF([.B33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27.png</text:p>
          </table:table-cell>
          <table:table-cell office:value-type="string" calcext:value-type="string">
            <text:p>healthy</text:p>
          </table:table-cell>
          <table:table-cell office:value-type="float" office:value="0.65967566" calcext:value-type="float">
            <text:p>0.65967566</text:p>
          </table:table-cell>
          <table:table-cell office:value-type="float" office:value="0.34032434" calcext:value-type="float">
            <text:p>0.34032434</text:p>
          </table:table-cell>
          <table:table-cell table:formula="of:=IF([.B33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4-57.png</text:p>
          </table:table-cell>
          <table:table-cell office:value-type="string" calcext:value-type="string">
            <text:p>pathological</text:p>
          </table:table-cell>
          <table:table-cell office:value-type="float" office:value="0.0010111332" calcext:value-type="float">
            <text:p>0.0010111332</text:p>
          </table:table-cell>
          <table:table-cell office:value-type="float" office:value="0.9989888" calcext:value-type="float">
            <text:p>0.9989888</text:p>
          </table:table-cell>
          <table:table-cell table:formula="of:=IF([.B33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1-05.png</text:p>
          </table:table-cell>
          <table:table-cell office:value-type="string" calcext:value-type="string">
            <text:p>pathological</text:p>
          </table:table-cell>
          <table:table-cell office:value-type="float" office:value="0.022034742" calcext:value-type="float">
            <text:p>0.022034742</text:p>
          </table:table-cell>
          <table:table-cell office:value-type="float" office:value="0.9779653" calcext:value-type="float">
            <text:p>0.9779653</text:p>
          </table:table-cell>
          <table:table-cell table:formula="of:=IF([.B34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4-36.png</text:p>
          </table:table-cell>
          <table:table-cell office:value-type="string" calcext:value-type="string">
            <text:p>healthy</text:p>
          </table:table-cell>
          <table:table-cell office:value-type="float" office:value="0.9994418" calcext:value-type="float">
            <text:p>0.9994418</text:p>
          </table:table-cell>
          <table:table-cell office:value-type="float" office:value="0.00055818964" calcext:value-type="float">
            <text:p>0.0005581896</text:p>
          </table:table-cell>
          <table:table-cell table:formula="of:=IF([.B34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4-09.png</text:p>
          </table:table-cell>
          <table:table-cell office:value-type="string" calcext:value-type="string">
            <text:p>healthy</text:p>
          </table:table-cell>
          <table:table-cell office:value-type="float" office:value="0.9976236" calcext:value-type="float">
            <text:p>0.9976236</text:p>
          </table:table-cell>
          <table:table-cell office:value-type="float" office:value="0.002376425" calcext:value-type="float">
            <text:p>0.002376425</text:p>
          </table:table-cell>
          <table:table-cell table:formula="of:=IF([.B34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37-59.png</text:p>
          </table:table-cell>
          <table:table-cell office:value-type="string" calcext:value-type="string">
            <text:p>healthy</text:p>
          </table:table-cell>
          <table:table-cell office:value-type="float" office:value="0.99942696" calcext:value-type="float">
            <text:p>0.99942696</text:p>
          </table:table-cell>
          <table:table-cell office:value-type="float" office:value="0.00057301385" calcext:value-type="float">
            <text:p>0.0005730139</text:p>
          </table:table-cell>
          <table:table-cell table:formula="of:=IF([.B34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8-46.png</text:p>
          </table:table-cell>
          <table:table-cell office:value-type="string" calcext:value-type="string">
            <text:p>healthy</text:p>
          </table:table-cell>
          <table:table-cell office:value-type="float" office:value="0.99991393" calcext:value-type="float">
            <text:p>0.99991393</text:p>
          </table:table-cell>
          <table:table-cell office:value-type="float" office:value="0.000086093954" calcext:value-type="float">
            <text:p>0.000086094</text:p>
          </table:table-cell>
          <table:table-cell table:formula="of:=IF([.B34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3-07.png</text:p>
          </table:table-cell>
          <table:table-cell office:value-type="string" calcext:value-type="string">
            <text:p>pathological</text:p>
          </table:table-cell>
          <table:table-cell office:value-type="float" office:value="0.0002465688" calcext:value-type="float">
            <text:p>0.0002465688</text:p>
          </table:table-cell>
          <table:table-cell office:value-type="float" office:value="0.9997534" calcext:value-type="float">
            <text:p>0.9997534</text:p>
          </table:table-cell>
          <table:table-cell table:formula="of:=IF([.B34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7-58.png</text:p>
          </table:table-cell>
          <table:table-cell office:value-type="string" calcext:value-type="string">
            <text:p>healthy</text:p>
          </table:table-cell>
          <table:table-cell office:value-type="float" office:value="0.6339753" calcext:value-type="float">
            <text:p>0.6339753</text:p>
          </table:table-cell>
          <table:table-cell office:value-type="float" office:value="0.36602464" calcext:value-type="float">
            <text:p>0.36602464</text:p>
          </table:table-cell>
          <table:table-cell table:formula="of:=IF([.B34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4-51.png</text:p>
          </table:table-cell>
          <table:table-cell office:value-type="string" calcext:value-type="string">
            <text:p>pathological</text:p>
          </table:table-cell>
          <table:table-cell office:value-type="float" office:value="0.024219664" calcext:value-type="float">
            <text:p>0.024219664</text:p>
          </table:table-cell>
          <table:table-cell office:value-type="float" office:value="0.97578037" calcext:value-type="float">
            <text:p>0.97578037</text:p>
          </table:table-cell>
          <table:table-cell table:formula="of:=IF([.B34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6-23.png</text:p>
          </table:table-cell>
          <table:table-cell office:value-type="string" calcext:value-type="string">
            <text:p>healthy</text:p>
          </table:table-cell>
          <table:table-cell office:value-type="float" office:value="0.6963955" calcext:value-type="float">
            <text:p>0.6963955</text:p>
          </table:table-cell>
          <table:table-cell office:value-type="float" office:value="0.30360445" calcext:value-type="float">
            <text:p>0.30360445</text:p>
          </table:table-cell>
          <table:table-cell table:formula="of:=IF([.B34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49.png</text:p>
          </table:table-cell>
          <table:table-cell office:value-type="string" calcext:value-type="string">
            <text:p>pathological</text:p>
          </table:table-cell>
          <table:table-cell office:value-type="float" office:value="0.2586147" calcext:value-type="float">
            <text:p>0.2586147</text:p>
          </table:table-cell>
          <table:table-cell office:value-type="float" office:value="0.74138534" calcext:value-type="float">
            <text:p>0.74138534</text:p>
          </table:table-cell>
          <table:table-cell table:formula="of:=IF([.B34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7-00.png</text:p>
          </table:table-cell>
          <table:table-cell office:value-type="string" calcext:value-type="string">
            <text:p>pathological</text:p>
          </table:table-cell>
          <table:table-cell office:value-type="float" office:value="0.029322334" calcext:value-type="float">
            <text:p>0.029322334</text:p>
          </table:table-cell>
          <table:table-cell office:value-type="float" office:value="0.9706777" calcext:value-type="float">
            <text:p>0.9706777</text:p>
          </table:table-cell>
          <table:table-cell table:formula="of:=IF([.B35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4-43.png</text:p>
          </table:table-cell>
          <table:table-cell office:value-type="string" calcext:value-type="string">
            <text:p>pathological</text:p>
          </table:table-cell>
          <table:table-cell office:value-type="float" office:value="0.00023081856" calcext:value-type="float">
            <text:p>0.0002308186</text:p>
          </table:table-cell>
          <table:table-cell office:value-type="float" office:value="0.99976915" calcext:value-type="float">
            <text:p>0.99976915</text:p>
          </table:table-cell>
          <table:table-cell table:formula="of:=IF([.B35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15.png</text:p>
          </table:table-cell>
          <table:table-cell office:value-type="string" calcext:value-type="string">
            <text:p>pathological</text:p>
          </table:table-cell>
          <table:table-cell office:value-type="float" office:value="0.009134753" calcext:value-type="float">
            <text:p>0.009134753</text:p>
          </table:table-cell>
          <table:table-cell office:value-type="float" office:value="0.9908653" calcext:value-type="float">
            <text:p>0.9908653</text:p>
          </table:table-cell>
          <table:table-cell table:formula="of:=IF([.B35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0-21.png</text:p>
          </table:table-cell>
          <table:table-cell office:value-type="string" calcext:value-type="string">
            <text:p>pathological</text:p>
          </table:table-cell>
          <table:table-cell office:value-type="float" office:value="0.002231597" calcext:value-type="float">
            <text:p>0.002231597</text:p>
          </table:table-cell>
          <table:table-cell office:value-type="float" office:value="0.9977684" calcext:value-type="float">
            <text:p>0.9977684</text:p>
          </table:table-cell>
          <table:table-cell table:formula="of:=IF([.B35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7-52.png</text:p>
          </table:table-cell>
          <table:table-cell office:value-type="string" calcext:value-type="string">
            <text:p>pathological</text:p>
          </table:table-cell>
          <table:table-cell office:value-type="float" office:value="0.0045780344" calcext:value-type="float">
            <text:p>0.0045780344</text:p>
          </table:table-cell>
          <table:table-cell office:value-type="float" office:value="0.99542195" calcext:value-type="float">
            <text:p>0.99542195</text:p>
          </table:table-cell>
          <table:table-cell table:formula="of:=IF([.B35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1-45.png</text:p>
          </table:table-cell>
          <table:table-cell office:value-type="string" calcext:value-type="string">
            <text:p>pathological</text:p>
          </table:table-cell>
          <table:table-cell office:value-type="float" office:value="0.0018471015" calcext:value-type="float">
            <text:p>0.0018471015</text:p>
          </table:table-cell>
          <table:table-cell office:value-type="float" office:value="0.9981529" calcext:value-type="float">
            <text:p>0.9981529</text:p>
          </table:table-cell>
          <table:table-cell table:formula="of:=IF([.B35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41-53.png</text:p>
          </table:table-cell>
          <table:table-cell office:value-type="string" calcext:value-type="string">
            <text:p>healthy</text:p>
          </table:table-cell>
          <table:table-cell office:value-type="float" office:value="0.7893722" calcext:value-type="float">
            <text:p>0.7893722</text:p>
          </table:table-cell>
          <table:table-cell office:value-type="float" office:value="0.21062781" calcext:value-type="float">
            <text:p>0.21062781</text:p>
          </table:table-cell>
          <table:table-cell table:formula="of:=IF([.B35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4-07.png</text:p>
          </table:table-cell>
          <table:table-cell office:value-type="string" calcext:value-type="string">
            <text:p>pathological</text:p>
          </table:table-cell>
          <table:table-cell office:value-type="float" office:value="0.28749612" calcext:value-type="float">
            <text:p>0.28749612</text:p>
          </table:table-cell>
          <table:table-cell office:value-type="float" office:value="0.7125039" calcext:value-type="float">
            <text:p>0.7125039</text:p>
          </table:table-cell>
          <table:table-cell table:formula="of:=IF([.B35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6-09.png</text:p>
          </table:table-cell>
          <table:table-cell office:value-type="string" calcext:value-type="string">
            <text:p>pathological</text:p>
          </table:table-cell>
          <table:table-cell office:value-type="float" office:value="0.36153087" calcext:value-type="float">
            <text:p>0.36153087</text:p>
          </table:table-cell>
          <table:table-cell office:value-type="float" office:value="0.6384691" calcext:value-type="float">
            <text:p>0.6384691</text:p>
          </table:table-cell>
          <table:table-cell table:formula="of:=IF([.B35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5-23.png</text:p>
          </table:table-cell>
          <table:table-cell office:value-type="string" calcext:value-type="string">
            <text:p>healthy</text:p>
          </table:table-cell>
          <table:table-cell office:value-type="float" office:value="0.99922264" calcext:value-type="float">
            <text:p>0.99922264</text:p>
          </table:table-cell>
          <table:table-cell office:value-type="float" office:value="0.0007773115" calcext:value-type="float">
            <text:p>0.0007773115</text:p>
          </table:table-cell>
          <table:table-cell table:formula="of:=IF([.B35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5-49.png</text:p>
          </table:table-cell>
          <table:table-cell office:value-type="string" calcext:value-type="string">
            <text:p>healthy</text:p>
          </table:table-cell>
          <table:table-cell office:value-type="float" office:value="0.998796" calcext:value-type="float">
            <text:p>0.998796</text:p>
          </table:table-cell>
          <table:table-cell office:value-type="float" office:value="0.001203949" calcext:value-type="float">
            <text:p>0.001203949</text:p>
          </table:table-cell>
          <table:table-cell table:formula="of:=IF([.B36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5-25.png</text:p>
          </table:table-cell>
          <table:table-cell office:value-type="string" calcext:value-type="string">
            <text:p>healthy</text:p>
          </table:table-cell>
          <table:table-cell office:value-type="float" office:value="0.9997813" calcext:value-type="float">
            <text:p>0.9997813</text:p>
          </table:table-cell>
          <table:table-cell office:value-type="float" office:value="0.00021869532" calcext:value-type="float">
            <text:p>0.0002186953</text:p>
          </table:table-cell>
          <table:table-cell table:formula="of:=IF([.B36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58.png</text:p>
          </table:table-cell>
          <table:table-cell office:value-type="string" calcext:value-type="string">
            <text:p>pathological</text:p>
          </table:table-cell>
          <table:table-cell office:value-type="float" office:value="0.00029195455" calcext:value-type="float">
            <text:p>0.0002919546</text:p>
          </table:table-cell>
          <table:table-cell office:value-type="float" office:value="0.999708" calcext:value-type="float">
            <text:p>0.999708</text:p>
          </table:table-cell>
          <table:table-cell table:formula="of:=IF([.B36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17.png</text:p>
          </table:table-cell>
          <table:table-cell office:value-type="string" calcext:value-type="string">
            <text:p>pathological</text:p>
          </table:table-cell>
          <table:table-cell office:value-type="float" office:value="0.29793712" calcext:value-type="float">
            <text:p>0.29793712</text:p>
          </table:table-cell>
          <table:table-cell office:value-type="float" office:value="0.70206285" calcext:value-type="float">
            <text:p>0.70206285</text:p>
          </table:table-cell>
          <table:table-cell table:formula="of:=IF([.B36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5-04.png</text:p>
          </table:table-cell>
          <table:table-cell office:value-type="string" calcext:value-type="string">
            <text:p>pathological</text:p>
          </table:table-cell>
          <table:table-cell office:value-type="float" office:value="0.00013364118" calcext:value-type="float">
            <text:p>0.0001336412</text:p>
          </table:table-cell>
          <table:table-cell office:value-type="float" office:value="0.99986637" calcext:value-type="float">
            <text:p>0.99986637</text:p>
          </table:table-cell>
          <table:table-cell table:formula="of:=IF([.B36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45-09.png</text:p>
          </table:table-cell>
          <table:table-cell office:value-type="string" calcext:value-type="string">
            <text:p>pathological</text:p>
          </table:table-cell>
          <table:table-cell office:value-type="float" office:value="0.029314224" calcext:value-type="float">
            <text:p>0.029314224</text:p>
          </table:table-cell>
          <table:table-cell office:value-type="float" office:value="0.9706857" calcext:value-type="float">
            <text:p>0.9706857</text:p>
          </table:table-cell>
          <table:table-cell table:formula="of:=IF([.B36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5-42.png</text:p>
          </table:table-cell>
          <table:table-cell office:value-type="string" calcext:value-type="string">
            <text:p>pathological</text:p>
          </table:table-cell>
          <table:table-cell office:value-type="float" office:value="0.013355725" calcext:value-type="float">
            <text:p>0.013355725</text:p>
          </table:table-cell>
          <table:table-cell office:value-type="float" office:value="0.9866442" calcext:value-type="float">
            <text:p>0.9866442</text:p>
          </table:table-cell>
          <table:table-cell table:formula="of:=IF([.B36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4-38.png</text:p>
          </table:table-cell>
          <table:table-cell office:value-type="string" calcext:value-type="string">
            <text:p>pathological</text:p>
          </table:table-cell>
          <table:table-cell office:value-type="float" office:value="0.0008489762" calcext:value-type="float">
            <text:p>0.0008489762</text:p>
          </table:table-cell>
          <table:table-cell office:value-type="float" office:value="0.999151" calcext:value-type="float">
            <text:p>0.999151</text:p>
          </table:table-cell>
          <table:table-cell table:formula="of:=IF([.B36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0-40.png</text:p>
          </table:table-cell>
          <table:table-cell office:value-type="string" calcext:value-type="string">
            <text:p>pathological</text:p>
          </table:table-cell>
          <table:table-cell office:value-type="float" office:value="0.00207178" calcext:value-type="float">
            <text:p>0.00207178</text:p>
          </table:table-cell>
          <table:table-cell office:value-type="float" office:value="0.99792826" calcext:value-type="float">
            <text:p>0.99792826</text:p>
          </table:table-cell>
          <table:table-cell table:formula="of:=IF([.B36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9-09.png</text:p>
          </table:table-cell>
          <table:table-cell office:value-type="string" calcext:value-type="string">
            <text:p>healthy</text:p>
          </table:table-cell>
          <table:table-cell office:value-type="float" office:value="0.9916836" calcext:value-type="float">
            <text:p>0.9916836</text:p>
          </table:table-cell>
          <table:table-cell office:value-type="float" office:value="0.008316431" calcext:value-type="float">
            <text:p>0.008316431</text:p>
          </table:table-cell>
          <table:table-cell table:formula="of:=IF([.B36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00.png</text:p>
          </table:table-cell>
          <table:table-cell office:value-type="string" calcext:value-type="string">
            <text:p>pathological</text:p>
          </table:table-cell>
          <table:table-cell office:value-type="float" office:value="0.002448746" calcext:value-type="float">
            <text:p>0.002448746</text:p>
          </table:table-cell>
          <table:table-cell office:value-type="float" office:value="0.99755126" calcext:value-type="float">
            <text:p>0.99755126</text:p>
          </table:table-cell>
          <table:table-cell table:formula="of:=IF([.B37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2-04.png</text:p>
          </table:table-cell>
          <table:table-cell office:value-type="string" calcext:value-type="string">
            <text:p>pathological</text:p>
          </table:table-cell>
          <table:table-cell office:value-type="float" office:value="0.000473804" calcext:value-type="float">
            <text:p>0.000473804</text:p>
          </table:table-cell>
          <table:table-cell office:value-type="float" office:value="0.99952626" calcext:value-type="float">
            <text:p>0.99952626</text:p>
          </table:table-cell>
          <table:table-cell table:formula="of:=IF([.B37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9-34.png</text:p>
          </table:table-cell>
          <table:table-cell office:value-type="string" calcext:value-type="string">
            <text:p>healthy</text:p>
          </table:table-cell>
          <table:table-cell office:value-type="float" office:value="0.9621401" calcext:value-type="float">
            <text:p>0.9621401</text:p>
          </table:table-cell>
          <table:table-cell office:value-type="float" office:value="0.03785993" calcext:value-type="float">
            <text:p>0.03785993</text:p>
          </table:table-cell>
          <table:table-cell table:formula="of:=IF([.B37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6-40.png</text:p>
          </table:table-cell>
          <table:table-cell office:value-type="string" calcext:value-type="string">
            <text:p>healthy</text:p>
          </table:table-cell>
          <table:table-cell office:value-type="float" office:value="0.99978596" calcext:value-type="float">
            <text:p>0.99978596</text:p>
          </table:table-cell>
          <table:table-cell office:value-type="float" office:value="0.00021407769" calcext:value-type="float">
            <text:p>0.0002140777</text:p>
          </table:table-cell>
          <table:table-cell table:formula="of:=IF([.B37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5-31.png</text:p>
          </table:table-cell>
          <table:table-cell office:value-type="string" calcext:value-type="string">
            <text:p>pathological</text:p>
          </table:table-cell>
          <table:table-cell office:value-type="float" office:value="0.006220656" calcext:value-type="float">
            <text:p>0.006220656</text:p>
          </table:table-cell>
          <table:table-cell office:value-type="float" office:value="0.99377936" calcext:value-type="float">
            <text:p>0.99377936</text:p>
          </table:table-cell>
          <table:table-cell table:formula="of:=IF([.B37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3-45.png</text:p>
          </table:table-cell>
          <table:table-cell office:value-type="string" calcext:value-type="string">
            <text:p>pathological</text:p>
          </table:table-cell>
          <table:table-cell office:value-type="float" office:value="0.02211433" calcext:value-type="float">
            <text:p>0.02211433</text:p>
          </table:table-cell>
          <table:table-cell office:value-type="float" office:value="0.9778856" calcext:value-type="float">
            <text:p>0.9778856</text:p>
          </table:table-cell>
          <table:table-cell table:formula="of:=IF([.B37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6-17.png</text:p>
          </table:table-cell>
          <table:table-cell office:value-type="string" calcext:value-type="string">
            <text:p>pathological</text:p>
          </table:table-cell>
          <table:table-cell office:value-type="float" office:value="0.010758228" calcext:value-type="float">
            <text:p>0.010758228</text:p>
          </table:table-cell>
          <table:table-cell office:value-type="float" office:value="0.9892418" calcext:value-type="float">
            <text:p>0.9892418</text:p>
          </table:table-cell>
          <table:table-cell table:formula="of:=IF([.B37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7-34.png</text:p>
          </table:table-cell>
          <table:table-cell office:value-type="string" calcext:value-type="string">
            <text:p>healthy</text:p>
          </table:table-cell>
          <table:table-cell office:value-type="float" office:value="0.9996569" calcext:value-type="float">
            <text:p>0.9996569</text:p>
          </table:table-cell>
          <table:table-cell office:value-type="float" office:value="0.00034303236" calcext:value-type="float">
            <text:p>0.0003430324</text:p>
          </table:table-cell>
          <table:table-cell table:formula="of:=IF([.B37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13.png</text:p>
          </table:table-cell>
          <table:table-cell office:value-type="string" calcext:value-type="string">
            <text:p>healthy</text:p>
          </table:table-cell>
          <table:table-cell office:value-type="float" office:value="0.9998565" calcext:value-type="float">
            <text:p>0.9998565</text:p>
          </table:table-cell>
          <table:table-cell office:value-type="float" office:value="0.00014349597" calcext:value-type="float">
            <text:p>0.000143496</text:p>
          </table:table-cell>
          <table:table-cell table:formula="of:=IF([.B37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1-46.png</text:p>
          </table:table-cell>
          <table:table-cell office:value-type="string" calcext:value-type="string">
            <text:p>healthy</text:p>
          </table:table-cell>
          <table:table-cell office:value-type="float" office:value="0.50346196" calcext:value-type="float">
            <text:p>0.50346196</text:p>
          </table:table-cell>
          <table:table-cell office:value-type="float" office:value="0.49653804" calcext:value-type="float">
            <text:p>0.49653804</text:p>
          </table:table-cell>
          <table:table-cell table:formula="of:=IF([.B37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38.png</text:p>
          </table:table-cell>
          <table:table-cell office:value-type="string" calcext:value-type="string">
            <text:p>pathological</text:p>
          </table:table-cell>
          <table:table-cell office:value-type="float" office:value="0.00026580825" calcext:value-type="float">
            <text:p>0.0002658083</text:p>
          </table:table-cell>
          <table:table-cell office:value-type="float" office:value="0.9997342" calcext:value-type="float">
            <text:p>0.9997342</text:p>
          </table:table-cell>
          <table:table-cell table:formula="of:=IF([.B38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6-53.png</text:p>
          </table:table-cell>
          <table:table-cell office:value-type="string" calcext:value-type="string">
            <text:p>pathological</text:p>
          </table:table-cell>
          <table:table-cell office:value-type="float" office:value="0.000011971318" calcext:value-type="float">
            <text:p>1.1971318E-05</text:p>
          </table:table-cell>
          <table:table-cell office:value-type="float" office:value="0.9999881" calcext:value-type="float">
            <text:p>0.9999881</text:p>
          </table:table-cell>
          <table:table-cell table:formula="of:=IF([.B38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43-18.png</text:p>
          </table:table-cell>
          <table:table-cell office:value-type="string" calcext:value-type="string">
            <text:p>healthy</text:p>
          </table:table-cell>
          <table:table-cell office:value-type="float" office:value="0.9997311" calcext:value-type="float">
            <text:p>0.9997311</text:p>
          </table:table-cell>
          <table:table-cell office:value-type="float" office:value="0.00026884762" calcext:value-type="float">
            <text:p>0.0002688476</text:p>
          </table:table-cell>
          <table:table-cell table:formula="of:=IF([.B38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8-55.png</text:p>
          </table:table-cell>
          <table:table-cell office:value-type="string" calcext:value-type="string">
            <text:p>healthy</text:p>
          </table:table-cell>
          <table:table-cell office:value-type="float" office:value="0.97716343" calcext:value-type="float">
            <text:p>0.97716343</text:p>
          </table:table-cell>
          <table:table-cell office:value-type="float" office:value="0.022836614" calcext:value-type="float">
            <text:p>0.022836614</text:p>
          </table:table-cell>
          <table:table-cell table:formula="of:=IF([.B38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1-38.png</text:p>
          </table:table-cell>
          <table:table-cell office:value-type="string" calcext:value-type="string">
            <text:p>healthy</text:p>
          </table:table-cell>
          <table:table-cell office:value-type="float" office:value="0.9997979" calcext:value-type="float">
            <text:p>0.9997979</text:p>
          </table:table-cell>
          <table:table-cell office:value-type="float" office:value="0.00020214198" calcext:value-type="float">
            <text:p>0.000202142</text:p>
          </table:table-cell>
          <table:table-cell table:formula="of:=IF([.B38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7-54.png</text:p>
          </table:table-cell>
          <table:table-cell office:value-type="string" calcext:value-type="string">
            <text:p>pathological</text:p>
          </table:table-cell>
          <table:table-cell office:value-type="float" office:value="0.00020436656" calcext:value-type="float">
            <text:p>0.0002043666</text:p>
          </table:table-cell>
          <table:table-cell office:value-type="float" office:value="0.9997956" calcext:value-type="float">
            <text:p>0.9997956</text:p>
          </table:table-cell>
          <table:table-cell table:formula="of:=IF([.B38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3-49.png</text:p>
          </table:table-cell>
          <table:table-cell office:value-type="string" calcext:value-type="string">
            <text:p>pathological</text:p>
          </table:table-cell>
          <table:table-cell office:value-type="float" office:value="0.0024969438" calcext:value-type="float">
            <text:p>0.0024969438</text:p>
          </table:table-cell>
          <table:table-cell office:value-type="float" office:value="0.9975031" calcext:value-type="float">
            <text:p>0.9975031</text:p>
          </table:table-cell>
          <table:table-cell table:formula="of:=IF([.B38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18.png</text:p>
          </table:table-cell>
          <table:table-cell office:value-type="string" calcext:value-type="string">
            <text:p>healthy</text:p>
          </table:table-cell>
          <table:table-cell office:value-type="float" office:value="0.99979454" calcext:value-type="float">
            <text:p>0.99979454</text:p>
          </table:table-cell>
          <table:table-cell office:value-type="float" office:value="0.00020550126" calcext:value-type="float">
            <text:p>0.0002055013</text:p>
          </table:table-cell>
          <table:table-cell table:formula="of:=IF([.B38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39-49.png</text:p>
          </table:table-cell>
          <table:table-cell office:value-type="string" calcext:value-type="string">
            <text:p>pathological</text:p>
          </table:table-cell>
          <table:table-cell office:value-type="float" office:value="0.0036492932" calcext:value-type="float">
            <text:p>0.0036492932</text:p>
          </table:table-cell>
          <table:table-cell office:value-type="float" office:value="0.99635065" calcext:value-type="float">
            <text:p>0.99635065</text:p>
          </table:table-cell>
          <table:table-cell table:formula="of:=IF([.B38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4-00.png</text:p>
          </table:table-cell>
          <table:table-cell office:value-type="string" calcext:value-type="string">
            <text:p>healthy</text:p>
          </table:table-cell>
          <table:table-cell office:value-type="float" office:value="0.99959904" calcext:value-type="float">
            <text:p>0.99959904</text:p>
          </table:table-cell>
          <table:table-cell office:value-type="float" office:value="0.00040100695" calcext:value-type="float">
            <text:p>0.000401007</text:p>
          </table:table-cell>
          <table:table-cell table:formula="of:=IF([.B38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3-06.png</text:p>
          </table:table-cell>
          <table:table-cell office:value-type="string" calcext:value-type="string">
            <text:p>pathological</text:p>
          </table:table-cell>
          <table:table-cell office:value-type="float" office:value="0.00008940839" calcext:value-type="float">
            <text:p>8.940839E-05</text:p>
          </table:table-cell>
          <table:table-cell office:value-type="float" office:value="0.9999106" calcext:value-type="float">
            <text:p>0.9999106</text:p>
          </table:table-cell>
          <table:table-cell table:formula="of:=IF([.B39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5-38.png</text:p>
          </table:table-cell>
          <table:table-cell office:value-type="string" calcext:value-type="string">
            <text:p>pathological</text:p>
          </table:table-cell>
          <table:table-cell office:value-type="float" office:value="0.006777085" calcext:value-type="float">
            <text:p>0.006777085</text:p>
          </table:table-cell>
          <table:table-cell office:value-type="float" office:value="0.99322295" calcext:value-type="float">
            <text:p>0.99322295</text:p>
          </table:table-cell>
          <table:table-cell table:formula="of:=IF([.B39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4-49.png</text:p>
          </table:table-cell>
          <table:table-cell office:value-type="string" calcext:value-type="string">
            <text:p>healthy</text:p>
          </table:table-cell>
          <table:table-cell office:value-type="float" office:value="0.9999143" calcext:value-type="float">
            <text:p>0.9999143</text:p>
          </table:table-cell>
          <table:table-cell office:value-type="float" office:value="0.000085762586" calcext:value-type="float">
            <text:p>8.5762586E-05</text:p>
          </table:table-cell>
          <table:table-cell table:formula="of:=IF([.B39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7-18.png</text:p>
          </table:table-cell>
          <table:table-cell office:value-type="string" calcext:value-type="string">
            <text:p>pathological</text:p>
          </table:table-cell>
          <table:table-cell office:value-type="float" office:value="0.0018975367" calcext:value-type="float">
            <text:p>0.0018975367</text:p>
          </table:table-cell>
          <table:table-cell office:value-type="float" office:value="0.9981025" calcext:value-type="float">
            <text:p>0.9981025</text:p>
          </table:table-cell>
          <table:table-cell table:formula="of:=IF([.B39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56.png</text:p>
          </table:table-cell>
          <table:table-cell office:value-type="string" calcext:value-type="string">
            <text:p>pathological</text:p>
          </table:table-cell>
          <table:table-cell office:value-type="float" office:value="0.000003672623" calcext:value-type="float">
            <text:p>3.672623E-06</text:p>
          </table:table-cell>
          <table:table-cell office:value-type="float" office:value="0.9999963" calcext:value-type="float">
            <text:p>0.9999963</text:p>
          </table:table-cell>
          <table:table-cell table:formula="of:=IF([.B39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5-36.png</text:p>
          </table:table-cell>
          <table:table-cell office:value-type="string" calcext:value-type="string">
            <text:p>pathological</text:p>
          </table:table-cell>
          <table:table-cell office:value-type="float" office:value="0.000081742255" calcext:value-type="float">
            <text:p>8.1742255E-05</text:p>
          </table:table-cell>
          <table:table-cell office:value-type="float" office:value="0.9999182" calcext:value-type="float">
            <text:p>0.9999182</text:p>
          </table:table-cell>
          <table:table-cell table:formula="of:=IF([.B39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47.png</text:p>
          </table:table-cell>
          <table:table-cell office:value-type="string" calcext:value-type="string">
            <text:p>healthy</text:p>
          </table:table-cell>
          <table:table-cell office:value-type="float" office:value="0.99980396" calcext:value-type="float">
            <text:p>0.99980396</text:p>
          </table:table-cell>
          <table:table-cell office:value-type="float" office:value="0.00019611459" calcext:value-type="float">
            <text:p>0.0001961146</text:p>
          </table:table-cell>
          <table:table-cell table:formula="of:=IF([.B39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39-45.png</text:p>
          </table:table-cell>
          <table:table-cell office:value-type="string" calcext:value-type="string">
            <text:p>pathological</text:p>
          </table:table-cell>
          <table:table-cell office:value-type="float" office:value="0.00020402156" calcext:value-type="float">
            <text:p>0.0002040216</text:p>
          </table:table-cell>
          <table:table-cell office:value-type="float" office:value="0.999796" calcext:value-type="float">
            <text:p>0.999796</text:p>
          </table:table-cell>
          <table:table-cell table:formula="of:=IF([.B39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56.png</text:p>
          </table:table-cell>
          <table:table-cell office:value-type="string" calcext:value-type="string">
            <text:p>pathological</text:p>
          </table:table-cell>
          <table:table-cell office:value-type="float" office:value="0.00010347029" calcext:value-type="float">
            <text:p>0.0001034703</text:p>
          </table:table-cell>
          <table:table-cell office:value-type="float" office:value="0.9998965" calcext:value-type="float">
            <text:p>0.9998965</text:p>
          </table:table-cell>
          <table:table-cell table:formula="of:=IF([.B39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0-50.png</text:p>
          </table:table-cell>
          <table:table-cell office:value-type="string" calcext:value-type="string">
            <text:p>healthy</text:p>
          </table:table-cell>
          <table:table-cell office:value-type="float" office:value="0.99432266" calcext:value-type="float">
            <text:p>0.99432266</text:p>
          </table:table-cell>
          <table:table-cell office:value-type="float" office:value="0.0056773894" calcext:value-type="float">
            <text:p>0.0056773894</text:p>
          </table:table-cell>
          <table:table-cell table:formula="of:=IF([.B39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5-54.png</text:p>
          </table:table-cell>
          <table:table-cell office:value-type="string" calcext:value-type="string">
            <text:p>pathological</text:p>
          </table:table-cell>
          <table:table-cell office:value-type="float" office:value="0.005828071" calcext:value-type="float">
            <text:p>0.005828071</text:p>
          </table:table-cell>
          <table:table-cell office:value-type="float" office:value="0.9941719" calcext:value-type="float">
            <text:p>0.9941719</text:p>
          </table:table-cell>
          <table:table-cell table:formula="of:=IF([.B40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4-34.png</text:p>
          </table:table-cell>
          <table:table-cell office:value-type="string" calcext:value-type="string">
            <text:p>pathological</text:p>
          </table:table-cell>
          <table:table-cell office:value-type="float" office:value="0.02672653" calcext:value-type="float">
            <text:p>0.02672653</text:p>
          </table:table-cell>
          <table:table-cell office:value-type="float" office:value="0.97327346" calcext:value-type="float">
            <text:p>0.97327346</text:p>
          </table:table-cell>
          <table:table-cell table:formula="of:=IF([.B40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6-22.png</text:p>
          </table:table-cell>
          <table:table-cell office:value-type="string" calcext:value-type="string">
            <text:p>healthy</text:p>
          </table:table-cell>
          <table:table-cell office:value-type="float" office:value="0.9992299" calcext:value-type="float">
            <text:p>0.9992299</text:p>
          </table:table-cell>
          <table:table-cell office:value-type="float" office:value="0.00077007007" calcext:value-type="float">
            <text:p>0.0007700701</text:p>
          </table:table-cell>
          <table:table-cell table:formula="of:=IF([.B40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41.png</text:p>
          </table:table-cell>
          <table:table-cell office:value-type="string" calcext:value-type="string">
            <text:p>pathological</text:p>
          </table:table-cell>
          <table:table-cell office:value-type="float" office:value="0.08187342" calcext:value-type="float">
            <text:p>0.08187342</text:p>
          </table:table-cell>
          <table:table-cell office:value-type="float" office:value="0.91812664" calcext:value-type="float">
            <text:p>0.91812664</text:p>
          </table:table-cell>
          <table:table-cell table:formula="of:=IF([.B40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5-55.png</text:p>
          </table:table-cell>
          <table:table-cell office:value-type="string" calcext:value-type="string">
            <text:p>pathological</text:p>
          </table:table-cell>
          <table:table-cell office:value-type="float" office:value="0.000002028137" calcext:value-type="float">
            <text:p>2.028137E-06</text:p>
          </table:table-cell>
          <table:table-cell office:value-type="float" office:value="0.999998" calcext:value-type="float">
            <text:p>0.999998</text:p>
          </table:table-cell>
          <table:table-cell table:formula="of:=IF([.B40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11-35.png</text:p>
          </table:table-cell>
          <table:table-cell office:value-type="string" calcext:value-type="string">
            <text:p>pathological</text:p>
          </table:table-cell>
          <table:table-cell office:value-type="float" office:value="0.0000021094997" calcext:value-type="float">
            <text:p>2.1094997E-06</text:p>
          </table:table-cell>
          <table:table-cell office:value-type="float" office:value="0.99999785" calcext:value-type="float">
            <text:p>0.99999785</text:p>
          </table:table-cell>
          <table:table-cell table:formula="of:=IF([.B40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2-52.png</text:p>
          </table:table-cell>
          <table:table-cell office:value-type="string" calcext:value-type="string">
            <text:p>healthy</text:p>
          </table:table-cell>
          <table:table-cell office:value-type="float" office:value="0.99971336" calcext:value-type="float">
            <text:p>0.99971336</text:p>
          </table:table-cell>
          <table:table-cell office:value-type="float" office:value="0.00028661898" calcext:value-type="float">
            <text:p>0.000286619</text:p>
          </table:table-cell>
          <table:table-cell table:formula="of:=IF([.B40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2-14.png</text:p>
          </table:table-cell>
          <table:table-cell office:value-type="string" calcext:value-type="string">
            <text:p>pathological</text:p>
          </table:table-cell>
          <table:table-cell office:value-type="float" office:value="0.00047111014" calcext:value-type="float">
            <text:p>0.0004711101</text:p>
          </table:table-cell>
          <table:table-cell office:value-type="float" office:value="0.9995289" calcext:value-type="float">
            <text:p>0.9995289</text:p>
          </table:table-cell>
          <table:table-cell table:formula="of:=IF([.B40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25.png</text:p>
          </table:table-cell>
          <table:table-cell office:value-type="string" calcext:value-type="string">
            <text:p>healthy</text:p>
          </table:table-cell>
          <table:table-cell office:value-type="float" office:value="0.9787813" calcext:value-type="float">
            <text:p>0.9787813</text:p>
          </table:table-cell>
          <table:table-cell office:value-type="float" office:value="0.021218702" calcext:value-type="float">
            <text:p>0.021218702</text:p>
          </table:table-cell>
          <table:table-cell table:formula="of:=IF([.B40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0-46.png</text:p>
          </table:table-cell>
          <table:table-cell office:value-type="string" calcext:value-type="string">
            <text:p>pathological</text:p>
          </table:table-cell>
          <table:table-cell office:value-type="float" office:value="0.00031160825" calcext:value-type="float">
            <text:p>0.0003116083</text:p>
          </table:table-cell>
          <table:table-cell office:value-type="float" office:value="0.9996884" calcext:value-type="float">
            <text:p>0.9996884</text:p>
          </table:table-cell>
          <table:table-cell table:formula="of:=IF([.B40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20.png</text:p>
          </table:table-cell>
          <table:table-cell office:value-type="string" calcext:value-type="string">
            <text:p>pathological</text:p>
          </table:table-cell>
          <table:table-cell office:value-type="float" office:value="0.01146183" calcext:value-type="float">
            <text:p>0.01146183</text:p>
          </table:table-cell>
          <table:table-cell office:value-type="float" office:value="0.98853815" calcext:value-type="float">
            <text:p>0.98853815</text:p>
          </table:table-cell>
          <table:table-cell table:formula="of:=IF([.B41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6-53.png</text:p>
          </table:table-cell>
          <table:table-cell office:value-type="string" calcext:value-type="string">
            <text:p>pathological</text:p>
          </table:table-cell>
          <table:table-cell office:value-type="float" office:value="0.006420387" calcext:value-type="float">
            <text:p>0.006420387</text:p>
          </table:table-cell>
          <table:table-cell office:value-type="float" office:value="0.9935796" calcext:value-type="float">
            <text:p>0.9935796</text:p>
          </table:table-cell>
          <table:table-cell table:formula="of:=IF([.B41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1-01.png</text:p>
          </table:table-cell>
          <table:table-cell office:value-type="string" calcext:value-type="string">
            <text:p>healthy</text:p>
          </table:table-cell>
          <table:table-cell office:value-type="float" office:value="0.9980438" calcext:value-type="float">
            <text:p>0.9980438</text:p>
          </table:table-cell>
          <table:table-cell office:value-type="float" office:value="0.0019562452" calcext:value-type="float">
            <text:p>0.0019562452</text:p>
          </table:table-cell>
          <table:table-cell table:formula="of:=IF([.B41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05.png</text:p>
          </table:table-cell>
          <table:table-cell office:value-type="string" calcext:value-type="string">
            <text:p>pathological</text:p>
          </table:table-cell>
          <table:table-cell office:value-type="float" office:value="0.0037918503" calcext:value-type="float">
            <text:p>0.0037918503</text:p>
          </table:table-cell>
          <table:table-cell office:value-type="float" office:value="0.9962082" calcext:value-type="float">
            <text:p>0.9962082</text:p>
          </table:table-cell>
          <table:table-cell table:formula="of:=IF([.B41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4-39.png</text:p>
          </table:table-cell>
          <table:table-cell office:value-type="string" calcext:value-type="string">
            <text:p>pathological</text:p>
          </table:table-cell>
          <table:table-cell office:value-type="float" office:value="0.018366337" calcext:value-type="float">
            <text:p>0.018366337</text:p>
          </table:table-cell>
          <table:table-cell office:value-type="float" office:value="0.9816336" calcext:value-type="float">
            <text:p>0.9816336</text:p>
          </table:table-cell>
          <table:table-cell table:formula="of:=IF([.B41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8-51.png</text:p>
          </table:table-cell>
          <table:table-cell office:value-type="string" calcext:value-type="string">
            <text:p>healthy</text:p>
          </table:table-cell>
          <table:table-cell office:value-type="float" office:value="0.8887269" calcext:value-type="float">
            <text:p>0.8887269</text:p>
          </table:table-cell>
          <table:table-cell office:value-type="float" office:value="0.111273125" calcext:value-type="float">
            <text:p>0.111273125</text:p>
          </table:table-cell>
          <table:table-cell table:formula="of:=IF([.B41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5-15.png</text:p>
          </table:table-cell>
          <table:table-cell office:value-type="string" calcext:value-type="string">
            <text:p>healthy</text:p>
          </table:table-cell>
          <table:table-cell office:value-type="float" office:value="0.99992406" calcext:value-type="float">
            <text:p>0.99992406</text:p>
          </table:table-cell>
          <table:table-cell office:value-type="float" office:value="0.000075954355" calcext:value-type="float">
            <text:p>7.5954355E-05</text:p>
          </table:table-cell>
          <table:table-cell table:formula="of:=IF([.B41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4-59.png</text:p>
          </table:table-cell>
          <table:table-cell office:value-type="string" calcext:value-type="string">
            <text:p>pathological</text:p>
          </table:table-cell>
          <table:table-cell office:value-type="float" office:value="0.026625825" calcext:value-type="float">
            <text:p>0.026625825</text:p>
          </table:table-cell>
          <table:table-cell office:value-type="float" office:value="0.9733742" calcext:value-type="float">
            <text:p>0.9733742</text:p>
          </table:table-cell>
          <table:table-cell table:formula="of:=IF([.B41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56.png</text:p>
          </table:table-cell>
          <table:table-cell office:value-type="string" calcext:value-type="string">
            <text:p>pathological</text:p>
          </table:table-cell>
          <table:table-cell office:value-type="float" office:value="0.003048897" calcext:value-type="float">
            <text:p>0.003048897</text:p>
          </table:table-cell>
          <table:table-cell office:value-type="float" office:value="0.9969511" calcext:value-type="float">
            <text:p>0.9969511</text:p>
          </table:table-cell>
          <table:table-cell table:formula="of:=IF([.B41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7-36.png</text:p>
          </table:table-cell>
          <table:table-cell office:value-type="string" calcext:value-type="string">
            <text:p>pathological</text:p>
          </table:table-cell>
          <table:table-cell office:value-type="float" office:value="0.00036678286" calcext:value-type="float">
            <text:p>0.0003667829</text:p>
          </table:table-cell>
          <table:table-cell office:value-type="float" office:value="0.9996332" calcext:value-type="float">
            <text:p>0.9996332</text:p>
          </table:table-cell>
          <table:table-cell table:formula="of:=IF([.B41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2-19.png</text:p>
          </table:table-cell>
          <table:table-cell office:value-type="string" calcext:value-type="string">
            <text:p>pathological</text:p>
          </table:table-cell>
          <table:table-cell office:value-type="float" office:value="0.0013120914" calcext:value-type="float">
            <text:p>0.0013120914</text:p>
          </table:table-cell>
          <table:table-cell office:value-type="float" office:value="0.9986879" calcext:value-type="float">
            <text:p>0.9986879</text:p>
          </table:table-cell>
          <table:table-cell table:formula="of:=IF([.B42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33.png</text:p>
          </table:table-cell>
          <table:table-cell office:value-type="string" calcext:value-type="string">
            <text:p>pathological</text:p>
          </table:table-cell>
          <table:table-cell office:value-type="float" office:value="0.0037327772" calcext:value-type="float">
            <text:p>0.0037327772</text:p>
          </table:table-cell>
          <table:table-cell office:value-type="float" office:value="0.99626726" calcext:value-type="float">
            <text:p>0.99626726</text:p>
          </table:table-cell>
          <table:table-cell table:formula="of:=IF([.B42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43-28.png</text:p>
          </table:table-cell>
          <table:table-cell office:value-type="string" calcext:value-type="string">
            <text:p>healthy</text:p>
          </table:table-cell>
          <table:table-cell office:value-type="float" office:value="0.9995585" calcext:value-type="float">
            <text:p>0.9995585</text:p>
          </table:table-cell>
          <table:table-cell office:value-type="float" office:value="0.00044148788" calcext:value-type="float">
            <text:p>0.0004414879</text:p>
          </table:table-cell>
          <table:table-cell table:formula="of:=IF([.B42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3-01.png</text:p>
          </table:table-cell>
          <table:table-cell office:value-type="string" calcext:value-type="string">
            <text:p>pathological</text:p>
          </table:table-cell>
          <table:table-cell office:value-type="float" office:value="0.021974629" calcext:value-type="float">
            <text:p>0.021974629</text:p>
          </table:table-cell>
          <table:table-cell office:value-type="float" office:value="0.9780254" calcext:value-type="float">
            <text:p>0.9780254</text:p>
          </table:table-cell>
          <table:table-cell table:formula="of:=IF([.B42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02.png</text:p>
          </table:table-cell>
          <table:table-cell office:value-type="string" calcext:value-type="string">
            <text:p>healthy</text:p>
          </table:table-cell>
          <table:table-cell office:value-type="float" office:value="0.9690261" calcext:value-type="float">
            <text:p>0.9690261</text:p>
          </table:table-cell>
          <table:table-cell office:value-type="float" office:value="0.03097393" calcext:value-type="float">
            <text:p>0.03097393</text:p>
          </table:table-cell>
          <table:table-cell table:formula="of:=IF([.B42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2-05.png</text:p>
          </table:table-cell>
          <table:table-cell office:value-type="string" calcext:value-type="string">
            <text:p>pathological</text:p>
          </table:table-cell>
          <table:table-cell office:value-type="float" office:value="0.009318078" calcext:value-type="float">
            <text:p>0.009318078</text:p>
          </table:table-cell>
          <table:table-cell office:value-type="float" office:value="0.9906819" calcext:value-type="float">
            <text:p>0.9906819</text:p>
          </table:table-cell>
          <table:table-cell table:formula="of:=IF([.B42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5-36.png</text:p>
          </table:table-cell>
          <table:table-cell office:value-type="string" calcext:value-type="string">
            <text:p>pathological</text:p>
          </table:table-cell>
          <table:table-cell office:value-type="float" office:value="0.000013325614" calcext:value-type="float">
            <text:p>1.3325614E-05</text:p>
          </table:table-cell>
          <table:table-cell office:value-type="float" office:value="0.99998665" calcext:value-type="float">
            <text:p>0.99998665</text:p>
          </table:table-cell>
          <table:table-cell table:formula="of:=IF([.B42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5-49.png</text:p>
          </table:table-cell>
          <table:table-cell office:value-type="string" calcext:value-type="string">
            <text:p>pathological</text:p>
          </table:table-cell>
          <table:table-cell office:value-type="float" office:value="0.0011378163" calcext:value-type="float">
            <text:p>0.0011378163</text:p>
          </table:table-cell>
          <table:table-cell office:value-type="float" office:value="0.99886215" calcext:value-type="float">
            <text:p>0.99886215</text:p>
          </table:table-cell>
          <table:table-cell table:formula="of:=IF([.B42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9-23.png</text:p>
          </table:table-cell>
          <table:table-cell office:value-type="string" calcext:value-type="string">
            <text:p>pathological</text:p>
          </table:table-cell>
          <table:table-cell office:value-type="float" office:value="0.0000076190004" calcext:value-type="float">
            <text:p>0.000007619</text:p>
          </table:table-cell>
          <table:table-cell office:value-type="float" office:value="0.9999924" calcext:value-type="float">
            <text:p>0.9999924</text:p>
          </table:table-cell>
          <table:table-cell table:formula="of:=IF([.B42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1-49.png</text:p>
          </table:table-cell>
          <table:table-cell office:value-type="string" calcext:value-type="string">
            <text:p>pathological</text:p>
          </table:table-cell>
          <table:table-cell office:value-type="float" office:value="0.00009532679" calcext:value-type="float">
            <text:p>9.532679E-05</text:p>
          </table:table-cell>
          <table:table-cell office:value-type="float" office:value="0.99990463" calcext:value-type="float">
            <text:p>0.99990463</text:p>
          </table:table-cell>
          <table:table-cell table:formula="of:=IF([.B42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39-09.png</text:p>
          </table:table-cell>
          <table:table-cell office:value-type="string" calcext:value-type="string">
            <text:p>healthy</text:p>
          </table:table-cell>
          <table:table-cell office:value-type="float" office:value="0.9974847" calcext:value-type="float">
            <text:p>0.9974847</text:p>
          </table:table-cell>
          <table:table-cell office:value-type="float" office:value="0.0025153297" calcext:value-type="float">
            <text:p>0.0025153297</text:p>
          </table:table-cell>
          <table:table-cell table:formula="of:=IF([.B43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0-08.png</text:p>
          </table:table-cell>
          <table:table-cell office:value-type="string" calcext:value-type="string">
            <text:p>healthy</text:p>
          </table:table-cell>
          <table:table-cell office:value-type="float" office:value="0.955337" calcext:value-type="float">
            <text:p>0.955337</text:p>
          </table:table-cell>
          <table:table-cell office:value-type="float" office:value="0.04466297" calcext:value-type="float">
            <text:p>0.04466297</text:p>
          </table:table-cell>
          <table:table-cell table:formula="of:=IF([.B43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8-25.png</text:p>
          </table:table-cell>
          <table:table-cell office:value-type="string" calcext:value-type="string">
            <text:p>healthy</text:p>
          </table:table-cell>
          <table:table-cell office:value-type="float" office:value="0.9975138" calcext:value-type="float">
            <text:p>0.9975138</text:p>
          </table:table-cell>
          <table:table-cell office:value-type="float" office:value="0.0024862483" calcext:value-type="float">
            <text:p>0.0024862483</text:p>
          </table:table-cell>
          <table:table-cell table:formula="of:=IF([.B43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09.png</text:p>
          </table:table-cell>
          <table:table-cell office:value-type="string" calcext:value-type="string">
            <text:p>healthy</text:p>
          </table:table-cell>
          <table:table-cell office:value-type="float" office:value="0.99945897" calcext:value-type="float">
            <text:p>0.99945897</text:p>
          </table:table-cell>
          <table:table-cell office:value-type="float" office:value="0.0005410709" calcext:value-type="float">
            <text:p>0.0005410709</text:p>
          </table:table-cell>
          <table:table-cell table:formula="of:=IF([.B43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8-33.png</text:p>
          </table:table-cell>
          <table:table-cell office:value-type="string" calcext:value-type="string">
            <text:p>healthy</text:p>
          </table:table-cell>
          <table:table-cell office:value-type="float" office:value="0.97718835" calcext:value-type="float">
            <text:p>0.97718835</text:p>
          </table:table-cell>
          <table:table-cell office:value-type="float" office:value="0.022811588" calcext:value-type="float">
            <text:p>0.022811588</text:p>
          </table:table-cell>
          <table:table-cell table:formula="of:=IF([.B43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1-26.png</text:p>
          </table:table-cell>
          <table:table-cell office:value-type="string" calcext:value-type="string">
            <text:p>pathological</text:p>
          </table:table-cell>
          <table:table-cell office:value-type="float" office:value="0.000032443084" calcext:value-type="float">
            <text:p>3.2443084E-05</text:p>
          </table:table-cell>
          <table:table-cell office:value-type="float" office:value="0.9999676" calcext:value-type="float">
            <text:p>0.9999676</text:p>
          </table:table-cell>
          <table:table-cell table:formula="of:=IF([.B43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6-33.png</text:p>
          </table:table-cell>
          <table:table-cell office:value-type="string" calcext:value-type="string">
            <text:p>healthy</text:p>
          </table:table-cell>
          <table:table-cell office:value-type="float" office:value="0.99992824" calcext:value-type="float">
            <text:p>0.99992824</text:p>
          </table:table-cell>
          <table:table-cell office:value-type="float" office:value="0.00007179698" calcext:value-type="float">
            <text:p>0.000071797</text:p>
          </table:table-cell>
          <table:table-cell table:formula="of:=IF([.B43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2-37.png</text:p>
          </table:table-cell>
          <table:table-cell office:value-type="string" calcext:value-type="string">
            <text:p>healthy</text:p>
          </table:table-cell>
          <table:table-cell office:value-type="float" office:value="0.99994075" calcext:value-type="float">
            <text:p>0.99994075</text:p>
          </table:table-cell>
          <table:table-cell office:value-type="float" office:value="0.000059253445" calcext:value-type="float">
            <text:p>5.9253445E-05</text:p>
          </table:table-cell>
          <table:table-cell table:formula="of:=IF([.B43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6-07.png</text:p>
          </table:table-cell>
          <table:table-cell office:value-type="string" calcext:value-type="string">
            <text:p>pathological</text:p>
          </table:table-cell>
          <table:table-cell office:value-type="float" office:value="0.46434662" calcext:value-type="float">
            <text:p>0.46434662</text:p>
          </table:table-cell>
          <table:table-cell office:value-type="float" office:value="0.53565335" calcext:value-type="float">
            <text:p>0.53565335</text:p>
          </table:table-cell>
          <table:table-cell table:formula="of:=IF([.B43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35-37.png</text:p>
          </table:table-cell>
          <table:table-cell office:value-type="string" calcext:value-type="string">
            <text:p>healthy</text:p>
          </table:table-cell>
          <table:table-cell office:value-type="float" office:value="0.99966097" calcext:value-type="float">
            <text:p>0.99966097</text:p>
          </table:table-cell>
          <table:table-cell office:value-type="float" office:value="0.00033904988" calcext:value-type="float">
            <text:p>0.0003390499</text:p>
          </table:table-cell>
          <table:table-cell table:formula="of:=IF([.B43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4-58.png</text:p>
          </table:table-cell>
          <table:table-cell office:value-type="string" calcext:value-type="string">
            <text:p>pathological</text:p>
          </table:table-cell>
          <table:table-cell office:value-type="float" office:value="0.008094611" calcext:value-type="float">
            <text:p>0.008094611</text:p>
          </table:table-cell>
          <table:table-cell office:value-type="float" office:value="0.99190533" calcext:value-type="float">
            <text:p>0.99190533</text:p>
          </table:table-cell>
          <table:table-cell table:formula="of:=IF([.B44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6-08.png</text:p>
          </table:table-cell>
          <table:table-cell office:value-type="string" calcext:value-type="string">
            <text:p>pathological</text:p>
          </table:table-cell>
          <table:table-cell office:value-type="float" office:value="0.0014315355" calcext:value-type="float">
            <text:p>0.0014315355</text:p>
          </table:table-cell>
          <table:table-cell office:value-type="float" office:value="0.9985684" calcext:value-type="float">
            <text:p>0.9985684</text:p>
          </table:table-cell>
          <table:table-cell table:formula="of:=IF([.B44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49-56.png</text:p>
          </table:table-cell>
          <table:table-cell office:value-type="string" calcext:value-type="string">
            <text:p>healthy</text:p>
          </table:table-cell>
          <table:table-cell office:value-type="float" office:value="0.99957925" calcext:value-type="float">
            <text:p>0.99957925</text:p>
          </table:table-cell>
          <table:table-cell office:value-type="float" office:value="0.00042072096" calcext:value-type="float">
            <text:p>0.000420721</text:p>
          </table:table-cell>
          <table:table-cell table:formula="of:=IF([.B44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6-56.png</text:p>
          </table:table-cell>
          <table:table-cell office:value-type="string" calcext:value-type="string">
            <text:p>pathological</text:p>
          </table:table-cell>
          <table:table-cell office:value-type="float" office:value="0.39950013" calcext:value-type="float">
            <text:p>0.39950013</text:p>
          </table:table-cell>
          <table:table-cell office:value-type="float" office:value="0.60049987" calcext:value-type="float">
            <text:p>0.60049987</text:p>
          </table:table-cell>
          <table:table-cell table:formula="of:=IF([.B44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9-31.png</text:p>
          </table:table-cell>
          <table:table-cell office:value-type="string" calcext:value-type="string">
            <text:p>healthy</text:p>
          </table:table-cell>
          <table:table-cell office:value-type="float" office:value="0.78467834" calcext:value-type="float">
            <text:p>0.78467834</text:p>
          </table:table-cell>
          <table:table-cell office:value-type="float" office:value="0.21532162" calcext:value-type="float">
            <text:p>0.21532162</text:p>
          </table:table-cell>
          <table:table-cell table:formula="of:=IF([.B44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8-29.png</text:p>
          </table:table-cell>
          <table:table-cell office:value-type="string" calcext:value-type="string">
            <text:p>pathological</text:p>
          </table:table-cell>
          <table:table-cell office:value-type="float" office:value="0.011672626" calcext:value-type="float">
            <text:p>0.011672626</text:p>
          </table:table-cell>
          <table:table-cell office:value-type="float" office:value="0.9883273" calcext:value-type="float">
            <text:p>0.9883273</text:p>
          </table:table-cell>
          <table:table-cell table:formula="of:=IF([.B44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3-13.png</text:p>
          </table:table-cell>
          <table:table-cell office:value-type="string" calcext:value-type="string">
            <text:p>healthy</text:p>
          </table:table-cell>
          <table:table-cell office:value-type="float" office:value="0.94428897" calcext:value-type="float">
            <text:p>0.94428897</text:p>
          </table:table-cell>
          <table:table-cell office:value-type="float" office:value="0.055711005" calcext:value-type="float">
            <text:p>0.055711005</text:p>
          </table:table-cell>
          <table:table-cell table:formula="of:=IF([.B44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5-40.png</text:p>
          </table:table-cell>
          <table:table-cell office:value-type="string" calcext:value-type="string">
            <text:p>pathological</text:p>
          </table:table-cell>
          <table:table-cell office:value-type="float" office:value="0.000029090792" calcext:value-type="float">
            <text:p>2.9090792E-05</text:p>
          </table:table-cell>
          <table:table-cell office:value-type="float" office:value="0.9999709" calcext:value-type="float">
            <text:p>0.9999709</text:p>
          </table:table-cell>
          <table:table-cell table:formula="of:=IF([.B44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3-46.png</text:p>
          </table:table-cell>
          <table:table-cell office:value-type="string" calcext:value-type="string">
            <text:p>pathological</text:p>
          </table:table-cell>
          <table:table-cell office:value-type="float" office:value="0.00020236046" calcext:value-type="float">
            <text:p>0.0002023605</text:p>
          </table:table-cell>
          <table:table-cell office:value-type="float" office:value="0.99979764" calcext:value-type="float">
            <text:p>0.99979764</text:p>
          </table:table-cell>
          <table:table-cell table:formula="of:=IF([.B44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6-10.png</text:p>
          </table:table-cell>
          <table:table-cell office:value-type="string" calcext:value-type="string">
            <text:p>healthy</text:p>
          </table:table-cell>
          <table:table-cell office:value-type="float" office:value="0.9994893" calcext:value-type="float">
            <text:p>0.9994893</text:p>
          </table:table-cell>
          <table:table-cell office:value-type="float" office:value="0.00051069265" calcext:value-type="float">
            <text:p>0.0005106927</text:p>
          </table:table-cell>
          <table:table-cell table:formula="of:=IF([.B44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0-14.png</text:p>
          </table:table-cell>
          <table:table-cell office:value-type="string" calcext:value-type="string">
            <text:p>healthy</text:p>
          </table:table-cell>
          <table:table-cell office:value-type="float" office:value="0.9939003" calcext:value-type="float">
            <text:p>0.9939003</text:p>
          </table:table-cell>
          <table:table-cell office:value-type="float" office:value="0.0060997475" calcext:value-type="float">
            <text:p>0.0060997475</text:p>
          </table:table-cell>
          <table:table-cell table:formula="of:=IF([.B45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9-03.png</text:p>
          </table:table-cell>
          <table:table-cell office:value-type="string" calcext:value-type="string">
            <text:p>healthy</text:p>
          </table:table-cell>
          <table:table-cell office:value-type="float" office:value="0.9934017" calcext:value-type="float">
            <text:p>0.9934017</text:p>
          </table:table-cell>
          <table:table-cell office:value-type="float" office:value="0.006598249" calcext:value-type="float">
            <text:p>0.006598249</text:p>
          </table:table-cell>
          <table:table-cell table:formula="of:=IF([.B45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9-35.png</text:p>
          </table:table-cell>
          <table:table-cell office:value-type="string" calcext:value-type="string">
            <text:p>healthy</text:p>
          </table:table-cell>
          <table:table-cell office:value-type="float" office:value="0.9982394" calcext:value-type="float">
            <text:p>0.9982394</text:p>
          </table:table-cell>
          <table:table-cell office:value-type="float" office:value="0.0017606147" calcext:value-type="float">
            <text:p>0.0017606147</text:p>
          </table:table-cell>
          <table:table-cell table:formula="of:=IF([.B45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39-17.png</text:p>
          </table:table-cell>
          <table:table-cell office:value-type="string" calcext:value-type="string">
            <text:p>pathological</text:p>
          </table:table-cell>
          <table:table-cell office:value-type="float" office:value="0.00052501954" calcext:value-type="float">
            <text:p>0.0005250195</text:p>
          </table:table-cell>
          <table:table-cell office:value-type="float" office:value="0.99947506" calcext:value-type="float">
            <text:p>0.99947506</text:p>
          </table:table-cell>
          <table:table-cell table:formula="of:=IF([.B45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3-08.png</text:p>
          </table:table-cell>
          <table:table-cell office:value-type="string" calcext:value-type="string">
            <text:p>pathological</text:p>
          </table:table-cell>
          <table:table-cell office:value-type="float" office:value="0.00010997132" calcext:value-type="float">
            <text:p>0.0001099713</text:p>
          </table:table-cell>
          <table:table-cell office:value-type="float" office:value="0.99988997" calcext:value-type="float">
            <text:p>0.99988997</text:p>
          </table:table-cell>
          <table:table-cell table:formula="of:=IF([.B45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42-22.png</text:p>
          </table:table-cell>
          <table:table-cell office:value-type="string" calcext:value-type="string">
            <text:p>healthy</text:p>
          </table:table-cell>
          <table:table-cell office:value-type="float" office:value="0.999567" calcext:value-type="float">
            <text:p>0.999567</text:p>
          </table:table-cell>
          <table:table-cell office:value-type="float" office:value="0.00043296872" calcext:value-type="float">
            <text:p>0.0004329687</text:p>
          </table:table-cell>
          <table:table-cell table:formula="of:=IF([.B45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1-47.png</text:p>
          </table:table-cell>
          <table:table-cell office:value-type="string" calcext:value-type="string">
            <text:p>healthy</text:p>
          </table:table-cell>
          <table:table-cell office:value-type="float" office:value="0.99990225" calcext:value-type="float">
            <text:p>0.99990225</text:p>
          </table:table-cell>
          <table:table-cell office:value-type="float" office:value="0.00009769332" calcext:value-type="float">
            <text:p>9.769332E-05</text:p>
          </table:table-cell>
          <table:table-cell table:formula="of:=IF([.B45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39-44.png</text:p>
          </table:table-cell>
          <table:table-cell office:value-type="string" calcext:value-type="string">
            <text:p>pathological</text:p>
          </table:table-cell>
          <table:table-cell office:value-type="float" office:value="0.3006979" calcext:value-type="float">
            <text:p>0.3006979</text:p>
          </table:table-cell>
          <table:table-cell office:value-type="float" office:value="0.6993021" calcext:value-type="float">
            <text:p>0.6993021</text:p>
          </table:table-cell>
          <table:table-cell table:formula="of:=IF([.B45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23.png</text:p>
          </table:table-cell>
          <table:table-cell office:value-type="string" calcext:value-type="string">
            <text:p>healthy</text:p>
          </table:table-cell>
          <table:table-cell office:value-type="float" office:value="0.99962044" calcext:value-type="float">
            <text:p>0.99962044</text:p>
          </table:table-cell>
          <table:table-cell office:value-type="float" office:value="0.00037948528" calcext:value-type="float">
            <text:p>0.0003794853</text:p>
          </table:table-cell>
          <table:table-cell table:formula="of:=IF([.B45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6-27.png</text:p>
          </table:table-cell>
          <table:table-cell office:value-type="string" calcext:value-type="string">
            <text:p>healthy</text:p>
          </table:table-cell>
          <table:table-cell office:value-type="float" office:value="0.98302543" calcext:value-type="float">
            <text:p>0.98302543</text:p>
          </table:table-cell>
          <table:table-cell office:value-type="float" office:value="0.016974628" calcext:value-type="float">
            <text:p>0.016974628</text:p>
          </table:table-cell>
          <table:table-cell table:formula="of:=IF([.B45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42.png</text:p>
          </table:table-cell>
          <table:table-cell office:value-type="string" calcext:value-type="string">
            <text:p>healthy</text:p>
          </table:table-cell>
          <table:table-cell office:value-type="float" office:value="0.9999269" calcext:value-type="float">
            <text:p>0.9999269</text:p>
          </table:table-cell>
          <table:table-cell office:value-type="float" office:value="0.00007305316" calcext:value-type="float">
            <text:p>7.305316E-05</text:p>
          </table:table-cell>
          <table:table-cell table:formula="of:=IF([.B46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4-14.png</text:p>
          </table:table-cell>
          <table:table-cell office:value-type="string" calcext:value-type="string">
            <text:p>pathological</text:p>
          </table:table-cell>
          <table:table-cell office:value-type="float" office:value="0.09112112" calcext:value-type="float">
            <text:p>0.09112112</text:p>
          </table:table-cell>
          <table:table-cell office:value-type="float" office:value="0.9088788" calcext:value-type="float">
            <text:p>0.9088788</text:p>
          </table:table-cell>
          <table:table-cell table:formula="of:=IF([.B46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47.png</text:p>
          </table:table-cell>
          <table:table-cell office:value-type="string" calcext:value-type="string">
            <text:p>healthy</text:p>
          </table:table-cell>
          <table:table-cell office:value-type="float" office:value="0.5576824" calcext:value-type="float">
            <text:p>0.5576824</text:p>
          </table:table-cell>
          <table:table-cell office:value-type="float" office:value="0.44231763" calcext:value-type="float">
            <text:p>0.44231763</text:p>
          </table:table-cell>
          <table:table-cell table:formula="of:=IF([.B46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4-04.png</text:p>
          </table:table-cell>
          <table:table-cell office:value-type="string" calcext:value-type="string">
            <text:p>pathological</text:p>
          </table:table-cell>
          <table:table-cell office:value-type="float" office:value="0.0001783126" calcext:value-type="float">
            <text:p>0.0001783126</text:p>
          </table:table-cell>
          <table:table-cell office:value-type="float" office:value="0.9998217" calcext:value-type="float">
            <text:p>0.9998217</text:p>
          </table:table-cell>
          <table:table-cell table:formula="of:=IF([.B46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47-35.png</text:p>
          </table:table-cell>
          <table:table-cell office:value-type="string" calcext:value-type="string">
            <text:p>healthy</text:p>
          </table:table-cell>
          <table:table-cell office:value-type="float" office:value="0.99993193" calcext:value-type="float">
            <text:p>0.99993193</text:p>
          </table:table-cell>
          <table:table-cell office:value-type="float" office:value="0.000068030546" calcext:value-type="float">
            <text:p>6.8030546E-05</text:p>
          </table:table-cell>
          <table:table-cell table:formula="of:=IF([.B46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04.png</text:p>
          </table:table-cell>
          <table:table-cell office:value-type="string" calcext:value-type="string">
            <text:p>pathological</text:p>
          </table:table-cell>
          <table:table-cell office:value-type="float" office:value="0.0019955966" calcext:value-type="float">
            <text:p>0.0019955966</text:p>
          </table:table-cell>
          <table:table-cell office:value-type="float" office:value="0.9980044" calcext:value-type="float">
            <text:p>0.9980044</text:p>
          </table:table-cell>
          <table:table-cell table:formula="of:=IF([.B46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6-44.png</text:p>
          </table:table-cell>
          <table:table-cell office:value-type="string" calcext:value-type="string">
            <text:p>pathological</text:p>
          </table:table-cell>
          <table:table-cell office:value-type="float" office:value="0.0013581042" calcext:value-type="float">
            <text:p>0.0013581042</text:p>
          </table:table-cell>
          <table:table-cell office:value-type="float" office:value="0.9986419" calcext:value-type="float">
            <text:p>0.9986419</text:p>
          </table:table-cell>
          <table:table-cell table:formula="of:=IF([.B46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1-19.png</text:p>
          </table:table-cell>
          <table:table-cell office:value-type="string" calcext:value-type="string">
            <text:p>pathological</text:p>
          </table:table-cell>
          <table:table-cell office:value-type="float" office:value="0.020665068" calcext:value-type="float">
            <text:p>0.020665068</text:p>
          </table:table-cell>
          <table:table-cell office:value-type="float" office:value="0.97933495" calcext:value-type="float">
            <text:p>0.97933495</text:p>
          </table:table-cell>
          <table:table-cell table:formula="of:=IF([.B46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7-38.png</text:p>
          </table:table-cell>
          <table:table-cell office:value-type="string" calcext:value-type="string">
            <text:p>pathological</text:p>
          </table:table-cell>
          <table:table-cell office:value-type="float" office:value="0.0012167888" calcext:value-type="float">
            <text:p>0.0012167888</text:p>
          </table:table-cell>
          <table:table-cell office:value-type="float" office:value="0.9987832" calcext:value-type="float">
            <text:p>0.9987832</text:p>
          </table:table-cell>
          <table:table-cell table:formula="of:=IF([.B46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4-11.png</text:p>
          </table:table-cell>
          <table:table-cell office:value-type="string" calcext:value-type="string">
            <text:p>pathological</text:p>
          </table:table-cell>
          <table:table-cell office:value-type="float" office:value="0.005077801" calcext:value-type="float">
            <text:p>0.005077801</text:p>
          </table:table-cell>
          <table:table-cell office:value-type="float" office:value="0.9949222" calcext:value-type="float">
            <text:p>0.9949222</text:p>
          </table:table-cell>
          <table:table-cell table:formula="of:=IF([.B46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6-11.png</text:p>
          </table:table-cell>
          <table:table-cell office:value-type="string" calcext:value-type="string">
            <text:p>pathological</text:p>
          </table:table-cell>
          <table:table-cell office:value-type="float" office:value="0.000009611544" calcext:value-type="float">
            <text:p>9.611544E-06</text:p>
          </table:table-cell>
          <table:table-cell office:value-type="float" office:value="0.99999034" calcext:value-type="float">
            <text:p>0.99999034</text:p>
          </table:table-cell>
          <table:table-cell table:formula="of:=IF([.B47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7-35.png</text:p>
          </table:table-cell>
          <table:table-cell office:value-type="string" calcext:value-type="string">
            <text:p>healthy</text:p>
          </table:table-cell>
          <table:table-cell office:value-type="float" office:value="0.9970957" calcext:value-type="float">
            <text:p>0.9970957</text:p>
          </table:table-cell>
          <table:table-cell office:value-type="float" office:value="0.0029043383" calcext:value-type="float">
            <text:p>0.0029043383</text:p>
          </table:table-cell>
          <table:table-cell table:formula="of:=IF([.B47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24.png</text:p>
          </table:table-cell>
          <table:table-cell office:value-type="string" calcext:value-type="string">
            <text:p>pathological</text:p>
          </table:table-cell>
          <table:table-cell office:value-type="float" office:value="0.33852315" calcext:value-type="float">
            <text:p>0.33852315</text:p>
          </table:table-cell>
          <table:table-cell office:value-type="float" office:value="0.6614768" calcext:value-type="float">
            <text:p>0.6614768</text:p>
          </table:table-cell>
          <table:table-cell table:formula="of:=IF([.B47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8-38.png</text:p>
          </table:table-cell>
          <table:table-cell office:value-type="string" calcext:value-type="string">
            <text:p>pathological</text:p>
          </table:table-cell>
          <table:table-cell office:value-type="float" office:value="0.00024091308" calcext:value-type="float">
            <text:p>0.0002409131</text:p>
          </table:table-cell>
          <table:table-cell office:value-type="float" office:value="0.99975914" calcext:value-type="float">
            <text:p>0.99975914</text:p>
          </table:table-cell>
          <table:table-cell table:formula="of:=IF([.B47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1-05.png</text:p>
          </table:table-cell>
          <table:table-cell office:value-type="string" calcext:value-type="string">
            <text:p>pathological</text:p>
          </table:table-cell>
          <table:table-cell office:value-type="float" office:value="0.000008182529" calcext:value-type="float">
            <text:p>8.182529E-06</text:p>
          </table:table-cell>
          <table:table-cell office:value-type="float" office:value="0.9999918" calcext:value-type="float">
            <text:p>0.9999918</text:p>
          </table:table-cell>
          <table:table-cell table:formula="of:=IF([.B47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39-12.png</text:p>
          </table:table-cell>
          <table:table-cell office:value-type="string" calcext:value-type="string">
            <text:p>healthy</text:p>
          </table:table-cell>
          <table:table-cell office:value-type="float" office:value="0.99594057" calcext:value-type="float">
            <text:p>0.99594057</text:p>
          </table:table-cell>
          <table:table-cell office:value-type="float" office:value="0.004059426" calcext:value-type="float">
            <text:p>0.004059426</text:p>
          </table:table-cell>
          <table:table-cell table:formula="of:=IF([.B47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1-53.png</text:p>
          </table:table-cell>
          <table:table-cell office:value-type="string" calcext:value-type="string">
            <text:p>healthy</text:p>
          </table:table-cell>
          <table:table-cell office:value-type="float" office:value="0.99994254" calcext:value-type="float">
            <text:p>0.99994254</text:p>
          </table:table-cell>
          <table:table-cell office:value-type="float" office:value="0.000057430185" calcext:value-type="float">
            <text:p>5.7430185E-05</text:p>
          </table:table-cell>
          <table:table-cell table:formula="of:=IF([.B47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14.png</text:p>
          </table:table-cell>
          <table:table-cell office:value-type="string" calcext:value-type="string">
            <text:p>healthy</text:p>
          </table:table-cell>
          <table:table-cell office:value-type="float" office:value="0.9999311" calcext:value-type="float">
            <text:p>0.9999311</text:p>
          </table:table-cell>
          <table:table-cell office:value-type="float" office:value="0.00006895619" calcext:value-type="float">
            <text:p>6.895619E-05</text:p>
          </table:table-cell>
          <table:table-cell table:formula="of:=IF([.B47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13.png</text:p>
          </table:table-cell>
          <table:table-cell office:value-type="string" calcext:value-type="string">
            <text:p>pathological</text:p>
          </table:table-cell>
          <table:table-cell office:value-type="float" office:value="0.00029445195" calcext:value-type="float">
            <text:p>0.000294452</text:p>
          </table:table-cell>
          <table:table-cell office:value-type="float" office:value="0.9997055" calcext:value-type="float">
            <text:p>0.9997055</text:p>
          </table:table-cell>
          <table:table-cell table:formula="of:=IF([.B47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7-04.png</text:p>
          </table:table-cell>
          <table:table-cell office:value-type="string" calcext:value-type="string">
            <text:p>pathological</text:p>
          </table:table-cell>
          <table:table-cell office:value-type="float" office:value="0.0010554222" calcext:value-type="float">
            <text:p>0.0010554222</text:p>
          </table:table-cell>
          <table:table-cell office:value-type="float" office:value="0.9989446" calcext:value-type="float">
            <text:p>0.9989446</text:p>
          </table:table-cell>
          <table:table-cell table:formula="of:=IF([.B47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1-37.png</text:p>
          </table:table-cell>
          <table:table-cell office:value-type="string" calcext:value-type="string">
            <text:p>healthy</text:p>
          </table:table-cell>
          <table:table-cell office:value-type="float" office:value="0.9989697" calcext:value-type="float">
            <text:p>0.9989697</text:p>
          </table:table-cell>
          <table:table-cell office:value-type="float" office:value="0.001030348" calcext:value-type="float">
            <text:p>0.001030348</text:p>
          </table:table-cell>
          <table:table-cell table:formula="of:=IF([.B48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1-11.png</text:p>
          </table:table-cell>
          <table:table-cell office:value-type="string" calcext:value-type="string">
            <text:p>pathological</text:p>
          </table:table-cell>
          <table:table-cell office:value-type="float" office:value="0.06727692" calcext:value-type="float">
            <text:p>0.06727692</text:p>
          </table:table-cell>
          <table:table-cell office:value-type="float" office:value="0.93272305" calcext:value-type="float">
            <text:p>0.93272305</text:p>
          </table:table-cell>
          <table:table-cell table:formula="of:=IF([.B48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1-01.png</text:p>
          </table:table-cell>
          <table:table-cell office:value-type="string" calcext:value-type="string">
            <text:p>healthy</text:p>
          </table:table-cell>
          <table:table-cell office:value-type="float" office:value="0.99981135" calcext:value-type="float">
            <text:p>0.99981135</text:p>
          </table:table-cell>
          <table:table-cell office:value-type="float" office:value="0.00018862831" calcext:value-type="float">
            <text:p>0.0001886283</text:p>
          </table:table-cell>
          <table:table-cell table:formula="of:=IF([.B48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8-17.png</text:p>
          </table:table-cell>
          <table:table-cell office:value-type="string" calcext:value-type="string">
            <text:p>pathological</text:p>
          </table:table-cell>
          <table:table-cell office:value-type="float" office:value="0.0006119203" calcext:value-type="float">
            <text:p>0.0006119203</text:p>
          </table:table-cell>
          <table:table-cell office:value-type="float" office:value="0.9993881" calcext:value-type="float">
            <text:p>0.9993881</text:p>
          </table:table-cell>
          <table:table-cell table:formula="of:=IF([.B48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6-30.png</text:p>
          </table:table-cell>
          <table:table-cell office:value-type="string" calcext:value-type="string">
            <text:p>pathological</text:p>
          </table:table-cell>
          <table:table-cell office:value-type="float" office:value="0.0000070193037" calcext:value-type="float">
            <text:p>7.0193037E-06</text:p>
          </table:table-cell>
          <table:table-cell office:value-type="float" office:value="0.99999297" calcext:value-type="float">
            <text:p>0.99999297</text:p>
          </table:table-cell>
          <table:table-cell table:formula="of:=IF([.B48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58.png</text:p>
          </table:table-cell>
          <table:table-cell office:value-type="string" calcext:value-type="string">
            <text:p>pathological</text:p>
          </table:table-cell>
          <table:table-cell office:value-type="float" office:value="0.000220369" calcext:value-type="float">
            <text:p>0.000220369</text:p>
          </table:table-cell>
          <table:table-cell office:value-type="float" office:value="0.99977964" calcext:value-type="float">
            <text:p>0.99977964</text:p>
          </table:table-cell>
          <table:table-cell table:formula="of:=IF([.B48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0-39.png</text:p>
          </table:table-cell>
          <table:table-cell office:value-type="string" calcext:value-type="string">
            <text:p>healthy</text:p>
          </table:table-cell>
          <table:table-cell office:value-type="float" office:value="0.853999" calcext:value-type="float">
            <text:p>0.853999</text:p>
          </table:table-cell>
          <table:table-cell office:value-type="float" office:value="0.14600098" calcext:value-type="float">
            <text:p>0.14600098</text:p>
          </table:table-cell>
          <table:table-cell table:formula="of:=IF([.B48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1-45.png</text:p>
          </table:table-cell>
          <table:table-cell office:value-type="string" calcext:value-type="string">
            <text:p>healthy</text:p>
          </table:table-cell>
          <table:table-cell office:value-type="float" office:value="0.8039898" calcext:value-type="float">
            <text:p>0.8039898</text:p>
          </table:table-cell>
          <table:table-cell office:value-type="float" office:value="0.19601019" calcext:value-type="float">
            <text:p>0.19601019</text:p>
          </table:table-cell>
          <table:table-cell table:formula="of:=IF([.B48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4-09.png</text:p>
          </table:table-cell>
          <table:table-cell office:value-type="string" calcext:value-type="string">
            <text:p>pathological</text:p>
          </table:table-cell>
          <table:table-cell office:value-type="float" office:value="0.022518948" calcext:value-type="float">
            <text:p>0.022518948</text:p>
          </table:table-cell>
          <table:table-cell office:value-type="float" office:value="0.977481" calcext:value-type="float">
            <text:p>0.977481</text:p>
          </table:table-cell>
          <table:table-cell table:formula="of:=IF([.B48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2-20.png</text:p>
          </table:table-cell>
          <table:table-cell office:value-type="string" calcext:value-type="string">
            <text:p>healthy</text:p>
          </table:table-cell>
          <table:table-cell office:value-type="float" office:value="0.9604753" calcext:value-type="float">
            <text:p>0.9604753</text:p>
          </table:table-cell>
          <table:table-cell office:value-type="float" office:value="0.039524682" calcext:value-type="float">
            <text:p>0.039524682</text:p>
          </table:table-cell>
          <table:table-cell table:formula="of:=IF([.B48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7-10.png</text:p>
          </table:table-cell>
          <table:table-cell office:value-type="string" calcext:value-type="string">
            <text:p>pathological</text:p>
          </table:table-cell>
          <table:table-cell office:value-type="float" office:value="0.0012055743" calcext:value-type="float">
            <text:p>0.0012055743</text:p>
          </table:table-cell>
          <table:table-cell office:value-type="float" office:value="0.99879444" calcext:value-type="float">
            <text:p>0.99879444</text:p>
          </table:table-cell>
          <table:table-cell table:formula="of:=IF([.B49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5-32.png</text:p>
          </table:table-cell>
          <table:table-cell office:value-type="string" calcext:value-type="string">
            <text:p>pathological</text:p>
          </table:table-cell>
          <table:table-cell office:value-type="float" office:value="0.0000013958812" calcext:value-type="float">
            <text:p>1.3958812E-06</text:p>
          </table:table-cell>
          <table:table-cell office:value-type="float" office:value="0.99999857" calcext:value-type="float">
            <text:p>0.99999857</text:p>
          </table:table-cell>
          <table:table-cell table:formula="of:=IF([.B49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45.png</text:p>
          </table:table-cell>
          <table:table-cell office:value-type="string" calcext:value-type="string">
            <text:p>healthy</text:p>
          </table:table-cell>
          <table:table-cell office:value-type="float" office:value="0.9998841" calcext:value-type="float">
            <text:p>0.9998841</text:p>
          </table:table-cell>
          <table:table-cell office:value-type="float" office:value="0.00011580808" calcext:value-type="float">
            <text:p>0.0001158081</text:p>
          </table:table-cell>
          <table:table-cell table:formula="of:=IF([.B49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3-22.png</text:p>
          </table:table-cell>
          <table:table-cell office:value-type="string" calcext:value-type="string">
            <text:p>pathological</text:p>
          </table:table-cell>
          <table:table-cell office:value-type="float" office:value="0.46843052" calcext:value-type="float">
            <text:p>0.46843052</text:p>
          </table:table-cell>
          <table:table-cell office:value-type="float" office:value="0.5315695" calcext:value-type="float">
            <text:p>0.5315695</text:p>
          </table:table-cell>
          <table:table-cell table:formula="of:=IF([.B49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39-45.png</text:p>
          </table:table-cell>
          <table:table-cell office:value-type="string" calcext:value-type="string">
            <text:p>healthy</text:p>
          </table:table-cell>
          <table:table-cell office:value-type="float" office:value="0.9985141" calcext:value-type="float">
            <text:p>0.9985141</text:p>
          </table:table-cell>
          <table:table-cell office:value-type="float" office:value="0.0014858326" calcext:value-type="float">
            <text:p>0.0014858326</text:p>
          </table:table-cell>
          <table:table-cell table:formula="of:=IF([.B49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7-40.png</text:p>
          </table:table-cell>
          <table:table-cell office:value-type="string" calcext:value-type="string">
            <text:p>pathological</text:p>
          </table:table-cell>
          <table:table-cell office:value-type="float" office:value="0.0000012162527" calcext:value-type="float">
            <text:p>1.2162527E-06</text:p>
          </table:table-cell>
          <table:table-cell office:value-type="float" office:value="0.9999988" calcext:value-type="float">
            <text:p>0.9999988</text:p>
          </table:table-cell>
          <table:table-cell table:formula="of:=IF([.B49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7-46.png</text:p>
          </table:table-cell>
          <table:table-cell office:value-type="string" calcext:value-type="string">
            <text:p>healthy</text:p>
          </table:table-cell>
          <table:table-cell office:value-type="float" office:value="0.99991167" calcext:value-type="float">
            <text:p>0.99991167</text:p>
          </table:table-cell>
          <table:table-cell office:value-type="float" office:value="0.000088334" calcext:value-type="float">
            <text:p>0.000088334</text:p>
          </table:table-cell>
          <table:table-cell table:formula="of:=IF([.B49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9-01.png</text:p>
          </table:table-cell>
          <table:table-cell office:value-type="string" calcext:value-type="string">
            <text:p>pathological</text:p>
          </table:table-cell>
          <table:table-cell office:value-type="float" office:value="0.0000133029625" calcext:value-type="float">
            <text:p>0.000013303</text:p>
          </table:table-cell>
          <table:table-cell office:value-type="float" office:value="0.99998665" calcext:value-type="float">
            <text:p>0.99998665</text:p>
          </table:table-cell>
          <table:table-cell table:formula="of:=IF([.B49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2-10.png</text:p>
          </table:table-cell>
          <table:table-cell office:value-type="string" calcext:value-type="string">
            <text:p>pathological</text:p>
          </table:table-cell>
          <table:table-cell office:value-type="float" office:value="0.016806813" calcext:value-type="float">
            <text:p>0.016806813</text:p>
          </table:table-cell>
          <table:table-cell office:value-type="float" office:value="0.98319316" calcext:value-type="float">
            <text:p>0.98319316</text:p>
          </table:table-cell>
          <table:table-cell table:formula="of:=IF([.B49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1-34.png</text:p>
          </table:table-cell>
          <table:table-cell office:value-type="string" calcext:value-type="string">
            <text:p>pathological</text:p>
          </table:table-cell>
          <table:table-cell office:value-type="float" office:value="0.019741572" calcext:value-type="float">
            <text:p>0.019741572</text:p>
          </table:table-cell>
          <table:table-cell office:value-type="float" office:value="0.98025846" calcext:value-type="float">
            <text:p>0.98025846</text:p>
          </table:table-cell>
          <table:table-cell table:formula="of:=IF([.B49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9-06.png</text:p>
          </table:table-cell>
          <table:table-cell office:value-type="string" calcext:value-type="string">
            <text:p>healthy</text:p>
          </table:table-cell>
          <table:table-cell office:value-type="float" office:value="0.9970592" calcext:value-type="float">
            <text:p>0.9970592</text:p>
          </table:table-cell>
          <table:table-cell office:value-type="float" office:value="0.0029408098" calcext:value-type="float">
            <text:p>0.0029408098</text:p>
          </table:table-cell>
          <table:table-cell table:formula="of:=IF([.B50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6-27.png</text:p>
          </table:table-cell>
          <table:table-cell office:value-type="string" calcext:value-type="string">
            <text:p>healthy</text:p>
          </table:table-cell>
          <table:table-cell office:value-type="float" office:value="0.5297805" calcext:value-type="float">
            <text:p>0.5297805</text:p>
          </table:table-cell>
          <table:table-cell office:value-type="float" office:value="0.47021952" calcext:value-type="float">
            <text:p>0.47021952</text:p>
          </table:table-cell>
          <table:table-cell table:formula="of:=IF([.B50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28.png</text:p>
          </table:table-cell>
          <table:table-cell office:value-type="string" calcext:value-type="string">
            <text:p>healthy</text:p>
          </table:table-cell>
          <table:table-cell office:value-type="float" office:value="0.94532406" calcext:value-type="float">
            <text:p>0.94532406</text:p>
          </table:table-cell>
          <table:table-cell office:value-type="float" office:value="0.054675996" calcext:value-type="float">
            <text:p>0.054675996</text:p>
          </table:table-cell>
          <table:table-cell table:formula="of:=IF([.B50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0-24.png</text:p>
          </table:table-cell>
          <table:table-cell office:value-type="string" calcext:value-type="string">
            <text:p>healthy</text:p>
          </table:table-cell>
          <table:table-cell office:value-type="float" office:value="0.9806395" calcext:value-type="float">
            <text:p>0.9806395</text:p>
          </table:table-cell>
          <table:table-cell office:value-type="float" office:value="0.01936052" calcext:value-type="float">
            <text:p>0.01936052</text:p>
          </table:table-cell>
          <table:table-cell table:formula="of:=IF([.B50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3-25.png</text:p>
          </table:table-cell>
          <table:table-cell office:value-type="string" calcext:value-type="string">
            <text:p>healthy</text:p>
          </table:table-cell>
          <table:table-cell office:value-type="float" office:value="0.99818677" calcext:value-type="float">
            <text:p>0.99818677</text:p>
          </table:table-cell>
          <table:table-cell office:value-type="float" office:value="0.0018132284" calcext:value-type="float">
            <text:p>0.0018132284</text:p>
          </table:table-cell>
          <table:table-cell table:formula="of:=IF([.B50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7-54.png</text:p>
          </table:table-cell>
          <table:table-cell office:value-type="string" calcext:value-type="string">
            <text:p>healthy</text:p>
          </table:table-cell>
          <table:table-cell office:value-type="float" office:value="0.9999354" calcext:value-type="float">
            <text:p>0.9999354</text:p>
          </table:table-cell>
          <table:table-cell office:value-type="float" office:value="0.00006465908" calcext:value-type="float">
            <text:p>6.465908E-05</text:p>
          </table:table-cell>
          <table:table-cell table:formula="of:=IF([.B50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9-27.png</text:p>
          </table:table-cell>
          <table:table-cell office:value-type="string" calcext:value-type="string">
            <text:p>pathological</text:p>
          </table:table-cell>
          <table:table-cell office:value-type="float" office:value="0.003229886" calcext:value-type="float">
            <text:p>0.003229886</text:p>
          </table:table-cell>
          <table:table-cell office:value-type="float" office:value="0.99677014" calcext:value-type="float">
            <text:p>0.99677014</text:p>
          </table:table-cell>
          <table:table-cell table:formula="of:=IF([.B50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6-14.png</text:p>
          </table:table-cell>
          <table:table-cell office:value-type="string" calcext:value-type="string">
            <text:p>healthy</text:p>
          </table:table-cell>
          <table:table-cell office:value-type="float" office:value="0.99982685" calcext:value-type="float">
            <text:p>0.99982685</text:p>
          </table:table-cell>
          <table:table-cell office:value-type="float" office:value="0.0001732135" calcext:value-type="float">
            <text:p>0.0001732135</text:p>
          </table:table-cell>
          <table:table-cell table:formula="of:=IF([.B50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6-52.png</text:p>
          </table:table-cell>
          <table:table-cell office:value-type="string" calcext:value-type="string">
            <text:p>pathological</text:p>
          </table:table-cell>
          <table:table-cell office:value-type="float" office:value="0.007173743" calcext:value-type="float">
            <text:p>0.007173743</text:p>
          </table:table-cell>
          <table:table-cell office:value-type="float" office:value="0.9928262" calcext:value-type="float">
            <text:p>0.9928262</text:p>
          </table:table-cell>
          <table:table-cell table:formula="of:=IF([.B50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7-28.png</text:p>
          </table:table-cell>
          <table:table-cell office:value-type="string" calcext:value-type="string">
            <text:p>healthy</text:p>
          </table:table-cell>
          <table:table-cell office:value-type="float" office:value="0.9998752" calcext:value-type="float">
            <text:p>0.9998752</text:p>
          </table:table-cell>
          <table:table-cell office:value-type="float" office:value="0.00012475421" calcext:value-type="float">
            <text:p>0.0001247542</text:p>
          </table:table-cell>
          <table:table-cell table:formula="of:=IF([.B50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5-21.png</text:p>
          </table:table-cell>
          <table:table-cell office:value-type="string" calcext:value-type="string">
            <text:p>pathological</text:p>
          </table:table-cell>
          <table:table-cell office:value-type="float" office:value="0.00010419802" calcext:value-type="float">
            <text:p>0.000104198</text:p>
          </table:table-cell>
          <table:table-cell office:value-type="float" office:value="0.9998958" calcext:value-type="float">
            <text:p>0.9998958</text:p>
          </table:table-cell>
          <table:table-cell table:formula="of:=IF([.B51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49.png</text:p>
          </table:table-cell>
          <table:table-cell office:value-type="string" calcext:value-type="string">
            <text:p>pathological</text:p>
          </table:table-cell>
          <table:table-cell office:value-type="float" office:value="0.00013247735" calcext:value-type="float">
            <text:p>0.0001324774</text:p>
          </table:table-cell>
          <table:table-cell office:value-type="float" office:value="0.99986756" calcext:value-type="float">
            <text:p>0.99986756</text:p>
          </table:table-cell>
          <table:table-cell table:formula="of:=IF([.B51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46.png</text:p>
          </table:table-cell>
          <table:table-cell office:value-type="string" calcext:value-type="string">
            <text:p>pathological</text:p>
          </table:table-cell>
          <table:table-cell office:value-type="float" office:value="0.016904466" calcext:value-type="float">
            <text:p>0.016904466</text:p>
          </table:table-cell>
          <table:table-cell office:value-type="float" office:value="0.9830956" calcext:value-type="float">
            <text:p>0.9830956</text:p>
          </table:table-cell>
          <table:table-cell table:formula="of:=IF([.B51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8-22.png</text:p>
          </table:table-cell>
          <table:table-cell office:value-type="string" calcext:value-type="string">
            <text:p>pathological</text:p>
          </table:table-cell>
          <table:table-cell office:value-type="float" office:value="0.000116291434" calcext:value-type="float">
            <text:p>0.0001162914</text:p>
          </table:table-cell>
          <table:table-cell office:value-type="float" office:value="0.99988365" calcext:value-type="float">
            <text:p>0.99988365</text:p>
          </table:table-cell>
          <table:table-cell table:formula="of:=IF([.B51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2-02.png</text:p>
          </table:table-cell>
          <table:table-cell office:value-type="string" calcext:value-type="string">
            <text:p>pathological</text:p>
          </table:table-cell>
          <table:table-cell office:value-type="float" office:value="0.00036164362" calcext:value-type="float">
            <text:p>0.0003616436</text:p>
          </table:table-cell>
          <table:table-cell office:value-type="float" office:value="0.9996383" calcext:value-type="float">
            <text:p>0.9996383</text:p>
          </table:table-cell>
          <table:table-cell table:formula="of:=IF([.B51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23.png</text:p>
          </table:table-cell>
          <table:table-cell office:value-type="string" calcext:value-type="string">
            <text:p>healthy</text:p>
          </table:table-cell>
          <table:table-cell office:value-type="float" office:value="0.99997115" calcext:value-type="float">
            <text:p>0.99997115</text:p>
          </table:table-cell>
          <table:table-cell office:value-type="float" office:value="0.00002879378" calcext:value-type="float">
            <text:p>2.879378E-05</text:p>
          </table:table-cell>
          <table:table-cell table:formula="of:=IF([.B51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4-26.png</text:p>
          </table:table-cell>
          <table:table-cell office:value-type="string" calcext:value-type="string">
            <text:p>pathological</text:p>
          </table:table-cell>
          <table:table-cell office:value-type="float" office:value="0.0017437281" calcext:value-type="float">
            <text:p>0.0017437281</text:p>
          </table:table-cell>
          <table:table-cell office:value-type="float" office:value="0.99825627" calcext:value-type="float">
            <text:p>0.99825627</text:p>
          </table:table-cell>
          <table:table-cell table:formula="of:=IF([.B51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8-05.png</text:p>
          </table:table-cell>
          <table:table-cell office:value-type="string" calcext:value-type="string">
            <text:p>pathological</text:p>
          </table:table-cell>
          <table:table-cell office:value-type="float" office:value="0.41130066" calcext:value-type="float">
            <text:p>0.41130066</text:p>
          </table:table-cell>
          <table:table-cell office:value-type="float" office:value="0.58869934" calcext:value-type="float">
            <text:p>0.58869934</text:p>
          </table:table-cell>
          <table:table-cell table:formula="of:=IF([.B51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23.png</text:p>
          </table:table-cell>
          <table:table-cell office:value-type="string" calcext:value-type="string">
            <text:p>healthy</text:p>
          </table:table-cell>
          <table:table-cell office:value-type="float" office:value="0.9993093" calcext:value-type="float">
            <text:p>0.9993093</text:p>
          </table:table-cell>
          <table:table-cell office:value-type="float" office:value="0.0006906974" calcext:value-type="float">
            <text:p>0.0006906974</text:p>
          </table:table-cell>
          <table:table-cell table:formula="of:=IF([.B51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7-16.png</text:p>
          </table:table-cell>
          <table:table-cell office:value-type="string" calcext:value-type="string">
            <text:p>healthy</text:p>
          </table:table-cell>
          <table:table-cell office:value-type="float" office:value="0.99895835" calcext:value-type="float">
            <text:p>0.99895835</text:p>
          </table:table-cell>
          <table:table-cell office:value-type="float" office:value="0.001041636" calcext:value-type="float">
            <text:p>0.001041636</text:p>
          </table:table-cell>
          <table:table-cell table:formula="of:=IF([.B51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27.png</text:p>
          </table:table-cell>
          <table:table-cell office:value-type="string" calcext:value-type="string">
            <text:p>pathological</text:p>
          </table:table-cell>
          <table:table-cell office:value-type="float" office:value="0.00096382643" calcext:value-type="float">
            <text:p>0.0009638264</text:p>
          </table:table-cell>
          <table:table-cell office:value-type="float" office:value="0.9990362" calcext:value-type="float">
            <text:p>0.9990362</text:p>
          </table:table-cell>
          <table:table-cell table:formula="of:=IF([.B52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6-47.png</text:p>
          </table:table-cell>
          <table:table-cell office:value-type="string" calcext:value-type="string">
            <text:p>healthy</text:p>
          </table:table-cell>
          <table:table-cell office:value-type="float" office:value="0.97872454" calcext:value-type="float">
            <text:p>0.97872454</text:p>
          </table:table-cell>
          <table:table-cell office:value-type="float" office:value="0.02127541" calcext:value-type="float">
            <text:p>0.02127541</text:p>
          </table:table-cell>
          <table:table-cell table:formula="of:=IF([.B52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58.png</text:p>
          </table:table-cell>
          <table:table-cell office:value-type="string" calcext:value-type="string">
            <text:p>healthy</text:p>
          </table:table-cell>
          <table:table-cell office:value-type="float" office:value="0.8490898" calcext:value-type="float">
            <text:p>0.8490898</text:p>
          </table:table-cell>
          <table:table-cell office:value-type="float" office:value="0.15091024" calcext:value-type="float">
            <text:p>0.15091024</text:p>
          </table:table-cell>
          <table:table-cell table:formula="of:=IF([.B52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1-01.png</text:p>
          </table:table-cell>
          <table:table-cell office:value-type="string" calcext:value-type="string">
            <text:p>pathological</text:p>
          </table:table-cell>
          <table:table-cell office:value-type="float" office:value="0.00014956319" calcext:value-type="float">
            <text:p>0.0001495632</text:p>
          </table:table-cell>
          <table:table-cell office:value-type="float" office:value="0.9998504" calcext:value-type="float">
            <text:p>0.9998504</text:p>
          </table:table-cell>
          <table:table-cell table:formula="of:=IF([.B52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1-04.png</text:p>
          </table:table-cell>
          <table:table-cell office:value-type="string" calcext:value-type="string">
            <text:p>pathological</text:p>
          </table:table-cell>
          <table:table-cell office:value-type="float" office:value="0.04500059" calcext:value-type="float">
            <text:p>0.04500059</text:p>
          </table:table-cell>
          <table:table-cell office:value-type="float" office:value="0.95499945" calcext:value-type="float">
            <text:p>0.95499945</text:p>
          </table:table-cell>
          <table:table-cell table:formula="of:=IF([.B52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0-22.png</text:p>
          </table:table-cell>
          <table:table-cell office:value-type="string" calcext:value-type="string">
            <text:p>healthy</text:p>
          </table:table-cell>
          <table:table-cell office:value-type="float" office:value="0.99771607" calcext:value-type="float">
            <text:p>0.99771607</text:p>
          </table:table-cell>
          <table:table-cell office:value-type="float" office:value="0.002283934" calcext:value-type="float">
            <text:p>0.002283934</text:p>
          </table:table-cell>
          <table:table-cell table:formula="of:=IF([.B52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39-29.png</text:p>
          </table:table-cell>
          <table:table-cell office:value-type="string" calcext:value-type="string">
            <text:p>pathological</text:p>
          </table:table-cell>
          <table:table-cell office:value-type="float" office:value="0.000118114214" calcext:value-type="float">
            <text:p>0.0001181142</text:p>
          </table:table-cell>
          <table:table-cell office:value-type="float" office:value="0.99988186" calcext:value-type="float">
            <text:p>0.99988186</text:p>
          </table:table-cell>
          <table:table-cell table:formula="of:=IF([.B52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3-15.png</text:p>
          </table:table-cell>
          <table:table-cell office:value-type="string" calcext:value-type="string">
            <text:p>pathological</text:p>
          </table:table-cell>
          <table:table-cell office:value-type="float" office:value="0.000052640524" calcext:value-type="float">
            <text:p>5.2640524E-05</text:p>
          </table:table-cell>
          <table:table-cell office:value-type="float" office:value="0.9999473" calcext:value-type="float">
            <text:p>0.9999473</text:p>
          </table:table-cell>
          <table:table-cell table:formula="of:=IF([.B52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3-39.png</text:p>
          </table:table-cell>
          <table:table-cell office:value-type="string" calcext:value-type="string">
            <text:p>pathological</text:p>
          </table:table-cell>
          <table:table-cell office:value-type="float" office:value="0.018611243" calcext:value-type="float">
            <text:p>0.018611243</text:p>
          </table:table-cell>
          <table:table-cell office:value-type="float" office:value="0.98138875" calcext:value-type="float">
            <text:p>0.98138875</text:p>
          </table:table-cell>
          <table:table-cell table:formula="of:=IF([.B52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2-31.png</text:p>
          </table:table-cell>
          <table:table-cell office:value-type="string" calcext:value-type="string">
            <text:p>healthy</text:p>
          </table:table-cell>
          <table:table-cell office:value-type="float" office:value="0.99975055" calcext:value-type="float">
            <text:p>0.99975055</text:p>
          </table:table-cell>
          <table:table-cell office:value-type="float" office:value="0.00024949596" calcext:value-type="float">
            <text:p>0.000249496</text:p>
          </table:table-cell>
          <table:table-cell table:formula="of:=IF([.B52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08.png</text:p>
          </table:table-cell>
          <table:table-cell office:value-type="string" calcext:value-type="string">
            <text:p>pathological</text:p>
          </table:table-cell>
          <table:table-cell office:value-type="float" office:value="0.005547191" calcext:value-type="float">
            <text:p>0.005547191</text:p>
          </table:table-cell>
          <table:table-cell office:value-type="float" office:value="0.9944528" calcext:value-type="float">
            <text:p>0.9944528</text:p>
          </table:table-cell>
          <table:table-cell table:formula="of:=IF([.B53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6-26.png</text:p>
          </table:table-cell>
          <table:table-cell office:value-type="string" calcext:value-type="string">
            <text:p>healthy</text:p>
          </table:table-cell>
          <table:table-cell office:value-type="float" office:value="0.99990296" calcext:value-type="float">
            <text:p>0.99990296</text:p>
          </table:table-cell>
          <table:table-cell office:value-type="float" office:value="0.000097075776" calcext:value-type="float">
            <text:p>9.7075776E-05</text:p>
          </table:table-cell>
          <table:table-cell table:formula="of:=IF([.B53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07.png</text:p>
          </table:table-cell>
          <table:table-cell office:value-type="string" calcext:value-type="string">
            <text:p>pathological</text:p>
          </table:table-cell>
          <table:table-cell office:value-type="float" office:value="0.00031549978" calcext:value-type="float">
            <text:p>0.0003154998</text:p>
          </table:table-cell>
          <table:table-cell office:value-type="float" office:value="0.9996846" calcext:value-type="float">
            <text:p>0.9996846</text:p>
          </table:table-cell>
          <table:table-cell table:formula="of:=IF([.B53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38.png</text:p>
          </table:table-cell>
          <table:table-cell office:value-type="string" calcext:value-type="string">
            <text:p>pathological</text:p>
          </table:table-cell>
          <table:table-cell office:value-type="float" office:value="0.11656932" calcext:value-type="float">
            <text:p>0.11656932</text:p>
          </table:table-cell>
          <table:table-cell office:value-type="float" office:value="0.88343066" calcext:value-type="float">
            <text:p>0.88343066</text:p>
          </table:table-cell>
          <table:table-cell table:formula="of:=IF([.B53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1-52.png</text:p>
          </table:table-cell>
          <table:table-cell office:value-type="string" calcext:value-type="string">
            <text:p>healthy</text:p>
          </table:table-cell>
          <table:table-cell office:value-type="float" office:value="0.9970554" calcext:value-type="float">
            <text:p>0.9970554</text:p>
          </table:table-cell>
          <table:table-cell office:value-type="float" office:value="0.0029446154" calcext:value-type="float">
            <text:p>0.0029446154</text:p>
          </table:table-cell>
          <table:table-cell table:formula="of:=IF([.B53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5-56.png</text:p>
          </table:table-cell>
          <table:table-cell office:value-type="string" calcext:value-type="string">
            <text:p>healthy</text:p>
          </table:table-cell>
          <table:table-cell office:value-type="float" office:value="0.99962676" calcext:value-type="float">
            <text:p>0.99962676</text:p>
          </table:table-cell>
          <table:table-cell office:value-type="float" office:value="0.000373217" calcext:value-type="float">
            <text:p>0.000373217</text:p>
          </table:table-cell>
          <table:table-cell table:formula="of:=IF([.B53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19.png</text:p>
          </table:table-cell>
          <table:table-cell office:value-type="string" calcext:value-type="string">
            <text:p>pathological</text:p>
          </table:table-cell>
          <table:table-cell office:value-type="float" office:value="0.014661606" calcext:value-type="float">
            <text:p>0.014661606</text:p>
          </table:table-cell>
          <table:table-cell office:value-type="float" office:value="0.98533833" calcext:value-type="float">
            <text:p>0.98533833</text:p>
          </table:table-cell>
          <table:table-cell table:formula="of:=IF([.B53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39.png</text:p>
          </table:table-cell>
          <table:table-cell office:value-type="string" calcext:value-type="string">
            <text:p>healthy</text:p>
          </table:table-cell>
          <table:table-cell office:value-type="float" office:value="0.99991107" calcext:value-type="float">
            <text:p>0.99991107</text:p>
          </table:table-cell>
          <table:table-cell office:value-type="float" office:value="0.000088942914" calcext:value-type="float">
            <text:p>8.8942914E-05</text:p>
          </table:table-cell>
          <table:table-cell table:formula="of:=IF([.B53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53.png</text:p>
          </table:table-cell>
          <table:table-cell office:value-type="string" calcext:value-type="string">
            <text:p>pathological</text:p>
          </table:table-cell>
          <table:table-cell office:value-type="float" office:value="0.00006748276" calcext:value-type="float">
            <text:p>6.748276E-05</text:p>
          </table:table-cell>
          <table:table-cell office:value-type="float" office:value="0.9999325" calcext:value-type="float">
            <text:p>0.9999325</text:p>
          </table:table-cell>
          <table:table-cell table:formula="of:=IF([.B53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3-33.png</text:p>
          </table:table-cell>
          <table:table-cell office:value-type="string" calcext:value-type="string">
            <text:p>pathological</text:p>
          </table:table-cell>
          <table:table-cell office:value-type="float" office:value="0.00017301342" calcext:value-type="float">
            <text:p>0.0001730134</text:p>
          </table:table-cell>
          <table:table-cell office:value-type="float" office:value="0.99982697" calcext:value-type="float">
            <text:p>0.99982697</text:p>
          </table:table-cell>
          <table:table-cell table:formula="of:=IF([.B53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7-00.png</text:p>
          </table:table-cell>
          <table:table-cell office:value-type="string" calcext:value-type="string">
            <text:p>healthy</text:p>
          </table:table-cell>
          <table:table-cell office:value-type="float" office:value="0.99200857" calcext:value-type="float">
            <text:p>0.99200857</text:p>
          </table:table-cell>
          <table:table-cell office:value-type="float" office:value="0.007991456" calcext:value-type="float">
            <text:p>0.007991456</text:p>
          </table:table-cell>
          <table:table-cell table:formula="of:=IF([.B54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3-50.png</text:p>
          </table:table-cell>
          <table:table-cell office:value-type="string" calcext:value-type="string">
            <text:p>pathological</text:p>
          </table:table-cell>
          <table:table-cell office:value-type="float" office:value="0.10024893" calcext:value-type="float">
            <text:p>0.10024893</text:p>
          </table:table-cell>
          <table:table-cell office:value-type="float" office:value="0.89975107" calcext:value-type="float">
            <text:p>0.89975107</text:p>
          </table:table-cell>
          <table:table-cell table:formula="of:=IF([.B54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05.png</text:p>
          </table:table-cell>
          <table:table-cell office:value-type="string" calcext:value-type="string">
            <text:p>healthy</text:p>
          </table:table-cell>
          <table:table-cell office:value-type="float" office:value="0.961781" calcext:value-type="float">
            <text:p>0.961781</text:p>
          </table:table-cell>
          <table:table-cell office:value-type="float" office:value="0.038218968" calcext:value-type="float">
            <text:p>0.038218968</text:p>
          </table:table-cell>
          <table:table-cell table:formula="of:=IF([.B54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4-19.png</text:p>
          </table:table-cell>
          <table:table-cell office:value-type="string" calcext:value-type="string">
            <text:p>pathological</text:p>
          </table:table-cell>
          <table:table-cell office:value-type="float" office:value="0.017072573" calcext:value-type="float">
            <text:p>0.017072573</text:p>
          </table:table-cell>
          <table:table-cell office:value-type="float" office:value="0.9829274" calcext:value-type="float">
            <text:p>0.9829274</text:p>
          </table:table-cell>
          <table:table-cell table:formula="of:=IF([.B54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6-49.png</text:p>
          </table:table-cell>
          <table:table-cell office:value-type="string" calcext:value-type="string">
            <text:p>pathological</text:p>
          </table:table-cell>
          <table:table-cell office:value-type="float" office:value="0.0010495535" calcext:value-type="float">
            <text:p>0.0010495535</text:p>
          </table:table-cell>
          <table:table-cell office:value-type="float" office:value="0.9989504" calcext:value-type="float">
            <text:p>0.9989504</text:p>
          </table:table-cell>
          <table:table-cell table:formula="of:=IF([.B54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9-31.png</text:p>
          </table:table-cell>
          <table:table-cell office:value-type="string" calcext:value-type="string">
            <text:p>pathological</text:p>
          </table:table-cell>
          <table:table-cell office:value-type="float" office:value="0.00333204" calcext:value-type="float">
            <text:p>0.00333204</text:p>
          </table:table-cell>
          <table:table-cell office:value-type="float" office:value="0.9966679" calcext:value-type="float">
            <text:p>0.9966679</text:p>
          </table:table-cell>
          <table:table-cell table:formula="of:=IF([.B54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27.png</text:p>
          </table:table-cell>
          <table:table-cell office:value-type="string" calcext:value-type="string">
            <text:p>pathological</text:p>
          </table:table-cell>
          <table:table-cell office:value-type="float" office:value="0.0007671762" calcext:value-type="float">
            <text:p>0.0007671762</text:p>
          </table:table-cell>
          <table:table-cell office:value-type="float" office:value="0.9992329" calcext:value-type="float">
            <text:p>0.9992329</text:p>
          </table:table-cell>
          <table:table-cell table:formula="of:=IF([.B54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6-03.png</text:p>
          </table:table-cell>
          <table:table-cell office:value-type="string" calcext:value-type="string">
            <text:p>pathological</text:p>
          </table:table-cell>
          <table:table-cell office:value-type="float" office:value="0.0035887738" calcext:value-type="float">
            <text:p>0.0035887738</text:p>
          </table:table-cell>
          <table:table-cell office:value-type="float" office:value="0.99641126" calcext:value-type="float">
            <text:p>0.99641126</text:p>
          </table:table-cell>
          <table:table-cell table:formula="of:=IF([.B54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45.png</text:p>
          </table:table-cell>
          <table:table-cell office:value-type="string" calcext:value-type="string">
            <text:p>healthy</text:p>
          </table:table-cell>
          <table:table-cell office:value-type="float" office:value="0.93057305" calcext:value-type="float">
            <text:p>0.93057305</text:p>
          </table:table-cell>
          <table:table-cell office:value-type="float" office:value="0.06942693" calcext:value-type="float">
            <text:p>0.06942693</text:p>
          </table:table-cell>
          <table:table-cell table:formula="of:=IF([.B54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9-55.png</text:p>
          </table:table-cell>
          <table:table-cell office:value-type="string" calcext:value-type="string">
            <text:p>healthy</text:p>
          </table:table-cell>
          <table:table-cell office:value-type="float" office:value="0.9997718" calcext:value-type="float">
            <text:p>0.9997718</text:p>
          </table:table-cell>
          <table:table-cell office:value-type="float" office:value="0.000228285" calcext:value-type="float">
            <text:p>0.000228285</text:p>
          </table:table-cell>
          <table:table-cell table:formula="of:=IF([.B54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2-03.png</text:p>
          </table:table-cell>
          <table:table-cell office:value-type="string" calcext:value-type="string">
            <text:p>pathological</text:p>
          </table:table-cell>
          <table:table-cell office:value-type="float" office:value="0.00078153773" calcext:value-type="float">
            <text:p>0.0007815377</text:p>
          </table:table-cell>
          <table:table-cell office:value-type="float" office:value="0.99921846" calcext:value-type="float">
            <text:p>0.99921846</text:p>
          </table:table-cell>
          <table:table-cell table:formula="of:=IF([.B55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8-47.png</text:p>
          </table:table-cell>
          <table:table-cell office:value-type="string" calcext:value-type="string">
            <text:p>healthy</text:p>
          </table:table-cell>
          <table:table-cell office:value-type="float" office:value="0.73676556" calcext:value-type="float">
            <text:p>0.73676556</text:p>
          </table:table-cell>
          <table:table-cell office:value-type="float" office:value="0.2632344" calcext:value-type="float">
            <text:p>0.2632344</text:p>
          </table:table-cell>
          <table:table-cell table:formula="of:=IF([.B55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46-53.png</text:p>
          </table:table-cell>
          <table:table-cell office:value-type="string" calcext:value-type="string">
            <text:p>healthy</text:p>
          </table:table-cell>
          <table:table-cell office:value-type="float" office:value="0.9998834" calcext:value-type="float">
            <text:p>0.9998834</text:p>
          </table:table-cell>
          <table:table-cell office:value-type="float" office:value="0.00011658691" calcext:value-type="float">
            <text:p>0.0001165869</text:p>
          </table:table-cell>
          <table:table-cell table:formula="of:=IF([.B55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1-25.png</text:p>
          </table:table-cell>
          <table:table-cell office:value-type="string" calcext:value-type="string">
            <text:p>pathological</text:p>
          </table:table-cell>
          <table:table-cell office:value-type="float" office:value="0.11828679" calcext:value-type="float">
            <text:p>0.11828679</text:p>
          </table:table-cell>
          <table:table-cell office:value-type="float" office:value="0.8817132" calcext:value-type="float">
            <text:p>0.8817132</text:p>
          </table:table-cell>
          <table:table-cell table:formula="of:=IF([.B55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44.png</text:p>
          </table:table-cell>
          <table:table-cell office:value-type="string" calcext:value-type="string">
            <text:p>pathological</text:p>
          </table:table-cell>
          <table:table-cell office:value-type="float" office:value="0.00073226914" calcext:value-type="float">
            <text:p>0.0007322691</text:p>
          </table:table-cell>
          <table:table-cell office:value-type="float" office:value="0.99926776" calcext:value-type="float">
            <text:p>0.99926776</text:p>
          </table:table-cell>
          <table:table-cell table:formula="of:=IF([.B55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6-34.png</text:p>
          </table:table-cell>
          <table:table-cell office:value-type="string" calcext:value-type="string">
            <text:p>pathological</text:p>
          </table:table-cell>
          <table:table-cell office:value-type="float" office:value="0.0023974" calcext:value-type="float">
            <text:p>0.0023974</text:p>
          </table:table-cell>
          <table:table-cell office:value-type="float" office:value="0.99760264" calcext:value-type="float">
            <text:p>0.99760264</text:p>
          </table:table-cell>
          <table:table-cell table:formula="of:=IF([.B55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12.png</text:p>
          </table:table-cell>
          <table:table-cell office:value-type="string" calcext:value-type="string">
            <text:p>pathological</text:p>
          </table:table-cell>
          <table:table-cell office:value-type="float" office:value="0.0000004738945" calcext:value-type="float">
            <text:p>4.738945E-07</text:p>
          </table:table-cell>
          <table:table-cell office:value-type="float" office:value="0.9999995" calcext:value-type="float">
            <text:p>0.9999995</text:p>
          </table:table-cell>
          <table:table-cell table:formula="of:=IF([.B55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7-10.png</text:p>
          </table:table-cell>
          <table:table-cell office:value-type="string" calcext:value-type="string">
            <text:p>healthy</text:p>
          </table:table-cell>
          <table:table-cell office:value-type="float" office:value="0.99501836" calcext:value-type="float">
            <text:p>0.99501836</text:p>
          </table:table-cell>
          <table:table-cell office:value-type="float" office:value="0.004981639" calcext:value-type="float">
            <text:p>0.004981639</text:p>
          </table:table-cell>
          <table:table-cell table:formula="of:=IF([.B55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7-32.png</text:p>
          </table:table-cell>
          <table:table-cell office:value-type="string" calcext:value-type="string">
            <text:p>healthy</text:p>
          </table:table-cell>
          <table:table-cell office:value-type="float" office:value="0.9673921" calcext:value-type="float">
            <text:p>0.9673921</text:p>
          </table:table-cell>
          <table:table-cell office:value-type="float" office:value="0.03260791" calcext:value-type="float">
            <text:p>0.03260791</text:p>
          </table:table-cell>
          <table:table-cell table:formula="of:=IF([.B55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4-53.png</text:p>
          </table:table-cell>
          <table:table-cell office:value-type="string" calcext:value-type="string">
            <text:p>pathological</text:p>
          </table:table-cell>
          <table:table-cell office:value-type="float" office:value="0.017061606" calcext:value-type="float">
            <text:p>0.017061606</text:p>
          </table:table-cell>
          <table:table-cell office:value-type="float" office:value="0.98293847" calcext:value-type="float">
            <text:p>0.98293847</text:p>
          </table:table-cell>
          <table:table-cell table:formula="of:=IF([.B55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4-33.png</text:p>
          </table:table-cell>
          <table:table-cell office:value-type="string" calcext:value-type="string">
            <text:p>pathological</text:p>
          </table:table-cell>
          <table:table-cell office:value-type="float" office:value="0.00034539212" calcext:value-type="float">
            <text:p>0.0003453921</text:p>
          </table:table-cell>
          <table:table-cell office:value-type="float" office:value="0.99965465" calcext:value-type="float">
            <text:p>0.99965465</text:p>
          </table:table-cell>
          <table:table-cell table:formula="of:=IF([.B56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48.png</text:p>
          </table:table-cell>
          <table:table-cell office:value-type="string" calcext:value-type="string">
            <text:p>pathological</text:p>
          </table:table-cell>
          <table:table-cell office:value-type="float" office:value="0.004014907" calcext:value-type="float">
            <text:p>0.004014907</text:p>
          </table:table-cell>
          <table:table-cell office:value-type="float" office:value="0.99598515" calcext:value-type="float">
            <text:p>0.99598515</text:p>
          </table:table-cell>
          <table:table-cell table:formula="of:=IF([.B56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0-40.png</text:p>
          </table:table-cell>
          <table:table-cell office:value-type="string" calcext:value-type="string">
            <text:p>healthy</text:p>
          </table:table-cell>
          <table:table-cell office:value-type="float" office:value="0.9860722" calcext:value-type="float">
            <text:p>0.9860722</text:p>
          </table:table-cell>
          <table:table-cell office:value-type="float" office:value="0.013927745" calcext:value-type="float">
            <text:p>0.013927745</text:p>
          </table:table-cell>
          <table:table-cell table:formula="of:=IF([.B56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47-45.png</text:p>
          </table:table-cell>
          <table:table-cell office:value-type="string" calcext:value-type="string">
            <text:p>healthy</text:p>
          </table:table-cell>
          <table:table-cell office:value-type="float" office:value="0.9999299" calcext:value-type="float">
            <text:p>0.9999299</text:p>
          </table:table-cell>
          <table:table-cell office:value-type="float" office:value="0.000070097616" calcext:value-type="float">
            <text:p>7.0097616E-05</text:p>
          </table:table-cell>
          <table:table-cell table:formula="of:=IF([.B56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8-34.png</text:p>
          </table:table-cell>
          <table:table-cell office:value-type="string" calcext:value-type="string">
            <text:p>healthy</text:p>
          </table:table-cell>
          <table:table-cell office:value-type="float" office:value="0.9989191" calcext:value-type="float">
            <text:p>0.9989191</text:p>
          </table:table-cell>
          <table:table-cell office:value-type="float" office:value="0.0010809066" calcext:value-type="float">
            <text:p>0.0010809066</text:p>
          </table:table-cell>
          <table:table-cell table:formula="of:=IF([.B56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9-09.png</text:p>
          </table:table-cell>
          <table:table-cell office:value-type="string" calcext:value-type="string">
            <text:p>healthy</text:p>
          </table:table-cell>
          <table:table-cell office:value-type="float" office:value="0.99900264" calcext:value-type="float">
            <text:p>0.99900264</text:p>
          </table:table-cell>
          <table:table-cell office:value-type="float" office:value="0.0009973496" calcext:value-type="float">
            <text:p>0.0009973496</text:p>
          </table:table-cell>
          <table:table-cell table:formula="of:=IF([.B56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5-48.png</text:p>
          </table:table-cell>
          <table:table-cell office:value-type="string" calcext:value-type="string">
            <text:p>healthy</text:p>
          </table:table-cell>
          <table:table-cell office:value-type="float" office:value="0.9997954" calcext:value-type="float">
            <text:p>0.9997954</text:p>
          </table:table-cell>
          <table:table-cell office:value-type="float" office:value="0.00020461944" calcext:value-type="float">
            <text:p>0.0002046194</text:p>
          </table:table-cell>
          <table:table-cell table:formula="of:=IF([.B56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2-27.png</text:p>
          </table:table-cell>
          <table:table-cell office:value-type="string" calcext:value-type="string">
            <text:p>pathological</text:p>
          </table:table-cell>
          <table:table-cell office:value-type="float" office:value="0.0016747421" calcext:value-type="float">
            <text:p>0.0016747421</text:p>
          </table:table-cell>
          <table:table-cell office:value-type="float" office:value="0.9983253" calcext:value-type="float">
            <text:p>0.9983253</text:p>
          </table:table-cell>
          <table:table-cell table:formula="of:=IF([.B56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3-11.png</text:p>
          </table:table-cell>
          <table:table-cell office:value-type="string" calcext:value-type="string">
            <text:p>pathological</text:p>
          </table:table-cell>
          <table:table-cell office:value-type="float" office:value="0.00034955624" calcext:value-type="float">
            <text:p>0.0003495562</text:p>
          </table:table-cell>
          <table:table-cell office:value-type="float" office:value="0.9996505" calcext:value-type="float">
            <text:p>0.9996505</text:p>
          </table:table-cell>
          <table:table-cell table:formula="of:=IF([.B56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37-14.png</text:p>
          </table:table-cell>
          <table:table-cell office:value-type="string" calcext:value-type="string">
            <text:p>healthy</text:p>
          </table:table-cell>
          <table:table-cell office:value-type="float" office:value="0.99938965" calcext:value-type="float">
            <text:p>0.99938965</text:p>
          </table:table-cell>
          <table:table-cell office:value-type="float" office:value="0.000610343" calcext:value-type="float">
            <text:p>0.000610343</text:p>
          </table:table-cell>
          <table:table-cell table:formula="of:=IF([.B56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9-32.png</text:p>
          </table:table-cell>
          <table:table-cell office:value-type="string" calcext:value-type="string">
            <text:p>pathological</text:p>
          </table:table-cell>
          <table:table-cell office:value-type="float" office:value="0.0000011796727" calcext:value-type="float">
            <text:p>1.1796727E-06</text:p>
          </table:table-cell>
          <table:table-cell office:value-type="float" office:value="0.9999988" calcext:value-type="float">
            <text:p>0.9999988</text:p>
          </table:table-cell>
          <table:table-cell table:formula="of:=IF([.B57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6-11.png</text:p>
          </table:table-cell>
          <table:table-cell office:value-type="string" calcext:value-type="string">
            <text:p>pathological</text:p>
          </table:table-cell>
          <table:table-cell office:value-type="float" office:value="0.45150632" calcext:value-type="float">
            <text:p>0.45150632</text:p>
          </table:table-cell>
          <table:table-cell office:value-type="float" office:value="0.54849374" calcext:value-type="float">
            <text:p>0.54849374</text:p>
          </table:table-cell>
          <table:table-cell table:formula="of:=IF([.B57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4-56.png</text:p>
          </table:table-cell>
          <table:table-cell office:value-type="string" calcext:value-type="string">
            <text:p>healthy</text:p>
          </table:table-cell>
          <table:table-cell office:value-type="float" office:value="0.88654524" calcext:value-type="float">
            <text:p>0.88654524</text:p>
          </table:table-cell>
          <table:table-cell office:value-type="float" office:value="0.11345478" calcext:value-type="float">
            <text:p>0.11345478</text:p>
          </table:table-cell>
          <table:table-cell table:formula="of:=IF([.B57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1-15.png</text:p>
          </table:table-cell>
          <table:table-cell office:value-type="string" calcext:value-type="string">
            <text:p>pathological</text:p>
          </table:table-cell>
          <table:table-cell office:value-type="float" office:value="0.012751495" calcext:value-type="float">
            <text:p>0.012751495</text:p>
          </table:table-cell>
          <table:table-cell office:value-type="float" office:value="0.9872485" calcext:value-type="float">
            <text:p>0.9872485</text:p>
          </table:table-cell>
          <table:table-cell table:formula="of:=IF([.B57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2-30.png</text:p>
          </table:table-cell>
          <table:table-cell office:value-type="string" calcext:value-type="string">
            <text:p>pathological</text:p>
          </table:table-cell>
          <table:table-cell office:value-type="float" office:value="0.1898626" calcext:value-type="float">
            <text:p>0.1898626</text:p>
          </table:table-cell>
          <table:table-cell office:value-type="float" office:value="0.8101374" calcext:value-type="float">
            <text:p>0.8101374</text:p>
          </table:table-cell>
          <table:table-cell table:formula="of:=IF([.B57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2-16.png</text:p>
          </table:table-cell>
          <table:table-cell office:value-type="string" calcext:value-type="string">
            <text:p>pathological</text:p>
          </table:table-cell>
          <table:table-cell office:value-type="float" office:value="0.00048367132" calcext:value-type="float">
            <text:p>0.0004836713</text:p>
          </table:table-cell>
          <table:table-cell office:value-type="float" office:value="0.99951637" calcext:value-type="float">
            <text:p>0.99951637</text:p>
          </table:table-cell>
          <table:table-cell table:formula="of:=IF([.B57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7-27.png</text:p>
          </table:table-cell>
          <table:table-cell office:value-type="string" calcext:value-type="string">
            <text:p>pathological</text:p>
          </table:table-cell>
          <table:table-cell office:value-type="float" office:value="0.0027976048" calcext:value-type="float">
            <text:p>0.0027976048</text:p>
          </table:table-cell>
          <table:table-cell office:value-type="float" office:value="0.9972024" calcext:value-type="float">
            <text:p>0.9972024</text:p>
          </table:table-cell>
          <table:table-cell table:formula="of:=IF([.B57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6-38.png</text:p>
          </table:table-cell>
          <table:table-cell office:value-type="string" calcext:value-type="string">
            <text:p>pathological</text:p>
          </table:table-cell>
          <table:table-cell office:value-type="float" office:value="0.000007170427" calcext:value-type="float">
            <text:p>7.170427E-06</text:p>
          </table:table-cell>
          <table:table-cell office:value-type="float" office:value="0.99999285" calcext:value-type="float">
            <text:p>0.99999285</text:p>
          </table:table-cell>
          <table:table-cell table:formula="of:=IF([.B57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8-03.png</text:p>
          </table:table-cell>
          <table:table-cell office:value-type="string" calcext:value-type="string">
            <text:p>pathological</text:p>
          </table:table-cell>
          <table:table-cell office:value-type="float" office:value="0.0036104152" calcext:value-type="float">
            <text:p>0.0036104152</text:p>
          </table:table-cell>
          <table:table-cell office:value-type="float" office:value="0.99638957" calcext:value-type="float">
            <text:p>0.99638957</text:p>
          </table:table-cell>
          <table:table-cell table:formula="of:=IF([.B57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2-14.png</text:p>
          </table:table-cell>
          <table:table-cell office:value-type="string" calcext:value-type="string">
            <text:p>pathological</text:p>
          </table:table-cell>
          <table:table-cell office:value-type="float" office:value="0.00060156465" calcext:value-type="float">
            <text:p>0.0006015647</text:p>
          </table:table-cell>
          <table:table-cell office:value-type="float" office:value="0.99939847" calcext:value-type="float">
            <text:p>0.99939847</text:p>
          </table:table-cell>
          <table:table-cell table:formula="of:=IF([.B57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6-54.png</text:p>
          </table:table-cell>
          <table:table-cell office:value-type="string" calcext:value-type="string">
            <text:p>pathological</text:p>
          </table:table-cell>
          <table:table-cell office:value-type="float" office:value="0.06088568" calcext:value-type="float">
            <text:p>0.06088568</text:p>
          </table:table-cell>
          <table:table-cell office:value-type="float" office:value="0.93911433" calcext:value-type="float">
            <text:p>0.93911433</text:p>
          </table:table-cell>
          <table:table-cell table:formula="of:=IF([.B58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58.png</text:p>
          </table:table-cell>
          <table:table-cell office:value-type="string" calcext:value-type="string">
            <text:p>healthy</text:p>
          </table:table-cell>
          <table:table-cell office:value-type="float" office:value="0.9995474" calcext:value-type="float">
            <text:p>0.9995474</text:p>
          </table:table-cell>
          <table:table-cell office:value-type="float" office:value="0.000452593" calcext:value-type="float">
            <text:p>0.000452593</text:p>
          </table:table-cell>
          <table:table-cell table:formula="of:=IF([.B58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44-09.png</text:p>
          </table:table-cell>
          <table:table-cell office:value-type="string" calcext:value-type="string">
            <text:p>healthy</text:p>
          </table:table-cell>
          <table:table-cell office:value-type="float" office:value="0.99994814" calcext:value-type="float">
            <text:p>0.99994814</text:p>
          </table:table-cell>
          <table:table-cell office:value-type="float" office:value="0.000051878007" calcext:value-type="float">
            <text:p>0.000051878</text:p>
          </table:table-cell>
          <table:table-cell table:formula="of:=IF([.B58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1-37.png</text:p>
          </table:table-cell>
          <table:table-cell office:value-type="string" calcext:value-type="string">
            <text:p>pathological</text:p>
          </table:table-cell>
          <table:table-cell office:value-type="float" office:value="0.00031226437" calcext:value-type="float">
            <text:p>0.0003122644</text:p>
          </table:table-cell>
          <table:table-cell office:value-type="float" office:value="0.9996878" calcext:value-type="float">
            <text:p>0.9996878</text:p>
          </table:table-cell>
          <table:table-cell table:formula="of:=IF([.B58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36.png</text:p>
          </table:table-cell>
          <table:table-cell office:value-type="string" calcext:value-type="string">
            <text:p>pathological</text:p>
          </table:table-cell>
          <table:table-cell office:value-type="float" office:value="0.0020971808" calcext:value-type="float">
            <text:p>0.0020971808</text:p>
          </table:table-cell>
          <table:table-cell office:value-type="float" office:value="0.99790287" calcext:value-type="float">
            <text:p>0.99790287</text:p>
          </table:table-cell>
          <table:table-cell table:formula="of:=IF([.B58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7-12.png</text:p>
          </table:table-cell>
          <table:table-cell office:value-type="string" calcext:value-type="string">
            <text:p>healthy</text:p>
          </table:table-cell>
          <table:table-cell office:value-type="float" office:value="0.99905723" calcext:value-type="float">
            <text:p>0.99905723</text:p>
          </table:table-cell>
          <table:table-cell office:value-type="float" office:value="0.000942815" calcext:value-type="float">
            <text:p>0.000942815</text:p>
          </table:table-cell>
          <table:table-cell table:formula="of:=IF([.B58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0-31.png</text:p>
          </table:table-cell>
          <table:table-cell office:value-type="string" calcext:value-type="string">
            <text:p>pathological</text:p>
          </table:table-cell>
          <table:table-cell office:value-type="float" office:value="0.0013967075" calcext:value-type="float">
            <text:p>0.0013967075</text:p>
          </table:table-cell>
          <table:table-cell office:value-type="float" office:value="0.9986033" calcext:value-type="float">
            <text:p>0.9986033</text:p>
          </table:table-cell>
          <table:table-cell table:formula="of:=IF([.B58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8-30.png</text:p>
          </table:table-cell>
          <table:table-cell office:value-type="string" calcext:value-type="string">
            <text:p>healthy</text:p>
          </table:table-cell>
          <table:table-cell office:value-type="float" office:value="0.9995223" calcext:value-type="float">
            <text:p>0.9995223</text:p>
          </table:table-cell>
          <table:table-cell office:value-type="float" office:value="0.00047773615" calcext:value-type="float">
            <text:p>0.0004777362</text:p>
          </table:table-cell>
          <table:table-cell table:formula="of:=IF([.B58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6-13.png</text:p>
          </table:table-cell>
          <table:table-cell office:value-type="string" calcext:value-type="string">
            <text:p>pathological</text:p>
          </table:table-cell>
          <table:table-cell office:value-type="float" office:value="0.003193544" calcext:value-type="float">
            <text:p>0.003193544</text:p>
          </table:table-cell>
          <table:table-cell office:value-type="float" office:value="0.9968065" calcext:value-type="float">
            <text:p>0.9968065</text:p>
          </table:table-cell>
          <table:table-cell table:formula="of:=IF([.B58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7-44.png</text:p>
          </table:table-cell>
          <table:table-cell office:value-type="string" calcext:value-type="string">
            <text:p>pathological</text:p>
          </table:table-cell>
          <table:table-cell office:value-type="float" office:value="0.30570677" calcext:value-type="float">
            <text:p>0.30570677</text:p>
          </table:table-cell>
          <table:table-cell office:value-type="float" office:value="0.69429326" calcext:value-type="float">
            <text:p>0.69429326</text:p>
          </table:table-cell>
          <table:table-cell table:formula="of:=IF([.B58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1-41.png</text:p>
          </table:table-cell>
          <table:table-cell office:value-type="string" calcext:value-type="string">
            <text:p>healthy</text:p>
          </table:table-cell>
          <table:table-cell office:value-type="float" office:value="0.9998925" calcext:value-type="float">
            <text:p>0.9998925</text:p>
          </table:table-cell>
          <table:table-cell office:value-type="float" office:value="0.00010746857" calcext:value-type="float">
            <text:p>0.0001074686</text:p>
          </table:table-cell>
          <table:table-cell table:formula="of:=IF([.B59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2-21.png</text:p>
          </table:table-cell>
          <table:table-cell office:value-type="string" calcext:value-type="string">
            <text:p>healthy</text:p>
          </table:table-cell>
          <table:table-cell office:value-type="float" office:value="0.9999335" calcext:value-type="float">
            <text:p>0.9999335</text:p>
          </table:table-cell>
          <table:table-cell office:value-type="float" office:value="0.00006656128" calcext:value-type="float">
            <text:p>6.656128E-05</text:p>
          </table:table-cell>
          <table:table-cell table:formula="of:=IF([.B59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41.png</text:p>
          </table:table-cell>
          <table:table-cell office:value-type="string" calcext:value-type="string">
            <text:p>healthy</text:p>
          </table:table-cell>
          <table:table-cell office:value-type="float" office:value="0.9997671" calcext:value-type="float">
            <text:p>0.9997671</text:p>
          </table:table-cell>
          <table:table-cell office:value-type="float" office:value="0.00023288502" calcext:value-type="float">
            <text:p>0.000232885</text:p>
          </table:table-cell>
          <table:table-cell table:formula="of:=IF([.B59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58.png</text:p>
          </table:table-cell>
          <table:table-cell office:value-type="string" calcext:value-type="string">
            <text:p>healthy</text:p>
          </table:table-cell>
          <table:table-cell office:value-type="float" office:value="0.9999391" calcext:value-type="float">
            <text:p>0.9999391</text:p>
          </table:table-cell>
          <table:table-cell office:value-type="float" office:value="0.000060884537" calcext:value-type="float">
            <text:p>6.0884537E-05</text:p>
          </table:table-cell>
          <table:table-cell table:formula="of:=IF([.B59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5-25.png</text:p>
          </table:table-cell>
          <table:table-cell office:value-type="string" calcext:value-type="string">
            <text:p>pathological</text:p>
          </table:table-cell>
          <table:table-cell office:value-type="float" office:value="0.0049536917" calcext:value-type="float">
            <text:p>0.0049536917</text:p>
          </table:table-cell>
          <table:table-cell office:value-type="float" office:value="0.9950464" calcext:value-type="float">
            <text:p>0.9950464</text:p>
          </table:table-cell>
          <table:table-cell table:formula="of:=IF([.B59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24.png</text:p>
          </table:table-cell>
          <table:table-cell office:value-type="string" calcext:value-type="string">
            <text:p>pathological</text:p>
          </table:table-cell>
          <table:table-cell office:value-type="float" office:value="0.0008610048" calcext:value-type="float">
            <text:p>0.0008610048</text:p>
          </table:table-cell>
          <table:table-cell office:value-type="float" office:value="0.99913895" calcext:value-type="float">
            <text:p>0.99913895</text:p>
          </table:table-cell>
          <table:table-cell table:formula="of:=IF([.B59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9-41.png</text:p>
          </table:table-cell>
          <table:table-cell office:value-type="string" calcext:value-type="string">
            <text:p>healthy</text:p>
          </table:table-cell>
          <table:table-cell office:value-type="float" office:value="0.9902406" calcext:value-type="float">
            <text:p>0.9902406</text:p>
          </table:table-cell>
          <table:table-cell office:value-type="float" office:value="0.009759477" calcext:value-type="float">
            <text:p>0.009759477</text:p>
          </table:table-cell>
          <table:table-cell table:formula="of:=IF([.B59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4-35.png</text:p>
          </table:table-cell>
          <table:table-cell office:value-type="string" calcext:value-type="string">
            <text:p>pathological</text:p>
          </table:table-cell>
          <table:table-cell office:value-type="float" office:value="0.00045021772" calcext:value-type="float">
            <text:p>0.0004502177</text:p>
          </table:table-cell>
          <table:table-cell office:value-type="float" office:value="0.9995498" calcext:value-type="float">
            <text:p>0.9995498</text:p>
          </table:table-cell>
          <table:table-cell table:formula="of:=IF([.B59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1-20.png</text:p>
          </table:table-cell>
          <table:table-cell office:value-type="string" calcext:value-type="string">
            <text:p>pathological</text:p>
          </table:table-cell>
          <table:table-cell office:value-type="float" office:value="0.0031003277" calcext:value-type="float">
            <text:p>0.0031003277</text:p>
          </table:table-cell>
          <table:table-cell office:value-type="float" office:value="0.9968997" calcext:value-type="float">
            <text:p>0.9968997</text:p>
          </table:table-cell>
          <table:table-cell table:formula="of:=IF([.B59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00.png</text:p>
          </table:table-cell>
          <table:table-cell office:value-type="string" calcext:value-type="string">
            <text:p>pathological</text:p>
          </table:table-cell>
          <table:table-cell office:value-type="float" office:value="0.023186985" calcext:value-type="float">
            <text:p>0.023186985</text:p>
          </table:table-cell>
          <table:table-cell office:value-type="float" office:value="0.97681296" calcext:value-type="float">
            <text:p>0.97681296</text:p>
          </table:table-cell>
          <table:table-cell table:formula="of:=IF([.B59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8-56.png</text:p>
          </table:table-cell>
          <table:table-cell office:value-type="string" calcext:value-type="string">
            <text:p>pathological</text:p>
          </table:table-cell>
          <table:table-cell office:value-type="float" office:value="0.0005020005" calcext:value-type="float">
            <text:p>0.0005020005</text:p>
          </table:table-cell>
          <table:table-cell office:value-type="float" office:value="0.999498" calcext:value-type="float">
            <text:p>0.999498</text:p>
          </table:table-cell>
          <table:table-cell table:formula="of:=IF([.B60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6-03.png</text:p>
          </table:table-cell>
          <table:table-cell office:value-type="string" calcext:value-type="string">
            <text:p>pathological</text:p>
          </table:table-cell>
          <table:table-cell office:value-type="float" office:value="0.00021388182" calcext:value-type="float">
            <text:p>0.0002138818</text:p>
          </table:table-cell>
          <table:table-cell office:value-type="float" office:value="0.9997861" calcext:value-type="float">
            <text:p>0.9997861</text:p>
          </table:table-cell>
          <table:table-cell table:formula="of:=IF([.B60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49.png</text:p>
          </table:table-cell>
          <table:table-cell office:value-type="string" calcext:value-type="string">
            <text:p>healthy</text:p>
          </table:table-cell>
          <table:table-cell office:value-type="float" office:value="0.9997118" calcext:value-type="float">
            <text:p>0.9997118</text:p>
          </table:table-cell>
          <table:table-cell office:value-type="float" office:value="0.00028814893" calcext:value-type="float">
            <text:p>0.0002881489</text:p>
          </table:table-cell>
          <table:table-cell table:formula="of:=IF([.B60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4-35.png</text:p>
          </table:table-cell>
          <table:table-cell office:value-type="string" calcext:value-type="string">
            <text:p>healthy</text:p>
          </table:table-cell>
          <table:table-cell office:value-type="float" office:value="0.9939866" calcext:value-type="float">
            <text:p>0.9939866</text:p>
          </table:table-cell>
          <table:table-cell office:value-type="float" office:value="0.006013329" calcext:value-type="float">
            <text:p>0.006013329</text:p>
          </table:table-cell>
          <table:table-cell table:formula="of:=IF([.B60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6-57.png</text:p>
          </table:table-cell>
          <table:table-cell office:value-type="string" calcext:value-type="string">
            <text:p>healthy</text:p>
          </table:table-cell>
          <table:table-cell office:value-type="float" office:value="0.9779148" calcext:value-type="float">
            <text:p>0.9779148</text:p>
          </table:table-cell>
          <table:table-cell office:value-type="float" office:value="0.022085162" calcext:value-type="float">
            <text:p>0.022085162</text:p>
          </table:table-cell>
          <table:table-cell table:formula="of:=IF([.B60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1-41.png</text:p>
          </table:table-cell>
          <table:table-cell office:value-type="string" calcext:value-type="string">
            <text:p>pathological</text:p>
          </table:table-cell>
          <table:table-cell office:value-type="float" office:value="0.0000029852313" calcext:value-type="float">
            <text:p>2.9852313E-06</text:p>
          </table:table-cell>
          <table:table-cell office:value-type="float" office:value="0.999997" calcext:value-type="float">
            <text:p>0.999997</text:p>
          </table:table-cell>
          <table:table-cell table:formula="of:=IF([.B60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5-26.png</text:p>
          </table:table-cell>
          <table:table-cell office:value-type="string" calcext:value-type="string">
            <text:p>pathological</text:p>
          </table:table-cell>
          <table:table-cell office:value-type="float" office:value="0.000018257291" calcext:value-type="float">
            <text:p>1.8257291E-05</text:p>
          </table:table-cell>
          <table:table-cell office:value-type="float" office:value="0.99998176" calcext:value-type="float">
            <text:p>0.99998176</text:p>
          </table:table-cell>
          <table:table-cell table:formula="of:=IF([.B60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0-15.png</text:p>
          </table:table-cell>
          <table:table-cell office:value-type="string" calcext:value-type="string">
            <text:p>pathological</text:p>
          </table:table-cell>
          <table:table-cell office:value-type="float" office:value="0.22314267" calcext:value-type="float">
            <text:p>0.22314267</text:p>
          </table:table-cell>
          <table:table-cell office:value-type="float" office:value="0.7768573" calcext:value-type="float">
            <text:p>0.7768573</text:p>
          </table:table-cell>
          <table:table-cell table:formula="of:=IF([.B60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39-12.png</text:p>
          </table:table-cell>
          <table:table-cell office:value-type="string" calcext:value-type="string">
            <text:p>pathological</text:p>
          </table:table-cell>
          <table:table-cell office:value-type="float" office:value="0.000009105657" calcext:value-type="float">
            <text:p>9.105657E-06</text:p>
          </table:table-cell>
          <table:table-cell office:value-type="float" office:value="0.99999094" calcext:value-type="float">
            <text:p>0.99999094</text:p>
          </table:table-cell>
          <table:table-cell table:formula="of:=IF([.B60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2-40.png</text:p>
          </table:table-cell>
          <table:table-cell office:value-type="string" calcext:value-type="string">
            <text:p>pathological</text:p>
          </table:table-cell>
          <table:table-cell office:value-type="float" office:value="0.0009106042" calcext:value-type="float">
            <text:p>0.0009106042</text:p>
          </table:table-cell>
          <table:table-cell office:value-type="float" office:value="0.99908936" calcext:value-type="float">
            <text:p>0.99908936</text:p>
          </table:table-cell>
          <table:table-cell table:formula="of:=IF([.B60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0-20.png</text:p>
          </table:table-cell>
          <table:table-cell office:value-type="string" calcext:value-type="string">
            <text:p>pathological</text:p>
          </table:table-cell>
          <table:table-cell office:value-type="float" office:value="0.0019338283" calcext:value-type="float">
            <text:p>0.0019338283</text:p>
          </table:table-cell>
          <table:table-cell office:value-type="float" office:value="0.9980661" calcext:value-type="float">
            <text:p>0.9980661</text:p>
          </table:table-cell>
          <table:table-cell table:formula="of:=IF([.B61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27.png</text:p>
          </table:table-cell>
          <table:table-cell office:value-type="string" calcext:value-type="string">
            <text:p>healthy</text:p>
          </table:table-cell>
          <table:table-cell office:value-type="float" office:value="0.9924803" calcext:value-type="float">
            <text:p>0.9924803</text:p>
          </table:table-cell>
          <table:table-cell office:value-type="float" office:value="0.007519743" calcext:value-type="float">
            <text:p>0.007519743</text:p>
          </table:table-cell>
          <table:table-cell table:formula="of:=IF([.B61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5-53.png</text:p>
          </table:table-cell>
          <table:table-cell office:value-type="string" calcext:value-type="string">
            <text:p>pathological</text:p>
          </table:table-cell>
          <table:table-cell office:value-type="float" office:value="0.00078586175" calcext:value-type="float">
            <text:p>0.0007858618</text:p>
          </table:table-cell>
          <table:table-cell office:value-type="float" office:value="0.9992142" calcext:value-type="float">
            <text:p>0.9992142</text:p>
          </table:table-cell>
          <table:table-cell table:formula="of:=IF([.B61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6-23.png</text:p>
          </table:table-cell>
          <table:table-cell office:value-type="string" calcext:value-type="string">
            <text:p>pathological</text:p>
          </table:table-cell>
          <table:table-cell office:value-type="float" office:value="0.0002093694" calcext:value-type="float">
            <text:p>0.0002093694</text:p>
          </table:table-cell>
          <table:table-cell office:value-type="float" office:value="0.9997906" calcext:value-type="float">
            <text:p>0.9997906</text:p>
          </table:table-cell>
          <table:table-cell table:formula="of:=IF([.B61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5-39.png</text:p>
          </table:table-cell>
          <table:table-cell office:value-type="string" calcext:value-type="string">
            <text:p>pathological</text:p>
          </table:table-cell>
          <table:table-cell office:value-type="float" office:value="0.00020752107" calcext:value-type="float">
            <text:p>0.0002075211</text:p>
          </table:table-cell>
          <table:table-cell office:value-type="float" office:value="0.9997925" calcext:value-type="float">
            <text:p>0.9997925</text:p>
          </table:table-cell>
          <table:table-cell table:formula="of:=IF([.B61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4-27.png</text:p>
          </table:table-cell>
          <table:table-cell office:value-type="string" calcext:value-type="string">
            <text:p>pathological</text:p>
          </table:table-cell>
          <table:table-cell office:value-type="float" office:value="0.00003480268" calcext:value-type="float">
            <text:p>3.480268E-05</text:p>
          </table:table-cell>
          <table:table-cell office:value-type="float" office:value="0.9999652" calcext:value-type="float">
            <text:p>0.9999652</text:p>
          </table:table-cell>
          <table:table-cell table:formula="of:=IF([.B61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4-32.png</text:p>
          </table:table-cell>
          <table:table-cell office:value-type="string" calcext:value-type="string">
            <text:p>pathological</text:p>
          </table:table-cell>
          <table:table-cell office:value-type="float" office:value="0.07171695" calcext:value-type="float">
            <text:p>0.07171695</text:p>
          </table:table-cell>
          <table:table-cell office:value-type="float" office:value="0.92828304" calcext:value-type="float">
            <text:p>0.92828304</text:p>
          </table:table-cell>
          <table:table-cell table:formula="of:=IF([.B61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4-55.png</text:p>
          </table:table-cell>
          <table:table-cell office:value-type="string" calcext:value-type="string">
            <text:p>pathological</text:p>
          </table:table-cell>
          <table:table-cell office:value-type="float" office:value="0.0027224217" calcext:value-type="float">
            <text:p>0.0027224217</text:p>
          </table:table-cell>
          <table:table-cell office:value-type="float" office:value="0.99727756" calcext:value-type="float">
            <text:p>0.99727756</text:p>
          </table:table-cell>
          <table:table-cell table:formula="of:=IF([.B61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54.png</text:p>
          </table:table-cell>
          <table:table-cell office:value-type="string" calcext:value-type="string">
            <text:p>pathological</text:p>
          </table:table-cell>
          <table:table-cell office:value-type="float" office:value="0.00020463078" calcext:value-type="float">
            <text:p>0.0002046308</text:p>
          </table:table-cell>
          <table:table-cell office:value-type="float" office:value="0.9997954" calcext:value-type="float">
            <text:p>0.9997954</text:p>
          </table:table-cell>
          <table:table-cell table:formula="of:=IF([.B61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9-50.png</text:p>
          </table:table-cell>
          <table:table-cell office:value-type="string" calcext:value-type="string">
            <text:p>pathological</text:p>
          </table:table-cell>
          <table:table-cell office:value-type="float" office:value="0.007692225" calcext:value-type="float">
            <text:p>0.007692225</text:p>
          </table:table-cell>
          <table:table-cell office:value-type="float" office:value="0.9923078" calcext:value-type="float">
            <text:p>0.9923078</text:p>
          </table:table-cell>
          <table:table-cell table:formula="of:=IF([.B61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09.png</text:p>
          </table:table-cell>
          <table:table-cell office:value-type="string" calcext:value-type="string">
            <text:p>healthy</text:p>
          </table:table-cell>
          <table:table-cell office:value-type="float" office:value="0.9872658" calcext:value-type="float">
            <text:p>0.9872658</text:p>
          </table:table-cell>
          <table:table-cell office:value-type="float" office:value="0.012734152" calcext:value-type="float">
            <text:p>0.012734152</text:p>
          </table:table-cell>
          <table:table-cell table:formula="of:=IF([.B62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8-30.png</text:p>
          </table:table-cell>
          <table:table-cell office:value-type="string" calcext:value-type="string">
            <text:p>pathological</text:p>
          </table:table-cell>
          <table:table-cell office:value-type="float" office:value="0.14270872" calcext:value-type="float">
            <text:p>0.14270872</text:p>
          </table:table-cell>
          <table:table-cell office:value-type="float" office:value="0.8572913" calcext:value-type="float">
            <text:p>0.8572913</text:p>
          </table:table-cell>
          <table:table-cell table:formula="of:=IF([.B62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7-32.png</text:p>
          </table:table-cell>
          <table:table-cell office:value-type="string" calcext:value-type="string">
            <text:p>pathological</text:p>
          </table:table-cell>
          <table:table-cell office:value-type="float" office:value="0.0016912621" calcext:value-type="float">
            <text:p>0.0016912621</text:p>
          </table:table-cell>
          <table:table-cell office:value-type="float" office:value="0.9983088" calcext:value-type="float">
            <text:p>0.9983088</text:p>
          </table:table-cell>
          <table:table-cell table:formula="of:=IF([.B62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3-42.png</text:p>
          </table:table-cell>
          <table:table-cell office:value-type="string" calcext:value-type="string">
            <text:p>pathological</text:p>
          </table:table-cell>
          <table:table-cell office:value-type="float" office:value="0.00038728854" calcext:value-type="float">
            <text:p>0.0003872885</text:p>
          </table:table-cell>
          <table:table-cell office:value-type="float" office:value="0.99961275" calcext:value-type="float">
            <text:p>0.99961275</text:p>
          </table:table-cell>
          <table:table-cell table:formula="of:=IF([.B62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7-48.png</text:p>
          </table:table-cell>
          <table:table-cell office:value-type="string" calcext:value-type="string">
            <text:p>pathological</text:p>
          </table:table-cell>
          <table:table-cell office:value-type="float" office:value="0.000043347387" calcext:value-type="float">
            <text:p>4.3347387E-05</text:p>
          </table:table-cell>
          <table:table-cell office:value-type="float" office:value="0.9999566" calcext:value-type="float">
            <text:p>0.9999566</text:p>
          </table:table-cell>
          <table:table-cell table:formula="of:=IF([.B62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7-36.png</text:p>
          </table:table-cell>
          <table:table-cell office:value-type="string" calcext:value-type="string">
            <text:p>healthy</text:p>
          </table:table-cell>
          <table:table-cell office:value-type="float" office:value="0.99971014" calcext:value-type="float">
            <text:p>0.99971014</text:p>
          </table:table-cell>
          <table:table-cell office:value-type="float" office:value="0.00028980256" calcext:value-type="float">
            <text:p>0.0002898026</text:p>
          </table:table-cell>
          <table:table-cell table:formula="of:=IF([.B62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5-02.png</text:p>
          </table:table-cell>
          <table:table-cell office:value-type="string" calcext:value-type="string">
            <text:p>pathological</text:p>
          </table:table-cell>
          <table:table-cell office:value-type="float" office:value="0.010536594" calcext:value-type="float">
            <text:p>0.010536594</text:p>
          </table:table-cell>
          <table:table-cell office:value-type="float" office:value="0.9894633" calcext:value-type="float">
            <text:p>0.9894633</text:p>
          </table:table-cell>
          <table:table-cell table:formula="of:=IF([.B62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6-46.png</text:p>
          </table:table-cell>
          <table:table-cell office:value-type="string" calcext:value-type="string">
            <text:p>healthy</text:p>
          </table:table-cell>
          <table:table-cell office:value-type="float" office:value="0.9999435" calcext:value-type="float">
            <text:p>0.9999435</text:p>
          </table:table-cell>
          <table:table-cell office:value-type="float" office:value="0.000056471912" calcext:value-type="float">
            <text:p>5.6471912E-05</text:p>
          </table:table-cell>
          <table:table-cell table:formula="of:=IF([.B62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03.png</text:p>
          </table:table-cell>
          <table:table-cell office:value-type="string" calcext:value-type="string">
            <text:p>pathological</text:p>
          </table:table-cell>
          <table:table-cell office:value-type="float" office:value="0.0000075420594" calcext:value-type="float">
            <text:p>7.5420594E-06</text:p>
          </table:table-cell>
          <table:table-cell office:value-type="float" office:value="0.9999925" calcext:value-type="float">
            <text:p>0.9999925</text:p>
          </table:table-cell>
          <table:table-cell table:formula="of:=IF([.B62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0-52.png</text:p>
          </table:table-cell>
          <table:table-cell office:value-type="string" calcext:value-type="string">
            <text:p>pathological</text:p>
          </table:table-cell>
          <table:table-cell office:value-type="float" office:value="0.000099562225" calcext:value-type="float">
            <text:p>9.9562225E-05</text:p>
          </table:table-cell>
          <table:table-cell office:value-type="float" office:value="0.99990046" calcext:value-type="float">
            <text:p>0.99990046</text:p>
          </table:table-cell>
          <table:table-cell table:formula="of:=IF([.B62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3-47.png</text:p>
          </table:table-cell>
          <table:table-cell office:value-type="string" calcext:value-type="string">
            <text:p>pathological</text:p>
          </table:table-cell>
          <table:table-cell office:value-type="float" office:value="0.021483308" calcext:value-type="float">
            <text:p>0.021483308</text:p>
          </table:table-cell>
          <table:table-cell office:value-type="float" office:value="0.97851664" calcext:value-type="float">
            <text:p>0.97851664</text:p>
          </table:table-cell>
          <table:table-cell table:formula="of:=IF([.B63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3-24.png</text:p>
          </table:table-cell>
          <table:table-cell office:value-type="string" calcext:value-type="string">
            <text:p>healthy</text:p>
          </table:table-cell>
          <table:table-cell office:value-type="float" office:value="0.72721225" calcext:value-type="float">
            <text:p>0.72721225</text:p>
          </table:table-cell>
          <table:table-cell office:value-type="float" office:value="0.27278775" calcext:value-type="float">
            <text:p>0.27278775</text:p>
          </table:table-cell>
          <table:table-cell table:formula="of:=IF([.B63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7-27.png</text:p>
          </table:table-cell>
          <table:table-cell office:value-type="string" calcext:value-type="string">
            <text:p>healthy</text:p>
          </table:table-cell>
          <table:table-cell office:value-type="float" office:value="0.99978954" calcext:value-type="float">
            <text:p>0.99978954</text:p>
          </table:table-cell>
          <table:table-cell office:value-type="float" office:value="0.00021048672" calcext:value-type="float">
            <text:p>0.0002104867</text:p>
          </table:table-cell>
          <table:table-cell table:formula="of:=IF([.B63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2-22.png</text:p>
          </table:table-cell>
          <table:table-cell office:value-type="string" calcext:value-type="string">
            <text:p>pathological</text:p>
          </table:table-cell>
          <table:table-cell office:value-type="float" office:value="0.00082022557" calcext:value-type="float">
            <text:p>0.0008202256</text:p>
          </table:table-cell>
          <table:table-cell office:value-type="float" office:value="0.9991798" calcext:value-type="float">
            <text:p>0.9991798</text:p>
          </table:table-cell>
          <table:table-cell table:formula="of:=IF([.B63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34.png</text:p>
          </table:table-cell>
          <table:table-cell office:value-type="string" calcext:value-type="string">
            <text:p>healthy</text:p>
          </table:table-cell>
          <table:table-cell office:value-type="float" office:value="0.7636796" calcext:value-type="float">
            <text:p>0.7636796</text:p>
          </table:table-cell>
          <table:table-cell office:value-type="float" office:value="0.23632045" calcext:value-type="float">
            <text:p>0.23632045</text:p>
          </table:table-cell>
          <table:table-cell table:formula="of:=IF([.B63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1-35.png</text:p>
          </table:table-cell>
          <table:table-cell office:value-type="string" calcext:value-type="string">
            <text:p>healthy</text:p>
          </table:table-cell>
          <table:table-cell office:value-type="float" office:value="0.9997843" calcext:value-type="float">
            <text:p>0.9997843</text:p>
          </table:table-cell>
          <table:table-cell office:value-type="float" office:value="0.00021569176" calcext:value-type="float">
            <text:p>0.0002156918</text:p>
          </table:table-cell>
          <table:table-cell table:formula="of:=IF([.B63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4-55.png</text:p>
          </table:table-cell>
          <table:table-cell office:value-type="string" calcext:value-type="string">
            <text:p>pathological</text:p>
          </table:table-cell>
          <table:table-cell office:value-type="float" office:value="0.36613283" calcext:value-type="float">
            <text:p>0.36613283</text:p>
          </table:table-cell>
          <table:table-cell office:value-type="float" office:value="0.63386714" calcext:value-type="float">
            <text:p>0.63386714</text:p>
          </table:table-cell>
          <table:table-cell table:formula="of:=IF([.B63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7-21.png</text:p>
          </table:table-cell>
          <table:table-cell office:value-type="string" calcext:value-type="string">
            <text:p>pathological</text:p>
          </table:table-cell>
          <table:table-cell office:value-type="float" office:value="0.00006304851" calcext:value-type="float">
            <text:p>6.304851E-05</text:p>
          </table:table-cell>
          <table:table-cell office:value-type="float" office:value="0.99993694" calcext:value-type="float">
            <text:p>0.99993694</text:p>
          </table:table-cell>
          <table:table-cell table:formula="of:=IF([.B63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6-28.png</text:p>
          </table:table-cell>
          <table:table-cell office:value-type="string" calcext:value-type="string">
            <text:p>pathological</text:p>
          </table:table-cell>
          <table:table-cell office:value-type="float" office:value="0.0058132038" calcext:value-type="float">
            <text:p>0.0058132038</text:p>
          </table:table-cell>
          <table:table-cell office:value-type="float" office:value="0.99418676" calcext:value-type="float">
            <text:p>0.99418676</text:p>
          </table:table-cell>
          <table:table-cell table:formula="of:=IF([.B63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2-40.png</text:p>
          </table:table-cell>
          <table:table-cell office:value-type="string" calcext:value-type="string">
            <text:p>pathological</text:p>
          </table:table-cell>
          <table:table-cell office:value-type="float" office:value="0.00007591844" calcext:value-type="float">
            <text:p>7.591844E-05</text:p>
          </table:table-cell>
          <table:table-cell office:value-type="float" office:value="0.99992406" calcext:value-type="float">
            <text:p>0.99992406</text:p>
          </table:table-cell>
          <table:table-cell table:formula="of:=IF([.B63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9-37.png</text:p>
          </table:table-cell>
          <table:table-cell office:value-type="string" calcext:value-type="string">
            <text:p>pathological</text:p>
          </table:table-cell>
          <table:table-cell office:value-type="float" office:value="0.00012989512" calcext:value-type="float">
            <text:p>0.0001298951</text:p>
          </table:table-cell>
          <table:table-cell office:value-type="float" office:value="0.99987006" calcext:value-type="float">
            <text:p>0.99987006</text:p>
          </table:table-cell>
          <table:table-cell table:formula="of:=IF([.B64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6-21.png</text:p>
          </table:table-cell>
          <table:table-cell office:value-type="string" calcext:value-type="string">
            <text:p>pathological</text:p>
          </table:table-cell>
          <table:table-cell office:value-type="float" office:value="0.40462348" calcext:value-type="float">
            <text:p>0.40462348</text:p>
          </table:table-cell>
          <table:table-cell office:value-type="float" office:value="0.5953765" calcext:value-type="float">
            <text:p>0.5953765</text:p>
          </table:table-cell>
          <table:table-cell table:formula="of:=IF([.B64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44.png</text:p>
          </table:table-cell>
          <table:table-cell office:value-type="string" calcext:value-type="string">
            <text:p>pathological</text:p>
          </table:table-cell>
          <table:table-cell office:value-type="float" office:value="0.00012532438" calcext:value-type="float">
            <text:p>0.0001253244</text:p>
          </table:table-cell>
          <table:table-cell office:value-type="float" office:value="0.9998747" calcext:value-type="float">
            <text:p>0.9998747</text:p>
          </table:table-cell>
          <table:table-cell table:formula="of:=IF([.B64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33.png</text:p>
          </table:table-cell>
          <table:table-cell office:value-type="string" calcext:value-type="string">
            <text:p>pathological</text:p>
          </table:table-cell>
          <table:table-cell office:value-type="float" office:value="0.018843248" calcext:value-type="float">
            <text:p>0.018843248</text:p>
          </table:table-cell>
          <table:table-cell office:value-type="float" office:value="0.98115677" calcext:value-type="float">
            <text:p>0.98115677</text:p>
          </table:table-cell>
          <table:table-cell table:formula="of:=IF([.B64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9-21.png</text:p>
          </table:table-cell>
          <table:table-cell office:value-type="string" calcext:value-type="string">
            <text:p>pathological</text:p>
          </table:table-cell>
          <table:table-cell office:value-type="float" office:value="0.000022090753" calcext:value-type="float">
            <text:p>2.2090753E-05</text:p>
          </table:table-cell>
          <table:table-cell office:value-type="float" office:value="0.99997795" calcext:value-type="float">
            <text:p>0.99997795</text:p>
          </table:table-cell>
          <table:table-cell table:formula="of:=IF([.B64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1-56.png</text:p>
          </table:table-cell>
          <table:table-cell office:value-type="string" calcext:value-type="string">
            <text:p>pathological</text:p>
          </table:table-cell>
          <table:table-cell office:value-type="float" office:value="0.040403802" calcext:value-type="float">
            <text:p>0.040403802</text:p>
          </table:table-cell>
          <table:table-cell office:value-type="float" office:value="0.9595962" calcext:value-type="float">
            <text:p>0.9595962</text:p>
          </table:table-cell>
          <table:table-cell table:formula="of:=IF([.B64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42.png</text:p>
          </table:table-cell>
          <table:table-cell office:value-type="string" calcext:value-type="string">
            <text:p>healthy</text:p>
          </table:table-cell>
          <table:table-cell office:value-type="float" office:value="0.9998543" calcext:value-type="float">
            <text:p>0.9998543</text:p>
          </table:table-cell>
          <table:table-cell office:value-type="float" office:value="0.00014567826" calcext:value-type="float">
            <text:p>0.0001456783</text:p>
          </table:table-cell>
          <table:table-cell table:formula="of:=IF([.B64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5-33.png</text:p>
          </table:table-cell>
          <table:table-cell office:value-type="string" calcext:value-type="string">
            <text:p>pathological</text:p>
          </table:table-cell>
          <table:table-cell office:value-type="float" office:value="0.0030827909" calcext:value-type="float">
            <text:p>0.0030827909</text:p>
          </table:table-cell>
          <table:table-cell office:value-type="float" office:value="0.99691725" calcext:value-type="float">
            <text:p>0.99691725</text:p>
          </table:table-cell>
          <table:table-cell table:formula="of:=IF([.B64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5-56.png</text:p>
          </table:table-cell>
          <table:table-cell office:value-type="string" calcext:value-type="string">
            <text:p>healthy</text:p>
          </table:table-cell>
          <table:table-cell office:value-type="float" office:value="0.9998708" calcext:value-type="float">
            <text:p>0.9998708</text:p>
          </table:table-cell>
          <table:table-cell office:value-type="float" office:value="0.00012924612" calcext:value-type="float">
            <text:p>0.0001292461</text:p>
          </table:table-cell>
          <table:table-cell table:formula="of:=IF([.B64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4-01.png</text:p>
          </table:table-cell>
          <table:table-cell office:value-type="string" calcext:value-type="string">
            <text:p>pathological</text:p>
          </table:table-cell>
          <table:table-cell office:value-type="float" office:value="0.0077785486" calcext:value-type="float">
            <text:p>0.0077785486</text:p>
          </table:table-cell>
          <table:table-cell office:value-type="float" office:value="0.9922214" calcext:value-type="float">
            <text:p>0.9922214</text:p>
          </table:table-cell>
          <table:table-cell table:formula="of:=IF([.B64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9-09.png</text:p>
          </table:table-cell>
          <table:table-cell office:value-type="string" calcext:value-type="string">
            <text:p>pathological</text:p>
          </table:table-cell>
          <table:table-cell office:value-type="float" office:value="0.22813748" calcext:value-type="float">
            <text:p>0.22813748</text:p>
          </table:table-cell>
          <table:table-cell office:value-type="float" office:value="0.7718625" calcext:value-type="float">
            <text:p>0.7718625</text:p>
          </table:table-cell>
          <table:table-cell table:formula="of:=IF([.B65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8-50.png</text:p>
          </table:table-cell>
          <table:table-cell office:value-type="string" calcext:value-type="string">
            <text:p>healthy</text:p>
          </table:table-cell>
          <table:table-cell office:value-type="float" office:value="0.9998247" calcext:value-type="float">
            <text:p>0.9998247</text:p>
          </table:table-cell>
          <table:table-cell office:value-type="float" office:value="0.0001753191" calcext:value-type="float">
            <text:p>0.0001753191</text:p>
          </table:table-cell>
          <table:table-cell table:formula="of:=IF([.B65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1-13.png</text:p>
          </table:table-cell>
          <table:table-cell office:value-type="string" calcext:value-type="string">
            <text:p>pathological</text:p>
          </table:table-cell>
          <table:table-cell office:value-type="float" office:value="0.00030376934" calcext:value-type="float">
            <text:p>0.0003037693</text:p>
          </table:table-cell>
          <table:table-cell office:value-type="float" office:value="0.99969625" calcext:value-type="float">
            <text:p>0.99969625</text:p>
          </table:table-cell>
          <table:table-cell table:formula="of:=IF([.B65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3-36.png</text:p>
          </table:table-cell>
          <table:table-cell office:value-type="string" calcext:value-type="string">
            <text:p>pathological</text:p>
          </table:table-cell>
          <table:table-cell office:value-type="float" office:value="0.000308797" calcext:value-type="float">
            <text:p>0.000308797</text:p>
          </table:table-cell>
          <table:table-cell office:value-type="float" office:value="0.99969125" calcext:value-type="float">
            <text:p>0.99969125</text:p>
          </table:table-cell>
          <table:table-cell table:formula="of:=IF([.B65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16.png</text:p>
          </table:table-cell>
          <table:table-cell office:value-type="string" calcext:value-type="string">
            <text:p>pathological</text:p>
          </table:table-cell>
          <table:table-cell office:value-type="float" office:value="0.00019869223" calcext:value-type="float">
            <text:p>0.0001986922</text:p>
          </table:table-cell>
          <table:table-cell office:value-type="float" office:value="0.99980134" calcext:value-type="float">
            <text:p>0.99980134</text:p>
          </table:table-cell>
          <table:table-cell table:formula="of:=IF([.B65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53.png</text:p>
          </table:table-cell>
          <table:table-cell office:value-type="string" calcext:value-type="string">
            <text:p>healthy</text:p>
          </table:table-cell>
          <table:table-cell office:value-type="float" office:value="0.9986266" calcext:value-type="float">
            <text:p>0.9986266</text:p>
          </table:table-cell>
          <table:table-cell office:value-type="float" office:value="0.0013733832" calcext:value-type="float">
            <text:p>0.0013733832</text:p>
          </table:table-cell>
          <table:table-cell table:formula="of:=IF([.B65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1-57.png</text:p>
          </table:table-cell>
          <table:table-cell office:value-type="string" calcext:value-type="string">
            <text:p>healthy</text:p>
          </table:table-cell>
          <table:table-cell office:value-type="float" office:value="0.9997495" calcext:value-type="float">
            <text:p>0.9997495</text:p>
          </table:table-cell>
          <table:table-cell office:value-type="float" office:value="0.00025056442" calcext:value-type="float">
            <text:p>0.0002505644</text:p>
          </table:table-cell>
          <table:table-cell table:formula="of:=IF([.B65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0-25.png</text:p>
          </table:table-cell>
          <table:table-cell office:value-type="string" calcext:value-type="string">
            <text:p>pathological</text:p>
          </table:table-cell>
          <table:table-cell office:value-type="float" office:value="0.0002829563" calcext:value-type="float">
            <text:p>0.0002829563</text:p>
          </table:table-cell>
          <table:table-cell office:value-type="float" office:value="0.99971706" calcext:value-type="float">
            <text:p>0.99971706</text:p>
          </table:table-cell>
          <table:table-cell table:formula="of:=IF([.B65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2-59.png</text:p>
          </table:table-cell>
          <table:table-cell office:value-type="string" calcext:value-type="string">
            <text:p>pathological</text:p>
          </table:table-cell>
          <table:table-cell office:value-type="float" office:value="0.00020100684" calcext:value-type="float">
            <text:p>0.0002010068</text:p>
          </table:table-cell>
          <table:table-cell office:value-type="float" office:value="0.99979895" calcext:value-type="float">
            <text:p>0.99979895</text:p>
          </table:table-cell>
          <table:table-cell table:formula="of:=IF([.B65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4-48.png</text:p>
          </table:table-cell>
          <table:table-cell office:value-type="string" calcext:value-type="string">
            <text:p>pathological</text:p>
          </table:table-cell>
          <table:table-cell office:value-type="float" office:value="0.0039349194" calcext:value-type="float">
            <text:p>0.0039349194</text:p>
          </table:table-cell>
          <table:table-cell office:value-type="float" office:value="0.9960651" calcext:value-type="float">
            <text:p>0.9960651</text:p>
          </table:table-cell>
          <table:table-cell table:formula="of:=IF([.B65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09.png</text:p>
          </table:table-cell>
          <table:table-cell office:value-type="string" calcext:value-type="string">
            <text:p>healthy</text:p>
          </table:table-cell>
          <table:table-cell office:value-type="float" office:value="0.9794414" calcext:value-type="float">
            <text:p>0.9794414</text:p>
          </table:table-cell>
          <table:table-cell office:value-type="float" office:value="0.020558614" calcext:value-type="float">
            <text:p>0.020558614</text:p>
          </table:table-cell>
          <table:table-cell table:formula="of:=IF([.B66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7-37.png</text:p>
          </table:table-cell>
          <table:table-cell office:value-type="string" calcext:value-type="string">
            <text:p>pathological</text:p>
          </table:table-cell>
          <table:table-cell office:value-type="float" office:value="0.000085034066" calcext:value-type="float">
            <text:p>8.5034066E-05</text:p>
          </table:table-cell>
          <table:table-cell office:value-type="float" office:value="0.999915" calcext:value-type="float">
            <text:p>0.999915</text:p>
          </table:table-cell>
          <table:table-cell table:formula="of:=IF([.B66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13.png</text:p>
          </table:table-cell>
          <table:table-cell office:value-type="string" calcext:value-type="string">
            <text:p>healthy</text:p>
          </table:table-cell>
          <table:table-cell office:value-type="float" office:value="0.99960333" calcext:value-type="float">
            <text:p>0.99960333</text:p>
          </table:table-cell>
          <table:table-cell office:value-type="float" office:value="0.0003966907" calcext:value-type="float">
            <text:p>0.0003966907</text:p>
          </table:table-cell>
          <table:table-cell table:formula="of:=IF([.B66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5-08.png</text:p>
          </table:table-cell>
          <table:table-cell office:value-type="string" calcext:value-type="string">
            <text:p>pathological</text:p>
          </table:table-cell>
          <table:table-cell office:value-type="float" office:value="0.00039306527" calcext:value-type="float">
            <text:p>0.0003930653</text:p>
          </table:table-cell>
          <table:table-cell office:value-type="float" office:value="0.9996069" calcext:value-type="float">
            <text:p>0.9996069</text:p>
          </table:table-cell>
          <table:table-cell table:formula="of:=IF([.B66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5-41.png</text:p>
          </table:table-cell>
          <table:table-cell office:value-type="string" calcext:value-type="string">
            <text:p>pathological</text:p>
          </table:table-cell>
          <table:table-cell office:value-type="float" office:value="0.0000056944455" calcext:value-type="float">
            <text:p>5.6944455E-06</text:p>
          </table:table-cell>
          <table:table-cell office:value-type="float" office:value="0.9999943" calcext:value-type="float">
            <text:p>0.9999943</text:p>
          </table:table-cell>
          <table:table-cell table:formula="of:=IF([.B66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25.png</text:p>
          </table:table-cell>
          <table:table-cell office:value-type="string" calcext:value-type="string">
            <text:p>pathological</text:p>
          </table:table-cell>
          <table:table-cell office:value-type="float" office:value="0.33192506" calcext:value-type="float">
            <text:p>0.33192506</text:p>
          </table:table-cell>
          <table:table-cell office:value-type="float" office:value="0.6680749" calcext:value-type="float">
            <text:p>0.6680749</text:p>
          </table:table-cell>
          <table:table-cell table:formula="of:=IF([.B66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6-09.png</text:p>
          </table:table-cell>
          <table:table-cell office:value-type="string" calcext:value-type="string">
            <text:p>healthy</text:p>
          </table:table-cell>
          <table:table-cell office:value-type="float" office:value="0.99980885" calcext:value-type="float">
            <text:p>0.99980885</text:p>
          </table:table-cell>
          <table:table-cell office:value-type="float" office:value="0.00019117519" calcext:value-type="float">
            <text:p>0.0001911752</text:p>
          </table:table-cell>
          <table:table-cell table:formula="of:=IF([.B66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5-24.png</text:p>
          </table:table-cell>
          <table:table-cell office:value-type="string" calcext:value-type="string">
            <text:p>pathological</text:p>
          </table:table-cell>
          <table:table-cell office:value-type="float" office:value="0.22973558" calcext:value-type="float">
            <text:p>0.22973558</text:p>
          </table:table-cell>
          <table:table-cell office:value-type="float" office:value="0.77026445" calcext:value-type="float">
            <text:p>0.77026445</text:p>
          </table:table-cell>
          <table:table-cell table:formula="of:=IF([.B66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1-28.png</text:p>
          </table:table-cell>
          <table:table-cell office:value-type="string" calcext:value-type="string">
            <text:p>healthy</text:p>
          </table:table-cell>
          <table:table-cell office:value-type="float" office:value="0.9850374" calcext:value-type="float">
            <text:p>0.9850374</text:p>
          </table:table-cell>
          <table:table-cell office:value-type="float" office:value="0.014962602" calcext:value-type="float">
            <text:p>0.014962602</text:p>
          </table:table-cell>
          <table:table-cell table:formula="of:=IF([.B66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7-33.png</text:p>
          </table:table-cell>
          <table:table-cell office:value-type="string" calcext:value-type="string">
            <text:p>pathological</text:p>
          </table:table-cell>
          <table:table-cell office:value-type="float" office:value="0.0000014511353" calcext:value-type="float">
            <text:p>1.4511353E-06</text:p>
          </table:table-cell>
          <table:table-cell office:value-type="float" office:value="0.99999857" calcext:value-type="float">
            <text:p>0.99999857</text:p>
          </table:table-cell>
          <table:table-cell table:formula="of:=IF([.B66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9-46.png</text:p>
          </table:table-cell>
          <table:table-cell office:value-type="string" calcext:value-type="string">
            <text:p>pathological</text:p>
          </table:table-cell>
          <table:table-cell office:value-type="float" office:value="0.15490437" calcext:value-type="float">
            <text:p>0.15490437</text:p>
          </table:table-cell>
          <table:table-cell office:value-type="float" office:value="0.84509563" calcext:value-type="float">
            <text:p>0.84509563</text:p>
          </table:table-cell>
          <table:table-cell table:formula="of:=IF([.B67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3-54.png</text:p>
          </table:table-cell>
          <table:table-cell office:value-type="string" calcext:value-type="string">
            <text:p>pathological</text:p>
          </table:table-cell>
          <table:table-cell office:value-type="float" office:value="0.053903274" calcext:value-type="float">
            <text:p>0.053903274</text:p>
          </table:table-cell>
          <table:table-cell office:value-type="float" office:value="0.9460967" calcext:value-type="float">
            <text:p>0.9460967</text:p>
          </table:table-cell>
          <table:table-cell table:formula="of:=IF([.B67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1-33.png</text:p>
          </table:table-cell>
          <table:table-cell office:value-type="string" calcext:value-type="string">
            <text:p>pathological</text:p>
          </table:table-cell>
          <table:table-cell office:value-type="float" office:value="0.000057791738" calcext:value-type="float">
            <text:p>5.7791738E-05</text:p>
          </table:table-cell>
          <table:table-cell office:value-type="float" office:value="0.9999422" calcext:value-type="float">
            <text:p>0.9999422</text:p>
          </table:table-cell>
          <table:table-cell table:formula="of:=IF([.B67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5-27.png</text:p>
          </table:table-cell>
          <table:table-cell office:value-type="string" calcext:value-type="string">
            <text:p>healthy</text:p>
          </table:table-cell>
          <table:table-cell office:value-type="float" office:value="0.9985923" calcext:value-type="float">
            <text:p>0.9985923</text:p>
          </table:table-cell>
          <table:table-cell office:value-type="float" office:value="0.0014076143" calcext:value-type="float">
            <text:p>0.0014076143</text:p>
          </table:table-cell>
          <table:table-cell table:formula="of:=IF([.B67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7-50.png</text:p>
          </table:table-cell>
          <table:table-cell office:value-type="string" calcext:value-type="string">
            <text:p>healthy</text:p>
          </table:table-cell>
          <table:table-cell office:value-type="float" office:value="0.998197" calcext:value-type="float">
            <text:p>0.998197</text:p>
          </table:table-cell>
          <table:table-cell office:value-type="float" office:value="0.001803043" calcext:value-type="float">
            <text:p>0.001803043</text:p>
          </table:table-cell>
          <table:table-cell table:formula="of:=IF([.B67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4-13.png</text:p>
          </table:table-cell>
          <table:table-cell office:value-type="string" calcext:value-type="string">
            <text:p>pathological</text:p>
          </table:table-cell>
          <table:table-cell office:value-type="float" office:value="0.00036229673" calcext:value-type="float">
            <text:p>0.0003622967</text:p>
          </table:table-cell>
          <table:table-cell office:value-type="float" office:value="0.9996377" calcext:value-type="float">
            <text:p>0.9996377</text:p>
          </table:table-cell>
          <table:table-cell table:formula="of:=IF([.B67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1-59.png</text:p>
          </table:table-cell>
          <table:table-cell office:value-type="string" calcext:value-type="string">
            <text:p>pathological</text:p>
          </table:table-cell>
          <table:table-cell office:value-type="float" office:value="0.000016717422" calcext:value-type="float">
            <text:p>1.6717422E-05</text:p>
          </table:table-cell>
          <table:table-cell office:value-type="float" office:value="0.9999833" calcext:value-type="float">
            <text:p>0.9999833</text:p>
          </table:table-cell>
          <table:table-cell table:formula="of:=IF([.B67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05.png</text:p>
          </table:table-cell>
          <table:table-cell office:value-type="string" calcext:value-type="string">
            <text:p>healthy</text:p>
          </table:table-cell>
          <table:table-cell office:value-type="float" office:value="0.5373514" calcext:value-type="float">
            <text:p>0.5373514</text:p>
          </table:table-cell>
          <table:table-cell office:value-type="float" office:value="0.46264854" calcext:value-type="float">
            <text:p>0.46264854</text:p>
          </table:table-cell>
          <table:table-cell table:formula="of:=IF([.B67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9-02.png</text:p>
          </table:table-cell>
          <table:table-cell office:value-type="string" calcext:value-type="string">
            <text:p>pathological</text:p>
          </table:table-cell>
          <table:table-cell office:value-type="float" office:value="0.0010552292" calcext:value-type="float">
            <text:p>0.0010552292</text:p>
          </table:table-cell>
          <table:table-cell office:value-type="float" office:value="0.9989448" calcext:value-type="float">
            <text:p>0.9989448</text:p>
          </table:table-cell>
          <table:table-cell table:formula="of:=IF([.B67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2-51.png</text:p>
          </table:table-cell>
          <table:table-cell office:value-type="string" calcext:value-type="string">
            <text:p>pathological</text:p>
          </table:table-cell>
          <table:table-cell office:value-type="float" office:value="0.000095502306" calcext:value-type="float">
            <text:p>9.5502306E-05</text:p>
          </table:table-cell>
          <table:table-cell office:value-type="float" office:value="0.9999045" calcext:value-type="float">
            <text:p>0.9999045</text:p>
          </table:table-cell>
          <table:table-cell table:formula="of:=IF([.B67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7-57.png</text:p>
          </table:table-cell>
          <table:table-cell office:value-type="string" calcext:value-type="string">
            <text:p>pathological</text:p>
          </table:table-cell>
          <table:table-cell office:value-type="float" office:value="0.14587805" calcext:value-type="float">
            <text:p>0.14587805</text:p>
          </table:table-cell>
          <table:table-cell office:value-type="float" office:value="0.8541219" calcext:value-type="float">
            <text:p>0.8541219</text:p>
          </table:table-cell>
          <table:table-cell table:formula="of:=IF([.B68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7-00.png</text:p>
          </table:table-cell>
          <table:table-cell office:value-type="string" calcext:value-type="string">
            <text:p>pathological</text:p>
          </table:table-cell>
          <table:table-cell office:value-type="float" office:value="0.005380547" calcext:value-type="float">
            <text:p>0.005380547</text:p>
          </table:table-cell>
          <table:table-cell office:value-type="float" office:value="0.9946195" calcext:value-type="float">
            <text:p>0.9946195</text:p>
          </table:table-cell>
          <table:table-cell table:formula="of:=IF([.B68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5-10.png</text:p>
          </table:table-cell>
          <table:table-cell office:value-type="string" calcext:value-type="string">
            <text:p>pathological</text:p>
          </table:table-cell>
          <table:table-cell office:value-type="float" office:value="0.000121470046" calcext:value-type="float">
            <text:p>0.00012147</text:p>
          </table:table-cell>
          <table:table-cell office:value-type="float" office:value="0.9998785" calcext:value-type="float">
            <text:p>0.9998785</text:p>
          </table:table-cell>
          <table:table-cell table:formula="of:=IF([.B68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57.png</text:p>
          </table:table-cell>
          <table:table-cell office:value-type="string" calcext:value-type="string">
            <text:p>pathological</text:p>
          </table:table-cell>
          <table:table-cell office:value-type="float" office:value="0.01548415" calcext:value-type="float">
            <text:p>0.01548415</text:p>
          </table:table-cell>
          <table:table-cell office:value-type="float" office:value="0.9845159" calcext:value-type="float">
            <text:p>0.9845159</text:p>
          </table:table-cell>
          <table:table-cell table:formula="of:=IF([.B68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3-59.png</text:p>
          </table:table-cell>
          <table:table-cell office:value-type="string" calcext:value-type="string">
            <text:p>pathological</text:p>
          </table:table-cell>
          <table:table-cell office:value-type="float" office:value="0.00013335934" calcext:value-type="float">
            <text:p>0.0001333593</text:p>
          </table:table-cell>
          <table:table-cell office:value-type="float" office:value="0.9998666" calcext:value-type="float">
            <text:p>0.9998666</text:p>
          </table:table-cell>
          <table:table-cell table:formula="of:=IF([.B68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1-30.png</text:p>
          </table:table-cell>
          <table:table-cell office:value-type="string" calcext:value-type="string">
            <text:p>healthy</text:p>
          </table:table-cell>
          <table:table-cell office:value-type="float" office:value="0.9820597" calcext:value-type="float">
            <text:p>0.9820597</text:p>
          </table:table-cell>
          <table:table-cell office:value-type="float" office:value="0.017940274" calcext:value-type="float">
            <text:p>0.017940274</text:p>
          </table:table-cell>
          <table:table-cell table:formula="of:=IF([.B68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5-21.png</text:p>
          </table:table-cell>
          <table:table-cell office:value-type="string" calcext:value-type="string">
            <text:p>pathological</text:p>
          </table:table-cell>
          <table:table-cell office:value-type="float" office:value="0.01046999" calcext:value-type="float">
            <text:p>0.01046999</text:p>
          </table:table-cell>
          <table:table-cell office:value-type="float" office:value="0.98953" calcext:value-type="float">
            <text:p>0.98953</text:p>
          </table:table-cell>
          <table:table-cell table:formula="of:=IF([.B68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40-42.png</text:p>
          </table:table-cell>
          <table:table-cell office:value-type="string" calcext:value-type="string">
            <text:p>healthy</text:p>
          </table:table-cell>
          <table:table-cell office:value-type="float" office:value="0.9927128" calcext:value-type="float">
            <text:p>0.9927128</text:p>
          </table:table-cell>
          <table:table-cell office:value-type="float" office:value="0.0072871456" calcext:value-type="float">
            <text:p>0.0072871456</text:p>
          </table:table-cell>
          <table:table-cell table:formula="of:=IF([.B68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2-35.png</text:p>
          </table:table-cell>
          <table:table-cell office:value-type="string" calcext:value-type="string">
            <text:p>pathological</text:p>
          </table:table-cell>
          <table:table-cell office:value-type="float" office:value="0.00082524616" calcext:value-type="float">
            <text:p>0.0008252462</text:p>
          </table:table-cell>
          <table:table-cell office:value-type="float" office:value="0.9991748" calcext:value-type="float">
            <text:p>0.9991748</text:p>
          </table:table-cell>
          <table:table-cell table:formula="of:=IF([.B68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18.png</text:p>
          </table:table-cell>
          <table:table-cell office:value-type="string" calcext:value-type="string">
            <text:p>healthy</text:p>
          </table:table-cell>
          <table:table-cell office:value-type="float" office:value="0.99198276" calcext:value-type="float">
            <text:p>0.99198276</text:p>
          </table:table-cell>
          <table:table-cell office:value-type="float" office:value="0.008017279" calcext:value-type="float">
            <text:p>0.008017279</text:p>
          </table:table-cell>
          <table:table-cell table:formula="of:=IF([.B68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5-56.png</text:p>
          </table:table-cell>
          <table:table-cell office:value-type="string" calcext:value-type="string">
            <text:p>pathological</text:p>
          </table:table-cell>
          <table:table-cell office:value-type="float" office:value="0.0006675552" calcext:value-type="float">
            <text:p>0.0006675552</text:p>
          </table:table-cell>
          <table:table-cell office:value-type="float" office:value="0.99933237" calcext:value-type="float">
            <text:p>0.99933237</text:p>
          </table:table-cell>
          <table:table-cell table:formula="of:=IF([.B69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43.png</text:p>
          </table:table-cell>
          <table:table-cell office:value-type="string" calcext:value-type="string">
            <text:p>healthy</text:p>
          </table:table-cell>
          <table:table-cell office:value-type="float" office:value="0.9997124" calcext:value-type="float">
            <text:p>0.9997124</text:p>
          </table:table-cell>
          <table:table-cell office:value-type="float" office:value="0.00028754055" calcext:value-type="float">
            <text:p>0.0002875406</text:p>
          </table:table-cell>
          <table:table-cell table:formula="of:=IF([.B69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18.png</text:p>
          </table:table-cell>
          <table:table-cell office:value-type="string" calcext:value-type="string">
            <text:p>pathological</text:p>
          </table:table-cell>
          <table:table-cell office:value-type="float" office:value="0.23643246" calcext:value-type="float">
            <text:p>0.23643246</text:p>
          </table:table-cell>
          <table:table-cell office:value-type="float" office:value="0.76356757" calcext:value-type="float">
            <text:p>0.76356757</text:p>
          </table:table-cell>
          <table:table-cell table:formula="of:=IF([.B69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3-40.png</text:p>
          </table:table-cell>
          <table:table-cell office:value-type="string" calcext:value-type="string">
            <text:p>healthy</text:p>
          </table:table-cell>
          <table:table-cell office:value-type="float" office:value="0.9983151" calcext:value-type="float">
            <text:p>0.9983151</text:p>
          </table:table-cell>
          <table:table-cell office:value-type="float" office:value="0.0016849523" calcext:value-type="float">
            <text:p>0.0016849523</text:p>
          </table:table-cell>
          <table:table-cell table:formula="of:=IF([.B69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50-37.png</text:p>
          </table:table-cell>
          <table:table-cell office:value-type="string" calcext:value-type="string">
            <text:p>pathological</text:p>
          </table:table-cell>
          <table:table-cell office:value-type="float" office:value="0.094350174" calcext:value-type="float">
            <text:p>0.094350174</text:p>
          </table:table-cell>
          <table:table-cell office:value-type="float" office:value="0.90564984" calcext:value-type="float">
            <text:p>0.90564984</text:p>
          </table:table-cell>
          <table:table-cell table:formula="of:=IF([.B69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49.png</text:p>
          </table:table-cell>
          <table:table-cell office:value-type="string" calcext:value-type="string">
            <text:p>healthy</text:p>
          </table:table-cell>
          <table:table-cell office:value-type="float" office:value="0.99951816" calcext:value-type="float">
            <text:p>0.99951816</text:p>
          </table:table-cell>
          <table:table-cell office:value-type="float" office:value="0.00048179246" calcext:value-type="float">
            <text:p>0.0004817925</text:p>
          </table:table-cell>
          <table:table-cell table:formula="of:=IF([.B69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8-19.png</text:p>
          </table:table-cell>
          <table:table-cell office:value-type="string" calcext:value-type="string">
            <text:p>healthy</text:p>
          </table:table-cell>
          <table:table-cell office:value-type="float" office:value="0.99667156" calcext:value-type="float">
            <text:p>0.99667156</text:p>
          </table:table-cell>
          <table:table-cell office:value-type="float" office:value="0.0033284554" calcext:value-type="float">
            <text:p>0.0033284554</text:p>
          </table:table-cell>
          <table:table-cell table:formula="of:=IF([.B69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6-24.png</text:p>
          </table:table-cell>
          <table:table-cell office:value-type="string" calcext:value-type="string">
            <text:p>pathological</text:p>
          </table:table-cell>
          <table:table-cell office:value-type="float" office:value="0.00032686177" calcext:value-type="float">
            <text:p>0.0003268618</text:p>
          </table:table-cell>
          <table:table-cell office:value-type="float" office:value="0.9996731" calcext:value-type="float">
            <text:p>0.9996731</text:p>
          </table:table-cell>
          <table:table-cell table:formula="of:=IF([.B69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40-45.png</text:p>
          </table:table-cell>
          <table:table-cell office:value-type="string" calcext:value-type="string">
            <text:p>healthy</text:p>
          </table:table-cell>
          <table:table-cell office:value-type="float" office:value="0.9988852" calcext:value-type="float">
            <text:p>0.9988852</text:p>
          </table:table-cell>
          <table:table-cell office:value-type="float" office:value="0.0011147786" calcext:value-type="float">
            <text:p>0.0011147786</text:p>
          </table:table-cell>
          <table:table-cell table:formula="of:=IF([.B69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2-30.png</text:p>
          </table:table-cell>
          <table:table-cell office:value-type="string" calcext:value-type="string">
            <text:p>healthy</text:p>
          </table:table-cell>
          <table:table-cell office:value-type="float" office:value="0.5404708" calcext:value-type="float">
            <text:p>0.5404708</text:p>
          </table:table-cell>
          <table:table-cell office:value-type="float" office:value="0.45952925" calcext:value-type="float">
            <text:p>0.45952925</text:p>
          </table:table-cell>
          <table:table-cell table:formula="of:=IF([.B69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39-59.png</text:p>
          </table:table-cell>
          <table:table-cell office:value-type="string" calcext:value-type="string">
            <text:p>pathological</text:p>
          </table:table-cell>
          <table:table-cell office:value-type="float" office:value="0.0035875393" calcext:value-type="float">
            <text:p>0.0035875393</text:p>
          </table:table-cell>
          <table:table-cell office:value-type="float" office:value="0.99641246" calcext:value-type="float">
            <text:p>0.99641246</text:p>
          </table:table-cell>
          <table:table-cell table:formula="of:=IF([.B70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2-44.png</text:p>
          </table:table-cell>
          <table:table-cell office:value-type="string" calcext:value-type="string">
            <text:p>pathological</text:p>
          </table:table-cell>
          <table:table-cell office:value-type="float" office:value="0.0011197446" calcext:value-type="float">
            <text:p>0.0011197446</text:p>
          </table:table-cell>
          <table:table-cell office:value-type="float" office:value="0.9988802" calcext:value-type="float">
            <text:p>0.9988802</text:p>
          </table:table-cell>
          <table:table-cell table:formula="of:=IF([.B70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6-02.png</text:p>
          </table:table-cell>
          <table:table-cell office:value-type="string" calcext:value-type="string">
            <text:p>healthy</text:p>
          </table:table-cell>
          <table:table-cell office:value-type="float" office:value="0.99961" calcext:value-type="float">
            <text:p>0.99961</text:p>
          </table:table-cell>
          <table:table-cell office:value-type="float" office:value="0.00038997378" calcext:value-type="float">
            <text:p>0.0003899738</text:p>
          </table:table-cell>
          <table:table-cell table:formula="of:=IF([.B70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37-02.png</text:p>
          </table:table-cell>
          <table:table-cell office:value-type="string" calcext:value-type="string">
            <text:p>pathological</text:p>
          </table:table-cell>
          <table:table-cell office:value-type="float" office:value="0.05485378" calcext:value-type="float">
            <text:p>0.05485378</text:p>
          </table:table-cell>
          <table:table-cell office:value-type="float" office:value="0.9451462" calcext:value-type="float">
            <text:p>0.9451462</text:p>
          </table:table-cell>
          <table:table-cell table:formula="of:=IF([.B70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6-08.png</text:p>
          </table:table-cell>
          <table:table-cell office:value-type="string" calcext:value-type="string">
            <text:p>pathological</text:p>
          </table:table-cell>
          <table:table-cell office:value-type="float" office:value="0.0005537914" calcext:value-type="float">
            <text:p>0.0005537914</text:p>
          </table:table-cell>
          <table:table-cell office:value-type="float" office:value="0.9994462" calcext:value-type="float">
            <text:p>0.9994462</text:p>
          </table:table-cell>
          <table:table-cell table:formula="of:=IF([.B70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4-57.png</text:p>
          </table:table-cell>
          <table:table-cell office:value-type="string" calcext:value-type="string">
            <text:p>healthy</text:p>
          </table:table-cell>
          <table:table-cell office:value-type="float" office:value="0.99647033" calcext:value-type="float">
            <text:p>0.99647033</text:p>
          </table:table-cell>
          <table:table-cell office:value-type="float" office:value="0.003529692" calcext:value-type="float">
            <text:p>0.003529692</text:p>
          </table:table-cell>
          <table:table-cell table:formula="of:=IF([.B70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3-20.png</text:p>
          </table:table-cell>
          <table:table-cell office:value-type="string" calcext:value-type="string">
            <text:p>healthy</text:p>
          </table:table-cell>
          <table:table-cell office:value-type="float" office:value="0.9999614" calcext:value-type="float">
            <text:p>0.9999614</text:p>
          </table:table-cell>
          <table:table-cell office:value-type="float" office:value="0.00003863387" calcext:value-type="float">
            <text:p>3.863387E-05</text:p>
          </table:table-cell>
          <table:table-cell table:formula="of:=IF([.B70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05.png</text:p>
          </table:table-cell>
          <table:table-cell office:value-type="string" calcext:value-type="string">
            <text:p>healthy</text:p>
          </table:table-cell>
          <table:table-cell office:value-type="float" office:value="0.5113404" calcext:value-type="float">
            <text:p>0.5113404</text:p>
          </table:table-cell>
          <table:table-cell office:value-type="float" office:value="0.48865962" calcext:value-type="float">
            <text:p>0.48865962</text:p>
          </table:table-cell>
          <table:table-cell table:formula="of:=IF([.B70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0-34.png</text:p>
          </table:table-cell>
          <table:table-cell office:value-type="string" calcext:value-type="string">
            <text:p>pathological</text:p>
          </table:table-cell>
          <table:table-cell office:value-type="float" office:value="0.00013425133" calcext:value-type="float">
            <text:p>0.0001342513</text:p>
          </table:table-cell>
          <table:table-cell office:value-type="float" office:value="0.9998658" calcext:value-type="float">
            <text:p>0.9998658</text:p>
          </table:table-cell>
          <table:table-cell table:formula="of:=IF([.B70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4-14.png</text:p>
          </table:table-cell>
          <table:table-cell office:value-type="string" calcext:value-type="string">
            <text:p>healthy</text:p>
          </table:table-cell>
          <table:table-cell office:value-type="float" office:value="0.9998863" calcext:value-type="float">
            <text:p>0.9998863</text:p>
          </table:table-cell>
          <table:table-cell office:value-type="float" office:value="0.00011370288" calcext:value-type="float">
            <text:p>0.0001137029</text:p>
          </table:table-cell>
          <table:table-cell table:formula="of:=IF([.B70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6-36.png</text:p>
          </table:table-cell>
          <table:table-cell office:value-type="string" calcext:value-type="string">
            <text:p>healthy</text:p>
          </table:table-cell>
          <table:table-cell office:value-type="float" office:value="0.9360073" calcext:value-type="float">
            <text:p>0.9360073</text:p>
          </table:table-cell>
          <table:table-cell office:value-type="float" office:value="0.06399273" calcext:value-type="float">
            <text:p>0.06399273</text:p>
          </table:table-cell>
          <table:table-cell table:formula="of:=IF([.B71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6-34.png</text:p>
          </table:table-cell>
          <table:table-cell office:value-type="string" calcext:value-type="string">
            <text:p>pathological</text:p>
          </table:table-cell>
          <table:table-cell office:value-type="float" office:value="0.00031522167" calcext:value-type="float">
            <text:p>0.0003152217</text:p>
          </table:table-cell>
          <table:table-cell office:value-type="float" office:value="0.9996848" calcext:value-type="float">
            <text:p>0.9996848</text:p>
          </table:table-cell>
          <table:table-cell table:formula="of:=IF([.B71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3-43.png</text:p>
          </table:table-cell>
          <table:table-cell office:value-type="string" calcext:value-type="string">
            <text:p>healthy</text:p>
          </table:table-cell>
          <table:table-cell office:value-type="float" office:value="0.9879512" calcext:value-type="float">
            <text:p>0.9879512</text:p>
          </table:table-cell>
          <table:table-cell office:value-type="float" office:value="0.012048715" calcext:value-type="float">
            <text:p>0.012048715</text:p>
          </table:table-cell>
          <table:table-cell table:formula="of:=IF([.B71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3-33.png</text:p>
          </table:table-cell>
          <table:table-cell office:value-type="string" calcext:value-type="string">
            <text:p>pathological</text:p>
          </table:table-cell>
          <table:table-cell office:value-type="float" office:value="0.000285787" calcext:value-type="float">
            <text:p>0.000285787</text:p>
          </table:table-cell>
          <table:table-cell office:value-type="float" office:value="0.9997142" calcext:value-type="float">
            <text:p>0.9997142</text:p>
          </table:table-cell>
          <table:table-cell table:formula="of:=IF([.B71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3-41.png</text:p>
          </table:table-cell>
          <table:table-cell office:value-type="string" calcext:value-type="string">
            <text:p>pathological</text:p>
          </table:table-cell>
          <table:table-cell office:value-type="float" office:value="0.000031811775" calcext:value-type="float">
            <text:p>3.1811775E-05</text:p>
          </table:table-cell>
          <table:table-cell office:value-type="float" office:value="0.9999682" calcext:value-type="float">
            <text:p>0.9999682</text:p>
          </table:table-cell>
          <table:table-cell table:formula="of:=IF([.B71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7-59.png</text:p>
          </table:table-cell>
          <table:table-cell office:value-type="string" calcext:value-type="string">
            <text:p>pathological</text:p>
          </table:table-cell>
          <table:table-cell office:value-type="float" office:value="0.00023345504" calcext:value-type="float">
            <text:p>0.000233455</text:p>
          </table:table-cell>
          <table:table-cell office:value-type="float" office:value="0.9997665" calcext:value-type="float">
            <text:p>0.9997665</text:p>
          </table:table-cell>
          <table:table-cell table:formula="of:=IF([.B71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5-03.png</text:p>
          </table:table-cell>
          <table:table-cell office:value-type="string" calcext:value-type="string">
            <text:p>pathological</text:p>
          </table:table-cell>
          <table:table-cell office:value-type="float" office:value="0.14188907" calcext:value-type="float">
            <text:p>0.14188907</text:p>
          </table:table-cell>
          <table:table-cell office:value-type="float" office:value="0.85811096" calcext:value-type="float">
            <text:p>0.85811096</text:p>
          </table:table-cell>
          <table:table-cell table:formula="of:=IF([.B71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15.png</text:p>
          </table:table-cell>
          <table:table-cell office:value-type="string" calcext:value-type="string">
            <text:p>pathological</text:p>
          </table:table-cell>
          <table:table-cell office:value-type="float" office:value="0.21160445" calcext:value-type="float">
            <text:p>0.21160445</text:p>
          </table:table-cell>
          <table:table-cell office:value-type="float" office:value="0.7883955" calcext:value-type="float">
            <text:p>0.7883955</text:p>
          </table:table-cell>
          <table:table-cell table:formula="of:=IF([.B71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6-13.png</text:p>
          </table:table-cell>
          <table:table-cell office:value-type="string" calcext:value-type="string">
            <text:p>healthy</text:p>
          </table:table-cell>
          <table:table-cell office:value-type="float" office:value="0.998852" calcext:value-type="float">
            <text:p>0.998852</text:p>
          </table:table-cell>
          <table:table-cell office:value-type="float" office:value="0.0011479739" calcext:value-type="float">
            <text:p>0.0011479739</text:p>
          </table:table-cell>
          <table:table-cell table:formula="of:=IF([.B71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7-22.png</text:p>
          </table:table-cell>
          <table:table-cell office:value-type="string" calcext:value-type="string">
            <text:p>healthy</text:p>
          </table:table-cell>
          <table:table-cell office:value-type="float" office:value="0.97746366" calcext:value-type="float">
            <text:p>0.97746366</text:p>
          </table:table-cell>
          <table:table-cell office:value-type="float" office:value="0.022536337" calcext:value-type="float">
            <text:p>0.022536337</text:p>
          </table:table-cell>
          <table:table-cell table:formula="of:=IF([.B71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5-01.png</text:p>
          </table:table-cell>
          <table:table-cell office:value-type="string" calcext:value-type="string">
            <text:p>pathological</text:p>
          </table:table-cell>
          <table:table-cell office:value-type="float" office:value="0.000106737236" calcext:value-type="float">
            <text:p>0.0001067372</text:p>
          </table:table-cell>
          <table:table-cell office:value-type="float" office:value="0.9998933" calcext:value-type="float">
            <text:p>0.9998933</text:p>
          </table:table-cell>
          <table:table-cell table:formula="of:=IF([.B72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8-59.png</text:p>
          </table:table-cell>
          <table:table-cell office:value-type="string" calcext:value-type="string">
            <text:p>healthy</text:p>
          </table:table-cell>
          <table:table-cell office:value-type="float" office:value="0.99355173" calcext:value-type="float">
            <text:p>0.99355173</text:p>
          </table:table-cell>
          <table:table-cell office:value-type="float" office:value="0.006448203" calcext:value-type="float">
            <text:p>0.006448203</text:p>
          </table:table-cell>
          <table:table-cell table:formula="of:=IF([.B72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3-56.png</text:p>
          </table:table-cell>
          <table:table-cell office:value-type="string" calcext:value-type="string">
            <text:p>pathological</text:p>
          </table:table-cell>
          <table:table-cell office:value-type="float" office:value="0.000057696365" calcext:value-type="float">
            <text:p>5.7696365E-05</text:p>
          </table:table-cell>
          <table:table-cell office:value-type="float" office:value="0.9999423" calcext:value-type="float">
            <text:p>0.9999423</text:p>
          </table:table-cell>
          <table:table-cell table:formula="of:=IF([.B72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20.png</text:p>
          </table:table-cell>
          <table:table-cell office:value-type="string" calcext:value-type="string">
            <text:p>pathological</text:p>
          </table:table-cell>
          <table:table-cell office:value-type="float" office:value="0.00021165598" calcext:value-type="float">
            <text:p>0.000211656</text:p>
          </table:table-cell>
          <table:table-cell office:value-type="float" office:value="0.99978834" calcext:value-type="float">
            <text:p>0.99978834</text:p>
          </table:table-cell>
          <table:table-cell table:formula="of:=IF([.B72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4-03.png</text:p>
          </table:table-cell>
          <table:table-cell office:value-type="string" calcext:value-type="string">
            <text:p>pathological</text:p>
          </table:table-cell>
          <table:table-cell office:value-type="float" office:value="0.0002841555" calcext:value-type="float">
            <text:p>0.0002841555</text:p>
          </table:table-cell>
          <table:table-cell office:value-type="float" office:value="0.99971586" calcext:value-type="float">
            <text:p>0.99971586</text:p>
          </table:table-cell>
          <table:table-cell table:formula="of:=IF([.B72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2-29.png</text:p>
          </table:table-cell>
          <table:table-cell office:value-type="string" calcext:value-type="string">
            <text:p>pathological</text:p>
          </table:table-cell>
          <table:table-cell office:value-type="float" office:value="0.000037616886" calcext:value-type="float">
            <text:p>3.7616886E-05</text:p>
          </table:table-cell>
          <table:table-cell office:value-type="float" office:value="0.99996233" calcext:value-type="float">
            <text:p>0.99996233</text:p>
          </table:table-cell>
          <table:table-cell table:formula="of:=IF([.B72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1-30.png</text:p>
          </table:table-cell>
          <table:table-cell office:value-type="string" calcext:value-type="string">
            <text:p>pathological</text:p>
          </table:table-cell>
          <table:table-cell office:value-type="float" office:value="0.41403586" calcext:value-type="float">
            <text:p>0.41403586</text:p>
          </table:table-cell>
          <table:table-cell office:value-type="float" office:value="0.58596414" calcext:value-type="float">
            <text:p>0.58596414</text:p>
          </table:table-cell>
          <table:table-cell table:formula="of:=IF([.B72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9-09.png</text:p>
          </table:table-cell>
          <table:table-cell office:value-type="string" calcext:value-type="string">
            <text:p>pathological</text:p>
          </table:table-cell>
          <table:table-cell office:value-type="float" office:value="0.079969645" calcext:value-type="float">
            <text:p>0.079969645</text:p>
          </table:table-cell>
          <table:table-cell office:value-type="float" office:value="0.9200304" calcext:value-type="float">
            <text:p>0.9200304</text:p>
          </table:table-cell>
          <table:table-cell table:formula="of:=IF([.B72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2-31.png</text:p>
          </table:table-cell>
          <table:table-cell office:value-type="string" calcext:value-type="string">
            <text:p>healthy</text:p>
          </table:table-cell>
          <table:table-cell office:value-type="float" office:value="0.99933296" calcext:value-type="float">
            <text:p>0.99933296</text:p>
          </table:table-cell>
          <table:table-cell office:value-type="float" office:value="0.0006670525" calcext:value-type="float">
            <text:p>0.0006670525</text:p>
          </table:table-cell>
          <table:table-cell table:formula="of:=IF([.B72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3-38.png</text:p>
          </table:table-cell>
          <table:table-cell office:value-type="string" calcext:value-type="string">
            <text:p>pathological</text:p>
          </table:table-cell>
          <table:table-cell office:value-type="float" office:value="0.0022606752" calcext:value-type="float">
            <text:p>0.0022606752</text:p>
          </table:table-cell>
          <table:table-cell office:value-type="float" office:value="0.9977393" calcext:value-type="float">
            <text:p>0.9977393</text:p>
          </table:table-cell>
          <table:table-cell table:formula="of:=IF([.B72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1-33.png</text:p>
          </table:table-cell>
          <table:table-cell office:value-type="string" calcext:value-type="string">
            <text:p>pathological</text:p>
          </table:table-cell>
          <table:table-cell office:value-type="float" office:value="0.000046073186" calcext:value-type="float">
            <text:p>4.6073186E-05</text:p>
          </table:table-cell>
          <table:table-cell office:value-type="float" office:value="0.99995387" calcext:value-type="float">
            <text:p>0.99995387</text:p>
          </table:table-cell>
          <table:table-cell table:formula="of:=IF([.B73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4-30.png</text:p>
          </table:table-cell>
          <table:table-cell office:value-type="string" calcext:value-type="string">
            <text:p>pathological</text:p>
          </table:table-cell>
          <table:table-cell office:value-type="float" office:value="0.18911275" calcext:value-type="float">
            <text:p>0.18911275</text:p>
          </table:table-cell>
          <table:table-cell office:value-type="float" office:value="0.8108872" calcext:value-type="float">
            <text:p>0.8108872</text:p>
          </table:table-cell>
          <table:table-cell table:formula="of:=IF([.B73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1-49.png</text:p>
          </table:table-cell>
          <table:table-cell office:value-type="string" calcext:value-type="string">
            <text:p>pathological</text:p>
          </table:table-cell>
          <table:table-cell office:value-type="float" office:value="0.00028113206" calcext:value-type="float">
            <text:p>0.0002811321</text:p>
          </table:table-cell>
          <table:table-cell office:value-type="float" office:value="0.99971884" calcext:value-type="float">
            <text:p>0.99971884</text:p>
          </table:table-cell>
          <table:table-cell table:formula="of:=IF([.B73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13.png</text:p>
          </table:table-cell>
          <table:table-cell office:value-type="string" calcext:value-type="string">
            <text:p>healthy</text:p>
          </table:table-cell>
          <table:table-cell office:value-type="float" office:value="0.6413218" calcext:value-type="float">
            <text:p>0.6413218</text:p>
          </table:table-cell>
          <table:table-cell office:value-type="float" office:value="0.35867822" calcext:value-type="float">
            <text:p>0.35867822</text:p>
          </table:table-cell>
          <table:table-cell table:formula="of:=IF([.B73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6-03.png</text:p>
          </table:table-cell>
          <table:table-cell office:value-type="string" calcext:value-type="string">
            <text:p>healthy</text:p>
          </table:table-cell>
          <table:table-cell office:value-type="float" office:value="0.99962306" calcext:value-type="float">
            <text:p>0.99962306</text:p>
          </table:table-cell>
          <table:table-cell office:value-type="float" office:value="0.0003769071" calcext:value-type="float">
            <text:p>0.0003769071</text:p>
          </table:table-cell>
          <table:table-cell table:formula="of:=IF([.B73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14.png</text:p>
          </table:table-cell>
          <table:table-cell office:value-type="string" calcext:value-type="string">
            <text:p>healthy</text:p>
          </table:table-cell>
          <table:table-cell office:value-type="float" office:value="0.98800826" calcext:value-type="float">
            <text:p>0.98800826</text:p>
          </table:table-cell>
          <table:table-cell office:value-type="float" office:value="0.011991702" calcext:value-type="float">
            <text:p>0.011991702</text:p>
          </table:table-cell>
          <table:table-cell table:formula="of:=IF([.B73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6-22.png</text:p>
          </table:table-cell>
          <table:table-cell office:value-type="string" calcext:value-type="string">
            <text:p>healthy</text:p>
          </table:table-cell>
          <table:table-cell office:value-type="float" office:value="0.7982615" calcext:value-type="float">
            <text:p>0.7982615</text:p>
          </table:table-cell>
          <table:table-cell office:value-type="float" office:value="0.20173843" calcext:value-type="float">
            <text:p>0.20173843</text:p>
          </table:table-cell>
          <table:table-cell table:formula="of:=IF([.B73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5-45.png</text:p>
          </table:table-cell>
          <table:table-cell office:value-type="string" calcext:value-type="string">
            <text:p>pathological</text:p>
          </table:table-cell>
          <table:table-cell office:value-type="float" office:value="0.0010912545" calcext:value-type="float">
            <text:p>0.0010912545</text:p>
          </table:table-cell>
          <table:table-cell office:value-type="float" office:value="0.99890876" calcext:value-type="float">
            <text:p>0.99890876</text:p>
          </table:table-cell>
          <table:table-cell table:formula="of:=IF([.B73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16.png</text:p>
          </table:table-cell>
          <table:table-cell office:value-type="string" calcext:value-type="string">
            <text:p>pathological</text:p>
          </table:table-cell>
          <table:table-cell office:value-type="float" office:value="0.000016233109" calcext:value-type="float">
            <text:p>1.6233109E-05</text:p>
          </table:table-cell>
          <table:table-cell office:value-type="float" office:value="0.9999838" calcext:value-type="float">
            <text:p>0.9999838</text:p>
          </table:table-cell>
          <table:table-cell table:formula="of:=IF([.B73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2-23.png</text:p>
          </table:table-cell>
          <table:table-cell office:value-type="string" calcext:value-type="string">
            <text:p>pathological</text:p>
          </table:table-cell>
          <table:table-cell office:value-type="float" office:value="0.023402449" calcext:value-type="float">
            <text:p>0.023402449</text:p>
          </table:table-cell>
          <table:table-cell office:value-type="float" office:value="0.9765976" calcext:value-type="float">
            <text:p>0.9765976</text:p>
          </table:table-cell>
          <table:table-cell table:formula="of:=IF([.B73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47.png</text:p>
          </table:table-cell>
          <table:table-cell office:value-type="string" calcext:value-type="string">
            <text:p>pathological</text:p>
          </table:table-cell>
          <table:table-cell office:value-type="float" office:value="0.0000017625974" calcext:value-type="float">
            <text:p>1.7625974E-06</text:p>
          </table:table-cell>
          <table:table-cell office:value-type="float" office:value="0.9999982" calcext:value-type="float">
            <text:p>0.9999982</text:p>
          </table:table-cell>
          <table:table-cell table:formula="of:=IF([.B74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24.png</text:p>
          </table:table-cell>
          <table:table-cell office:value-type="string" calcext:value-type="string">
            <text:p>pathological</text:p>
          </table:table-cell>
          <table:table-cell office:value-type="float" office:value="0.00076996" calcext:value-type="float">
            <text:p>0.00076996</text:p>
          </table:table-cell>
          <table:table-cell office:value-type="float" office:value="0.99923" calcext:value-type="float">
            <text:p>0.99923</text:p>
          </table:table-cell>
          <table:table-cell table:formula="of:=IF([.B74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6-34-47.png</text:p>
          </table:table-cell>
          <table:table-cell office:value-type="string" calcext:value-type="string">
            <text:p>healthy</text:p>
          </table:table-cell>
          <table:table-cell office:value-type="float" office:value="0.999443" calcext:value-type="float">
            <text:p>0.999443</text:p>
          </table:table-cell>
          <table:table-cell office:value-type="float" office:value="0.00055702357" calcext:value-type="float">
            <text:p>0.0005570236</text:p>
          </table:table-cell>
          <table:table-cell table:formula="of:=IF([.B74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5-37.png</text:p>
          </table:table-cell>
          <table:table-cell office:value-type="string" calcext:value-type="string">
            <text:p>pathological</text:p>
          </table:table-cell>
          <table:table-cell office:value-type="float" office:value="0.00056368473" calcext:value-type="float">
            <text:p>0.0005636847</text:p>
          </table:table-cell>
          <table:table-cell office:value-type="float" office:value="0.9994363" calcext:value-type="float">
            <text:p>0.9994363</text:p>
          </table:table-cell>
          <table:table-cell table:formula="of:=IF([.B74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4-43.png</text:p>
          </table:table-cell>
          <table:table-cell office:value-type="string" calcext:value-type="string">
            <text:p>pathological</text:p>
          </table:table-cell>
          <table:table-cell office:value-type="float" office:value="0.001273705" calcext:value-type="float">
            <text:p>0.001273705</text:p>
          </table:table-cell>
          <table:table-cell office:value-type="float" office:value="0.9987263" calcext:value-type="float">
            <text:p>0.9987263</text:p>
          </table:table-cell>
          <table:table-cell table:formula="of:=IF([.B74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35.png</text:p>
          </table:table-cell>
          <table:table-cell office:value-type="string" calcext:value-type="string">
            <text:p>pathological</text:p>
          </table:table-cell>
          <table:table-cell office:value-type="float" office:value="0.013295489" calcext:value-type="float">
            <text:p>0.013295489</text:p>
          </table:table-cell>
          <table:table-cell office:value-type="float" office:value="0.9867046" calcext:value-type="float">
            <text:p>0.9867046</text:p>
          </table:table-cell>
          <table:table-cell table:formula="of:=IF([.B74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0-09.png</text:p>
          </table:table-cell>
          <table:table-cell office:value-type="string" calcext:value-type="string">
            <text:p>pathological</text:p>
          </table:table-cell>
          <table:table-cell office:value-type="float" office:value="0.29585907" calcext:value-type="float">
            <text:p>0.29585907</text:p>
          </table:table-cell>
          <table:table-cell office:value-type="float" office:value="0.7041409" calcext:value-type="float">
            <text:p>0.7041409</text:p>
          </table:table-cell>
          <table:table-cell table:formula="of:=IF([.B74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7-20.png</text:p>
          </table:table-cell>
          <table:table-cell office:value-type="string" calcext:value-type="string">
            <text:p>pathological</text:p>
          </table:table-cell>
          <table:table-cell office:value-type="float" office:value="0.00009353998" calcext:value-type="float">
            <text:p>0.00009354</text:p>
          </table:table-cell>
          <table:table-cell office:value-type="float" office:value="0.9999064" calcext:value-type="float">
            <text:p>0.9999064</text:p>
          </table:table-cell>
          <table:table-cell table:formula="of:=IF([.B74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3-30.png</text:p>
          </table:table-cell>
          <table:table-cell office:value-type="string" calcext:value-type="string">
            <text:p>healthy</text:p>
          </table:table-cell>
          <table:table-cell office:value-type="float" office:value="0.99783844" calcext:value-type="float">
            <text:p>0.99783844</text:p>
          </table:table-cell>
          <table:table-cell office:value-type="float" office:value="0.0021616216" calcext:value-type="float">
            <text:p>0.0021616216</text:p>
          </table:table-cell>
          <table:table-cell table:formula="of:=IF([.B74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8-28.png</text:p>
          </table:table-cell>
          <table:table-cell office:value-type="string" calcext:value-type="string">
            <text:p>pathological</text:p>
          </table:table-cell>
          <table:table-cell office:value-type="float" office:value="0.0016218734" calcext:value-type="float">
            <text:p>0.0016218734</text:p>
          </table:table-cell>
          <table:table-cell office:value-type="float" office:value="0.99837816" calcext:value-type="float">
            <text:p>0.99837816</text:p>
          </table:table-cell>
          <table:table-cell table:formula="of:=IF([.B74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37.png</text:p>
          </table:table-cell>
          <table:table-cell office:value-type="string" calcext:value-type="string">
            <text:p>pathological</text:p>
          </table:table-cell>
          <table:table-cell office:value-type="float" office:value="0.0000094586985" calcext:value-type="float">
            <text:p>9.4586985E-06</text:p>
          </table:table-cell>
          <table:table-cell office:value-type="float" office:value="0.9999906" calcext:value-type="float">
            <text:p>0.9999906</text:p>
          </table:table-cell>
          <table:table-cell table:formula="of:=IF([.B75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5-51.png</text:p>
          </table:table-cell>
          <table:table-cell office:value-type="string" calcext:value-type="string">
            <text:p>healthy</text:p>
          </table:table-cell>
          <table:table-cell office:value-type="float" office:value="0.99955565" calcext:value-type="float">
            <text:p>0.99955565</text:p>
          </table:table-cell>
          <table:table-cell office:value-type="float" office:value="0.00044433904" calcext:value-type="float">
            <text:p>0.000444339</text:p>
          </table:table-cell>
          <table:table-cell table:formula="of:=IF([.B75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9-06.png</text:p>
          </table:table-cell>
          <table:table-cell office:value-type="string" calcext:value-type="string">
            <text:p>pathological</text:p>
          </table:table-cell>
          <table:table-cell office:value-type="float" office:value="0.0009872952" calcext:value-type="float">
            <text:p>0.0009872952</text:p>
          </table:table-cell>
          <table:table-cell office:value-type="float" office:value="0.9990127" calcext:value-type="float">
            <text:p>0.9990127</text:p>
          </table:table-cell>
          <table:table-cell table:formula="of:=IF([.B75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5-49.png</text:p>
          </table:table-cell>
          <table:table-cell office:value-type="string" calcext:value-type="string">
            <text:p>pathological</text:p>
          </table:table-cell>
          <table:table-cell office:value-type="float" office:value="0.006901465" calcext:value-type="float">
            <text:p>0.006901465</text:p>
          </table:table-cell>
          <table:table-cell office:value-type="float" office:value="0.99309856" calcext:value-type="float">
            <text:p>0.99309856</text:p>
          </table:table-cell>
          <table:table-cell table:formula="of:=IF([.B75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4-50.png</text:p>
          </table:table-cell>
          <table:table-cell office:value-type="string" calcext:value-type="string">
            <text:p>healthy</text:p>
          </table:table-cell>
          <table:table-cell office:value-type="float" office:value="0.9979855" calcext:value-type="float">
            <text:p>0.9979855</text:p>
          </table:table-cell>
          <table:table-cell office:value-type="float" office:value="0.0020145464" calcext:value-type="float">
            <text:p>0.0020145464</text:p>
          </table:table-cell>
          <table:table-cell table:formula="of:=IF([.B75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7-24.png</text:p>
          </table:table-cell>
          <table:table-cell office:value-type="string" calcext:value-type="string">
            <text:p>healthy</text:p>
          </table:table-cell>
          <table:table-cell office:value-type="float" office:value="0.99982303" calcext:value-type="float">
            <text:p>0.99982303</text:p>
          </table:table-cell>
          <table:table-cell office:value-type="float" office:value="0.00017699625" calcext:value-type="float">
            <text:p>0.0001769963</text:p>
          </table:table-cell>
          <table:table-cell table:formula="of:=IF([.B75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4-27.png</text:p>
          </table:table-cell>
          <table:table-cell office:value-type="string" calcext:value-type="string">
            <text:p>pathological</text:p>
          </table:table-cell>
          <table:table-cell office:value-type="float" office:value="0.00078094297" calcext:value-type="float">
            <text:p>0.000780943</text:p>
          </table:table-cell>
          <table:table-cell office:value-type="float" office:value="0.99921906" calcext:value-type="float">
            <text:p>0.99921906</text:p>
          </table:table-cell>
          <table:table-cell table:formula="of:=IF([.B75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3-48.png</text:p>
          </table:table-cell>
          <table:table-cell office:value-type="string" calcext:value-type="string">
            <text:p>healthy</text:p>
          </table:table-cell>
          <table:table-cell office:value-type="float" office:value="0.99861693" calcext:value-type="float">
            <text:p>0.99861693</text:p>
          </table:table-cell>
          <table:table-cell office:value-type="float" office:value="0.0013830996" calcext:value-type="float">
            <text:p>0.0013830996</text:p>
          </table:table-cell>
          <table:table-cell table:formula="of:=IF([.B75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5-11.png</text:p>
          </table:table-cell>
          <table:table-cell office:value-type="string" calcext:value-type="string">
            <text:p>pathological</text:p>
          </table:table-cell>
          <table:table-cell office:value-type="float" office:value="0.00018362884" calcext:value-type="float">
            <text:p>0.0001836288</text:p>
          </table:table-cell>
          <table:table-cell office:value-type="float" office:value="0.99981636" calcext:value-type="float">
            <text:p>0.99981636</text:p>
          </table:table-cell>
          <table:table-cell table:formula="of:=IF([.B75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35.png</text:p>
          </table:table-cell>
          <table:table-cell office:value-type="string" calcext:value-type="string">
            <text:p>healthy</text:p>
          </table:table-cell>
          <table:table-cell office:value-type="float" office:value="0.9999238" calcext:value-type="float">
            <text:p>0.9999238</text:p>
          </table:table-cell>
          <table:table-cell office:value-type="float" office:value="0.000076110235" calcext:value-type="float">
            <text:p>7.6110235E-05</text:p>
          </table:table-cell>
          <table:table-cell table:formula="of:=IF([.B75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14.png</text:p>
          </table:table-cell>
          <table:table-cell office:value-type="string" calcext:value-type="string">
            <text:p>healthy</text:p>
          </table:table-cell>
          <table:table-cell office:value-type="float" office:value="0.99961555" calcext:value-type="float">
            <text:p>0.99961555</text:p>
          </table:table-cell>
          <table:table-cell office:value-type="float" office:value="0.00038443002" calcext:value-type="float">
            <text:p>0.00038443</text:p>
          </table:table-cell>
          <table:table-cell table:formula="of:=IF([.B76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44-21.png</text:p>
          </table:table-cell>
          <table:table-cell office:value-type="string" calcext:value-type="string">
            <text:p>healthy</text:p>
          </table:table-cell>
          <table:table-cell office:value-type="float" office:value="0.99986744" calcext:value-type="float">
            <text:p>0.99986744</text:p>
          </table:table-cell>
          <table:table-cell office:value-type="float" office:value="0.00013253254" calcext:value-type="float">
            <text:p>0.0001325325</text:p>
          </table:table-cell>
          <table:table-cell table:formula="of:=IF([.B76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4-48.png</text:p>
          </table:table-cell>
          <table:table-cell office:value-type="string" calcext:value-type="string">
            <text:p>pathological</text:p>
          </table:table-cell>
          <table:table-cell office:value-type="float" office:value="0.00062858267" calcext:value-type="float">
            <text:p>0.0006285827</text:p>
          </table:table-cell>
          <table:table-cell office:value-type="float" office:value="0.99937147" calcext:value-type="float">
            <text:p>0.99937147</text:p>
          </table:table-cell>
          <table:table-cell table:formula="of:=IF([.B76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1-51.png</text:p>
          </table:table-cell>
          <table:table-cell office:value-type="string" calcext:value-type="string">
            <text:p>healthy</text:p>
          </table:table-cell>
          <table:table-cell office:value-type="float" office:value="0.9959675" calcext:value-type="float">
            <text:p>0.9959675</text:p>
          </table:table-cell>
          <table:table-cell office:value-type="float" office:value="0.0040324703" calcext:value-type="float">
            <text:p>0.0040324703</text:p>
          </table:table-cell>
          <table:table-cell table:formula="of:=IF([.B76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37-18.png</text:p>
          </table:table-cell>
          <table:table-cell office:value-type="string" calcext:value-type="string">
            <text:p>healthy</text:p>
          </table:table-cell>
          <table:table-cell office:value-type="float" office:value="0.86746" calcext:value-type="float">
            <text:p>0.86746</text:p>
          </table:table-cell>
          <table:table-cell office:value-type="float" office:value="0.13254" calcext:value-type="float">
            <text:p>0.13254</text:p>
          </table:table-cell>
          <table:table-cell table:formula="of:=IF([.B76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5-41.png</text:p>
          </table:table-cell>
          <table:table-cell office:value-type="string" calcext:value-type="string">
            <text:p>healthy</text:p>
          </table:table-cell>
          <table:table-cell office:value-type="float" office:value="0.9976127" calcext:value-type="float">
            <text:p>0.9976127</text:p>
          </table:table-cell>
          <table:table-cell office:value-type="float" office:value="0.0023872694" calcext:value-type="float">
            <text:p>0.0023872694</text:p>
          </table:table-cell>
          <table:table-cell table:formula="of:=IF([.B76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38-21.png</text:p>
          </table:table-cell>
          <table:table-cell office:value-type="string" calcext:value-type="string">
            <text:p>healthy</text:p>
          </table:table-cell>
          <table:table-cell office:value-type="float" office:value="0.9534108" calcext:value-type="float">
            <text:p>0.9534108</text:p>
          </table:table-cell>
          <table:table-cell office:value-type="float" office:value="0.04658923" calcext:value-type="float">
            <text:p>0.04658923</text:p>
          </table:table-cell>
          <table:table-cell table:formula="of:=IF([.B76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00.png</text:p>
          </table:table-cell>
          <table:table-cell office:value-type="string" calcext:value-type="string">
            <text:p>healthy</text:p>
          </table:table-cell>
          <table:table-cell office:value-type="float" office:value="0.7151108" calcext:value-type="float">
            <text:p>0.7151108</text:p>
          </table:table-cell>
          <table:table-cell office:value-type="float" office:value="0.2848892" calcext:value-type="float">
            <text:p>0.2848892</text:p>
          </table:table-cell>
          <table:table-cell table:formula="of:=IF([.B76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6-52.png</text:p>
          </table:table-cell>
          <table:table-cell office:value-type="string" calcext:value-type="string">
            <text:p>pathological</text:p>
          </table:table-cell>
          <table:table-cell office:value-type="float" office:value="0.001606134" calcext:value-type="float">
            <text:p>0.001606134</text:p>
          </table:table-cell>
          <table:table-cell office:value-type="float" office:value="0.99839383" calcext:value-type="float">
            <text:p>0.99839383</text:p>
          </table:table-cell>
          <table:table-cell table:formula="of:=IF([.B76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2-34.png</text:p>
          </table:table-cell>
          <table:table-cell office:value-type="string" calcext:value-type="string">
            <text:p>pathological</text:p>
          </table:table-cell>
          <table:table-cell office:value-type="float" office:value="0.012721504" calcext:value-type="float">
            <text:p>0.012721504</text:p>
          </table:table-cell>
          <table:table-cell office:value-type="float" office:value="0.98727846" calcext:value-type="float">
            <text:p>0.98727846</text:p>
          </table:table-cell>
          <table:table-cell table:formula="of:=IF([.B76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39.png</text:p>
          </table:table-cell>
          <table:table-cell office:value-type="string" calcext:value-type="string">
            <text:p>healthy</text:p>
          </table:table-cell>
          <table:table-cell office:value-type="float" office:value="0.99968493" calcext:value-type="float">
            <text:p>0.99968493</text:p>
          </table:table-cell>
          <table:table-cell office:value-type="float" office:value="0.00031513692" calcext:value-type="float">
            <text:p>0.0003151369</text:p>
          </table:table-cell>
          <table:table-cell table:formula="of:=IF([.B77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2-07.png</text:p>
          </table:table-cell>
          <table:table-cell office:value-type="string" calcext:value-type="string">
            <text:p>pathological</text:p>
          </table:table-cell>
          <table:table-cell office:value-type="float" office:value="0.004037851" calcext:value-type="float">
            <text:p>0.004037851</text:p>
          </table:table-cell>
          <table:table-cell office:value-type="float" office:value="0.9959622" calcext:value-type="float">
            <text:p>0.9959622</text:p>
          </table:table-cell>
          <table:table-cell table:formula="of:=IF([.B77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8-45.png</text:p>
          </table:table-cell>
          <table:table-cell office:value-type="string" calcext:value-type="string">
            <text:p>healthy</text:p>
          </table:table-cell>
          <table:table-cell office:value-type="float" office:value="0.9977997" calcext:value-type="float">
            <text:p>0.9977997</text:p>
          </table:table-cell>
          <table:table-cell office:value-type="float" office:value="0.00220033" calcext:value-type="float">
            <text:p>0.00220033</text:p>
          </table:table-cell>
          <table:table-cell table:formula="of:=IF([.B77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29.png</text:p>
          </table:table-cell>
          <table:table-cell office:value-type="string" calcext:value-type="string">
            <text:p>pathological</text:p>
          </table:table-cell>
          <table:table-cell office:value-type="float" office:value="0.005660625" calcext:value-type="float">
            <text:p>0.005660625</text:p>
          </table:table-cell>
          <table:table-cell office:value-type="float" office:value="0.9943394" calcext:value-type="float">
            <text:p>0.9943394</text:p>
          </table:table-cell>
          <table:table-cell table:formula="of:=IF([.B77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5-22.png</text:p>
          </table:table-cell>
          <table:table-cell office:value-type="string" calcext:value-type="string">
            <text:p>healthy</text:p>
          </table:table-cell>
          <table:table-cell office:value-type="float" office:value="0.9782416" calcext:value-type="float">
            <text:p>0.9782416</text:p>
          </table:table-cell>
          <table:table-cell office:value-type="float" office:value="0.021758322" calcext:value-type="float">
            <text:p>0.021758322</text:p>
          </table:table-cell>
          <table:table-cell table:formula="of:=IF([.B77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7-30.png</text:p>
          </table:table-cell>
          <table:table-cell office:value-type="string" calcext:value-type="string">
            <text:p>pathological</text:p>
          </table:table-cell>
          <table:table-cell office:value-type="float" office:value="0.000041174102" calcext:value-type="float">
            <text:p>4.1174102E-05</text:p>
          </table:table-cell>
          <table:table-cell office:value-type="float" office:value="0.9999589" calcext:value-type="float">
            <text:p>0.9999589</text:p>
          </table:table-cell>
          <table:table-cell table:formula="of:=IF([.B77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6-32.png</text:p>
          </table:table-cell>
          <table:table-cell office:value-type="string" calcext:value-type="string">
            <text:p>healthy</text:p>
          </table:table-cell>
          <table:table-cell office:value-type="float" office:value="0.97530365" calcext:value-type="float">
            <text:p>0.97530365</text:p>
          </table:table-cell>
          <table:table-cell office:value-type="float" office:value="0.024696417" calcext:value-type="float">
            <text:p>0.024696417</text:p>
          </table:table-cell>
          <table:table-cell table:formula="of:=IF([.B77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6-32.png</text:p>
          </table:table-cell>
          <table:table-cell office:value-type="string" calcext:value-type="string">
            <text:p>pathological</text:p>
          </table:table-cell>
          <table:table-cell office:value-type="float" office:value="0.009876857" calcext:value-type="float">
            <text:p>0.009876857</text:p>
          </table:table-cell>
          <table:table-cell office:value-type="float" office:value="0.9901231" calcext:value-type="float">
            <text:p>0.9901231</text:p>
          </table:table-cell>
          <table:table-cell table:formula="of:=IF([.B77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1-41.png</text:p>
          </table:table-cell>
          <table:table-cell office:value-type="string" calcext:value-type="string">
            <text:p>pathological</text:p>
          </table:table-cell>
          <table:table-cell office:value-type="float" office:value="0.000755478" calcext:value-type="float">
            <text:p>0.000755478</text:p>
          </table:table-cell>
          <table:table-cell office:value-type="float" office:value="0.9992446" calcext:value-type="float">
            <text:p>0.9992446</text:p>
          </table:table-cell>
          <table:table-cell table:formula="of:=IF([.B77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5-03.png</text:p>
          </table:table-cell>
          <table:table-cell office:value-type="string" calcext:value-type="string">
            <text:p>healthy</text:p>
          </table:table-cell>
          <table:table-cell office:value-type="float" office:value="0.9885217" calcext:value-type="float">
            <text:p>0.9885217</text:p>
          </table:table-cell>
          <table:table-cell office:value-type="float" office:value="0.011478266" calcext:value-type="float">
            <text:p>0.011478266</text:p>
          </table:table-cell>
          <table:table-cell table:formula="of:=IF([.B77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3-17.png</text:p>
          </table:table-cell>
          <table:table-cell office:value-type="string" calcext:value-type="string">
            <text:p>pathological</text:p>
          </table:table-cell>
          <table:table-cell office:value-type="float" office:value="0.0025898654" calcext:value-type="float">
            <text:p>0.0025898654</text:p>
          </table:table-cell>
          <table:table-cell office:value-type="float" office:value="0.9974101" calcext:value-type="float">
            <text:p>0.9974101</text:p>
          </table:table-cell>
          <table:table-cell table:formula="of:=IF([.B78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4-41.png</text:p>
          </table:table-cell>
          <table:table-cell office:value-type="string" calcext:value-type="string">
            <text:p>pathological</text:p>
          </table:table-cell>
          <table:table-cell office:value-type="float" office:value="0.0008601151" calcext:value-type="float">
            <text:p>0.0008601151</text:p>
          </table:table-cell>
          <table:table-cell office:value-type="float" office:value="0.9991399" calcext:value-type="float">
            <text:p>0.9991399</text:p>
          </table:table-cell>
          <table:table-cell table:formula="of:=IF([.B78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6-45.png</text:p>
          </table:table-cell>
          <table:table-cell office:value-type="string" calcext:value-type="string">
            <text:p>pathological</text:p>
          </table:table-cell>
          <table:table-cell office:value-type="float" office:value="0.0004340916" calcext:value-type="float">
            <text:p>0.0004340916</text:p>
          </table:table-cell>
          <table:table-cell office:value-type="float" office:value="0.9995659" calcext:value-type="float">
            <text:p>0.9995659</text:p>
          </table:table-cell>
          <table:table-cell table:formula="of:=IF([.B78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8-10.png</text:p>
          </table:table-cell>
          <table:table-cell office:value-type="string" calcext:value-type="string">
            <text:p>healthy</text:p>
          </table:table-cell>
          <table:table-cell office:value-type="float" office:value="0.9903842" calcext:value-type="float">
            <text:p>0.9903842</text:p>
          </table:table-cell>
          <table:table-cell office:value-type="float" office:value="0.009615753" calcext:value-type="float">
            <text:p>0.009615753</text:p>
          </table:table-cell>
          <table:table-cell table:formula="of:=IF([.B78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4-10.png</text:p>
          </table:table-cell>
          <table:table-cell office:value-type="string" calcext:value-type="string">
            <text:p>pathological</text:p>
          </table:table-cell>
          <table:table-cell office:value-type="float" office:value="0.000029821305" calcext:value-type="float">
            <text:p>2.9821305E-05</text:p>
          </table:table-cell>
          <table:table-cell office:value-type="float" office:value="0.9999702" calcext:value-type="float">
            <text:p>0.9999702</text:p>
          </table:table-cell>
          <table:table-cell table:formula="of:=IF([.B78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8-05.png</text:p>
          </table:table-cell>
          <table:table-cell office:value-type="string" calcext:value-type="string">
            <text:p>healthy</text:p>
          </table:table-cell>
          <table:table-cell office:value-type="float" office:value="0.99923015" calcext:value-type="float">
            <text:p>0.99923015</text:p>
          </table:table-cell>
          <table:table-cell office:value-type="float" office:value="0.0007698588" calcext:value-type="float">
            <text:p>0.0007698588</text:p>
          </table:table-cell>
          <table:table-cell table:formula="of:=IF([.B78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7-26.png</text:p>
          </table:table-cell>
          <table:table-cell office:value-type="string" calcext:value-type="string">
            <text:p>pathological</text:p>
          </table:table-cell>
          <table:table-cell office:value-type="float" office:value="0.07318385" calcext:value-type="float">
            <text:p>0.07318385</text:p>
          </table:table-cell>
          <table:table-cell office:value-type="float" office:value="0.9268161" calcext:value-type="float">
            <text:p>0.9268161</text:p>
          </table:table-cell>
          <table:table-cell table:formula="of:=IF([.B78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7-30.png</text:p>
          </table:table-cell>
          <table:table-cell office:value-type="string" calcext:value-type="string">
            <text:p>healthy</text:p>
          </table:table-cell>
          <table:table-cell office:value-type="float" office:value="0.9994388" calcext:value-type="float">
            <text:p>0.9994388</text:p>
          </table:table-cell>
          <table:table-cell office:value-type="float" office:value="0.00056117866" calcext:value-type="float">
            <text:p>0.0005611787</text:p>
          </table:table-cell>
          <table:table-cell table:formula="of:=IF([.B78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3-39.png</text:p>
          </table:table-cell>
          <table:table-cell office:value-type="string" calcext:value-type="string">
            <text:p>pathological</text:p>
          </table:table-cell>
          <table:table-cell office:value-type="float" office:value="0.00048647443" calcext:value-type="float">
            <text:p>0.0004864744</text:p>
          </table:table-cell>
          <table:table-cell office:value-type="float" office:value="0.9995135" calcext:value-type="float">
            <text:p>0.9995135</text:p>
          </table:table-cell>
          <table:table-cell table:formula="of:=IF([.B78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4-36.png</text:p>
          </table:table-cell>
          <table:table-cell office:value-type="string" calcext:value-type="string">
            <text:p>healthy</text:p>
          </table:table-cell>
          <table:table-cell office:value-type="float" office:value="0.9998987" calcext:value-type="float">
            <text:p>0.9998987</text:p>
          </table:table-cell>
          <table:table-cell office:value-type="float" office:value="0.000101307916" calcext:value-type="float">
            <text:p>0.0001013079</text:p>
          </table:table-cell>
          <table:table-cell table:formula="of:=IF([.B78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7-44.png</text:p>
          </table:table-cell>
          <table:table-cell office:value-type="string" calcext:value-type="string">
            <text:p>pathological</text:p>
          </table:table-cell>
          <table:table-cell office:value-type="float" office:value="0.19454402" calcext:value-type="float">
            <text:p>0.19454402</text:p>
          </table:table-cell>
          <table:table-cell office:value-type="float" office:value="0.805456" calcext:value-type="float">
            <text:p>0.805456</text:p>
          </table:table-cell>
          <table:table-cell table:formula="of:=IF([.B79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39-36.png</text:p>
          </table:table-cell>
          <table:table-cell office:value-type="string" calcext:value-type="string">
            <text:p>pathological</text:p>
          </table:table-cell>
          <table:table-cell office:value-type="float" office:value="0.000008116377" calcext:value-type="float">
            <text:p>8.116377E-06</text:p>
          </table:table-cell>
          <table:table-cell office:value-type="float" office:value="0.9999919" calcext:value-type="float">
            <text:p>0.9999919</text:p>
          </table:table-cell>
          <table:table-cell table:formula="of:=IF([.B79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6-00.png</text:p>
          </table:table-cell>
          <table:table-cell office:value-type="string" calcext:value-type="string">
            <text:p>pathological</text:p>
          </table:table-cell>
          <table:table-cell office:value-type="float" office:value="0.3212328" calcext:value-type="float">
            <text:p>0.3212328</text:p>
          </table:table-cell>
          <table:table-cell office:value-type="float" office:value="0.67876726" calcext:value-type="float">
            <text:p>0.67876726</text:p>
          </table:table-cell>
          <table:table-cell table:formula="of:=IF([.B79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31.png</text:p>
          </table:table-cell>
          <table:table-cell office:value-type="string" calcext:value-type="string">
            <text:p>pathological</text:p>
          </table:table-cell>
          <table:table-cell office:value-type="float" office:value="0.0013972437" calcext:value-type="float">
            <text:p>0.0013972437</text:p>
          </table:table-cell>
          <table:table-cell office:value-type="float" office:value="0.9986028" calcext:value-type="float">
            <text:p>0.9986028</text:p>
          </table:table-cell>
          <table:table-cell table:formula="of:=IF([.B79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9-12.png</text:p>
          </table:table-cell>
          <table:table-cell office:value-type="string" calcext:value-type="string">
            <text:p>pathological</text:p>
          </table:table-cell>
          <table:table-cell office:value-type="float" office:value="0.000042198088" calcext:value-type="float">
            <text:p>4.2198088E-05</text:p>
          </table:table-cell>
          <table:table-cell office:value-type="float" office:value="0.9999578" calcext:value-type="float">
            <text:p>0.9999578</text:p>
          </table:table-cell>
          <table:table-cell table:formula="of:=IF([.B79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1-41.png</text:p>
          </table:table-cell>
          <table:table-cell office:value-type="string" calcext:value-type="string">
            <text:p>healthy</text:p>
          </table:table-cell>
          <table:table-cell office:value-type="float" office:value="0.99968624" calcext:value-type="float">
            <text:p>0.99968624</text:p>
          </table:table-cell>
          <table:table-cell office:value-type="float" office:value="0.0003137851" calcext:value-type="float">
            <text:p>0.0003137851</text:p>
          </table:table-cell>
          <table:table-cell table:formula="of:=IF([.B79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08.png</text:p>
          </table:table-cell>
          <table:table-cell office:value-type="string" calcext:value-type="string">
            <text:p>pathological</text:p>
          </table:table-cell>
          <table:table-cell office:value-type="float" office:value="0.010998192" calcext:value-type="float">
            <text:p>0.010998192</text:p>
          </table:table-cell>
          <table:table-cell office:value-type="float" office:value="0.98900187" calcext:value-type="float">
            <text:p>0.98900187</text:p>
          </table:table-cell>
          <table:table-cell table:formula="of:=IF([.B79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1-05.png</text:p>
          </table:table-cell>
          <table:table-cell office:value-type="string" calcext:value-type="string">
            <text:p>pathological</text:p>
          </table:table-cell>
          <table:table-cell office:value-type="float" office:value="0.0000009707519" calcext:value-type="float">
            <text:p>9.707519E-07</text:p>
          </table:table-cell>
          <table:table-cell office:value-type="float" office:value="0.99999905" calcext:value-type="float">
            <text:p>0.99999905</text:p>
          </table:table-cell>
          <table:table-cell table:formula="of:=IF([.B79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1-44.png</text:p>
          </table:table-cell>
          <table:table-cell office:value-type="string" calcext:value-type="string">
            <text:p>healthy</text:p>
          </table:table-cell>
          <table:table-cell office:value-type="float" office:value="0.9999658" calcext:value-type="float">
            <text:p>0.9999658</text:p>
          </table:table-cell>
          <table:table-cell office:value-type="float" office:value="0.00003417662" calcext:value-type="float">
            <text:p>3.417662E-05</text:p>
          </table:table-cell>
          <table:table-cell table:formula="of:=IF([.B79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1-34.png</text:p>
          </table:table-cell>
          <table:table-cell office:value-type="string" calcext:value-type="string">
            <text:p>healthy</text:p>
          </table:table-cell>
          <table:table-cell office:value-type="float" office:value="0.6236572" calcext:value-type="float">
            <text:p>0.6236572</text:p>
          </table:table-cell>
          <table:table-cell office:value-type="float" office:value="0.37634277" calcext:value-type="float">
            <text:p>0.37634277</text:p>
          </table:table-cell>
          <table:table-cell table:formula="of:=IF([.B79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3-42.png</text:p>
          </table:table-cell>
          <table:table-cell office:value-type="string" calcext:value-type="string">
            <text:p>pathological</text:p>
          </table:table-cell>
          <table:table-cell office:value-type="float" office:value="0.010808207" calcext:value-type="float">
            <text:p>0.010808207</text:p>
          </table:table-cell>
          <table:table-cell office:value-type="float" office:value="0.98919183" calcext:value-type="float">
            <text:p>0.98919183</text:p>
          </table:table-cell>
          <table:table-cell table:formula="of:=IF([.B80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3-40.png</text:p>
          </table:table-cell>
          <table:table-cell office:value-type="string" calcext:value-type="string">
            <text:p>pathological</text:p>
          </table:table-cell>
          <table:table-cell office:value-type="float" office:value="0.012440107" calcext:value-type="float">
            <text:p>0.012440107</text:p>
          </table:table-cell>
          <table:table-cell office:value-type="float" office:value="0.98755985" calcext:value-type="float">
            <text:p>0.98755985</text:p>
          </table:table-cell>
          <table:table-cell table:formula="of:=IF([.B80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26.png</text:p>
          </table:table-cell>
          <table:table-cell office:value-type="string" calcext:value-type="string">
            <text:p>pathological</text:p>
          </table:table-cell>
          <table:table-cell office:value-type="float" office:value="0.00000078561135" calcext:value-type="float">
            <text:p>7.8561135E-07</text:p>
          </table:table-cell>
          <table:table-cell office:value-type="float" office:value="0.99999917" calcext:value-type="float">
            <text:p>0.99999917</text:p>
          </table:table-cell>
          <table:table-cell table:formula="of:=IF([.B80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6-38.png</text:p>
          </table:table-cell>
          <table:table-cell office:value-type="string" calcext:value-type="string">
            <text:p>pathological</text:p>
          </table:table-cell>
          <table:table-cell office:value-type="float" office:value="0.013117541" calcext:value-type="float">
            <text:p>0.013117541</text:p>
          </table:table-cell>
          <table:table-cell office:value-type="float" office:value="0.9868824" calcext:value-type="float">
            <text:p>0.9868824</text:p>
          </table:table-cell>
          <table:table-cell table:formula="of:=IF([.B80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5-10.png</text:p>
          </table:table-cell>
          <table:table-cell office:value-type="string" calcext:value-type="string">
            <text:p>pathological</text:p>
          </table:table-cell>
          <table:table-cell office:value-type="float" office:value="0.0008292952" calcext:value-type="float">
            <text:p>0.0008292952</text:p>
          </table:table-cell>
          <table:table-cell office:value-type="float" office:value="0.9991708" calcext:value-type="float">
            <text:p>0.9991708</text:p>
          </table:table-cell>
          <table:table-cell table:formula="of:=IF([.B80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6-13.png</text:p>
          </table:table-cell>
          <table:table-cell office:value-type="string" calcext:value-type="string">
            <text:p>pathological</text:p>
          </table:table-cell>
          <table:table-cell office:value-type="float" office:value="0.0011693054" calcext:value-type="float">
            <text:p>0.0011693054</text:p>
          </table:table-cell>
          <table:table-cell office:value-type="float" office:value="0.99883074" calcext:value-type="float">
            <text:p>0.99883074</text:p>
          </table:table-cell>
          <table:table-cell table:formula="of:=IF([.B80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7-18.png</text:p>
          </table:table-cell>
          <table:table-cell office:value-type="string" calcext:value-type="string">
            <text:p>pathological</text:p>
          </table:table-cell>
          <table:table-cell office:value-type="float" office:value="0.37401035" calcext:value-type="float">
            <text:p>0.37401035</text:p>
          </table:table-cell>
          <table:table-cell office:value-type="float" office:value="0.6259896" calcext:value-type="float">
            <text:p>0.6259896</text:p>
          </table:table-cell>
          <table:table-cell table:formula="of:=IF([.B80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2-10.png</text:p>
          </table:table-cell>
          <table:table-cell office:value-type="string" calcext:value-type="string">
            <text:p>healthy</text:p>
          </table:table-cell>
          <table:table-cell office:value-type="float" office:value="0.99789953" calcext:value-type="float">
            <text:p>0.99789953</text:p>
          </table:table-cell>
          <table:table-cell office:value-type="float" office:value="0.0021004193" calcext:value-type="float">
            <text:p>0.0021004193</text:p>
          </table:table-cell>
          <table:table-cell table:formula="of:=IF([.B80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4-19.png</text:p>
          </table:table-cell>
          <table:table-cell office:value-type="string" calcext:value-type="string">
            <text:p>pathological</text:p>
          </table:table-cell>
          <table:table-cell office:value-type="float" office:value="0.00010872819" calcext:value-type="float">
            <text:p>0.0001087282</text:p>
          </table:table-cell>
          <table:table-cell office:value-type="float" office:value="0.9998913" calcext:value-type="float">
            <text:p>0.9998913</text:p>
          </table:table-cell>
          <table:table-cell table:formula="of:=IF([.B80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4-44.png</text:p>
          </table:table-cell>
          <table:table-cell office:value-type="string" calcext:value-type="string">
            <text:p>pathological</text:p>
          </table:table-cell>
          <table:table-cell office:value-type="float" office:value="0.0009994166" calcext:value-type="float">
            <text:p>0.0009994166</text:p>
          </table:table-cell>
          <table:table-cell office:value-type="float" office:value="0.9990006" calcext:value-type="float">
            <text:p>0.9990006</text:p>
          </table:table-cell>
          <table:table-cell table:formula="of:=IF([.B80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2-09.png</text:p>
          </table:table-cell>
          <table:table-cell office:value-type="string" calcext:value-type="string">
            <text:p>healthy</text:p>
          </table:table-cell>
          <table:table-cell office:value-type="float" office:value="0.93613464" calcext:value-type="float">
            <text:p>0.93613464</text:p>
          </table:table-cell>
          <table:table-cell office:value-type="float" office:value="0.063865356" calcext:value-type="float">
            <text:p>0.063865356</text:p>
          </table:table-cell>
          <table:table-cell table:formula="of:=IF([.B81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3-54.png</text:p>
          </table:table-cell>
          <table:table-cell office:value-type="string" calcext:value-type="string">
            <text:p>pathological</text:p>
          </table:table-cell>
          <table:table-cell office:value-type="float" office:value="0.0003600629" calcext:value-type="float">
            <text:p>0.0003600629</text:p>
          </table:table-cell>
          <table:table-cell office:value-type="float" office:value="0.99963987" calcext:value-type="float">
            <text:p>0.99963987</text:p>
          </table:table-cell>
          <table:table-cell table:formula="of:=IF([.B81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4-47.png</text:p>
          </table:table-cell>
          <table:table-cell office:value-type="string" calcext:value-type="string">
            <text:p>pathological</text:p>
          </table:table-cell>
          <table:table-cell office:value-type="float" office:value="0.00020608873" calcext:value-type="float">
            <text:p>0.0002060887</text:p>
          </table:table-cell>
          <table:table-cell office:value-type="float" office:value="0.99979395" calcext:value-type="float">
            <text:p>0.99979395</text:p>
          </table:table-cell>
          <table:table-cell table:formula="of:=IF([.B81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1-53.png</text:p>
          </table:table-cell>
          <table:table-cell office:value-type="string" calcext:value-type="string">
            <text:p>pathological</text:p>
          </table:table-cell>
          <table:table-cell office:value-type="float" office:value="0.0012222985" calcext:value-type="float">
            <text:p>0.0012222985</text:p>
          </table:table-cell>
          <table:table-cell office:value-type="float" office:value="0.9987777" calcext:value-type="float">
            <text:p>0.9987777</text:p>
          </table:table-cell>
          <table:table-cell table:formula="of:=IF([.B81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3-42.png</text:p>
          </table:table-cell>
          <table:table-cell office:value-type="string" calcext:value-type="string">
            <text:p>pathological</text:p>
          </table:table-cell>
          <table:table-cell office:value-type="float" office:value="0.00070340774" calcext:value-type="float">
            <text:p>0.0007034077</text:p>
          </table:table-cell>
          <table:table-cell office:value-type="float" office:value="0.99929655" calcext:value-type="float">
            <text:p>0.99929655</text:p>
          </table:table-cell>
          <table:table-cell table:formula="of:=IF([.B81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8-08.png</text:p>
          </table:table-cell>
          <table:table-cell office:value-type="string" calcext:value-type="string">
            <text:p>pathological</text:p>
          </table:table-cell>
          <table:table-cell office:value-type="float" office:value="0.00003170305" calcext:value-type="float">
            <text:p>3.170305E-05</text:p>
          </table:table-cell>
          <table:table-cell office:value-type="float" office:value="0.9999683" calcext:value-type="float">
            <text:p>0.9999683</text:p>
          </table:table-cell>
          <table:table-cell table:formula="of:=IF([.B81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1-53.png</text:p>
          </table:table-cell>
          <table:table-cell office:value-type="string" calcext:value-type="string">
            <text:p>pathological</text:p>
          </table:table-cell>
          <table:table-cell office:value-type="float" office:value="0.0044367085" calcext:value-type="float">
            <text:p>0.0044367085</text:p>
          </table:table-cell>
          <table:table-cell office:value-type="float" office:value="0.99556327" calcext:value-type="float">
            <text:p>0.99556327</text:p>
          </table:table-cell>
          <table:table-cell table:formula="of:=IF([.B81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8-09.png</text:p>
          </table:table-cell>
          <table:table-cell office:value-type="string" calcext:value-type="string">
            <text:p>pathological</text:p>
          </table:table-cell>
          <table:table-cell office:value-type="float" office:value="0.045359455" calcext:value-type="float">
            <text:p>0.045359455</text:p>
          </table:table-cell>
          <table:table-cell office:value-type="float" office:value="0.95464057" calcext:value-type="float">
            <text:p>0.95464057</text:p>
          </table:table-cell>
          <table:table-cell table:formula="of:=IF([.B81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7-39.png</text:p>
          </table:table-cell>
          <table:table-cell office:value-type="string" calcext:value-type="string">
            <text:p>healthy</text:p>
          </table:table-cell>
          <table:table-cell office:value-type="float" office:value="0.9996933" calcext:value-type="float">
            <text:p>0.9996933</text:p>
          </table:table-cell>
          <table:table-cell office:value-type="float" office:value="0.00030676296" calcext:value-type="float">
            <text:p>0.000306763</text:p>
          </table:table-cell>
          <table:table-cell table:formula="of:=IF([.B81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27.png</text:p>
          </table:table-cell>
          <table:table-cell office:value-type="string" calcext:value-type="string">
            <text:p>pathological</text:p>
          </table:table-cell>
          <table:table-cell office:value-type="float" office:value="0.00017563031" calcext:value-type="float">
            <text:p>0.0001756303</text:p>
          </table:table-cell>
          <table:table-cell office:value-type="float" office:value="0.99982435" calcext:value-type="float">
            <text:p>0.99982435</text:p>
          </table:table-cell>
          <table:table-cell table:formula="of:=IF([.B81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4-47.png</text:p>
          </table:table-cell>
          <table:table-cell office:value-type="string" calcext:value-type="string">
            <text:p>pathological</text:p>
          </table:table-cell>
          <table:table-cell office:value-type="float" office:value="0.25969413" calcext:value-type="float">
            <text:p>0.25969413</text:p>
          </table:table-cell>
          <table:table-cell office:value-type="float" office:value="0.74030584" calcext:value-type="float">
            <text:p>0.74030584</text:p>
          </table:table-cell>
          <table:table-cell table:formula="of:=IF([.B82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3-18.png</text:p>
          </table:table-cell>
          <table:table-cell office:value-type="string" calcext:value-type="string">
            <text:p>pathological</text:p>
          </table:table-cell>
          <table:table-cell office:value-type="float" office:value="0.15597856" calcext:value-type="float">
            <text:p>0.15597856</text:p>
          </table:table-cell>
          <table:table-cell office:value-type="float" office:value="0.8440215" calcext:value-type="float">
            <text:p>0.8440215</text:p>
          </table:table-cell>
          <table:table-cell table:formula="of:=IF([.B82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6-33.png</text:p>
          </table:table-cell>
          <table:table-cell office:value-type="string" calcext:value-type="string">
            <text:p>pathological</text:p>
          </table:table-cell>
          <table:table-cell office:value-type="float" office:value="0.0026975432" calcext:value-type="float">
            <text:p>0.0026975432</text:p>
          </table:table-cell>
          <table:table-cell office:value-type="float" office:value="0.9973024" calcext:value-type="float">
            <text:p>0.9973024</text:p>
          </table:table-cell>
          <table:table-cell table:formula="of:=IF([.B82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8-22.png</text:p>
          </table:table-cell>
          <table:table-cell office:value-type="string" calcext:value-type="string">
            <text:p>pathological</text:p>
          </table:table-cell>
          <table:table-cell office:value-type="float" office:value="0.0006572003" calcext:value-type="float">
            <text:p>0.0006572003</text:p>
          </table:table-cell>
          <table:table-cell office:value-type="float" office:value="0.99934274" calcext:value-type="float">
            <text:p>0.99934274</text:p>
          </table:table-cell>
          <table:table-cell table:formula="of:=IF([.B82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3-33.png</text:p>
          </table:table-cell>
          <table:table-cell office:value-type="string" calcext:value-type="string">
            <text:p>pathological</text:p>
          </table:table-cell>
          <table:table-cell office:value-type="float" office:value="0.00015917349" calcext:value-type="float">
            <text:p>0.0001591735</text:p>
          </table:table-cell>
          <table:table-cell office:value-type="float" office:value="0.99984086" calcext:value-type="float">
            <text:p>0.99984086</text:p>
          </table:table-cell>
          <table:table-cell table:formula="of:=IF([.B82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4-05.png</text:p>
          </table:table-cell>
          <table:table-cell office:value-type="string" calcext:value-type="string">
            <text:p>healthy</text:p>
          </table:table-cell>
          <table:table-cell office:value-type="float" office:value="0.9983311" calcext:value-type="float">
            <text:p>0.9983311</text:p>
          </table:table-cell>
          <table:table-cell office:value-type="float" office:value="0.0016688957" calcext:value-type="float">
            <text:p>0.0016688957</text:p>
          </table:table-cell>
          <table:table-cell table:formula="of:=IF([.B82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3-00.png</text:p>
          </table:table-cell>
          <table:table-cell office:value-type="string" calcext:value-type="string">
            <text:p>pathological</text:p>
          </table:table-cell>
          <table:table-cell office:value-type="float" office:value="0.4104033" calcext:value-type="float">
            <text:p>0.4104033</text:p>
          </table:table-cell>
          <table:table-cell office:value-type="float" office:value="0.5895967" calcext:value-type="float">
            <text:p>0.5895967</text:p>
          </table:table-cell>
          <table:table-cell table:formula="of:=IF([.B82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39-54.png</text:p>
          </table:table-cell>
          <table:table-cell office:value-type="string" calcext:value-type="string">
            <text:p>healthy</text:p>
          </table:table-cell>
          <table:table-cell office:value-type="float" office:value="0.9985801" calcext:value-type="float">
            <text:p>0.9985801</text:p>
          </table:table-cell>
          <table:table-cell office:value-type="float" office:value="0.0014198722" calcext:value-type="float">
            <text:p>0.0014198722</text:p>
          </table:table-cell>
          <table:table-cell table:formula="of:=IF([.B82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3-49.png</text:p>
          </table:table-cell>
          <table:table-cell office:value-type="string" calcext:value-type="string">
            <text:p>pathological</text:p>
          </table:table-cell>
          <table:table-cell office:value-type="float" office:value="0.002427257" calcext:value-type="float">
            <text:p>0.002427257</text:p>
          </table:table-cell>
          <table:table-cell office:value-type="float" office:value="0.9975727" calcext:value-type="float">
            <text:p>0.9975727</text:p>
          </table:table-cell>
          <table:table-cell table:formula="of:=IF([.B82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7-07.png</text:p>
          </table:table-cell>
          <table:table-cell office:value-type="string" calcext:value-type="string">
            <text:p>pathological</text:p>
          </table:table-cell>
          <table:table-cell office:value-type="float" office:value="0.000011744489" calcext:value-type="float">
            <text:p>1.1744489E-05</text:p>
          </table:table-cell>
          <table:table-cell office:value-type="float" office:value="0.9999882" calcext:value-type="float">
            <text:p>0.9999882</text:p>
          </table:table-cell>
          <table:table-cell table:formula="of:=IF([.B82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06-08.png</text:p>
          </table:table-cell>
          <table:table-cell office:value-type="string" calcext:value-type="string">
            <text:p>healthy</text:p>
          </table:table-cell>
          <table:table-cell office:value-type="float" office:value="0.99987364" calcext:value-type="float">
            <text:p>0.99987364</text:p>
          </table:table-cell>
          <table:table-cell office:value-type="float" office:value="0.00012637959" calcext:value-type="float">
            <text:p>0.0001263796</text:p>
          </table:table-cell>
          <table:table-cell table:formula="of:=IF([.B83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53.png</text:p>
          </table:table-cell>
          <table:table-cell office:value-type="string" calcext:value-type="string">
            <text:p>healthy</text:p>
          </table:table-cell>
          <table:table-cell office:value-type="float" office:value="0.9840745" calcext:value-type="float">
            <text:p>0.9840745</text:p>
          </table:table-cell>
          <table:table-cell office:value-type="float" office:value="0.01592548" calcext:value-type="float">
            <text:p>0.01592548</text:p>
          </table:table-cell>
          <table:table-cell table:formula="of:=IF([.B83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27-14.png</text:p>
          </table:table-cell>
          <table:table-cell office:value-type="string" calcext:value-type="string">
            <text:p>healthy</text:p>
          </table:table-cell>
          <table:table-cell office:value-type="float" office:value="0.9982906" calcext:value-type="float">
            <text:p>0.9982906</text:p>
          </table:table-cell>
          <table:table-cell office:value-type="float" office:value="0.0017094137" calcext:value-type="float">
            <text:p>0.0017094137</text:p>
          </table:table-cell>
          <table:table-cell table:formula="of:=IF([.B83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6-14.png</text:p>
          </table:table-cell>
          <table:table-cell office:value-type="string" calcext:value-type="string">
            <text:p>healthy</text:p>
          </table:table-cell>
          <table:table-cell office:value-type="float" office:value="0.999302" calcext:value-type="float">
            <text:p>0.999302</text:p>
          </table:table-cell>
          <table:table-cell office:value-type="float" office:value="0.0006980132" calcext:value-type="float">
            <text:p>0.0006980132</text:p>
          </table:table-cell>
          <table:table-cell table:formula="of:=IF([.B83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31.png</text:p>
          </table:table-cell>
          <table:table-cell office:value-type="string" calcext:value-type="string">
            <text:p>pathological</text:p>
          </table:table-cell>
          <table:table-cell office:value-type="float" office:value="0.00002043078" calcext:value-type="float">
            <text:p>2.043078E-05</text:p>
          </table:table-cell>
          <table:table-cell office:value-type="float" office:value="0.9999796" calcext:value-type="float">
            <text:p>0.9999796</text:p>
          </table:table-cell>
          <table:table-cell table:formula="of:=IF([.B83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05.png</text:p>
          </table:table-cell>
          <table:table-cell office:value-type="string" calcext:value-type="string">
            <text:p>pathological</text:p>
          </table:table-cell>
          <table:table-cell office:value-type="float" office:value="0.007104523" calcext:value-type="float">
            <text:p>0.007104523</text:p>
          </table:table-cell>
          <table:table-cell office:value-type="float" office:value="0.9928954" calcext:value-type="float">
            <text:p>0.9928954</text:p>
          </table:table-cell>
          <table:table-cell table:formula="of:=IF([.B83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3-59.png</text:p>
          </table:table-cell>
          <table:table-cell office:value-type="string" calcext:value-type="string">
            <text:p>pathological</text:p>
          </table:table-cell>
          <table:table-cell office:value-type="float" office:value="0.09022927" calcext:value-type="float">
            <text:p>0.09022927</text:p>
          </table:table-cell>
          <table:table-cell office:value-type="float" office:value="0.90977067" calcext:value-type="float">
            <text:p>0.90977067</text:p>
          </table:table-cell>
          <table:table-cell table:formula="of:=IF([.B83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0-17.png</text:p>
          </table:table-cell>
          <table:table-cell office:value-type="string" calcext:value-type="string">
            <text:p>pathological</text:p>
          </table:table-cell>
          <table:table-cell office:value-type="float" office:value="0.000014439386" calcext:value-type="float">
            <text:p>1.4439386E-05</text:p>
          </table:table-cell>
          <table:table-cell office:value-type="float" office:value="0.9999856" calcext:value-type="float">
            <text:p>0.9999856</text:p>
          </table:table-cell>
          <table:table-cell table:formula="of:=IF([.B83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23.png</text:p>
          </table:table-cell>
          <table:table-cell office:value-type="string" calcext:value-type="string">
            <text:p>healthy</text:p>
          </table:table-cell>
          <table:table-cell office:value-type="float" office:value="0.948664" calcext:value-type="float">
            <text:p>0.948664</text:p>
          </table:table-cell>
          <table:table-cell office:value-type="float" office:value="0.051336035" calcext:value-type="float">
            <text:p>0.051336035</text:p>
          </table:table-cell>
          <table:table-cell table:formula="of:=IF([.B83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3-27.png</text:p>
          </table:table-cell>
          <table:table-cell office:value-type="string" calcext:value-type="string">
            <text:p>healthy</text:p>
          </table:table-cell>
          <table:table-cell office:value-type="float" office:value="0.999635" calcext:value-type="float">
            <text:p>0.999635</text:p>
          </table:table-cell>
          <table:table-cell office:value-type="float" office:value="0.00036495898" calcext:value-type="float">
            <text:p>0.000364959</text:p>
          </table:table-cell>
          <table:table-cell table:formula="of:=IF([.B83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4-53.png</text:p>
          </table:table-cell>
          <table:table-cell office:value-type="string" calcext:value-type="string">
            <text:p>pathological</text:p>
          </table:table-cell>
          <table:table-cell office:value-type="float" office:value="0.0005565322" calcext:value-type="float">
            <text:p>0.0005565322</text:p>
          </table:table-cell>
          <table:table-cell office:value-type="float" office:value="0.9994435" calcext:value-type="float">
            <text:p>0.9994435</text:p>
          </table:table-cell>
          <table:table-cell table:formula="of:=IF([.B84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4-40.png</text:p>
          </table:table-cell>
          <table:table-cell office:value-type="string" calcext:value-type="string">
            <text:p>pathological</text:p>
          </table:table-cell>
          <table:table-cell office:value-type="float" office:value="0.00030661907" calcext:value-type="float">
            <text:p>0.0003066191</text:p>
          </table:table-cell>
          <table:table-cell office:value-type="float" office:value="0.9996934" calcext:value-type="float">
            <text:p>0.9996934</text:p>
          </table:table-cell>
          <table:table-cell table:formula="of:=IF([.B84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6-01.png</text:p>
          </table:table-cell>
          <table:table-cell office:value-type="string" calcext:value-type="string">
            <text:p>pathological</text:p>
          </table:table-cell>
          <table:table-cell office:value-type="float" office:value="0.0016147792" calcext:value-type="float">
            <text:p>0.0016147792</text:p>
          </table:table-cell>
          <table:table-cell office:value-type="float" office:value="0.9983852" calcext:value-type="float">
            <text:p>0.9983852</text:p>
          </table:table-cell>
          <table:table-cell table:formula="of:=IF([.B84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5-31.png</text:p>
          </table:table-cell>
          <table:table-cell office:value-type="string" calcext:value-type="string">
            <text:p>pathological</text:p>
          </table:table-cell>
          <table:table-cell office:value-type="float" office:value="0.00033546044" calcext:value-type="float">
            <text:p>0.0003354604</text:p>
          </table:table-cell>
          <table:table-cell office:value-type="float" office:value="0.99966455" calcext:value-type="float">
            <text:p>0.99966455</text:p>
          </table:table-cell>
          <table:table-cell table:formula="of:=IF([.B84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1-27.png</text:p>
          </table:table-cell>
          <table:table-cell office:value-type="string" calcext:value-type="string">
            <text:p>pathological</text:p>
          </table:table-cell>
          <table:table-cell office:value-type="float" office:value="0.007949966" calcext:value-type="float">
            <text:p>0.007949966</text:p>
          </table:table-cell>
          <table:table-cell office:value-type="float" office:value="0.99205" calcext:value-type="float">
            <text:p>0.99205</text:p>
          </table:table-cell>
          <table:table-cell table:formula="of:=IF([.B84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4-33.png</text:p>
          </table:table-cell>
          <table:table-cell office:value-type="string" calcext:value-type="string">
            <text:p>pathological</text:p>
          </table:table-cell>
          <table:table-cell office:value-type="float" office:value="0.001239715" calcext:value-type="float">
            <text:p>0.001239715</text:p>
          </table:table-cell>
          <table:table-cell office:value-type="float" office:value="0.99876034" calcext:value-type="float">
            <text:p>0.99876034</text:p>
          </table:table-cell>
          <table:table-cell table:formula="of:=IF([.B84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30.png</text:p>
          </table:table-cell>
          <table:table-cell office:value-type="string" calcext:value-type="string">
            <text:p>pathological</text:p>
          </table:table-cell>
          <table:table-cell office:value-type="float" office:value="0.1892903" calcext:value-type="float">
            <text:p>0.1892903</text:p>
          </table:table-cell>
          <table:table-cell office:value-type="float" office:value="0.8107097" calcext:value-type="float">
            <text:p>0.8107097</text:p>
          </table:table-cell>
          <table:table-cell table:formula="of:=IF([.B84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17.png</text:p>
          </table:table-cell>
          <table:table-cell office:value-type="string" calcext:value-type="string">
            <text:p>healthy</text:p>
          </table:table-cell>
          <table:table-cell office:value-type="float" office:value="0.66649306" calcext:value-type="float">
            <text:p>0.66649306</text:p>
          </table:table-cell>
          <table:table-cell office:value-type="float" office:value="0.333507" calcext:value-type="float">
            <text:p>0.333507</text:p>
          </table:table-cell>
          <table:table-cell table:formula="of:=IF([.B84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5-45.png</text:p>
          </table:table-cell>
          <table:table-cell office:value-type="string" calcext:value-type="string">
            <text:p>pathological</text:p>
          </table:table-cell>
          <table:table-cell office:value-type="float" office:value="0.0024383732" calcext:value-type="float">
            <text:p>0.0024383732</text:p>
          </table:table-cell>
          <table:table-cell office:value-type="float" office:value="0.9975616" calcext:value-type="float">
            <text:p>0.9975616</text:p>
          </table:table-cell>
          <table:table-cell table:formula="of:=IF([.B84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2-35.png</text:p>
          </table:table-cell>
          <table:table-cell office:value-type="string" calcext:value-type="string">
            <text:p>pathological</text:p>
          </table:table-cell>
          <table:table-cell office:value-type="float" office:value="0.00036490263" calcext:value-type="float">
            <text:p>0.0003649026</text:p>
          </table:table-cell>
          <table:table-cell office:value-type="float" office:value="0.9996351" calcext:value-type="float">
            <text:p>0.9996351</text:p>
          </table:table-cell>
          <table:table-cell table:formula="of:=IF([.B84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6-42.png</text:p>
          </table:table-cell>
          <table:table-cell office:value-type="string" calcext:value-type="string">
            <text:p>pathological</text:p>
          </table:table-cell>
          <table:table-cell office:value-type="float" office:value="0.00054943986" calcext:value-type="float">
            <text:p>0.0005494399</text:p>
          </table:table-cell>
          <table:table-cell office:value-type="float" office:value="0.9994505" calcext:value-type="float">
            <text:p>0.9994505</text:p>
          </table:table-cell>
          <table:table-cell table:formula="of:=IF([.B85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43.png</text:p>
          </table:table-cell>
          <table:table-cell office:value-type="string" calcext:value-type="string">
            <text:p>healthy</text:p>
          </table:table-cell>
          <table:table-cell office:value-type="float" office:value="0.51636493" calcext:value-type="float">
            <text:p>0.51636493</text:p>
          </table:table-cell>
          <table:table-cell office:value-type="float" office:value="0.48363507" calcext:value-type="float">
            <text:p>0.48363507</text:p>
          </table:table-cell>
          <table:table-cell table:formula="of:=IF([.B85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01.png</text:p>
          </table:table-cell>
          <table:table-cell office:value-type="string" calcext:value-type="string">
            <text:p>healthy</text:p>
          </table:table-cell>
          <table:table-cell office:value-type="float" office:value="0.9953017" calcext:value-type="float">
            <text:p>0.9953017</text:p>
          </table:table-cell>
          <table:table-cell office:value-type="float" office:value="0.0046982714" calcext:value-type="float">
            <text:p>0.0046982714</text:p>
          </table:table-cell>
          <table:table-cell table:formula="of:=IF([.B85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3-01.png</text:p>
          </table:table-cell>
          <table:table-cell office:value-type="string" calcext:value-type="string">
            <text:p>healthy</text:p>
          </table:table-cell>
          <table:table-cell office:value-type="float" office:value="0.95351607" calcext:value-type="float">
            <text:p>0.95351607</text:p>
          </table:table-cell>
          <table:table-cell office:value-type="float" office:value="0.04648391" calcext:value-type="float">
            <text:p>0.04648391</text:p>
          </table:table-cell>
          <table:table-cell table:formula="of:=IF([.B85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50-41.png</text:p>
          </table:table-cell>
          <table:table-cell office:value-type="string" calcext:value-type="string">
            <text:p>pathological</text:p>
          </table:table-cell>
          <table:table-cell office:value-type="float" office:value="0.003584016" calcext:value-type="float">
            <text:p>0.003584016</text:p>
          </table:table-cell>
          <table:table-cell office:value-type="float" office:value="0.996416" calcext:value-type="float">
            <text:p>0.996416</text:p>
          </table:table-cell>
          <table:table-cell table:formula="of:=IF([.B85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6-22.png</text:p>
          </table:table-cell>
          <table:table-cell office:value-type="string" calcext:value-type="string">
            <text:p>healthy</text:p>
          </table:table-cell>
          <table:table-cell office:value-type="float" office:value="0.66145146" calcext:value-type="float">
            <text:p>0.66145146</text:p>
          </table:table-cell>
          <table:table-cell office:value-type="float" office:value="0.33854854" calcext:value-type="float">
            <text:p>0.33854854</text:p>
          </table:table-cell>
          <table:table-cell table:formula="of:=IF([.B85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7-15.png</text:p>
          </table:table-cell>
          <table:table-cell office:value-type="string" calcext:value-type="string">
            <text:p>healthy</text:p>
          </table:table-cell>
          <table:table-cell office:value-type="float" office:value="0.99974555" calcext:value-type="float">
            <text:p>0.99974555</text:p>
          </table:table-cell>
          <table:table-cell office:value-type="float" office:value="0.00025442406" calcext:value-type="float">
            <text:p>0.0002544241</text:p>
          </table:table-cell>
          <table:table-cell table:formula="of:=IF([.B85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02.png</text:p>
          </table:table-cell>
          <table:table-cell office:value-type="string" calcext:value-type="string">
            <text:p>pathological</text:p>
          </table:table-cell>
          <table:table-cell office:value-type="float" office:value="0.0416761" calcext:value-type="float">
            <text:p>0.0416761</text:p>
          </table:table-cell>
          <table:table-cell office:value-type="float" office:value="0.95832396" calcext:value-type="float">
            <text:p>0.95832396</text:p>
          </table:table-cell>
          <table:table-cell table:formula="of:=IF([.B85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40.png</text:p>
          </table:table-cell>
          <table:table-cell office:value-type="string" calcext:value-type="string">
            <text:p>pathological</text:p>
          </table:table-cell>
          <table:table-cell office:value-type="float" office:value="0.001809253" calcext:value-type="float">
            <text:p>0.001809253</text:p>
          </table:table-cell>
          <table:table-cell office:value-type="float" office:value="0.9981907" calcext:value-type="float">
            <text:p>0.9981907</text:p>
          </table:table-cell>
          <table:table-cell table:formula="of:=IF([.B85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5-41.png</text:p>
          </table:table-cell>
          <table:table-cell office:value-type="string" calcext:value-type="string">
            <text:p>pathological</text:p>
          </table:table-cell>
          <table:table-cell office:value-type="float" office:value="0.000014473316" calcext:value-type="float">
            <text:p>1.4473316E-05</text:p>
          </table:table-cell>
          <table:table-cell office:value-type="float" office:value="0.9999856" calcext:value-type="float">
            <text:p>0.9999856</text:p>
          </table:table-cell>
          <table:table-cell table:formula="of:=IF([.B85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2-56.png</text:p>
          </table:table-cell>
          <table:table-cell office:value-type="string" calcext:value-type="string">
            <text:p>healthy</text:p>
          </table:table-cell>
          <table:table-cell office:value-type="float" office:value="0.9821263" calcext:value-type="float">
            <text:p>0.9821263</text:p>
          </table:table-cell>
          <table:table-cell office:value-type="float" office:value="0.017873649" calcext:value-type="float">
            <text:p>0.017873649</text:p>
          </table:table-cell>
          <table:table-cell table:formula="of:=IF([.B86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6-02.png</text:p>
          </table:table-cell>
          <table:table-cell office:value-type="string" calcext:value-type="string">
            <text:p>pathological</text:p>
          </table:table-cell>
          <table:table-cell office:value-type="float" office:value="0.006408823" calcext:value-type="float">
            <text:p>0.006408823</text:p>
          </table:table-cell>
          <table:table-cell office:value-type="float" office:value="0.9935912" calcext:value-type="float">
            <text:p>0.9935912</text:p>
          </table:table-cell>
          <table:table-cell table:formula="of:=IF([.B86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4-56.png</text:p>
          </table:table-cell>
          <table:table-cell office:value-type="string" calcext:value-type="string">
            <text:p>pathological</text:p>
          </table:table-cell>
          <table:table-cell office:value-type="float" office:value="0.00076503196" calcext:value-type="float">
            <text:p>0.000765032</text:p>
          </table:table-cell>
          <table:table-cell office:value-type="float" office:value="0.99923503" calcext:value-type="float">
            <text:p>0.99923503</text:p>
          </table:table-cell>
          <table:table-cell table:formula="of:=IF([.B86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07-21.png</text:p>
          </table:table-cell>
          <table:table-cell office:value-type="string" calcext:value-type="string">
            <text:p>pathological</text:p>
          </table:table-cell>
          <table:table-cell office:value-type="float" office:value="0.3464698" calcext:value-type="float">
            <text:p>0.3464698</text:p>
          </table:table-cell>
          <table:table-cell office:value-type="float" office:value="0.65353024" calcext:value-type="float">
            <text:p>0.65353024</text:p>
          </table:table-cell>
          <table:table-cell table:formula="of:=IF([.B86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7-45.png</text:p>
          </table:table-cell>
          <table:table-cell office:value-type="string" calcext:value-type="string">
            <text:p>pathological</text:p>
          </table:table-cell>
          <table:table-cell office:value-type="float" office:value="0.007794125" calcext:value-type="float">
            <text:p>0.007794125</text:p>
          </table:table-cell>
          <table:table-cell office:value-type="float" office:value="0.9922059" calcext:value-type="float">
            <text:p>0.9922059</text:p>
          </table:table-cell>
          <table:table-cell table:formula="of:=IF([.B86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6-05.png</text:p>
          </table:table-cell>
          <table:table-cell office:value-type="string" calcext:value-type="string">
            <text:p>pathological</text:p>
          </table:table-cell>
          <table:table-cell office:value-type="float" office:value="0.0010656649" calcext:value-type="float">
            <text:p>0.0010656649</text:p>
          </table:table-cell>
          <table:table-cell office:value-type="float" office:value="0.9989343" calcext:value-type="float">
            <text:p>0.9989343</text:p>
          </table:table-cell>
          <table:table-cell table:formula="of:=IF([.B86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3-06.png</text:p>
          </table:table-cell>
          <table:table-cell office:value-type="string" calcext:value-type="string">
            <text:p>pathological</text:p>
          </table:table-cell>
          <table:table-cell office:value-type="float" office:value="0.0022194718" calcext:value-type="float">
            <text:p>0.0022194718</text:p>
          </table:table-cell>
          <table:table-cell office:value-type="float" office:value="0.9977805" calcext:value-type="float">
            <text:p>0.9977805</text:p>
          </table:table-cell>
          <table:table-cell table:formula="of:=IF([.B86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4-05.png</text:p>
          </table:table-cell>
          <table:table-cell office:value-type="string" calcext:value-type="string">
            <text:p>pathological</text:p>
          </table:table-cell>
          <table:table-cell office:value-type="float" office:value="0.000019615003" calcext:value-type="float">
            <text:p>0.000019615</text:p>
          </table:table-cell>
          <table:table-cell office:value-type="float" office:value="0.99998033" calcext:value-type="float">
            <text:p>0.99998033</text:p>
          </table:table-cell>
          <table:table-cell table:formula="of:=IF([.B86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35.png</text:p>
          </table:table-cell>
          <table:table-cell office:value-type="string" calcext:value-type="string">
            <text:p>pathological</text:p>
          </table:table-cell>
          <table:table-cell office:value-type="float" office:value="0.000036483132" calcext:value-type="float">
            <text:p>3.6483132E-05</text:p>
          </table:table-cell>
          <table:table-cell office:value-type="float" office:value="0.9999635" calcext:value-type="float">
            <text:p>0.9999635</text:p>
          </table:table-cell>
          <table:table-cell table:formula="of:=IF([.B86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7-07.png</text:p>
          </table:table-cell>
          <table:table-cell office:value-type="string" calcext:value-type="string">
            <text:p>pathological</text:p>
          </table:table-cell>
          <table:table-cell office:value-type="float" office:value="0.0008448468" calcext:value-type="float">
            <text:p>0.0008448468</text:p>
          </table:table-cell>
          <table:table-cell office:value-type="float" office:value="0.99915516" calcext:value-type="float">
            <text:p>0.99915516</text:p>
          </table:table-cell>
          <table:table-cell table:formula="of:=IF([.B86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39-37.png</text:p>
          </table:table-cell>
          <table:table-cell office:value-type="string" calcext:value-type="string">
            <text:p>healthy</text:p>
          </table:table-cell>
          <table:table-cell office:value-type="float" office:value="0.9455024" calcext:value-type="float">
            <text:p>0.9455024</text:p>
          </table:table-cell>
          <table:table-cell office:value-type="float" office:value="0.054497644" calcext:value-type="float">
            <text:p>0.054497644</text:p>
          </table:table-cell>
          <table:table-cell table:formula="of:=IF([.B87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6-38.png</text:p>
          </table:table-cell>
          <table:table-cell office:value-type="string" calcext:value-type="string">
            <text:p>pathological</text:p>
          </table:table-cell>
          <table:table-cell office:value-type="float" office:value="0.00020551223" calcext:value-type="float">
            <text:p>0.0002055122</text:p>
          </table:table-cell>
          <table:table-cell office:value-type="float" office:value="0.99979454" calcext:value-type="float">
            <text:p>0.99979454</text:p>
          </table:table-cell>
          <table:table-cell table:formula="of:=IF([.B87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8-23.png</text:p>
          </table:table-cell>
          <table:table-cell office:value-type="string" calcext:value-type="string">
            <text:p>pathological</text:p>
          </table:table-cell>
          <table:table-cell office:value-type="float" office:value="0.023618959" calcext:value-type="float">
            <text:p>0.023618959</text:p>
          </table:table-cell>
          <table:table-cell office:value-type="float" office:value="0.97638106" calcext:value-type="float">
            <text:p>0.97638106</text:p>
          </table:table-cell>
          <table:table-cell table:formula="of:=IF([.B87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3-05.png</text:p>
          </table:table-cell>
          <table:table-cell office:value-type="string" calcext:value-type="string">
            <text:p>pathological</text:p>
          </table:table-cell>
          <table:table-cell office:value-type="float" office:value="0.00094600563" calcext:value-type="float">
            <text:p>0.0009460056</text:p>
          </table:table-cell>
          <table:table-cell office:value-type="float" office:value="0.999054" calcext:value-type="float">
            <text:p>0.999054</text:p>
          </table:table-cell>
          <table:table-cell table:formula="of:=IF([.B87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39-40.png</text:p>
          </table:table-cell>
          <table:table-cell office:value-type="string" calcext:value-type="string">
            <text:p>pathological</text:p>
          </table:table-cell>
          <table:table-cell office:value-type="float" office:value="0.005186686" calcext:value-type="float">
            <text:p>0.005186686</text:p>
          </table:table-cell>
          <table:table-cell office:value-type="float" office:value="0.9948133" calcext:value-type="float">
            <text:p>0.9948133</text:p>
          </table:table-cell>
          <table:table-cell table:formula="of:=IF([.B87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39-54.png</text:p>
          </table:table-cell>
          <table:table-cell office:value-type="string" calcext:value-type="string">
            <text:p>pathological</text:p>
          </table:table-cell>
          <table:table-cell office:value-type="float" office:value="0.004893022" calcext:value-type="float">
            <text:p>0.004893022</text:p>
          </table:table-cell>
          <table:table-cell office:value-type="float" office:value="0.99510705" calcext:value-type="float">
            <text:p>0.99510705</text:p>
          </table:table-cell>
          <table:table-cell table:formula="of:=IF([.B87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4-33.png</text:p>
          </table:table-cell>
          <table:table-cell office:value-type="string" calcext:value-type="string">
            <text:p>pathological</text:p>
          </table:table-cell>
          <table:table-cell office:value-type="float" office:value="0.00005913564" calcext:value-type="float">
            <text:p>5.913564E-05</text:p>
          </table:table-cell>
          <table:table-cell office:value-type="float" office:value="0.9999409" calcext:value-type="float">
            <text:p>0.9999409</text:p>
          </table:table-cell>
          <table:table-cell table:formula="of:=IF([.B87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1-24.png</text:p>
          </table:table-cell>
          <table:table-cell office:value-type="string" calcext:value-type="string">
            <text:p>healthy</text:p>
          </table:table-cell>
          <table:table-cell office:value-type="float" office:value="0.9996582" calcext:value-type="float">
            <text:p>0.9996582</text:p>
          </table:table-cell>
          <table:table-cell office:value-type="float" office:value="0.00034175313" calcext:value-type="float">
            <text:p>0.0003417531</text:p>
          </table:table-cell>
          <table:table-cell table:formula="of:=IF([.B87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7-28.png</text:p>
          </table:table-cell>
          <table:table-cell office:value-type="string" calcext:value-type="string">
            <text:p>pathological</text:p>
          </table:table-cell>
          <table:table-cell office:value-type="float" office:value="0.0000020927782" calcext:value-type="float">
            <text:p>2.0927782E-06</text:p>
          </table:table-cell>
          <table:table-cell office:value-type="float" office:value="0.99999785" calcext:value-type="float">
            <text:p>0.99999785</text:p>
          </table:table-cell>
          <table:table-cell table:formula="of:=IF([.B87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50-34.png</text:p>
          </table:table-cell>
          <table:table-cell office:value-type="string" calcext:value-type="string">
            <text:p>pathological</text:p>
          </table:table-cell>
          <table:table-cell office:value-type="float" office:value="0.0036159738" calcext:value-type="float">
            <text:p>0.0036159738</text:p>
          </table:table-cell>
          <table:table-cell office:value-type="float" office:value="0.996384" calcext:value-type="float">
            <text:p>0.996384</text:p>
          </table:table-cell>
          <table:table-cell table:formula="of:=IF([.B87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41-21.png</text:p>
          </table:table-cell>
          <table:table-cell office:value-type="string" calcext:value-type="string">
            <text:p>pathological</text:p>
          </table:table-cell>
          <table:table-cell office:value-type="float" office:value="0.0005733242" calcext:value-type="float">
            <text:p>0.0005733242</text:p>
          </table:table-cell>
          <table:table-cell office:value-type="float" office:value="0.9994267" calcext:value-type="float">
            <text:p>0.9994267</text:p>
          </table:table-cell>
          <table:table-cell table:formula="of:=IF([.B88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7-35.png</text:p>
          </table:table-cell>
          <table:table-cell office:value-type="string" calcext:value-type="string">
            <text:p>healthy</text:p>
          </table:table-cell>
          <table:table-cell office:value-type="float" office:value="0.99830985" calcext:value-type="float">
            <text:p>0.99830985</text:p>
          </table:table-cell>
          <table:table-cell office:value-type="float" office:value="0.0016901698" calcext:value-type="float">
            <text:p>0.0016901698</text:p>
          </table:table-cell>
          <table:table-cell table:formula="of:=IF([.B88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4-04.png</text:p>
          </table:table-cell>
          <table:table-cell office:value-type="string" calcext:value-type="string">
            <text:p>pathological</text:p>
          </table:table-cell>
          <table:table-cell office:value-type="float" office:value="0.001943381" calcext:value-type="float">
            <text:p>0.001943381</text:p>
          </table:table-cell>
          <table:table-cell office:value-type="float" office:value="0.9980566" calcext:value-type="float">
            <text:p>0.9980566</text:p>
          </table:table-cell>
          <table:table-cell table:formula="of:=IF([.B88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7-16-24.png</text:p>
          </table:table-cell>
          <table:table-cell office:value-type="string" calcext:value-type="string">
            <text:p>healthy</text:p>
          </table:table-cell>
          <table:table-cell office:value-type="float" office:value="0.64328605" calcext:value-type="float">
            <text:p>0.64328605</text:p>
          </table:table-cell>
          <table:table-cell office:value-type="float" office:value="0.35671392" calcext:value-type="float">
            <text:p>0.35671392</text:p>
          </table:table-cell>
          <table:table-cell table:formula="of:=IF([.B88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5-25.png</text:p>
          </table:table-cell>
          <table:table-cell office:value-type="string" calcext:value-type="string">
            <text:p>pathological</text:p>
          </table:table-cell>
          <table:table-cell office:value-type="float" office:value="0.004139889" calcext:value-type="float">
            <text:p>0.004139889</text:p>
          </table:table-cell>
          <table:table-cell office:value-type="float" office:value="0.99586016" calcext:value-type="float">
            <text:p>0.99586016</text:p>
          </table:table-cell>
          <table:table-cell table:formula="of:=IF([.B88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7-23.png</text:p>
          </table:table-cell>
          <table:table-cell office:value-type="string" calcext:value-type="string">
            <text:p>pathological</text:p>
          </table:table-cell>
          <table:table-cell office:value-type="float" office:value="0.0017629476" calcext:value-type="float">
            <text:p>0.0017629476</text:p>
          </table:table-cell>
          <table:table-cell office:value-type="float" office:value="0.998237" calcext:value-type="float">
            <text:p>0.998237</text:p>
          </table:table-cell>
          <table:table-cell table:formula="of:=IF([.B88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35-27.png</text:p>
          </table:table-cell>
          <table:table-cell office:value-type="string" calcext:value-type="string">
            <text:p>healthy</text:p>
          </table:table-cell>
          <table:table-cell office:value-type="float" office:value="0.99617803" calcext:value-type="float">
            <text:p>0.99617803</text:p>
          </table:table-cell>
          <table:table-cell office:value-type="float" office:value="0.0038219264" calcext:value-type="float">
            <text:p>0.0038219264</text:p>
          </table:table-cell>
          <table:table-cell table:formula="of:=IF([.B88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7-35.png</text:p>
          </table:table-cell>
          <table:table-cell office:value-type="string" calcext:value-type="string">
            <text:p>healthy</text:p>
          </table:table-cell>
          <table:table-cell office:value-type="float" office:value="0.9986325" calcext:value-type="float">
            <text:p>0.9986325</text:p>
          </table:table-cell>
          <table:table-cell office:value-type="float" office:value="0.0013674931" calcext:value-type="float">
            <text:p>0.0013674931</text:p>
          </table:table-cell>
          <table:table-cell table:formula="of:=IF([.B88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9-19.png</text:p>
          </table:table-cell>
          <table:table-cell office:value-type="string" calcext:value-type="string">
            <text:p>pathological</text:p>
          </table:table-cell>
          <table:table-cell office:value-type="float" office:value="0.000086441345" calcext:value-type="float">
            <text:p>8.6441345E-05</text:p>
          </table:table-cell>
          <table:table-cell office:value-type="float" office:value="0.9999136" calcext:value-type="float">
            <text:p>0.9999136</text:p>
          </table:table-cell>
          <table:table-cell table:formula="of:=IF([.B88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5-43-58.png</text:p>
          </table:table-cell>
          <table:table-cell office:value-type="string" calcext:value-type="string">
            <text:p>healthy</text:p>
          </table:table-cell>
          <table:table-cell office:value-type="float" office:value="0.9994311" calcext:value-type="float">
            <text:p>0.9994311</text:p>
          </table:table-cell>
          <table:table-cell office:value-type="float" office:value="0.00056893396" calcext:value-type="float">
            <text:p>0.000568934</text:p>
          </table:table-cell>
          <table:table-cell table:formula="of:=IF([.B88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0-34.png</text:p>
          </table:table-cell>
          <table:table-cell office:value-type="string" calcext:value-type="string">
            <text:p>healthy</text:p>
          </table:table-cell>
          <table:table-cell office:value-type="float" office:value="0.5295787" calcext:value-type="float">
            <text:p>0.5295787</text:p>
          </table:table-cell>
          <table:table-cell office:value-type="float" office:value="0.4704213" calcext:value-type="float">
            <text:p>0.4704213</text:p>
          </table:table-cell>
          <table:table-cell table:formula="of:=IF([.B89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1-46-42.png</text:p>
          </table:table-cell>
          <table:table-cell office:value-type="string" calcext:value-type="string">
            <text:p>healthy</text:p>
          </table:table-cell>
          <table:table-cell office:value-type="float" office:value="0.99980384" calcext:value-type="float">
            <text:p>0.99980384</text:p>
          </table:table-cell>
          <table:table-cell office:value-type="float" office:value="0.00019618303" calcext:value-type="float">
            <text:p>0.000196183</text:p>
          </table:table-cell>
          <table:table-cell table:formula="of:=IF([.B89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6-45.png</text:p>
          </table:table-cell>
          <table:table-cell office:value-type="string" calcext:value-type="string">
            <text:p>pathological</text:p>
          </table:table-cell>
          <table:table-cell office:value-type="float" office:value="0.045042433" calcext:value-type="float">
            <text:p>0.045042433</text:p>
          </table:table-cell>
          <table:table-cell office:value-type="float" office:value="0.95495754" calcext:value-type="float">
            <text:p>0.95495754</text:p>
          </table:table-cell>
          <table:table-cell table:formula="of:=IF([.B89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44.png</text:p>
          </table:table-cell>
          <table:table-cell office:value-type="string" calcext:value-type="string">
            <text:p>pathological</text:p>
          </table:table-cell>
          <table:table-cell office:value-type="float" office:value="0.03703523" calcext:value-type="float">
            <text:p>0.03703523</text:p>
          </table:table-cell>
          <table:table-cell office:value-type="float" office:value="0.96296483" calcext:value-type="float">
            <text:p>0.96296483</text:p>
          </table:table-cell>
          <table:table-cell table:formula="of:=IF([.B89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4-10.png</text:p>
          </table:table-cell>
          <table:table-cell office:value-type="string" calcext:value-type="string">
            <text:p>healthy</text:p>
          </table:table-cell>
          <table:table-cell office:value-type="float" office:value="0.9996455" calcext:value-type="float">
            <text:p>0.9996455</text:p>
          </table:table-cell>
          <table:table-cell office:value-type="float" office:value="0.00035455078" calcext:value-type="float">
            <text:p>0.0003545508</text:p>
          </table:table-cell>
          <table:table-cell table:formula="of:=IF([.B89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41-00.png</text:p>
          </table:table-cell>
          <table:table-cell office:value-type="string" calcext:value-type="string">
            <text:p>healthy</text:p>
          </table:table-cell>
          <table:table-cell office:value-type="float" office:value="0.9996228" calcext:value-type="float">
            <text:p>0.9996228</text:p>
          </table:table-cell>
          <table:table-cell office:value-type="float" office:value="0.0003771797" calcext:value-type="float">
            <text:p>0.0003771797</text:p>
          </table:table-cell>
          <table:table-cell table:formula="of:=IF([.B89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3-36.png</text:p>
          </table:table-cell>
          <table:table-cell office:value-type="string" calcext:value-type="string">
            <text:p>pathological</text:p>
          </table:table-cell>
          <table:table-cell office:value-type="float" office:value="0.0016242902" calcext:value-type="float">
            <text:p>0.0016242902</text:p>
          </table:table-cell>
          <table:table-cell office:value-type="float" office:value="0.99837565" calcext:value-type="float">
            <text:p>0.99837565</text:p>
          </table:table-cell>
          <table:table-cell table:formula="of:=IF([.B89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5-56-50.png</text:p>
          </table:table-cell>
          <table:table-cell office:value-type="string" calcext:value-type="string">
            <text:p>healthy</text:p>
          </table:table-cell>
          <table:table-cell office:value-type="float" office:value="0.9979278" calcext:value-type="float">
            <text:p>0.9979278</text:p>
          </table:table-cell>
          <table:table-cell office:value-type="float" office:value="0.0020721543" calcext:value-type="float">
            <text:p>0.0020721543</text:p>
          </table:table-cell>
          <table:table-cell table:formula="of:=IF([.B89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5-42.png</text:p>
          </table:table-cell>
          <table:table-cell office:value-type="string" calcext:value-type="string">
            <text:p>pathological</text:p>
          </table:table-cell>
          <table:table-cell office:value-type="float" office:value="0.04346778" calcext:value-type="float">
            <text:p>0.04346778</text:p>
          </table:table-cell>
          <table:table-cell office:value-type="float" office:value="0.95653224" calcext:value-type="float">
            <text:p>0.95653224</text:p>
          </table:table-cell>
          <table:table-cell table:formula="of:=IF([.B89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9-59.png</text:p>
          </table:table-cell>
          <table:table-cell office:value-type="string" calcext:value-type="string">
            <text:p>pathological</text:p>
          </table:table-cell>
          <table:table-cell office:value-type="float" office:value="0.000019020408" calcext:value-type="float">
            <text:p>1.9020408E-05</text:p>
          </table:table-cell>
          <table:table-cell office:value-type="float" office:value="0.9999809" calcext:value-type="float">
            <text:p>0.9999809</text:p>
          </table:table-cell>
          <table:table-cell table:formula="of:=IF([.B89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49.png</text:p>
          </table:table-cell>
          <table:table-cell office:value-type="string" calcext:value-type="string">
            <text:p>healthy</text:p>
          </table:table-cell>
          <table:table-cell office:value-type="float" office:value="0.99758613" calcext:value-type="float">
            <text:p>0.99758613</text:p>
          </table:table-cell>
          <table:table-cell office:value-type="float" office:value="0.0024138968" calcext:value-type="float">
            <text:p>0.0024138968</text:p>
          </table:table-cell>
          <table:table-cell table:formula="of:=IF([.B90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02-15.png</text:p>
          </table:table-cell>
          <table:table-cell office:value-type="string" calcext:value-type="string">
            <text:p>pathological</text:p>
          </table:table-cell>
          <table:table-cell office:value-type="float" office:value="0.001320816" calcext:value-type="float">
            <text:p>0.001320816</text:p>
          </table:table-cell>
          <table:table-cell office:value-type="float" office:value="0.9986792" calcext:value-type="float">
            <text:p>0.9986792</text:p>
          </table:table-cell>
          <table:table-cell table:formula="of:=IF([.B90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4-22.png</text:p>
          </table:table-cell>
          <table:table-cell office:value-type="string" calcext:value-type="string">
            <text:p>pathological</text:p>
          </table:table-cell>
          <table:table-cell office:value-type="float" office:value="0.017455164" calcext:value-type="float">
            <text:p>0.017455164</text:p>
          </table:table-cell>
          <table:table-cell office:value-type="float" office:value="0.98254484" calcext:value-type="float">
            <text:p>0.98254484</text:p>
          </table:table-cell>
          <table:table-cell table:formula="of:=IF([.B90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5-39.png</text:p>
          </table:table-cell>
          <table:table-cell office:value-type="string" calcext:value-type="string">
            <text:p>pathological</text:p>
          </table:table-cell>
          <table:table-cell office:value-type="float" office:value="0.003824047" calcext:value-type="float">
            <text:p>0.003824047</text:p>
          </table:table-cell>
          <table:table-cell office:value-type="float" office:value="0.9961759" calcext:value-type="float">
            <text:p>0.9961759</text:p>
          </table:table-cell>
          <table:table-cell table:formula="of:=IF([.B90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1-52.png</text:p>
          </table:table-cell>
          <table:table-cell office:value-type="string" calcext:value-type="string">
            <text:p>pathological</text:p>
          </table:table-cell>
          <table:table-cell office:value-type="float" office:value="0.0013677346" calcext:value-type="float">
            <text:p>0.0013677346</text:p>
          </table:table-cell>
          <table:table-cell office:value-type="float" office:value="0.99863225" calcext:value-type="float">
            <text:p>0.99863225</text:p>
          </table:table-cell>
          <table:table-cell table:formula="of:=IF([.B90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7-35.png</text:p>
          </table:table-cell>
          <table:table-cell office:value-type="string" calcext:value-type="string">
            <text:p>pathological</text:p>
          </table:table-cell>
          <table:table-cell office:value-type="float" office:value="0.0011090607" calcext:value-type="float">
            <text:p>0.0011090607</text:p>
          </table:table-cell>
          <table:table-cell office:value-type="float" office:value="0.99889094" calcext:value-type="float">
            <text:p>0.99889094</text:p>
          </table:table-cell>
          <table:table-cell table:formula="of:=IF([.B90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1-41.png</text:p>
          </table:table-cell>
          <table:table-cell office:value-type="string" calcext:value-type="string">
            <text:p>pathological</text:p>
          </table:table-cell>
          <table:table-cell office:value-type="float" office:value="0.036952212" calcext:value-type="float">
            <text:p>0.036952212</text:p>
          </table:table-cell>
          <table:table-cell office:value-type="float" office:value="0.96304786" calcext:value-type="float">
            <text:p>0.96304786</text:p>
          </table:table-cell>
          <table:table-cell table:formula="of:=IF([.B90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11.png</text:p>
          </table:table-cell>
          <table:table-cell office:value-type="string" calcext:value-type="string">
            <text:p>pathological</text:p>
          </table:table-cell>
          <table:table-cell office:value-type="float" office:value="0.006749028" calcext:value-type="float">
            <text:p>0.006749028</text:p>
          </table:table-cell>
          <table:table-cell office:value-type="float" office:value="0.9932509" calcext:value-type="float">
            <text:p>0.9932509</text:p>
          </table:table-cell>
          <table:table-cell table:formula="of:=IF([.B90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5-55.png</text:p>
          </table:table-cell>
          <table:table-cell office:value-type="string" calcext:value-type="string">
            <text:p>pathological</text:p>
          </table:table-cell>
          <table:table-cell office:value-type="float" office:value="0.011404761" calcext:value-type="float">
            <text:p>0.011404761</text:p>
          </table:table-cell>
          <table:table-cell office:value-type="float" office:value="0.9885952" calcext:value-type="float">
            <text:p>0.9885952</text:p>
          </table:table-cell>
          <table:table-cell table:formula="of:=IF([.B90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2-31.png</text:p>
          </table:table-cell>
          <table:table-cell office:value-type="string" calcext:value-type="string">
            <text:p>healthy</text:p>
          </table:table-cell>
          <table:table-cell office:value-type="float" office:value="0.9908565" calcext:value-type="float">
            <text:p>0.9908565</text:p>
          </table:table-cell>
          <table:table-cell office:value-type="float" office:value="0.009143549" calcext:value-type="float">
            <text:p>0.009143549</text:p>
          </table:table-cell>
          <table:table-cell table:formula="of:=IF([.B90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4-31.png</text:p>
          </table:table-cell>
          <table:table-cell office:value-type="string" calcext:value-type="string">
            <text:p>pathological</text:p>
          </table:table-cell>
          <table:table-cell office:value-type="float" office:value="0.00004849876" calcext:value-type="float">
            <text:p>4.849876E-05</text:p>
          </table:table-cell>
          <table:table-cell office:value-type="float" office:value="0.9999515" calcext:value-type="float">
            <text:p>0.9999515</text:p>
          </table:table-cell>
          <table:table-cell table:formula="of:=IF([.B91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50.png</text:p>
          </table:table-cell>
          <table:table-cell office:value-type="string" calcext:value-type="string">
            <text:p>pathological</text:p>
          </table:table-cell>
          <table:table-cell office:value-type="float" office:value="0.3106852" calcext:value-type="float">
            <text:p>0.3106852</text:p>
          </table:table-cell>
          <table:table-cell office:value-type="float" office:value="0.6893148" calcext:value-type="float">
            <text:p>0.6893148</text:p>
          </table:table-cell>
          <table:table-cell table:formula="of:=IF([.B91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1-39-15.png</text:p>
          </table:table-cell>
          <table:table-cell office:value-type="string" calcext:value-type="string">
            <text:p>healthy</text:p>
          </table:table-cell>
          <table:table-cell office:value-type="float" office:value="0.88804066" calcext:value-type="float">
            <text:p>0.88804066</text:p>
          </table:table-cell>
          <table:table-cell office:value-type="float" office:value="0.11195928" calcext:value-type="float">
            <text:p>0.11195928</text:p>
          </table:table-cell>
          <table:table-cell table:formula="of:=IF([.B91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6-50.png</text:p>
          </table:table-cell>
          <table:table-cell office:value-type="string" calcext:value-type="string">
            <text:p>pathological</text:p>
          </table:table-cell>
          <table:table-cell office:value-type="float" office:value="0.008800006" calcext:value-type="float">
            <text:p>0.008800006</text:p>
          </table:table-cell>
          <table:table-cell office:value-type="float" office:value="0.99120003" calcext:value-type="float">
            <text:p>0.99120003</text:p>
          </table:table-cell>
          <table:table-cell table:formula="of:=IF([.B91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4-03.png</text:p>
          </table:table-cell>
          <table:table-cell office:value-type="string" calcext:value-type="string">
            <text:p>pathological</text:p>
          </table:table-cell>
          <table:table-cell office:value-type="float" office:value="0.023409722" calcext:value-type="float">
            <text:p>0.023409722</text:p>
          </table:table-cell>
          <table:table-cell office:value-type="float" office:value="0.97659034" calcext:value-type="float">
            <text:p>0.97659034</text:p>
          </table:table-cell>
          <table:table-cell table:formula="of:=IF([.B91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2-41.png</text:p>
          </table:table-cell>
          <table:table-cell office:value-type="string" calcext:value-type="string">
            <text:p>pathological</text:p>
          </table:table-cell>
          <table:table-cell office:value-type="float" office:value="0.00009538262" calcext:value-type="float">
            <text:p>9.538262E-05</text:p>
          </table:table-cell>
          <table:table-cell office:value-type="float" office:value="0.99990463" calcext:value-type="float">
            <text:p>0.99990463</text:p>
          </table:table-cell>
          <table:table-cell table:formula="of:=IF([.B91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6-57.png</text:p>
          </table:table-cell>
          <table:table-cell office:value-type="string" calcext:value-type="string">
            <text:p>pathological</text:p>
          </table:table-cell>
          <table:table-cell office:value-type="float" office:value="0.000098765835" calcext:value-type="float">
            <text:p>9.8765835E-05</text:p>
          </table:table-cell>
          <table:table-cell office:value-type="float" office:value="0.9999012" calcext:value-type="float">
            <text:p>0.9999012</text:p>
          </table:table-cell>
          <table:table-cell table:formula="of:=IF([.B91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8-49.png</text:p>
          </table:table-cell>
          <table:table-cell office:value-type="string" calcext:value-type="string">
            <text:p>pathological</text:p>
          </table:table-cell>
          <table:table-cell office:value-type="float" office:value="0.000041115985" calcext:value-type="float">
            <text:p>0.000041116</text:p>
          </table:table-cell>
          <table:table-cell office:value-type="float" office:value="0.9999589" calcext:value-type="float">
            <text:p>0.9999589</text:p>
          </table:table-cell>
          <table:table-cell table:formula="of:=IF([.B91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6-26.png</text:p>
          </table:table-cell>
          <table:table-cell office:value-type="string" calcext:value-type="string">
            <text:p>pathological</text:p>
          </table:table-cell>
          <table:table-cell office:value-type="float" office:value="0.0005678039" calcext:value-type="float">
            <text:p>0.0005678039</text:p>
          </table:table-cell>
          <table:table-cell office:value-type="float" office:value="0.99943215" calcext:value-type="float">
            <text:p>0.99943215</text:p>
          </table:table-cell>
          <table:table-cell table:formula="of:=IF([.B91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4-37-42.png</text:p>
          </table:table-cell>
          <table:table-cell office:value-type="string" calcext:value-type="string">
            <text:p>pathological</text:p>
          </table:table-cell>
          <table:table-cell office:value-type="float" office:value="0.012876664" calcext:value-type="float">
            <text:p>0.012876664</text:p>
          </table:table-cell>
          <table:table-cell office:value-type="float" office:value="0.98712337" calcext:value-type="float">
            <text:p>0.98712337</text:p>
          </table:table-cell>
          <table:table-cell table:formula="of:=IF([.B91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5-58.png</text:p>
          </table:table-cell>
          <table:table-cell office:value-type="string" calcext:value-type="string">
            <text:p>pathological</text:p>
          </table:table-cell>
          <table:table-cell office:value-type="float" office:value="0.0008244502" calcext:value-type="float">
            <text:p>0.0008244502</text:p>
          </table:table-cell>
          <table:table-cell office:value-type="float" office:value="0.9991755" calcext:value-type="float">
            <text:p>0.9991755</text:p>
          </table:table-cell>
          <table:table-cell table:formula="of:=IF([.B92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4-09.png</text:p>
          </table:table-cell>
          <table:table-cell office:value-type="string" calcext:value-type="string">
            <text:p>pathological</text:p>
          </table:table-cell>
          <table:table-cell office:value-type="float" office:value="0.007840907" calcext:value-type="float">
            <text:p>0.007840907</text:p>
          </table:table-cell>
          <table:table-cell office:value-type="float" office:value="0.9921591" calcext:value-type="float">
            <text:p>0.9921591</text:p>
          </table:table-cell>
          <table:table-cell table:formula="of:=IF([.B92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8-09.png</text:p>
          </table:table-cell>
          <table:table-cell office:value-type="string" calcext:value-type="string">
            <text:p>healthy</text:p>
          </table:table-cell>
          <table:table-cell office:value-type="float" office:value="0.9979571" calcext:value-type="float">
            <text:p>0.9979571</text:p>
          </table:table-cell>
          <table:table-cell office:value-type="float" office:value="0.0020428696" calcext:value-type="float">
            <text:p>0.0020428696</text:p>
          </table:table-cell>
          <table:table-cell table:formula="of:=IF([.B92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4-07.png</text:p>
          </table:table-cell>
          <table:table-cell office:value-type="string" calcext:value-type="string">
            <text:p>pathological</text:p>
          </table:table-cell>
          <table:table-cell office:value-type="float" office:value="0.0009641654" calcext:value-type="float">
            <text:p>0.0009641654</text:p>
          </table:table-cell>
          <table:table-cell office:value-type="float" office:value="0.99903584" calcext:value-type="float">
            <text:p>0.99903584</text:p>
          </table:table-cell>
          <table:table-cell table:formula="of:=IF([.B92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9-16.png</text:p>
          </table:table-cell>
          <table:table-cell office:value-type="string" calcext:value-type="string">
            <text:p>pathological</text:p>
          </table:table-cell>
          <table:table-cell office:value-type="float" office:value="0.00004244375" calcext:value-type="float">
            <text:p>4.244375E-05</text:p>
          </table:table-cell>
          <table:table-cell office:value-type="float" office:value="0.99995756" calcext:value-type="float">
            <text:p>0.99995756</text:p>
          </table:table-cell>
          <table:table-cell table:formula="of:=IF([.B92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8-36.png</text:p>
          </table:table-cell>
          <table:table-cell office:value-type="string" calcext:value-type="string">
            <text:p>pathological</text:p>
          </table:table-cell>
          <table:table-cell office:value-type="float" office:value="0.000065288645" calcext:value-type="float">
            <text:p>6.5288645E-05</text:p>
          </table:table-cell>
          <table:table-cell office:value-type="float" office:value="0.9999347" calcext:value-type="float">
            <text:p>0.9999347</text:p>
          </table:table-cell>
          <table:table-cell table:formula="of:=IF([.B92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3-42.png</text:p>
          </table:table-cell>
          <table:table-cell office:value-type="string" calcext:value-type="string">
            <text:p>pathological</text:p>
          </table:table-cell>
          <table:table-cell office:value-type="float" office:value="0.001022643" calcext:value-type="float">
            <text:p>0.001022643</text:p>
          </table:table-cell>
          <table:table-cell office:value-type="float" office:value="0.9989774" calcext:value-type="float">
            <text:p>0.9989774</text:p>
          </table:table-cell>
          <table:table-cell table:formula="of:=IF([.B92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5-56.png</text:p>
          </table:table-cell>
          <table:table-cell office:value-type="string" calcext:value-type="string">
            <text:p>pathological</text:p>
          </table:table-cell>
          <table:table-cell office:value-type="float" office:value="0.000054545977" calcext:value-type="float">
            <text:p>0.000054546</text:p>
          </table:table-cell>
          <table:table-cell office:value-type="float" office:value="0.9999454" calcext:value-type="float">
            <text:p>0.9999454</text:p>
          </table:table-cell>
          <table:table-cell table:formula="of:=IF([.B92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10-16.png</text:p>
          </table:table-cell>
          <table:table-cell office:value-type="string" calcext:value-type="string">
            <text:p>pathological</text:p>
          </table:table-cell>
          <table:table-cell office:value-type="float" office:value="0.00000021945256" calcext:value-type="float">
            <text:p>2.1945256E-07</text:p>
          </table:table-cell>
          <table:table-cell office:value-type="float" office:value="0.99999976" calcext:value-type="float">
            <text:p>0.99999976</text:p>
          </table:table-cell>
          <table:table-cell table:formula="of:=IF([.B92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3-13-52.png</text:p>
          </table:table-cell>
          <table:table-cell office:value-type="string" calcext:value-type="string">
            <text:p>pathological</text:p>
          </table:table-cell>
          <table:table-cell office:value-type="float" office:value="0.0002501567" calcext:value-type="float">
            <text:p>0.0002501567</text:p>
          </table:table-cell>
          <table:table-cell office:value-type="float" office:value="0.99974984" calcext:value-type="float">
            <text:p>0.99974984</text:p>
          </table:table-cell>
          <table:table-cell table:formula="of:=IF([.B92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5-06.png</text:p>
          </table:table-cell>
          <table:table-cell office:value-type="string" calcext:value-type="string">
            <text:p>pathological</text:p>
          </table:table-cell>
          <table:table-cell office:value-type="float" office:value="0.001580787" calcext:value-type="float">
            <text:p>0.001580787</text:p>
          </table:table-cell>
          <table:table-cell office:value-type="float" office:value="0.99841917" calcext:value-type="float">
            <text:p>0.99841917</text:p>
          </table:table-cell>
          <table:table-cell table:formula="of:=IF([.B93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28.png</text:p>
          </table:table-cell>
          <table:table-cell office:value-type="string" calcext:value-type="string">
            <text:p>pathological</text:p>
          </table:table-cell>
          <table:table-cell office:value-type="float" office:value="0.4018988" calcext:value-type="float">
            <text:p>0.4018988</text:p>
          </table:table-cell>
          <table:table-cell office:value-type="float" office:value="0.5981012" calcext:value-type="float">
            <text:p>0.5981012</text:p>
          </table:table-cell>
          <table:table-cell table:formula="of:=IF([.B93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1-41.png</text:p>
          </table:table-cell>
          <table:table-cell office:value-type="string" calcext:value-type="string">
            <text:p>healthy</text:p>
          </table:table-cell>
          <table:table-cell office:value-type="float" office:value="0.9915451" calcext:value-type="float">
            <text:p>0.9915451</text:p>
          </table:table-cell>
          <table:table-cell office:value-type="float" office:value="0.008454961" calcext:value-type="float">
            <text:p>0.008454961</text:p>
          </table:table-cell>
          <table:table-cell table:formula="of:=IF([.B93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3-15.png</text:p>
          </table:table-cell>
          <table:table-cell office:value-type="string" calcext:value-type="string">
            <text:p>pathological</text:p>
          </table:table-cell>
          <table:table-cell office:value-type="float" office:value="0.00014609878" calcext:value-type="float">
            <text:p>0.0001460988</text:p>
          </table:table-cell>
          <table:table-cell office:value-type="float" office:value="0.99985385" calcext:value-type="float">
            <text:p>0.99985385</text:p>
          </table:table-cell>
          <table:table-cell table:formula="of:=IF([.B93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08-26.png</text:p>
          </table:table-cell>
          <table:table-cell office:value-type="string" calcext:value-type="string">
            <text:p>pathological</text:p>
          </table:table-cell>
          <table:table-cell office:value-type="float" office:value="0.0024674232" calcext:value-type="float">
            <text:p>0.0024674232</text:p>
          </table:table-cell>
          <table:table-cell office:value-type="float" office:value="0.9975326" calcext:value-type="float">
            <text:p>0.9975326</text:p>
          </table:table-cell>
          <table:table-cell table:formula="of:=IF([.B93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6-20-51.png</text:p>
          </table:table-cell>
          <table:table-cell office:value-type="string" calcext:value-type="string">
            <text:p>pathological</text:p>
          </table:table-cell>
          <table:table-cell office:value-type="float" office:value="0.0038503162" calcext:value-type="float">
            <text:p>0.0038503162</text:p>
          </table:table-cell>
          <table:table-cell office:value-type="float" office:value="0.99614966" calcext:value-type="float">
            <text:p>0.99614966</text:p>
          </table:table-cell>
          <table:table-cell table:formula="of:=IF([.B93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6-00-57.png</text:p>
          </table:table-cell>
          <table:table-cell office:value-type="string" calcext:value-type="string">
            <text:p>healthy</text:p>
          </table:table-cell>
          <table:table-cell office:value-type="float" office:value="0.9995228" calcext:value-type="float">
            <text:p>0.9995228</text:p>
          </table:table-cell>
          <table:table-cell office:value-type="float" office:value="0.00047716877" calcext:value-type="float">
            <text:p>0.0004771688</text:p>
          </table:table-cell>
          <table:table-cell table:formula="of:=IF([.B93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6-00.png</text:p>
          </table:table-cell>
          <table:table-cell office:value-type="string" calcext:value-type="string">
            <text:p>healthy</text:p>
          </table:table-cell>
          <table:table-cell office:value-type="float" office:value="0.99691665" calcext:value-type="float">
            <text:p>0.99691665</text:p>
          </table:table-cell>
          <table:table-cell office:value-type="float" office:value="0.0030833094" calcext:value-type="float">
            <text:p>0.0030833094</text:p>
          </table:table-cell>
          <table:table-cell table:formula="of:=IF([.B93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4-12-20.png</text:p>
          </table:table-cell>
          <table:table-cell office:value-type="string" calcext:value-type="string">
            <text:p>pathological</text:p>
          </table:table-cell>
          <table:table-cell office:value-type="float" office:value="0.00015279558" calcext:value-type="float">
            <text:p>0.0001527956</text:p>
          </table:table-cell>
          <table:table-cell office:value-type="float" office:value="0.9998472" calcext:value-type="float">
            <text:p>0.9998472</text:p>
          </table:table-cell>
          <table:table-cell table:formula="of:=IF([.B93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49-13.png</text:p>
          </table:table-cell>
          <table:table-cell office:value-type="string" calcext:value-type="string">
            <text:p>pathological</text:p>
          </table:table-cell>
          <table:table-cell office:value-type="float" office:value="0.00027173484" calcext:value-type="float">
            <text:p>0.0002717348</text:p>
          </table:table-cell>
          <table:table-cell office:value-type="float" office:value="0.99972826" calcext:value-type="float">
            <text:p>0.99972826</text:p>
          </table:table-cell>
          <table:table-cell table:formula="of:=IF([.B93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13-32.png</text:p>
          </table:table-cell>
          <table:table-cell office:value-type="string" calcext:value-type="string">
            <text:p>pathological</text:p>
          </table:table-cell>
          <table:table-cell office:value-type="float" office:value="0.0024197944" calcext:value-type="float">
            <text:p>0.0024197944</text:p>
          </table:table-cell>
          <table:table-cell office:value-type="float" office:value="0.9975802" calcext:value-type="float">
            <text:p>0.9975802</text:p>
          </table:table-cell>
          <table:table-cell table:formula="of:=IF([.B94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2-39-54.png</text:p>
          </table:table-cell>
          <table:table-cell office:value-type="string" calcext:value-type="string">
            <text:p>pathological</text:p>
          </table:table-cell>
          <table:table-cell office:value-type="float" office:value="0.0008224941" calcext:value-type="float">
            <text:p>0.0008224941</text:p>
          </table:table-cell>
          <table:table-cell office:value-type="float" office:value="0.9991775" calcext:value-type="float">
            <text:p>0.9991775</text:p>
          </table:table-cell>
          <table:table-cell table:formula="of:=IF([.B94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6-07.png</text:p>
          </table:table-cell>
          <table:table-cell office:value-type="string" calcext:value-type="string">
            <text:p>pathological</text:p>
          </table:table-cell>
          <table:table-cell office:value-type="float" office:value="0.0007221547" calcext:value-type="float">
            <text:p>0.0007221547</text:p>
          </table:table-cell>
          <table:table-cell office:value-type="float" office:value="0.9992779" calcext:value-type="float">
            <text:p>0.9992779</text:p>
          </table:table-cell>
          <table:table-cell table:formula="of:=IF([.B94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6-19.png</text:p>
          </table:table-cell>
          <table:table-cell office:value-type="string" calcext:value-type="string">
            <text:p>pathological</text:p>
          </table:table-cell>
          <table:table-cell office:value-type="float" office:value="0.011611352" calcext:value-type="float">
            <text:p>0.011611352</text:p>
          </table:table-cell>
          <table:table-cell office:value-type="float" office:value="0.9883887" calcext:value-type="float">
            <text:p>0.9883887</text:p>
          </table:table-cell>
          <table:table-cell table:formula="of:=IF([.B94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6-31.png</text:p>
          </table:table-cell>
          <table:table-cell office:value-type="string" calcext:value-type="string">
            <text:p>healthy</text:p>
          </table:table-cell>
          <table:table-cell office:value-type="float" office:value="0.8974785" calcext:value-type="float">
            <text:p>0.8974785</text:p>
          </table:table-cell>
          <table:table-cell office:value-type="float" office:value="0.10252144" calcext:value-type="float">
            <text:p>0.10252144</text:p>
          </table:table-cell>
          <table:table-cell table:formula="of:=IF([.B94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5-29.png</text:p>
          </table:table-cell>
          <table:table-cell office:value-type="string" calcext:value-type="string">
            <text:p>pathological</text:p>
          </table:table-cell>
          <table:table-cell office:value-type="float" office:value="0.0803055" calcext:value-type="float">
            <text:p>0.0803055</text:p>
          </table:table-cell>
          <table:table-cell office:value-type="float" office:value="0.9196945" calcext:value-type="float">
            <text:p>0.9196945</text:p>
          </table:table-cell>
          <table:table-cell table:formula="of:=IF([.B94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1-57.png</text:p>
          </table:table-cell>
          <table:table-cell office:value-type="string" calcext:value-type="string">
            <text:p>pathological</text:p>
          </table:table-cell>
          <table:table-cell office:value-type="float" office:value="0.0003602966" calcext:value-type="float">
            <text:p>0.0003602966</text:p>
          </table:table-cell>
          <table:table-cell office:value-type="float" office:value="0.99963975" calcext:value-type="float">
            <text:p>0.99963975</text:p>
          </table:table-cell>
          <table:table-cell table:formula="of:=IF([.B94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5-08.png</text:p>
          </table:table-cell>
          <table:table-cell office:value-type="string" calcext:value-type="string">
            <text:p>pathological</text:p>
          </table:table-cell>
          <table:table-cell office:value-type="float" office:value="0.00035123967" calcext:value-type="float">
            <text:p>0.0003512397</text:p>
          </table:table-cell>
          <table:table-cell office:value-type="float" office:value="0.9996488" calcext:value-type="float">
            <text:p>0.9996488</text:p>
          </table:table-cell>
          <table:table-cell table:formula="of:=IF([.B94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6-30.png</text:p>
          </table:table-cell>
          <table:table-cell office:value-type="string" calcext:value-type="string">
            <text:p>pathological</text:p>
          </table:table-cell>
          <table:table-cell office:value-type="float" office:value="0.00071715785" calcext:value-type="float">
            <text:p>0.0007171579</text:p>
          </table:table-cell>
          <table:table-cell office:value-type="float" office:value="0.9992829" calcext:value-type="float">
            <text:p>0.9992829</text:p>
          </table:table-cell>
          <table:table-cell table:formula="of:=IF([.B94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9-51.png</text:p>
          </table:table-cell>
          <table:table-cell office:value-type="string" calcext:value-type="string">
            <text:p>pathological</text:p>
          </table:table-cell>
          <table:table-cell office:value-type="float" office:value="0.00009967792" calcext:value-type="float">
            <text:p>9.967792E-05</text:p>
          </table:table-cell>
          <table:table-cell office:value-type="float" office:value="0.99990034" calcext:value-type="float">
            <text:p>0.99990034</text:p>
          </table:table-cell>
          <table:table-cell table:formula="of:=IF([.B94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6-17.png</text:p>
          </table:table-cell>
          <table:table-cell office:value-type="string" calcext:value-type="string">
            <text:p>pathological</text:p>
          </table:table-cell>
          <table:table-cell office:value-type="float" office:value="0.0023349782" calcext:value-type="float">
            <text:p>0.0023349782</text:p>
          </table:table-cell>
          <table:table-cell office:value-type="float" office:value="0.99766505" calcext:value-type="float">
            <text:p>0.99766505</text:p>
          </table:table-cell>
          <table:table-cell table:formula="of:=IF([.B95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06-16.png</text:p>
          </table:table-cell>
          <table:table-cell office:value-type="string" calcext:value-type="string">
            <text:p>pathological</text:p>
          </table:table-cell>
          <table:table-cell office:value-type="float" office:value="0.00004439697" calcext:value-type="float">
            <text:p>0.000044397</text:p>
          </table:table-cell>
          <table:table-cell office:value-type="float" office:value="0.99995565" calcext:value-type="float">
            <text:p>0.99995565</text:p>
          </table:table-cell>
          <table:table-cell table:formula="of:=IF([.B95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8-00-42.png</text:p>
          </table:table-cell>
          <table:table-cell office:value-type="string" calcext:value-type="string">
            <text:p>pathological</text:p>
          </table:table-cell>
          <table:table-cell office:value-type="float" office:value="0.02622112" calcext:value-type="float">
            <text:p>0.02622112</text:p>
          </table:table-cell>
          <table:table-cell office:value-type="float" office:value="0.97377884" calcext:value-type="float">
            <text:p>0.97377884</text:p>
          </table:table-cell>
          <table:table-cell table:formula="of:=IF([.B95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8-09.png</text:p>
          </table:table-cell>
          <table:table-cell office:value-type="string" calcext:value-type="string">
            <text:p>healthy</text:p>
          </table:table-cell>
          <table:table-cell office:value-type="float" office:value="0.5950587" calcext:value-type="float">
            <text:p>0.5950587</text:p>
          </table:table-cell>
          <table:table-cell office:value-type="float" office:value="0.40494135" calcext:value-type="float">
            <text:p>0.40494135</text:p>
          </table:table-cell>
          <table:table-cell table:formula="of:=IF([.B95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11-45.png</text:p>
          </table:table-cell>
          <table:table-cell office:value-type="string" calcext:value-type="string">
            <text:p>pathological</text:p>
          </table:table-cell>
          <table:table-cell office:value-type="float" office:value="0.0015834816" calcext:value-type="float">
            <text:p>0.0015834816</text:p>
          </table:table-cell>
          <table:table-cell office:value-type="float" office:value="0.99841654" calcext:value-type="float">
            <text:p>0.99841654</text:p>
          </table:table-cell>
          <table:table-cell table:formula="of:=IF([.B95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2-45-28.png</text:p>
          </table:table-cell>
          <table:table-cell office:value-type="string" calcext:value-type="string">
            <text:p>healthy</text:p>
          </table:table-cell>
          <table:table-cell office:value-type="float" office:value="0.99997663" calcext:value-type="float">
            <text:p>0.99997663</text:p>
          </table:table-cell>
          <table:table-cell office:value-type="float" office:value="0.000023371475" calcext:value-type="float">
            <text:p>2.3371475E-05</text:p>
          </table:table-cell>
          <table:table-cell table:formula="of:=IF([.B95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6-17.png</text:p>
          </table:table-cell>
          <table:table-cell office:value-type="string" calcext:value-type="string">
            <text:p>pathological</text:p>
          </table:table-cell>
          <table:table-cell office:value-type="float" office:value="0.08001718" calcext:value-type="float">
            <text:p>0.08001718</text:p>
          </table:table-cell>
          <table:table-cell office:value-type="float" office:value="0.91998285" calcext:value-type="float">
            <text:p>0.91998285</text:p>
          </table:table-cell>
          <table:table-cell table:formula="of:=IF([.B95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5-04-09.png</text:p>
          </table:table-cell>
          <table:table-cell office:value-type="string" calcext:value-type="string">
            <text:p>healthy</text:p>
          </table:table-cell>
          <table:table-cell office:value-type="float" office:value="0.9998286" calcext:value-type="float">
            <text:p>0.9998286</text:p>
          </table:table-cell>
          <table:table-cell office:value-type="float" office:value="0.00017141081" calcext:value-type="float">
            <text:p>0.0001714108</text:p>
          </table:table-cell>
          <table:table-cell table:formula="of:=IF([.B95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7-49-40.png</text:p>
          </table:table-cell>
          <table:table-cell office:value-type="string" calcext:value-type="string">
            <text:p>pathological</text:p>
          </table:table-cell>
          <table:table-cell office:value-type="float" office:value="0.03886365" calcext:value-type="float">
            <text:p>0.03886365</text:p>
          </table:table-cell>
          <table:table-cell office:value-type="float" office:value="0.9611364" calcext:value-type="float">
            <text:p>0.9611364</text:p>
          </table:table-cell>
          <table:table-cell table:formula="of:=IF([.B95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18.png</text:p>
          </table:table-cell>
          <table:table-cell office:value-type="string" calcext:value-type="string">
            <text:p>pathological</text:p>
          </table:table-cell>
          <table:table-cell office:value-type="float" office:value="0.028084928" calcext:value-type="float">
            <text:p>0.028084928</text:p>
          </table:table-cell>
          <table:table-cell office:value-type="float" office:value="0.9719151" calcext:value-type="float">
            <text:p>0.9719151</text:p>
          </table:table-cell>
          <table:table-cell table:formula="of:=IF([.B95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35-13.png</text:p>
          </table:table-cell>
          <table:table-cell office:value-type="string" calcext:value-type="string">
            <text:p>pathological</text:p>
          </table:table-cell>
          <table:table-cell office:value-type="float" office:value="0.30928263" calcext:value-type="float">
            <text:p>0.30928263</text:p>
          </table:table-cell>
          <table:table-cell office:value-type="float" office:value="0.6907174" calcext:value-type="float">
            <text:p>0.6907174</text:p>
          </table:table-cell>
          <table:table-cell table:formula="of:=IF([.B960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9-19.png</text:p>
          </table:table-cell>
          <table:table-cell office:value-type="string" calcext:value-type="string">
            <text:p>pathological</text:p>
          </table:table-cell>
          <table:table-cell office:value-type="float" office:value="0.14809534" calcext:value-type="float">
            <text:p>0.14809534</text:p>
          </table:table-cell>
          <table:table-cell office:value-type="float" office:value="0.85190463" calcext:value-type="float">
            <text:p>0.85190463</text:p>
          </table:table-cell>
          <table:table-cell table:formula="of:=IF([.B96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6-50-12.png</text:p>
          </table:table-cell>
          <table:table-cell office:value-type="string" calcext:value-type="string">
            <text:p>pathological</text:p>
          </table:table-cell>
          <table:table-cell office:value-type="float" office:value="0.00043945524" calcext:value-type="float">
            <text:p>0.0004394552</text:p>
          </table:table-cell>
          <table:table-cell office:value-type="float" office:value="0.99956053" calcext:value-type="float">
            <text:p>0.99956053</text:p>
          </table:table-cell>
          <table:table-cell table:formula="of:=IF([.B962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4-54-10.png</text:p>
          </table:table-cell>
          <table:table-cell office:value-type="string" calcext:value-type="string">
            <text:p>healthy</text:p>
          </table:table-cell>
          <table:table-cell office:value-type="float" office:value="0.99985445" calcext:value-type="float">
            <text:p>0.99985445</text:p>
          </table:table-cell>
          <table:table-cell office:value-type="float" office:value="0.00014552013" calcext:value-type="float">
            <text:p>0.0001455201</text:p>
          </table:table-cell>
          <table:table-cell table:formula="of:=IF([.B96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7-36.png</text:p>
          </table:table-cell>
          <table:table-cell office:value-type="string" calcext:value-type="string">
            <text:p>healthy</text:p>
          </table:table-cell>
          <table:table-cell office:value-type="float" office:value="0.8688185" calcext:value-type="float">
            <text:p>0.8688185</text:p>
          </table:table-cell>
          <table:table-cell office:value-type="float" office:value="0.13118152" calcext:value-type="float">
            <text:p>0.13118152</text:p>
          </table:table-cell>
          <table:table-cell table:formula="of:=IF([.B96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3-29.png</text:p>
          </table:table-cell>
          <table:table-cell office:value-type="string" calcext:value-type="string">
            <text:p>pathological</text:p>
          </table:table-cell>
          <table:table-cell office:value-type="float" office:value="0.001245982" calcext:value-type="float">
            <text:p>0.001245982</text:p>
          </table:table-cell>
          <table:table-cell office:value-type="float" office:value="0.998754" calcext:value-type="float">
            <text:p>0.998754</text:p>
          </table:table-cell>
          <table:table-cell table:formula="of:=IF([.B965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9-12.png</text:p>
          </table:table-cell>
          <table:table-cell office:value-type="string" calcext:value-type="string">
            <text:p>pathological</text:p>
          </table:table-cell>
          <table:table-cell office:value-type="float" office:value="0.022295704" calcext:value-type="float">
            <text:p>0.022295704</text:p>
          </table:table-cell>
          <table:table-cell office:value-type="float" office:value="0.9777043" calcext:value-type="float">
            <text:p>0.9777043</text:p>
          </table:table-cell>
          <table:table-cell table:formula="of:=IF([.B966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4-15-03.png</text:p>
          </table:table-cell>
          <table:table-cell office:value-type="string" calcext:value-type="string">
            <text:p>healthy</text:p>
          </table:table-cell>
          <table:table-cell office:value-type="float" office:value="0.99988306" calcext:value-type="float">
            <text:p>0.99988306</text:p>
          </table:table-cell>
          <table:table-cell office:value-type="float" office:value="0.00011687497" calcext:value-type="float">
            <text:p>0.000116875</text:p>
          </table:table-cell>
          <table:table-cell table:formula="of:=IF([.B96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0-28.png</text:p>
          </table:table-cell>
          <table:table-cell office:value-type="string" calcext:value-type="string">
            <text:p>healthy</text:p>
          </table:table-cell>
          <table:table-cell office:value-type="float" office:value="0.9985091" calcext:value-type="float">
            <text:p>0.9985091</text:p>
          </table:table-cell>
          <table:table-cell office:value-type="float" office:value="0.0014908916" calcext:value-type="float">
            <text:p>0.0014908916</text:p>
          </table:table-cell>
          <table:table-cell table:formula="of:=IF([.B96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10-50.png</text:p>
          </table:table-cell>
          <table:table-cell office:value-type="string" calcext:value-type="string">
            <text:p>pathological</text:p>
          </table:table-cell>
          <table:table-cell office:value-type="float" office:value="0.0000011431674" calcext:value-type="float">
            <text:p>1.1431674E-06</text:p>
          </table:table-cell>
          <table:table-cell office:value-type="float" office:value="0.9999988" calcext:value-type="float">
            <text:p>0.9999988</text:p>
          </table:table-cell>
          <table:table-cell table:formula="of:=IF([.B969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9-11-41-24.png</text:p>
          </table:table-cell>
          <table:table-cell office:value-type="string" calcext:value-type="string">
            <text:p>healthy</text:p>
          </table:table-cell>
          <table:table-cell office:value-type="float" office:value="0.99827325" calcext:value-type="float">
            <text:p>0.99827325</text:p>
          </table:table-cell>
          <table:table-cell office:value-type="float" office:value="0.0017267301" calcext:value-type="float">
            <text:p>0.0017267301</text:p>
          </table:table-cell>
          <table:table-cell table:formula="of:=IF([.B97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28-15-08-53.png</text:p>
          </table:table-cell>
          <table:table-cell office:value-type="string" calcext:value-type="string">
            <text:p>pathological</text:p>
          </table:table-cell>
          <table:table-cell office:value-type="float" office:value="0.00016412865" calcext:value-type="float">
            <text:p>0.0001641287</text:p>
          </table:table-cell>
          <table:table-cell office:value-type="float" office:value="0.99983585" calcext:value-type="float">
            <text:p>0.99983585</text:p>
          </table:table-cell>
          <table:table-cell table:formula="of:=IF([.B971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5-14-58-13.png</text:p>
          </table:table-cell>
          <table:table-cell office:value-type="string" calcext:value-type="string">
            <text:p>healthy</text:p>
          </table:table-cell>
          <table:table-cell office:value-type="float" office:value="0.9999076" calcext:value-type="float">
            <text:p>0.9999076</text:p>
          </table:table-cell>
          <table:table-cell office:value-type="float" office:value="0.000092414964" calcext:value-type="float">
            <text:p>0.000092415</text:p>
          </table:table-cell>
          <table:table-cell table:formula="of:=IF([.B97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7-16-45-35.png</text:p>
          </table:table-cell>
          <table:table-cell office:value-type="string" calcext:value-type="string">
            <text:p>pathological</text:p>
          </table:table-cell>
          <table:table-cell office:value-type="float" office:value="0.02241802" calcext:value-type="float">
            <text:p>0.02241802</text:p>
          </table:table-cell>
          <table:table-cell office:value-type="float" office:value="0.9775819" calcext:value-type="float">
            <text:p>0.9775819</text:p>
          </table:table-cell>
          <table:table-cell table:formula="of:=IF([.B97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8-08-15-06-55.png</text:p>
          </table:table-cell>
          <table:table-cell office:value-type="string" calcext:value-type="string">
            <text:p>pathological</text:p>
          </table:table-cell>
          <table:table-cell office:value-type="float" office:value="0.0000074425575" calcext:value-type="float">
            <text:p>7.4425575E-06</text:p>
          </table:table-cell>
          <table:table-cell office:value-type="float" office:value="0.9999926" calcext:value-type="float">
            <text:p>0.9999926</text:p>
          </table:table-cell>
          <table:table-cell table:formula="of:=IF([.B97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14/OCT_Image_RE_Circle-2017-09-14-10-51-09.png</text:p>
          </table:table-cell>
          <table:table-cell office:value-type="string" calcext:value-type="string">
            <text:p>healthy</text:p>
          </table:table-cell>
          <table:table-cell office:value-type="float" office:value="0.9985281" calcext:value-type="float">
            <text:p>0.9985281</text:p>
          </table:table-cell>
          <table:table-cell office:value-type="float" office:value="0.0014718096" calcext:value-type="float">
            <text:p>0.0014718096</text:p>
          </table:table-cell>
          <table:table-cell table:formula="of:=IF([.B97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SUM([.E2:.E975])" office:value-type="float" office:value="601" calcext:value-type="float">
            <text:p>601</text:p>
          </table:table-cell>
          <table:table-cell table:formula="of:=[.E976]/974" office:value-type="float" office:value="0.617043121149897" calcext:value-type="float">
            <text:p>0.6170431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09:44:37.620016262</dc:date>
    <meta:editing-duration>PT1M4S</meta:editing-duration>
    <meta:editing-cycles>1</meta:editing-cycles>
    <meta:document-statistic meta:table-count="1" meta:cell-count="4876" meta:object-count="0"/>
    <meta:generator>LibreOffice/5.1.6.2$Linux_X86_64 LibreOffice_project/10m0$Build-2</meta:generator>
  </office:meta>
</office:document-meta>
</file>